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3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6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5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2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7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17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0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18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8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8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9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5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6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7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8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9" style:family="table-cell" style:parent-style-name="_21315__20998__20301__91_0_93__32_2" style:data-style-name="N67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00" style:family="table-cell" style:parent-style-name="_21315__20998__20301__91_0_93__32_2" style:data-style-name="N68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2" style:family="table-cell" style:parent-style-name="_19968__33324__32_3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3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6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7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0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2" style:family="table-cell" style:parent-style-name="_21315__20998__20301__91_0_93__32_2" style:data-style-name="N66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3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4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5" style:family="table-cell" style:parent-style-name="_21315__20998__20301__91_0_93__32_2" style:data-style-name="N65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6" style:family="table-cell" style:parent-style-name="_21315__20998__20301__91_0_93__32_2" style:data-style-name="N66">
      <style:table-cell-properties fo:border-top="thin solid #000000" fo:border-bottom="thin dotte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7" style:family="table-cell" style:parent-style-name="_21315__20998__20301__91_0_93__32_2" style:data-style-name="N66">
      <style:table-cell-properties fo:border-top="thin soli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_21315__20998__20301__91_0_93__32_2" style:data-style-name="N66">
      <style:table-cell-properties fo:border-top="thin dotte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_21315__20998__20301__91_0_93__32_2" style:data-style-name="N66">
      <style:table-cell-properties fo:border-top="thin dotte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_21315__20998__20301__91_0_93__32_2" style:data-style-name="N65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0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1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2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3" style:family="table-cell" style:parent-style-name="_19968__33324__32_3" style:data-style-name="N48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4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5" style:family="table-cell" style:parent-style-name="_19968__33324__32_3" style:data-style-name="N48">
      <style:table-cell-properties fo:border-top="thin dotte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38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4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5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7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8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9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1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4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68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0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7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7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2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3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4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5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7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9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90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7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8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9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3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04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5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7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8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9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0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1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4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5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6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0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1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2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3" style:family="table-cell" style:parent-style-name="_19968__33324__32_3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4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5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7" style:family="table-cell" style:parent-style-name="_19968__33324__32_3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0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1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2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3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4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5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6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7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8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7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0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2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3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1.61395833333333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2.19604166666667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2.2225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56104166666667cm"/>
    </style:style>
    <style:style style:name="co29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79"/>
        <table:table-column table:style-name="co2" table:default-cell-style-name="ce179"/>
        <table:table-column table:style-name="co3" table:default-cell-style-name="ce179"/>
        <table:table-column table:style-name="co4" table:number-columns-repeated="3" table:default-cell-style-name="ce179"/>
        <table:table-column table:style-name="co5" table:default-cell-style-name="ce179"/>
        <table:table-column table:style-name="co6" table:number-columns-repeated="3" table:default-cell-style-name="ce179"/>
        <table:table-column table:style-name="co7" table:default-cell-style-name="ce179"/>
        <table:table-column table:style-name="co6" table:number-columns-repeated="3" table:default-cell-style-name="ce179"/>
        <table:table-column table:style-name="co8" table:default-cell-style-name="ce179"/>
        <table:table-column table:style-name="co6" table:default-cell-style-name="ce179"/>
        <table:table-column table:style-name="co9" table:default-cell-style-name="ce179"/>
        <table:table-column table:style-name="co1" table:number-columns-repeated="14" table:default-cell-style-name="ce179"/>
        <table:table-column table:style-name="co10" table:default-cell-style-name="ce179"/>
        <table:table-column table:style-name="co11" table:number-columns-repeated="16352" table:default-cell-style-name="ce179"/>
        <table:table-row table:style-name="ro1">
          <table:table-cell table:number-columns-repeated="16384" table:style-name="ce179"/>
        </table:table-row>
        <table:table-row table:style-name="ro2">
          <table:table-cell office:value-type="string" table:number-columns-spanned="16" table:number-rows-spanned="1" table:style-name="ce267">
            <text:p>民 國 112 年 7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67">
            <text:p>民 國 112 年 7 月 戶 口 統 計 速 報 表(續)</text:p>
          </table:table-cell>
          <table:covered-table-cell table:number-columns-repeated="14"/>
          <table:table-cell table:number-columns-repeated="16353" table:style-name="ce180"/>
        </table:table-row>
        <table:table-row table:style-name="ro3">
          <table:table-cell table:number-columns-repeated="15" table:style-name="ce181"/>
          <table:table-cell table:style-name="ce182"/>
          <table:table-cell table:number-columns-repeated="14" table:style-name="ce181"/>
          <table:table-cell office:value-type="string" table:style-name="ce182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48">
            <text:p><text:span text:style-name="T7">年月別</text:span></text:p>
          </table:table-cell>
          <table:covered-table-cell/>
          <table:table-cell table:style-name="ce183"/>
          <table:table-cell office:value-type="string" table:style-name="ce184">
            <text:p><text:span text:style-name="T7">人</text:span></text:p>
          </table:table-cell>
          <table:table-cell office:value-type="string" table:style-name="ce184">
            <text:p><text:span text:style-name="T7">口</text:span></text:p>
          </table:table-cell>
          <table:table-cell office:value-type="string" table:style-name="ce184">
            <text:p><text:span text:style-name="T7">數</text:span></text:p>
          </table:table-cell>
          <table:table-cell office:value-type="string" table:number-columns-spanned="4" table:number-rows-spanned="1" table:style-name="ce320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320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320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320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320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321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321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322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50">
            <text:p><text:span text:style-name="T7">戶　數</text:span></text:p>
          </table:table-cell>
          <table:table-cell table:number-columns-repeated="3" table:style-name="ce187"/>
          <table:table-cell office:value-type="string" table:number-columns-spanned="1" table:number-rows-spanned="3" table:style-name="ce320">
            <text:p><text:span text:style-name="T7">計</text:span></text:p>
          </table:table-cell>
          <table:table-cell office:value-type="string" table:number-columns-spanned="1" table:number-rows-spanned="3" table:style-name="ce320">
            <text:p><text:span text:style-name="T7">男</text:span></text:p>
          </table:table-cell>
          <table:table-cell office:value-type="string" table:number-columns-spanned="1" table:number-rows-spanned="3" table:style-name="ce320">
            <text:p><text:span text:style-name="T7">女</text:span></text:p>
          </table:table-cell>
          <table:table-cell office:value-type="string" table:style-name="ce185">
            <text:p><text:span text:style-name="T7">折合年</text:span></text:p>
          </table:table-cell>
          <table:table-cell office:value-type="string" table:number-columns-spanned="1" table:number-rows-spanned="3" table:style-name="ce320">
            <text:p><text:span text:style-name="T7">計</text:span></text:p>
          </table:table-cell>
          <table:table-cell office:value-type="string" table:number-columns-spanned="1" table:number-rows-spanned="3" table:style-name="ce320">
            <text:p><text:span text:style-name="T7">男</text:span></text:p>
          </table:table-cell>
          <table:table-cell office:value-type="string" table:number-columns-spanned="1" table:number-rows-spanned="3" table:style-name="ce320">
            <text:p><text:span text:style-name="T7">女</text:span></text:p>
          </table:table-cell>
          <table:table-cell office:value-type="string" table:style-name="ce188">
            <text:p><text:span text:style-name="T7">折合年</text:span></text:p>
          </table:table-cell>
          <table:table-cell office:value-type="string" table:style-name="ce187">
            <text:p><text:s/></text:p>
          </table:table-cell>
          <table:table-cell office:value-type="string" table:style-name="ce189">
            <text:p><text:span text:style-name="T7">折合年自</text:span></text:p>
          </table:table-cell>
          <table:table-cell office:value-type="string" table:number-columns-spanned="1" table:number-rows-spanned="3" table:style-name="ce320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1">
            <text:p><text:span text:style-name="T7">不同性別</text:span></text:p>
          </table:table-cell>
          <table:table-cell office:value-type="string" table:number-columns-spanned="3" table:number-rows-spanned="1" table:style-name="ce320">
            <text:p><text:span text:style-name="T7">相同性別</text:span></text:p>
          </table:table-cell>
          <table:covered-table-cell table:number-columns-repeated="2"/>
          <table:table-cell office:value-type="string" table:style-name="ce188">
            <text:p><text:span text:style-name="T7">折合年</text:span></text:p>
          </table:table-cell>
          <table:table-cell office:value-type="string" table:number-columns-spanned="1" table:number-rows-spanned="3" table:style-name="ce320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1">
            <text:p><text:span text:style-name="T7">不同性別</text:span></text:p>
          </table:table-cell>
          <table:table-cell office:value-type="string" table:number-columns-spanned="3" table:number-rows-spanned="1" table:style-name="ce320">
            <text:p><text:span text:style-name="T7">相同性別</text:span></text:p>
          </table:table-cell>
          <table:covered-table-cell table:number-columns-repeated="2"/>
          <table:table-cell office:value-type="string" table:style-name="ce188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191">
            <text:p><text:span text:style-name="T7">計</text:span></text:p>
          </table:table-cell>
          <table:table-cell office:value-type="string" table:style-name="ce191">
            <text:p><text:span text:style-name="T7">男</text:span></text:p>
          </table:table-cell>
          <table:table-cell office:value-type="string" table:style-name="ce191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190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190">
            <text:p><text:span text:style-name="T7">粗死亡率</text:span></text:p>
          </table:table-cell>
          <table:table-cell office:value-type="string" table:style-name="ce191">
            <text:p><text:span text:style-name="T7">人數</text:span></text:p>
          </table:table-cell>
          <table:table-cell office:value-type="string" table:style-name="ce189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320">
            <text:p><text:span text:style-name="T7">計</text:span></text:p>
          </table:table-cell>
          <table:table-cell office:value-type="string" table:number-columns-spanned="1" table:number-rows-spanned="2" table:style-name="ce320">
            <text:p><text:span text:style-name="T7">男</text:span></text:p>
          </table:table-cell>
          <table:table-cell office:value-type="string" table:number-columns-spanned="1" table:number-rows-spanned="2" table:style-name="ce323">
            <text:p><text:span text:style-name="T7">女</text:span></text:p>
          </table:table-cell>
          <table:table-cell office:value-type="string" table:style-name="ce190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320">
            <text:p><text:span text:style-name="T7">計</text:span></text:p>
          </table:table-cell>
          <table:table-cell office:value-type="string" table:number-columns-spanned="1" table:number-rows-spanned="2" table:style-name="ce320">
            <text:p><text:span text:style-name="T7">男</text:span></text:p>
          </table:table-cell>
          <table:table-cell office:value-type="string" table:number-columns-spanned="1" table:number-rows-spanned="2" table:style-name="ce323">
            <text:p><text:span text:style-name="T7">女</text:span></text:p>
          </table:table-cell>
          <table:table-cell office:value-type="string" table:style-name="ce190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192"/>
          <table:table-cell table:style-name="ce193"/>
          <table:table-cell table:number-columns-repeated="2" table:style-name="ce194"/>
          <table:covered-table-cell/>
          <table:covered-table-cell/>
          <table:covered-table-cell/>
          <table:table-cell office:value-type="string" table:style-name="ce194">
            <text:p>‰</text:p>
          </table:table-cell>
          <table:covered-table-cell/>
          <table:covered-table-cell/>
          <table:covered-table-cell/>
          <table:table-cell office:value-type="string" table:style-name="ce195">
            <text:p>‰</text:p>
          </table:table-cell>
          <table:table-cell table:style-name="ce194"/>
          <table:table-cell office:value-type="string" table:style-name="ce194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94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94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185"/>
          <table:table-cell table:style-name="ce186"/>
          <table:table-cell table:style-name="ce196"/>
          <table:table-cell table:style-name="ce197"/>
          <table:table-cell table:number-columns-repeated="2" table:style-name="ce198"/>
          <table:table-cell office:value-type="float" office:value="0" table:style-name="ce199">
            <text:p>—</text:p>
          </table:table-cell>
          <table:table-cell table:number-columns-repeated="2" table:style-name="ce185"/>
          <table:table-cell table:style-name="ce198"/>
          <table:table-cell table:number-columns-repeated="3" table:style-name="ce185"/>
          <table:table-cell table:style-name="ce198"/>
          <table:table-cell office:value-type="float" office:value="0" table:style-name="ce200">
            <text:p>—</text:p>
          </table:table-cell>
          <table:table-cell table:style-name="ce189"/>
          <table:table-cell table:style-name="ce185"/>
          <table:table-cell table:style-name="ce201"/>
          <table:table-cell table:number-columns-repeated="2" table:style-name="ce185"/>
          <table:table-cell table:number-columns-repeated="2" table:style-name="ce198"/>
          <table:table-cell table:style-name="ce185"/>
          <table:table-cell table:style-name="ce201"/>
          <table:table-cell table:number-columns-repeated="2" table:style-name="ce185"/>
          <table:table-cell table:number-columns-repeated="2" table:style-name="ce198"/>
          <table:table-cell table:number-columns-repeated="2" table:style-name="ce185"/>
          <table:table-cell table:style-name="ce202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243">
            <text:p>40<text:s/><text:span text:style-name="T8">年</text:span></text:p>
          </table:table-cell>
          <table:covered-table-cell/>
          <table:table-cell office:value-type="float" office:value="1440787" table:style-name="ce203">
            <text:p>1,440,787</text:p>
          </table:table-cell>
          <table:table-cell office:value-type="float" office:value="7869247" table:style-name="ce203">
            <text:p>7,869,247</text:p>
          </table:table-cell>
          <table:table-cell office:value-type="float" office:value="4016708" table:style-name="ce203">
            <text:p>4,016,708</text:p>
          </table:table-cell>
          <table:table-cell office:value-type="float" office:value="3852539" table:style-name="ce203">
            <text:p>3,852,539</text:p>
          </table:table-cell>
          <table:table-cell office:value-type="float" office:value="385383" table:style-name="ce203">
            <text:p>385,383</text:p>
          </table:table-cell>
          <table:table-cell office:value-type="float" office:value="197297" table:style-name="ce203">
            <text:p>197,297</text:p>
          </table:table-cell>
          <table:table-cell office:value-type="float" office:value="188086" table:style-name="ce203">
            <text:p>188,086</text:p>
          </table:table-cell>
          <table:table-cell office:value-type="float" office:value="49.97" table:style-name="ce204">
            <text:p>49.97</text:p>
          </table:table-cell>
          <table:table-cell office:value-type="float" office:value="89259" table:style-name="ce203">
            <text:p>89,259</text:p>
          </table:table-cell>
          <table:table-cell office:value-type="float" office:value="46225" table:style-name="ce203">
            <text:p>46,225</text:p>
          </table:table-cell>
          <table:table-cell office:value-type="float" office:value="43034" table:style-name="ce203">
            <text:p>43,034</text:p>
          </table:table-cell>
          <table:table-cell office:value-type="float" office:value="11.57" table:style-name="ce204">
            <text:p>11.57</text:p>
          </table:table-cell>
          <table:table-cell office:value-type="float" office:value="296124" table:style-name="ce203">
            <text:p>296,124</text:p>
          </table:table-cell>
          <table:table-cell office:value-type="float" office:value="38.4" table:style-name="ce205">
            <text:p>38.40</text:p>
          </table:table-cell>
          <table:table-cell table:style-name="ce203"/>
          <table:table-cell office:value-type="float" office:value="73676" table:style-name="ce203">
            <text:p>73,676</text:p>
          </table:table-cell>
          <table:table-cell table:number-columns-repeated="3" table:style-name="ce203"/>
          <table:table-cell office:value-type="float" office:value="9.5500000000000007" table:style-name="ce204">
            <text:p>9.55</text:p>
          </table:table-cell>
          <table:table-cell table:style-name="ce203"/>
          <table:table-cell office:value-type="float" office:value="3858" table:style-name="ce203">
            <text:p>3,858</text:p>
          </table:table-cell>
          <table:table-cell table:number-columns-repeated="3" table:style-name="ce203"/>
          <table:table-cell office:value-type="float" office:value="0.5" table:style-name="ce204">
            <text:p>0.50</text:p>
          </table:table-cell>
          <table:table-cell office:value-type="string" table:style-name="ce206">
            <text:p>…</text:p>
          </table:table-cell>
          <table:table-cell office:value-type="string" table:style-name="ce206">
            <text:p>…</text:p>
          </table:table-cell>
          <table:table-cell office:value-type="float" office:value="170729" table:style-name="ce206">
            <text:p>170,729</text:p>
          </table:table-cell>
          <table:table-cell table:number-columns-repeated="16353" table:style-name="ce207"/>
        </table:table-row>
        <table:table-row table:style-name="ro7">
          <table:table-cell office:value-type="string" table:number-columns-spanned="2" table:number-rows-spanned="1" table:style-name="ce243">
            <text:p>50<text:s/><text:span text:style-name="T8">年</text:span></text:p>
          </table:table-cell>
          <table:covered-table-cell/>
          <table:table-cell office:value-type="float" office:value="2002493" table:style-name="ce203">
            <text:p>2,002,493</text:p>
          </table:table-cell>
          <table:table-cell office:value-type="float" office:value="11149139" table:style-name="ce203">
            <text:p>11,149,139</text:p>
          </table:table-cell>
          <table:table-cell office:value-type="float" office:value="5715463" table:style-name="ce203">
            <text:p>5,715,463</text:p>
          </table:table-cell>
          <table:table-cell office:value-type="float" office:value="5433676" table:style-name="ce203">
            <text:p>5,433,676</text:p>
          </table:table-cell>
          <table:table-cell office:value-type="float" office:value="420254" table:style-name="ce203">
            <text:p>420,254</text:p>
          </table:table-cell>
          <table:table-cell office:value-type="float" office:value="216728" table:style-name="ce203">
            <text:p>216,728</text:p>
          </table:table-cell>
          <table:table-cell office:value-type="float" office:value="203526" table:style-name="ce203">
            <text:p>203,526</text:p>
          </table:table-cell>
          <table:table-cell office:value-type="float" office:value="38.31" table:style-name="ce204">
            <text:p>38.31</text:p>
          </table:table-cell>
          <table:table-cell office:value-type="float" office:value="73823" table:style-name="ce203">
            <text:p>73,823</text:p>
          </table:table-cell>
          <table:table-cell office:value-type="float" office:value="40570" table:style-name="ce203">
            <text:p>40,570</text:p>
          </table:table-cell>
          <table:table-cell office:value-type="float" office:value="33253" table:style-name="ce203">
            <text:p>33,253</text:p>
          </table:table-cell>
          <table:table-cell office:value-type="float" office:value="6.73" table:style-name="ce204">
            <text:p>6.73</text:p>
          </table:table-cell>
          <table:table-cell office:value-type="float" office:value="346431" table:style-name="ce203">
            <text:p>346,431</text:p>
          </table:table-cell>
          <table:table-cell office:value-type="float" office:value="31.58" table:style-name="ce205">
            <text:p>31.58</text:p>
          </table:table-cell>
          <table:table-cell table:style-name="ce203"/>
          <table:table-cell office:value-type="float" office:value="83797" table:style-name="ce203">
            <text:p>83,797</text:p>
          </table:table-cell>
          <table:table-cell table:number-columns-repeated="3" table:style-name="ce203"/>
          <table:table-cell office:value-type="float" office:value="7.51" table:style-name="ce204">
            <text:p>7.51</text:p>
          </table:table-cell>
          <table:table-cell table:style-name="ce203"/>
          <table:table-cell office:value-type="float" office:value="4487" table:style-name="ce203">
            <text:p>4,487</text:p>
          </table:table-cell>
          <table:table-cell table:number-columns-repeated="3" table:style-name="ce203"/>
          <table:table-cell office:value-type="float" office:value="0.4" table:style-name="ce204">
            <text:p>0.40</text:p>
          </table:table-cell>
          <table:table-cell office:value-type="string" table:style-name="ce206">
            <text:p>…</text:p>
          </table:table-cell>
          <table:table-cell office:value-type="string" table:style-name="ce206">
            <text:p>…</text:p>
          </table:table-cell>
          <table:table-cell office:value-type="float" office:value="218098" table:style-name="ce206">
            <text:p>218,098</text:p>
          </table:table-cell>
          <table:table-cell table:number-columns-repeated="16353" table:style-name="ce207"/>
        </table:table-row>
        <table:table-row table:style-name="ro7">
          <table:table-cell office:value-type="string" table:number-columns-spanned="2" table:number-rows-spanned="1" table:style-name="ce243">
            <text:p>60<text:s/><text:span text:style-name="T8">年</text:span></text:p>
          </table:table-cell>
          <table:covered-table-cell/>
          <table:table-cell office:value-type="float" office:value="2702792" table:style-name="ce203">
            <text:p>2,702,792</text:p>
          </table:table-cell>
          <table:table-cell office:value-type="float" office:value="14994823" table:style-name="ce203">
            <text:p>14,994,823</text:p>
          </table:table-cell>
          <table:table-cell office:value-type="float" office:value="7895140" table:style-name="ce203">
            <text:p>7,895,140</text:p>
          </table:table-cell>
          <table:table-cell office:value-type="float" office:value="7099683" table:style-name="ce203">
            <text:p>7,099,683</text:p>
          </table:table-cell>
          <table:table-cell office:value-type="float" office:value="380424" table:style-name="ce203">
            <text:p>380,424</text:p>
          </table:table-cell>
          <table:table-cell office:value-type="float" office:value="195938" table:style-name="ce203">
            <text:p>195,938</text:p>
          </table:table-cell>
          <table:table-cell office:value-type="float" office:value="184486" table:style-name="ce203">
            <text:p>184,486</text:p>
          </table:table-cell>
          <table:table-cell office:value-type="float" office:value="25.64" table:style-name="ce204">
            <text:p>25.64</text:p>
          </table:table-cell>
          <table:table-cell office:value-type="float" office:value="70954" table:style-name="ce203">
            <text:p>70,954</text:p>
          </table:table-cell>
          <table:table-cell office:value-type="float" office:value="41596" table:style-name="ce203">
            <text:p>41,596</text:p>
          </table:table-cell>
          <table:table-cell office:value-type="float" office:value="29358" table:style-name="ce203">
            <text:p>29,358</text:p>
          </table:table-cell>
          <table:table-cell office:value-type="float" office:value="4.78" table:style-name="ce204">
            <text:p>4.78</text:p>
          </table:table-cell>
          <table:table-cell office:value-type="float" office:value="309470" table:style-name="ce203">
            <text:p>309,470</text:p>
          </table:table-cell>
          <table:table-cell office:value-type="float" office:value="20.86" table:style-name="ce205">
            <text:p>20.86</text:p>
          </table:table-cell>
          <table:table-cell table:style-name="ce203"/>
          <table:table-cell office:value-type="float" office:value="106812" table:style-name="ce203">
            <text:p>106,812</text:p>
          </table:table-cell>
          <table:table-cell table:number-columns-repeated="3" table:style-name="ce203"/>
          <table:table-cell office:value-type="float" office:value="7.2" table:style-name="ce204">
            <text:p>7.20</text:p>
          </table:table-cell>
          <table:table-cell table:style-name="ce203"/>
          <table:table-cell office:value-type="float" office:value="5310" table:style-name="ce203">
            <text:p>5,310</text:p>
          </table:table-cell>
          <table:table-cell table:number-columns-repeated="3" table:style-name="ce203"/>
          <table:table-cell office:value-type="float" office:value="0.36" table:style-name="ce204">
            <text:p>0.36</text:p>
          </table:table-cell>
          <table:table-cell office:value-type="string" table:style-name="ce206">
            <text:p>…</text:p>
          </table:table-cell>
          <table:table-cell office:value-type="string" table:style-name="ce206">
            <text:p>…</text:p>
          </table:table-cell>
          <table:table-cell office:value-type="float" office:value="270905" table:style-name="ce203">
            <text:p>270,905</text:p>
          </table:table-cell>
          <table:table-cell table:number-columns-repeated="16353" table:style-name="ce207"/>
        </table:table-row>
        <table:table-row table:style-name="ro7">
          <table:table-cell office:value-type="string" table:number-columns-spanned="2" table:number-rows-spanned="1" table:style-name="ce243">
            <text:p>70<text:s/><text:span text:style-name="T8">年</text:span></text:p>
          </table:table-cell>
          <table:covered-table-cell/>
          <table:table-cell office:value-type="float" office:value="3906015" table:style-name="ce203">
            <text:p>3,906,015</text:p>
          </table:table-cell>
          <table:table-cell office:value-type="float" office:value="18193955" table:style-name="ce203">
            <text:p>18,193,955</text:p>
          </table:table-cell>
          <table:table-cell office:value-type="float" office:value="9479508" table:style-name="ce203">
            <text:p>9,479,508</text:p>
          </table:table-cell>
          <table:table-cell office:value-type="float" office:value="8714447" table:style-name="ce203">
            <text:p>8,714,447</text:p>
          </table:table-cell>
          <table:table-cell office:value-type="float" office:value="412779" table:style-name="ce203">
            <text:p>412,779</text:p>
          </table:table-cell>
          <table:table-cell office:value-type="float" office:value="213273" table:style-name="ce203">
            <text:p>213,273</text:p>
          </table:table-cell>
          <table:table-cell office:value-type="float" office:value="199506" table:style-name="ce203">
            <text:p>199,506</text:p>
          </table:table-cell>
          <table:table-cell office:value-type="float" office:value="22.97" table:style-name="ce204">
            <text:p>22.97</text:p>
          </table:table-cell>
          <table:table-cell office:value-type="float" office:value="86848" table:style-name="ce203">
            <text:p>86,848</text:p>
          </table:table-cell>
          <table:table-cell office:value-type="float" office:value="52627" table:style-name="ce203">
            <text:p>52,627</text:p>
          </table:table-cell>
          <table:table-cell office:value-type="float" office:value="34221" table:style-name="ce203">
            <text:p>34,221</text:p>
          </table:table-cell>
          <table:table-cell office:value-type="float" office:value="4.83" table:style-name="ce204">
            <text:p>4.83</text:p>
          </table:table-cell>
          <table:table-cell office:value-type="float" office:value="325931" table:style-name="ce203">
            <text:p>325,931</text:p>
          </table:table-cell>
          <table:table-cell office:value-type="float" office:value="18.14" table:style-name="ce205">
            <text:p>18.14</text:p>
          </table:table-cell>
          <table:table-cell table:style-name="ce203"/>
          <table:table-cell office:value-type="float" office:value="167496" table:style-name="ce203">
            <text:p>167,496</text:p>
          </table:table-cell>
          <table:table-cell table:number-columns-repeated="3" table:style-name="ce203"/>
          <table:table-cell office:value-type="float" office:value="9.2899999999999991" table:style-name="ce204">
            <text:p>9.29</text:p>
          </table:table-cell>
          <table:table-cell table:style-name="ce203"/>
          <table:table-cell office:value-type="float" office:value="14875" table:style-name="ce203">
            <text:p>14,875</text:p>
          </table:table-cell>
          <table:table-cell table:number-columns-repeated="3" table:style-name="ce203"/>
          <table:table-cell office:value-type="float" office:value="0.83" table:style-name="ce204">
            <text:p>0.83</text:p>
          </table:table-cell>
          <table:table-cell office:value-type="string" table:style-name="ce206">
            <text:p>…</text:p>
          </table:table-cell>
          <table:table-cell office:value-type="string" table:style-name="ce206">
            <text:p>…</text:p>
          </table:table-cell>
          <table:table-cell office:value-type="float" office:value="310116" table:style-name="ce203">
            <text:p>310,116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80<text:s/><text:span text:style-name="T8">年</text:span></text:p>
          </table:table-cell>
          <table:covered-table-cell/>
          <table:table-cell office:value-type="float" office:value="5227185" table:style-name="ce203">
            <text:p>5,227,185</text:p>
          </table:table-cell>
          <table:table-cell office:value-type="float" office:value="20605831" table:style-name="ce203">
            <text:p>20,605,831</text:p>
          </table:table-cell>
          <table:table-cell office:value-type="float" office:value="10640276" table:style-name="ce203">
            <text:p>10,640,276</text:p>
          </table:table-cell>
          <table:table-cell office:value-type="float" office:value="9965555" table:style-name="ce203">
            <text:p>9,965,555</text:p>
          </table:table-cell>
          <table:table-cell office:value-type="float" office:value="321932" table:style-name="ce203">
            <text:p>321,932</text:p>
          </table:table-cell>
          <table:table-cell office:value-type="float" office:value="168865" table:style-name="ce203">
            <text:p>168,865</text:p>
          </table:table-cell>
          <table:table-cell office:value-type="float" office:value="153067" table:style-name="ce203">
            <text:p>153,067</text:p>
          </table:table-cell>
          <table:table-cell office:value-type="float" office:value="15.7" table:style-name="ce204">
            <text:p>15.70</text:p>
          </table:table-cell>
          <table:table-cell office:value-type="float" office:value="106284" table:style-name="ce203">
            <text:p>106,284</text:p>
          </table:table-cell>
          <table:table-cell office:value-type="float" office:value="65386" table:style-name="ce203">
            <text:p>65,386</text:p>
          </table:table-cell>
          <table:table-cell office:value-type="float" office:value="40898" table:style-name="ce203">
            <text:p>40,898</text:p>
          </table:table-cell>
          <table:table-cell office:value-type="float" office:value="5.18" table:style-name="ce204">
            <text:p>5.18</text:p>
          </table:table-cell>
          <table:table-cell office:value-type="float" office:value="215648" table:style-name="ce203">
            <text:p>215,648</text:p>
          </table:table-cell>
          <table:table-cell office:value-type="float" office:value="10.52" table:style-name="ce205">
            <text:p>10.52</text:p>
          </table:table-cell>
          <table:table-cell table:style-name="ce203"/>
          <table:table-cell office:value-type="float" office:value="162972" table:style-name="ce203">
            <text:p>162,972</text:p>
          </table:table-cell>
          <table:table-cell table:number-columns-repeated="3" table:style-name="ce203"/>
          <table:table-cell office:value-type="float" office:value="7.95" table:style-name="ce204">
            <text:p>7.95</text:p>
          </table:table-cell>
          <table:table-cell table:style-name="ce203"/>
          <table:table-cell office:value-type="float" office:value="28298" table:style-name="ce203">
            <text:p>28,298</text:p>
          </table:table-cell>
          <table:table-cell table:number-columns-repeated="3" table:style-name="ce203"/>
          <table:table-cell office:value-type="float" office:value="1.38" table:style-name="ce204">
            <text:p>1.38</text:p>
          </table:table-cell>
          <table:table-cell office:value-type="float" office:value="1477764" table:style-name="ce203">
            <text:p>1,477,764</text:p>
          </table:table-cell>
          <table:table-cell office:value-type="float" office:value="1489892" table:style-name="ce203">
            <text:p>1,489,892</text:p>
          </table:table-cell>
          <table:table-cell office:value-type="float" office:value="345523" table:style-name="ce203">
            <text:p>345,523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90<text:s/><text:span text:style-name="T8">年</text:span></text:p>
          </table:table-cell>
          <table:covered-table-cell/>
          <table:table-cell office:value-type="float" office:value="6802281" table:style-name="ce203">
            <text:p>6,802,281</text:p>
          </table:table-cell>
          <table:table-cell office:value-type="float" office:value="22405568" table:style-name="ce203">
            <text:p>22,405,568</text:p>
          </table:table-cell>
          <table:table-cell office:value-type="float" office:value="11441651" table:style-name="ce203">
            <text:p>11,441,651</text:p>
          </table:table-cell>
          <table:table-cell office:value-type="float" office:value="10963917" table:style-name="ce203">
            <text:p>10,963,917</text:p>
          </table:table-cell>
          <table:table-cell office:value-type="float" office:value="260354" table:style-name="ce203">
            <text:p>260,354</text:p>
          </table:table-cell>
          <table:table-cell office:value-type="float" office:value="135596" table:style-name="ce203">
            <text:p>135,596</text:p>
          </table:table-cell>
          <table:table-cell office:value-type="float" office:value="124758" table:style-name="ce203">
            <text:p>124,758</text:p>
          </table:table-cell>
          <table:table-cell office:value-type="float" office:value="11.65" table:style-name="ce204">
            <text:p>11.65</text:p>
          </table:table-cell>
          <table:table-cell office:value-type="float" office:value="127647" table:style-name="ce203">
            <text:p>127,647</text:p>
          </table:table-cell>
          <table:table-cell office:value-type="float" office:value="79319" table:style-name="ce203">
            <text:p>79,319</text:p>
          </table:table-cell>
          <table:table-cell office:value-type="float" office:value="48328" table:style-name="ce203">
            <text:p>48,328</text:p>
          </table:table-cell>
          <table:table-cell office:value-type="float" office:value="5.71" table:style-name="ce204">
            <text:p>5.71</text:p>
          </table:table-cell>
          <table:table-cell office:value-type="float" office:value="132707" table:style-name="ce203">
            <text:p>132,707</text:p>
          </table:table-cell>
          <table:table-cell office:value-type="float" office:value="5.94" table:style-name="ce205">
            <text:p>5.94</text:p>
          </table:table-cell>
          <table:table-cell table:style-name="ce203"/>
          <table:table-cell office:value-type="float" office:value="170515" table:style-name="ce203">
            <text:p>170,515</text:p>
          </table:table-cell>
          <table:table-cell table:number-columns-repeated="3" table:style-name="ce203"/>
          <table:table-cell office:value-type="float" office:value="7.63" table:style-name="ce204">
            <text:p>7.63</text:p>
          </table:table-cell>
          <table:table-cell table:style-name="ce203"/>
          <table:table-cell office:value-type="float" office:value="56538" table:style-name="ce203">
            <text:p>56,538</text:p>
          </table:table-cell>
          <table:table-cell table:number-columns-repeated="3" table:style-name="ce203"/>
          <table:table-cell office:value-type="float" office:value="2.5299999999999998" table:style-name="ce204">
            <text:p>2.53</text:p>
          </table:table-cell>
          <table:table-cell office:value-type="float" office:value="1373363" table:style-name="ce203">
            <text:p>1,373,363</text:p>
          </table:table-cell>
          <table:table-cell office:value-type="float" office:value="1377174" table:style-name="ce203">
            <text:p>1,377,174</text:p>
          </table:table-cell>
          <table:table-cell office:value-type="float" office:value="420892" table:style-name="ce203">
            <text:p>420,892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95<text:s/><text:span text:style-name="T8">年</text:span></text:p>
          </table:table-cell>
          <table:covered-table-cell/>
          <table:table-cell office:value-type="float" office:value="7394758" table:style-name="ce203">
            <text:p>7,394,758</text:p>
          </table:table-cell>
          <table:table-cell office:value-type="float" office:value="22876527" table:style-name="ce203">
            <text:p>22,876,527</text:p>
          </table:table-cell>
          <table:table-cell office:value-type="float" office:value="11591707" table:style-name="ce203">
            <text:p>11,591,707</text:p>
          </table:table-cell>
          <table:table-cell office:value-type="float" office:value="11284820" table:style-name="ce203">
            <text:p>11,284,820</text:p>
          </table:table-cell>
          <table:table-cell office:value-type="float" office:value="204459" table:style-name="ce203">
            <text:p>204,459</text:p>
          </table:table-cell>
          <table:table-cell office:value-type="float" office:value="106936" table:style-name="ce203">
            <text:p>106,936</text:p>
          </table:table-cell>
          <table:table-cell office:value-type="float" office:value="97523" table:style-name="ce203">
            <text:p>97,523</text:p>
          </table:table-cell>
          <table:table-cell office:value-type="float" office:value="8.9600000000000009" table:style-name="ce204">
            <text:p>8.96</text:p>
          </table:table-cell>
          <table:table-cell office:value-type="float" office:value="135839" table:style-name="ce203">
            <text:p>135,839</text:p>
          </table:table-cell>
          <table:table-cell office:value-type="float" office:value="84800" table:style-name="ce203">
            <text:p>84,800</text:p>
          </table:table-cell>
          <table:table-cell office:value-type="float" office:value="51039" table:style-name="ce203">
            <text:p>51,039</text:p>
          </table:table-cell>
          <table:table-cell office:value-type="float" office:value="5.95" table:style-name="ce204">
            <text:p>5.95</text:p>
          </table:table-cell>
          <table:table-cell office:value-type="float" office:value="68620" table:style-name="ce203">
            <text:p>68,620</text:p>
          </table:table-cell>
          <table:table-cell office:value-type="float" office:value="3.01" table:style-name="ce205">
            <text:p>3.01</text:p>
          </table:table-cell>
          <table:table-cell table:style-name="ce203"/>
          <table:table-cell office:value-type="float" office:value="142669" table:style-name="ce203">
            <text:p>142,669</text:p>
          </table:table-cell>
          <table:table-cell table:number-columns-repeated="3" table:style-name="ce203"/>
          <table:table-cell office:value-type="float" office:value="6.25" table:style-name="ce204">
            <text:p>6.25</text:p>
          </table:table-cell>
          <table:table-cell table:style-name="ce203"/>
          <table:table-cell office:value-type="float" office:value="64540" table:style-name="ce203">
            <text:p>64,540</text:p>
          </table:table-cell>
          <table:table-cell table:number-columns-repeated="3" table:style-name="ce203"/>
          <table:table-cell office:value-type="float" office:value="2.83" table:style-name="ce204">
            <text:p>2.83</text:p>
          </table:table-cell>
          <table:table-cell office:value-type="float" office:value="1414340" table:style-name="ce203">
            <text:p>1,414,340</text:p>
          </table:table-cell>
          <table:table-cell office:value-type="float" office:value="1376816" table:style-name="ce203">
            <text:p>1,376,816</text:p>
          </table:table-cell>
          <table:table-cell office:value-type="float" office:value="474919" table:style-name="ce203">
            <text:p>474,91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3">
            <text:p>96<text:s/><text:span text:style-name="T8">年</text:span></text:p>
          </table:table-cell>
          <table:covered-table-cell/>
          <table:table-cell office:value-type="float" office:value="7512449" table:style-name="ce203">
            <text:p>7,512,449</text:p>
          </table:table-cell>
          <table:table-cell office:value-type="float" office:value="22958360" table:style-name="ce203">
            <text:p>22,958,360</text:p>
          </table:table-cell>
          <table:table-cell office:value-type="float" office:value="11608767" table:style-name="ce203">
            <text:p>11,608,767</text:p>
          </table:table-cell>
          <table:table-cell office:value-type="float" office:value="11349593" table:style-name="ce203">
            <text:p>11,349,593</text:p>
          </table:table-cell>
          <table:table-cell office:value-type="float" office:value="204414" table:style-name="ce203">
            <text:p>204,414</text:p>
          </table:table-cell>
          <table:table-cell office:value-type="float" office:value="106898" table:style-name="ce203">
            <text:p>106,898</text:p>
          </table:table-cell>
          <table:table-cell office:value-type="float" office:value="97516" table:style-name="ce203">
            <text:p>97,516</text:p>
          </table:table-cell>
          <table:table-cell office:value-type="float" office:value="8.92" table:style-name="ce204">
            <text:p>8.92</text:p>
          </table:table-cell>
          <table:table-cell office:value-type="float" office:value="141111" table:style-name="ce203">
            <text:p>141,111</text:p>
          </table:table-cell>
          <table:table-cell office:value-type="float" office:value="87029" table:style-name="ce203">
            <text:p>87,029</text:p>
          </table:table-cell>
          <table:table-cell office:value-type="float" office:value="54082" table:style-name="ce203">
            <text:p>54,082</text:p>
          </table:table-cell>
          <table:table-cell office:value-type="float" office:value="6.16" table:style-name="ce204">
            <text:p>6.16</text:p>
          </table:table-cell>
          <table:table-cell office:value-type="float" office:value="63303" table:style-name="ce203">
            <text:p>63,303</text:p>
          </table:table-cell>
          <table:table-cell office:value-type="float" office:value="2.76" table:style-name="ce205">
            <text:p>2.76</text:p>
          </table:table-cell>
          <table:table-cell table:style-name="ce203"/>
          <table:table-cell office:value-type="float" office:value="135041" table:style-name="ce203">
            <text:p>135,041</text:p>
          </table:table-cell>
          <table:table-cell table:number-columns-repeated="3" table:style-name="ce203"/>
          <table:table-cell office:value-type="float" office:value="5.89" table:style-name="ce204">
            <text:p>5.89</text:p>
          </table:table-cell>
          <table:table-cell table:style-name="ce203"/>
          <table:table-cell office:value-type="float" office:value="58518" table:style-name="ce203">
            <text:p>58,518</text:p>
          </table:table-cell>
          <table:table-cell table:number-columns-repeated="3" table:style-name="ce203"/>
          <table:table-cell office:value-type="float" office:value="2.5499999999999998" table:style-name="ce204">
            <text:p>2.55</text:p>
          </table:table-cell>
          <table:table-cell office:value-type="float" office:value="1173040" table:style-name="ce203">
            <text:p>1,173,040</text:p>
          </table:table-cell>
          <table:table-cell office:value-type="float" office:value="1154510" table:style-name="ce203">
            <text:p>1,154,510</text:p>
          </table:table-cell>
          <table:table-cell office:value-type="float" office:value="484174" table:style-name="ce203">
            <text:p>484,17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3">
            <text:p>97<text:s/><text:span text:style-name="T8">年</text:span></text:p>
          </table:table-cell>
          <table:covered-table-cell/>
          <table:table-cell office:value-type="float" office:value="7655772" table:style-name="ce203">
            <text:p>7,655,772</text:p>
          </table:table-cell>
          <table:table-cell office:value-type="float" office:value="23037031" table:style-name="ce203">
            <text:p>23,037,031</text:p>
          </table:table-cell>
          <table:table-cell office:value-type="float" office:value="11626351" table:style-name="ce203">
            <text:p>11,626,351</text:p>
          </table:table-cell>
          <table:table-cell office:value-type="float" office:value="11410680" table:style-name="ce203">
            <text:p>11,410,680</text:p>
          </table:table-cell>
          <table:table-cell office:value-type="float" office:value="198733" table:style-name="ce203">
            <text:p>198,733</text:p>
          </table:table-cell>
          <table:table-cell office:value-type="float" office:value="103937" table:style-name="ce203">
            <text:p>103,937</text:p>
          </table:table-cell>
          <table:table-cell office:value-type="float" office:value="94796" table:style-name="ce203">
            <text:p>94,796</text:p>
          </table:table-cell>
          <table:table-cell office:value-type="float" office:value="8.64" table:style-name="ce204">
            <text:p>8.64</text:p>
          </table:table-cell>
          <table:table-cell office:value-type="float" office:value="143624" table:style-name="ce203">
            <text:p>143,624</text:p>
          </table:table-cell>
          <table:table-cell office:value-type="float" office:value="88541" table:style-name="ce203">
            <text:p>88,541</text:p>
          </table:table-cell>
          <table:table-cell office:value-type="float" office:value="55083" table:style-name="ce203">
            <text:p>55,083</text:p>
          </table:table-cell>
          <table:table-cell office:value-type="float" office:value="6.25" table:style-name="ce204">
            <text:p>6.25</text:p>
          </table:table-cell>
          <table:table-cell office:value-type="float" office:value="55109" table:style-name="ce203">
            <text:p>55,109</text:p>
          </table:table-cell>
          <table:table-cell office:value-type="float" office:value="2.4" table:style-name="ce205">
            <text:p>2.40</text:p>
          </table:table-cell>
          <table:table-cell table:style-name="ce203"/>
          <table:table-cell office:value-type="float" office:value="154866" table:style-name="ce203">
            <text:p>154,866</text:p>
          </table:table-cell>
          <table:table-cell table:number-columns-repeated="3" table:style-name="ce203"/>
          <table:table-cell office:value-type="float" office:value="6.73" table:style-name="ce204">
            <text:p>6.73</text:p>
          </table:table-cell>
          <table:table-cell table:style-name="ce203"/>
          <table:table-cell office:value-type="float" office:value="55995" table:style-name="ce203">
            <text:p>55,995</text:p>
          </table:table-cell>
          <table:table-cell table:number-columns-repeated="3" table:style-name="ce203"/>
          <table:table-cell office:value-type="float" office:value="2.4300000000000002" table:style-name="ce204">
            <text:p>2.43</text:p>
          </table:table-cell>
          <table:table-cell office:value-type="float" office:value="1196407" table:style-name="ce203">
            <text:p>1,196,407</text:p>
          </table:table-cell>
          <table:table-cell office:value-type="float" office:value="1172845" table:style-name="ce203">
            <text:p>1,172,845</text:p>
          </table:table-cell>
          <table:table-cell office:value-type="float" office:value="494107" table:style-name="ce203">
            <text:p>494,10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3">
            <text:p>98<text:s/><text:span text:style-name="T8">年</text:span></text:p>
          </table:table-cell>
          <table:covered-table-cell/>
          <table:table-cell office:value-type="float" office:value="7805834" table:style-name="ce203">
            <text:p>7,805,834</text:p>
          </table:table-cell>
          <table:table-cell office:value-type="float" office:value="23119772" table:style-name="ce203">
            <text:p>23,119,772</text:p>
          </table:table-cell>
          <table:table-cell office:value-type="float" office:value="11636734" table:style-name="ce203">
            <text:p>11,636,734</text:p>
          </table:table-cell>
          <table:table-cell office:value-type="float" office:value="11483038" table:style-name="ce203">
            <text:p>11,483,038</text:p>
          </table:table-cell>
          <table:table-cell office:value-type="float" office:value="191310" table:style-name="ce203">
            <text:p>191,310</text:p>
          </table:table-cell>
          <table:table-cell office:value-type="float" office:value="99492" table:style-name="ce203">
            <text:p>99,492</text:p>
          </table:table-cell>
          <table:table-cell office:value-type="float" office:value="91818" table:style-name="ce203">
            <text:p>91,818</text:p>
          </table:table-cell>
          <table:table-cell office:value-type="float" office:value="8.2899999999999991" table:style-name="ce204">
            <text:p>8.29</text:p>
          </table:table-cell>
          <table:table-cell office:value-type="float" office:value="143582" table:style-name="ce203">
            <text:p>143,582</text:p>
          </table:table-cell>
          <table:table-cell office:value-type="float" office:value="88088" table:style-name="ce203">
            <text:p>88,088</text:p>
          </table:table-cell>
          <table:table-cell office:value-type="float" office:value="55494" table:style-name="ce203">
            <text:p>55,494</text:p>
          </table:table-cell>
          <table:table-cell office:value-type="float" office:value="6.22" table:style-name="ce204">
            <text:p>6.22</text:p>
          </table:table-cell>
          <table:table-cell office:value-type="float" office:value="47728" table:style-name="ce203">
            <text:p>47,728</text:p>
          </table:table-cell>
          <table:table-cell office:value-type="float" office:value="2.0699999999999998" table:style-name="ce205">
            <text:p>2.07</text:p>
          </table:table-cell>
          <table:table-cell table:style-name="ce203"/>
          <table:table-cell office:value-type="float" office:value="117099" table:style-name="ce203">
            <text:p>117,099</text:p>
          </table:table-cell>
          <table:table-cell table:number-columns-repeated="3" table:style-name="ce203"/>
          <table:table-cell office:value-type="float" office:value="5.07" table:style-name="ce204">
            <text:p>5.07</text:p>
          </table:table-cell>
          <table:table-cell table:style-name="ce203"/>
          <table:table-cell office:value-type="float" office:value="57223" table:style-name="ce203">
            <text:p>57,223</text:p>
          </table:table-cell>
          <table:table-cell table:number-columns-repeated="3" table:style-name="ce203"/>
          <table:table-cell office:value-type="float" office:value="2.48" table:style-name="ce204">
            <text:p>2.48</text:p>
          </table:table-cell>
          <table:table-cell office:value-type="float" office:value="1198561" table:style-name="ce203">
            <text:p>1,198,561</text:p>
          </table:table-cell>
          <table:table-cell office:value-type="float" office:value="1163548" table:style-name="ce203">
            <text:p>1,163,548</text:p>
          </table:table-cell>
          <table:table-cell office:value-type="float" office:value="504531" table:style-name="ce203">
            <text:p>504,531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3">
            <text:p>99<text:s/><text:span text:style-name="T8">年</text:span></text:p>
          </table:table-cell>
          <table:covered-table-cell/>
          <table:table-cell office:value-type="float" office:value="7937024" table:style-name="ce203">
            <text:p>7,937,024</text:p>
          </table:table-cell>
          <table:table-cell office:value-type="float" office:value="23162123" table:style-name="ce203">
            <text:p>23,162,123</text:p>
          </table:table-cell>
          <table:table-cell office:value-type="float" office:value="11635225" table:style-name="ce203">
            <text:p>11,635,225</text:p>
          </table:table-cell>
          <table:table-cell office:value-type="float" office:value="11526898" table:style-name="ce203">
            <text:p>11,526,898</text:p>
          </table:table-cell>
          <table:table-cell office:value-type="float" office:value="166886" table:style-name="ce203">
            <text:p>166,886</text:p>
          </table:table-cell>
          <table:table-cell office:value-type="float" office:value="87213" table:style-name="ce203">
            <text:p>87,213</text:p>
          </table:table-cell>
          <table:table-cell office:value-type="float" office:value="79673" table:style-name="ce203">
            <text:p>79,673</text:p>
          </table:table-cell>
          <table:table-cell office:value-type="float" office:value="7.21" table:style-name="ce204">
            <text:p>7.21</text:p>
          </table:table-cell>
          <table:table-cell office:value-type="float" office:value="145772" table:style-name="ce203">
            <text:p>145,772</text:p>
          </table:table-cell>
          <table:table-cell office:value-type="float" office:value="89152" table:style-name="ce203">
            <text:p>89,152</text:p>
          </table:table-cell>
          <table:table-cell office:value-type="float" office:value="56620" table:style-name="ce203">
            <text:p>56,620</text:p>
          </table:table-cell>
          <table:table-cell office:value-type="float" office:value="6.3" table:style-name="ce204">
            <text:p>6.30</text:p>
          </table:table-cell>
          <table:table-cell office:value-type="float" office:value="21114" table:style-name="ce203">
            <text:p>21,114</text:p>
          </table:table-cell>
          <table:table-cell office:value-type="float" office:value="0.91" table:style-name="ce205">
            <text:p>0.91</text:p>
          </table:table-cell>
          <table:table-cell table:style-name="ce203"/>
          <table:table-cell office:value-type="float" office:value="138819" table:style-name="ce203">
            <text:p>138,819</text:p>
          </table:table-cell>
          <table:table-cell table:number-columns-repeated="3" table:style-name="ce203"/>
          <table:table-cell office:value-type="float" office:value="6" table:style-name="ce204">
            <text:p>6.00</text:p>
          </table:table-cell>
          <table:table-cell table:style-name="ce203"/>
          <table:table-cell office:value-type="float" office:value="58115" table:style-name="ce203">
            <text:p>58,115</text:p>
          </table:table-cell>
          <table:table-cell table:number-columns-repeated="3" table:style-name="ce203"/>
          <table:table-cell office:value-type="float" office:value="2.5099999999999998" table:style-name="ce204">
            <text:p>2.51</text:p>
          </table:table-cell>
          <table:table-cell office:value-type="float" office:value="1213899" table:style-name="ce203">
            <text:p>1,213,899</text:p>
          </table:table-cell>
          <table:table-cell office:value-type="float" office:value="1192662" table:style-name="ce203">
            <text:p>1,192,662</text:p>
          </table:table-cell>
          <table:table-cell office:value-type="float" office:value="512701" table:style-name="ce203">
            <text:p>512,701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0<text:span text:style-name="T8">年</text:span></text:p>
          </table:table-cell>
          <table:covered-table-cell/>
          <table:table-cell office:value-type="float" office:value="8057761" table:style-name="ce203">
            <text:p>8,057,761</text:p>
          </table:table-cell>
          <table:table-cell office:value-type="float" office:value="23224912" table:style-name="ce203">
            <text:p>23,224,912</text:p>
          </table:table-cell>
          <table:table-cell office:value-type="float" office:value="11645674" table:style-name="ce203">
            <text:p>11,645,674</text:p>
          </table:table-cell>
          <table:table-cell office:value-type="float" office:value="11579238" table:style-name="ce203">
            <text:p>11,579,238</text:p>
          </table:table-cell>
          <table:table-cell office:value-type="float" office:value="196627" table:style-name="ce203">
            <text:p>196,627</text:p>
          </table:table-cell>
          <table:table-cell office:value-type="float" office:value="101943" table:style-name="ce203">
            <text:p>101,943</text:p>
          </table:table-cell>
          <table:table-cell office:value-type="float" office:value="94684" table:style-name="ce203">
            <text:p>94,684</text:p>
          </table:table-cell>
          <table:table-cell office:value-type="float" office:value="8.48" table:style-name="ce204">
            <text:p>8.48</text:p>
          </table:table-cell>
          <table:table-cell office:value-type="float" office:value="152915" table:style-name="ce203">
            <text:p>152,915</text:p>
          </table:table-cell>
          <table:table-cell office:value-type="float" office:value="93810" table:style-name="ce203">
            <text:p>93,810</text:p>
          </table:table-cell>
          <table:table-cell office:value-type="float" office:value="59105" table:style-name="ce203">
            <text:p>59,105</text:p>
          </table:table-cell>
          <table:table-cell office:value-type="float" office:value="6.59" table:style-name="ce204">
            <text:p>6.59</text:p>
          </table:table-cell>
          <table:table-cell office:value-type="float" office:value="43712" table:style-name="ce203">
            <text:p>43,712</text:p>
          </table:table-cell>
          <table:table-cell office:value-type="float" office:value="1.88" table:style-name="ce205">
            <text:p>1.88</text:p>
          </table:table-cell>
          <table:table-cell table:style-name="ce203"/>
          <table:table-cell office:value-type="float" office:value="165327" table:style-name="ce203">
            <text:p>165,327</text:p>
          </table:table-cell>
          <table:table-cell table:number-columns-repeated="3" table:style-name="ce203"/>
          <table:table-cell office:value-type="float" office:value="7.13" table:style-name="ce204">
            <text:p>7.13</text:p>
          </table:table-cell>
          <table:table-cell table:style-name="ce203"/>
          <table:table-cell office:value-type="float" office:value="57008" table:style-name="ce203">
            <text:p>57,008</text:p>
          </table:table-cell>
          <table:table-cell table:number-columns-repeated="3" table:style-name="ce203"/>
          <table:table-cell office:value-type="float" office:value="2.46" table:style-name="ce204">
            <text:p>2.46</text:p>
          </table:table-cell>
          <table:table-cell office:value-type="float" office:value="1128449" table:style-name="ce203">
            <text:p>1,128,449</text:p>
          </table:table-cell>
          <table:table-cell office:value-type="float" office:value="1109372" table:style-name="ce203">
            <text:p>1,109,372</text:p>
          </table:table-cell>
          <table:table-cell office:value-type="float" office:value="519984" table:style-name="ce203">
            <text:p>519,984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1<text:span text:style-name="T8">年</text:span></text:p>
          </table:table-cell>
          <table:covered-table-cell/>
          <table:table-cell office:value-type="float" office:value="8186432" table:style-name="ce203">
            <text:p>8,186,432</text:p>
          </table:table-cell>
          <table:table-cell office:value-type="float" office:value="23315822" table:style-name="ce203">
            <text:p>23,315,822</text:p>
          </table:table-cell>
          <table:table-cell office:value-type="float" office:value="11673319" table:style-name="ce203">
            <text:p>11,673,319</text:p>
          </table:table-cell>
          <table:table-cell office:value-type="float" office:value="11642503" table:style-name="ce203">
            <text:p>11,642,503</text:p>
          </table:table-cell>
          <table:table-cell office:value-type="float" office:value="229481" table:style-name="ce203">
            <text:p>229,481</text:p>
          </table:table-cell>
          <table:table-cell office:value-type="float" office:value="118848" table:style-name="ce203">
            <text:p>118,848</text:p>
          </table:table-cell>
          <table:table-cell office:value-type="float" office:value="110633" table:style-name="ce203">
            <text:p>110,633</text:p>
          </table:table-cell>
          <table:table-cell office:value-type="float" office:value="9.86" table:style-name="ce204">
            <text:p>9.86</text:p>
          </table:table-cell>
          <table:table-cell office:value-type="float" office:value="154251" table:style-name="ce203">
            <text:p>154,251</text:p>
          </table:table-cell>
          <table:table-cell office:value-type="float" office:value="93618" table:style-name="ce203">
            <text:p>93,618</text:p>
          </table:table-cell>
          <table:table-cell office:value-type="float" office:value="60633" table:style-name="ce203">
            <text:p>60,633</text:p>
          </table:table-cell>
          <table:table-cell office:value-type="float" office:value="6.63" table:style-name="ce204">
            <text:p>6.63</text:p>
          </table:table-cell>
          <table:table-cell office:value-type="float" office:value="75230" table:style-name="ce203">
            <text:p>75,230</text:p>
          </table:table-cell>
          <table:table-cell office:value-type="float" office:value="3.23" table:style-name="ce205">
            <text:p>3.23</text:p>
          </table:table-cell>
          <table:table-cell table:style-name="ce203"/>
          <table:table-cell office:value-type="float" office:value="143384" table:style-name="ce203">
            <text:p>143,384</text:p>
          </table:table-cell>
          <table:table-cell table:number-columns-repeated="3" table:style-name="ce203"/>
          <table:table-cell office:value-type="float" office:value="6.16" table:style-name="ce204">
            <text:p>6.16</text:p>
          </table:table-cell>
          <table:table-cell table:style-name="ce203"/>
          <table:table-cell office:value-type="float" office:value="55980" table:style-name="ce203">
            <text:p>55,980</text:p>
          </table:table-cell>
          <table:table-cell table:number-columns-repeated="3" table:style-name="ce203"/>
          <table:table-cell office:value-type="float" office:value="2.41" table:style-name="ce204">
            <text:p>2.41</text:p>
          </table:table-cell>
          <table:table-cell office:value-type="float" office:value="1118006" table:style-name="ce203">
            <text:p>1,118,006</text:p>
          </table:table-cell>
          <table:table-cell office:value-type="float" office:value="1102326" table:style-name="ce203">
            <text:p>1,102,326</text:p>
          </table:table-cell>
          <table:table-cell office:value-type="float" office:value="527250" table:style-name="ce203">
            <text:p>527,250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2<text:span text:style-name="T8">年</text:span></text:p>
          </table:table-cell>
          <table:covered-table-cell/>
          <table:table-cell office:value-type="float" office:value="8286260" table:style-name="ce203">
            <text:p>8,286,260</text:p>
          </table:table-cell>
          <table:table-cell office:value-type="float" office:value="23373517" table:style-name="ce203">
            <text:p>23,373,517</text:p>
          </table:table-cell>
          <table:table-cell office:value-type="float" office:value="11684674" table:style-name="ce203">
            <text:p>11,684,674</text:p>
          </table:table-cell>
          <table:table-cell office:value-type="float" office:value="11688843" table:style-name="ce203">
            <text:p>11,688,843</text:p>
          </table:table-cell>
          <table:table-cell office:value-type="float" office:value="199113" table:style-name="ce203">
            <text:p>199,113</text:p>
          </table:table-cell>
          <table:table-cell office:value-type="float" office:value="103120" table:style-name="ce203">
            <text:p>103,120</text:p>
          </table:table-cell>
          <table:table-cell office:value-type="float" office:value="95993" table:style-name="ce203">
            <text:p>95,993</text:p>
          </table:table-cell>
          <table:table-cell office:value-type="float" office:value="8.5299999999999994" table:style-name="ce204">
            <text:p>8.53</text:p>
          </table:table-cell>
          <table:table-cell office:value-type="float" office:value="155908" table:style-name="ce203">
            <text:p>155,908</text:p>
          </table:table-cell>
          <table:table-cell office:value-type="float" office:value="94505" table:style-name="ce203">
            <text:p>94,505</text:p>
          </table:table-cell>
          <table:table-cell office:value-type="float" office:value="61403" table:style-name="ce203">
            <text:p>61,403</text:p>
          </table:table-cell>
          <table:table-cell office:value-type="float" office:value="6.68" table:style-name="ce204">
            <text:p>6.68</text:p>
          </table:table-cell>
          <table:table-cell office:value-type="float" office:value="43205" table:style-name="ce203">
            <text:p>43,205</text:p>
          </table:table-cell>
          <table:table-cell office:value-type="float" office:value="1.85" table:style-name="ce205">
            <text:p>1.85</text:p>
          </table:table-cell>
          <table:table-cell table:style-name="ce203"/>
          <table:table-cell office:value-type="float" office:value="147636" table:style-name="ce203">
            <text:p>147,636</text:p>
          </table:table-cell>
          <table:table-cell table:number-columns-repeated="3" table:style-name="ce203"/>
          <table:table-cell office:value-type="float" office:value="6.32" table:style-name="ce204">
            <text:p>6.32</text:p>
          </table:table-cell>
          <table:table-cell table:style-name="ce203"/>
          <table:table-cell office:value-type="float" office:value="53604" table:style-name="ce203">
            <text:p>53,604</text:p>
          </table:table-cell>
          <table:table-cell table:number-columns-repeated="3" table:style-name="ce203"/>
          <table:table-cell office:value-type="float" office:value="2.2999999999999998" table:style-name="ce204">
            <text:p>2.30</text:p>
          </table:table-cell>
          <table:table-cell office:value-type="float" office:value="1079702" table:style-name="ce203">
            <text:p>1,079,702</text:p>
          </table:table-cell>
          <table:table-cell office:value-type="float" office:value="1065212" table:style-name="ce203">
            <text:p>1,065,212</text:p>
          </table:table-cell>
          <table:table-cell office:value-type="float" office:value="533601" table:style-name="ce203">
            <text:p>533,601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3<text:span text:style-name="T8">年</text:span></text:p>
          </table:table-cell>
          <table:covered-table-cell/>
          <table:table-cell office:value-type="float" office:value="8382699" table:style-name="ce203">
            <text:p>8,382,699</text:p>
          </table:table-cell>
          <table:table-cell office:value-type="float" office:value="23433753" table:style-name="ce203">
            <text:p>23,433,753</text:p>
          </table:table-cell>
          <table:table-cell office:value-type="float" office:value="11697971" table:style-name="ce203">
            <text:p>11,697,971</text:p>
          </table:table-cell>
          <table:table-cell office:value-type="float" office:value="11735782" table:style-name="ce203">
            <text:p>11,735,782</text:p>
          </table:table-cell>
          <table:table-cell office:value-type="float" office:value="210383" table:style-name="ce203">
            <text:p>210,383</text:p>
          </table:table-cell>
          <table:table-cell office:value-type="float" office:value="108817" table:style-name="ce203">
            <text:p>108,817</text:p>
          </table:table-cell>
          <table:table-cell office:value-type="float" office:value="101566" table:style-name="ce203">
            <text:p>101,566</text:p>
          </table:table-cell>
          <table:table-cell office:value-type="float" office:value="8.99" table:style-name="ce204">
            <text:p>8.99</text:p>
          </table:table-cell>
          <table:table-cell office:value-type="float" office:value="163929" table:style-name="ce203">
            <text:p>163,929</text:p>
          </table:table-cell>
          <table:table-cell office:value-type="float" office:value="98733" table:style-name="ce203">
            <text:p>98,733</text:p>
          </table:table-cell>
          <table:table-cell office:value-type="float" office:value="65196" table:style-name="ce203">
            <text:p>65,196</text:p>
          </table:table-cell>
          <table:table-cell office:value-type="float" office:value="7" table:style-name="ce204">
            <text:p>7.00</text:p>
          </table:table-cell>
          <table:table-cell office:value-type="float" office:value="46454" table:style-name="ce203">
            <text:p>46,454</text:p>
          </table:table-cell>
          <table:table-cell office:value-type="float" office:value="1.98" table:style-name="ce205">
            <text:p>1.98</text:p>
          </table:table-cell>
          <table:table-cell table:style-name="ce203"/>
          <table:table-cell office:value-type="float" office:value="149287" table:style-name="ce203">
            <text:p>149,287</text:p>
          </table:table-cell>
          <table:table-cell table:number-columns-repeated="3" table:style-name="ce203"/>
          <table:table-cell office:value-type="float" office:value="6.38" table:style-name="ce204">
            <text:p>6.38</text:p>
          </table:table-cell>
          <table:table-cell table:style-name="ce203"/>
          <table:table-cell office:value-type="float" office:value="53190" table:style-name="ce203">
            <text:p>53,190</text:p>
          </table:table-cell>
          <table:table-cell table:number-columns-repeated="3" table:style-name="ce203"/>
          <table:table-cell office:value-type="float" office:value="2.27" table:style-name="ce204">
            <text:p>2.27</text:p>
          </table:table-cell>
          <table:table-cell office:value-type="float" office:value="1073783" table:style-name="ce203">
            <text:p>1,073,783</text:p>
          </table:table-cell>
          <table:table-cell office:value-type="float" office:value="1060001" table:style-name="ce203">
            <text:p>1,060,001</text:p>
          </table:table-cell>
          <table:table-cell office:value-type="float" office:value="540023" table:style-name="ce203">
            <text:p>540,023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4<text:span text:style-name="T8">年</text:span></text:p>
          </table:table-cell>
          <table:covered-table-cell/>
          <table:table-cell office:value-type="float" office:value="8468978" table:style-name="ce203">
            <text:p>8,468,978</text:p>
          </table:table-cell>
          <table:table-cell office:value-type="float" office:value="23492074" table:style-name="ce203">
            <text:p>23,492,074</text:p>
          </table:table-cell>
          <table:table-cell office:value-type="float" office:value="11712047" table:style-name="ce203">
            <text:p>11,712,047</text:p>
          </table:table-cell>
          <table:table-cell office:value-type="float" office:value="11780027" table:style-name="ce203">
            <text:p>11,780,027</text:p>
          </table:table-cell>
          <table:table-cell office:value-type="float" office:value="213598" table:style-name="ce203">
            <text:p>213,598</text:p>
          </table:table-cell>
          <table:table-cell office:value-type="float" office:value="111041" table:style-name="ce203">
            <text:p>111,041</text:p>
          </table:table-cell>
          <table:table-cell office:value-type="float" office:value="102557" table:style-name="ce203">
            <text:p>102,557</text:p>
          </table:table-cell>
          <table:table-cell office:value-type="float" office:value="9.1" table:style-name="ce204">
            <text:p>9.10</text:p>
          </table:table-cell>
          <table:table-cell office:value-type="float" office:value="163858" table:style-name="ce203">
            <text:p>163,858</text:p>
          </table:table-cell>
          <table:table-cell office:value-type="float" office:value="98580" table:style-name="ce203">
            <text:p>98,580</text:p>
          </table:table-cell>
          <table:table-cell office:value-type="float" office:value="65278" table:style-name="ce203">
            <text:p>65,278</text:p>
          </table:table-cell>
          <table:table-cell office:value-type="float" office:value="6.98" table:style-name="ce204">
            <text:p>6.98</text:p>
          </table:table-cell>
          <table:table-cell office:value-type="float" office:value="49740" table:style-name="ce203">
            <text:p>49,740</text:p>
          </table:table-cell>
          <table:table-cell office:value-type="float" office:value="2.12" table:style-name="ce205">
            <text:p>2.12</text:p>
          </table:table-cell>
          <table:table-cell table:style-name="ce203"/>
          <table:table-cell office:value-type="float" office:value="154346" table:style-name="ce203">
            <text:p>154,346</text:p>
          </table:table-cell>
          <table:table-cell table:number-columns-repeated="3" table:style-name="ce203"/>
          <table:table-cell office:value-type="float" office:value="6.58" table:style-name="ce204">
            <text:p>6.58</text:p>
          </table:table-cell>
          <table:table-cell table:style-name="ce203"/>
          <table:table-cell office:value-type="float" office:value="53459" table:style-name="ce203">
            <text:p>53,459</text:p>
          </table:table-cell>
          <table:table-cell table:number-columns-repeated="3" table:style-name="ce203"/>
          <table:table-cell office:value-type="float" office:value="2.2799999999999998" table:style-name="ce204">
            <text:p>2.28</text:p>
          </table:table-cell>
          <table:table-cell office:value-type="float" office:value="1004108" table:style-name="ce203">
            <text:p>1,004,108</text:p>
          </table:table-cell>
          <table:table-cell office:value-type="float" office:value="995527" table:style-name="ce203">
            <text:p>995,527</text:p>
          </table:table-cell>
          <table:table-cell office:value-type="float" office:value="546698" table:style-name="ce203">
            <text:p>546,698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5<text:span text:style-name="T8">年</text:span></text:p>
          </table:table-cell>
          <table:covered-table-cell/>
          <table:table-cell office:value-type="float" office:value="8561383" table:style-name="ce203">
            <text:p>8,561,383</text:p>
          </table:table-cell>
          <table:table-cell office:value-type="float" office:value="23539816" table:style-name="ce203">
            <text:p>23,539,816</text:p>
          </table:table-cell>
          <table:table-cell office:value-type="float" office:value="11719270" table:style-name="ce203">
            <text:p>11,719,270</text:p>
          </table:table-cell>
          <table:table-cell office:value-type="float" office:value="11820546" table:style-name="ce203">
            <text:p>11,820,546</text:p>
          </table:table-cell>
          <table:table-cell office:value-type="float" office:value="208440" table:style-name="ce203">
            <text:p>208,440</text:p>
          </table:table-cell>
          <table:table-cell office:value-type="float" office:value="108133" table:style-name="ce203">
            <text:p>108,133</text:p>
          </table:table-cell>
          <table:table-cell office:value-type="float" office:value="100307" table:style-name="ce203">
            <text:p>100,307</text:p>
          </table:table-cell>
          <table:table-cell office:value-type="float" office:value="8.86" table:style-name="ce204">
            <text:p>8.86</text:p>
          </table:table-cell>
          <table:table-cell office:value-type="float" office:value="172405" table:style-name="ce203">
            <text:p>172,405</text:p>
          </table:table-cell>
          <table:table-cell office:value-type="float" office:value="103144" table:style-name="ce203">
            <text:p>103,144</text:p>
          </table:table-cell>
          <table:table-cell office:value-type="float" office:value="69261" table:style-name="ce203">
            <text:p>69,261</text:p>
          </table:table-cell>
          <table:table-cell office:value-type="float" office:value="7.33" table:style-name="ce204">
            <text:p>7.33</text:p>
          </table:table-cell>
          <table:table-cell office:value-type="float" office:value="36035" table:style-name="ce203">
            <text:p>36,035</text:p>
          </table:table-cell>
          <table:table-cell office:value-type="float" office:value="1.53" table:style-name="ce205">
            <text:p>1.53</text:p>
          </table:table-cell>
          <table:table-cell table:style-name="ce203"/>
          <table:table-cell office:value-type="float" office:value="147861" table:style-name="ce203">
            <text:p>147,861</text:p>
          </table:table-cell>
          <table:table-cell table:number-columns-repeated="3" table:style-name="ce203"/>
          <table:table-cell office:value-type="float" office:value="6.29" table:style-name="ce204">
            <text:p>6.29</text:p>
          </table:table-cell>
          <table:table-cell table:style-name="ce203"/>
          <table:table-cell office:value-type="float" office:value="53837" table:style-name="ce203">
            <text:p>53,837</text:p>
          </table:table-cell>
          <table:table-cell table:number-columns-repeated="3" table:style-name="ce203"/>
          <table:table-cell office:value-type="float" office:value="2.29" table:style-name="ce204">
            <text:p>2.29</text:p>
          </table:table-cell>
          <table:table-cell office:value-type="float" office:value="964536" table:style-name="ce203">
            <text:p>964,536</text:p>
          </table:table-cell>
          <table:table-cell office:value-type="float" office:value="952829" table:style-name="ce203">
            <text:p>952,829</text:p>
          </table:table-cell>
          <table:table-cell office:value-type="float" office:value="553228" table:style-name="ce203">
            <text:p>553,228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6<text:span text:style-name="T8">年</text:span></text:p>
          </table:table-cell>
          <table:covered-table-cell/>
          <table:table-cell office:value-type="float" office:value="8649000" table:style-name="ce203">
            <text:p>8,649,000</text:p>
          </table:table-cell>
          <table:table-cell office:value-type="float" office:value="23571227" table:style-name="ce203">
            <text:p>23,571,227</text:p>
          </table:table-cell>
          <table:table-cell office:value-type="float" office:value="11719580" table:style-name="ce203">
            <text:p>11,719,580</text:p>
          </table:table-cell>
          <table:table-cell office:value-type="float" office:value="11851647" table:style-name="ce203">
            <text:p>11,851,647</text:p>
          </table:table-cell>
          <table:table-cell office:value-type="float" office:value="193844" table:style-name="ce203">
            <text:p>193,844</text:p>
          </table:table-cell>
          <table:table-cell office:value-type="float" office:value="100477" table:style-name="ce203">
            <text:p>100,477</text:p>
          </table:table-cell>
          <table:table-cell office:value-type="float" office:value="93367" table:style-name="ce203">
            <text:p>93,367</text:p>
          </table:table-cell>
          <table:table-cell office:value-type="float" office:value="8.23" table:style-name="ce204">
            <text:p>8.23</text:p>
          </table:table-cell>
          <table:table-cell office:value-type="float" office:value="171242" table:style-name="ce203">
            <text:p>171,242</text:p>
          </table:table-cell>
          <table:table-cell office:value-type="float" office:value="101555" table:style-name="ce203">
            <text:p>101,555</text:p>
          </table:table-cell>
          <table:table-cell office:value-type="float" office:value="69687" table:style-name="ce203">
            <text:p>69,687</text:p>
          </table:table-cell>
          <table:table-cell office:value-type="float" office:value="7.27" table:style-name="ce204">
            <text:p>7.27</text:p>
          </table:table-cell>
          <table:table-cell office:value-type="float" office:value="22602" table:style-name="ce203">
            <text:p>22,602</text:p>
          </table:table-cell>
          <table:table-cell office:value-type="float" office:value="0.96" table:style-name="ce205">
            <text:p>0.96</text:p>
          </table:table-cell>
          <table:table-cell table:style-name="ce203"/>
          <table:table-cell office:value-type="float" office:value="138034" table:style-name="ce203">
            <text:p>138,034</text:p>
          </table:table-cell>
          <table:table-cell table:number-columns-repeated="3" table:style-name="ce203"/>
          <table:table-cell office:value-type="float" office:value="5.86" table:style-name="ce204">
            <text:p>5.86</text:p>
          </table:table-cell>
          <table:table-cell table:style-name="ce203"/>
          <table:table-cell office:value-type="float" office:value="54412" table:style-name="ce203">
            <text:p>54,412</text:p>
          </table:table-cell>
          <table:table-cell table:number-columns-repeated="3" table:style-name="ce203"/>
          <table:table-cell office:value-type="float" office:value="2.31" table:style-name="ce204">
            <text:p>2.31</text:p>
          </table:table-cell>
          <table:table-cell office:value-type="float" office:value="948049" table:style-name="ce203">
            <text:p>948,049</text:p>
          </table:table-cell>
          <table:table-cell office:value-type="float" office:value="939240" table:style-name="ce203">
            <text:p>939,240</text:p>
          </table:table-cell>
          <table:table-cell office:value-type="float" office:value="559426" table:style-name="ce203">
            <text:p>559,426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7<text:span text:style-name="T8">年</text:span></text:p>
          </table:table-cell>
          <table:covered-table-cell/>
          <table:table-cell office:value-type="float" office:value="8734477" table:style-name="ce203">
            <text:p>8,734,477</text:p>
          </table:table-cell>
          <table:table-cell office:value-type="float" office:value="23588932" table:style-name="ce203">
            <text:p>23,588,932</text:p>
          </table:table-cell>
          <table:table-cell office:value-type="float" office:value="11712913" table:style-name="ce203">
            <text:p>11,712,913</text:p>
          </table:table-cell>
          <table:table-cell office:value-type="float" office:value="11876019" table:style-name="ce203">
            <text:p>11,876,019</text:p>
          </table:table-cell>
          <table:table-cell office:value-type="float" office:value="181601" table:style-name="ce203">
            <text:p>181,601</text:p>
          </table:table-cell>
          <table:table-cell office:value-type="float" office:value="93876" table:style-name="ce203">
            <text:p>93,876</text:p>
          </table:table-cell>
          <table:table-cell office:value-type="float" office:value="87725" table:style-name="ce203">
            <text:p>87,725</text:p>
          </table:table-cell>
          <table:table-cell office:value-type="float" office:value="7.7" table:style-name="ce204">
            <text:p>7.70</text:p>
          </table:table-cell>
          <table:table-cell office:value-type="float" office:value="172784" table:style-name="ce203">
            <text:p>172,784</text:p>
          </table:table-cell>
          <table:table-cell office:value-type="float" office:value="101931" table:style-name="ce203">
            <text:p>101,931</text:p>
          </table:table-cell>
          <table:table-cell office:value-type="float" office:value="70853" table:style-name="ce203">
            <text:p>70,853</text:p>
          </table:table-cell>
          <table:table-cell office:value-type="float" office:value="7.33" table:style-name="ce204">
            <text:p>7.33</text:p>
          </table:table-cell>
          <table:table-cell office:value-type="float" office:value="8817" table:style-name="ce203">
            <text:p>8,817</text:p>
          </table:table-cell>
          <table:table-cell office:value-type="float" office:value="0.37" table:style-name="ce205">
            <text:p>0.37</text:p>
          </table:table-cell>
          <table:table-cell table:style-name="ce203"/>
          <table:table-cell office:value-type="float" office:value="135403" table:style-name="ce203">
            <text:p>135,403</text:p>
          </table:table-cell>
          <table:table-cell table:number-columns-repeated="3" table:style-name="ce203"/>
          <table:table-cell office:value-type="float" office:value="5.74" table:style-name="ce204">
            <text:p>5.74</text:p>
          </table:table-cell>
          <table:table-cell table:style-name="ce203"/>
          <table:table-cell office:value-type="float" office:value="54443" table:style-name="ce203">
            <text:p>54,443</text:p>
          </table:table-cell>
          <table:table-cell table:number-columns-repeated="3" table:style-name="ce203"/>
          <table:table-cell office:value-type="float" office:value="2.31" table:style-name="ce204">
            <text:p>2.31</text:p>
          </table:table-cell>
          <table:table-cell office:value-type="float" office:value="984815" table:style-name="ce203">
            <text:p>984,815</text:p>
          </table:table-cell>
          <table:table-cell office:value-type="float" office:value="975927" table:style-name="ce203">
            <text:p>975,927</text:p>
          </table:table-cell>
          <table:table-cell office:value-type="float" office:value="565561" table:style-name="ce203">
            <text:p>565,561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8<text:span text:style-name="T8">年</text:span></text:p>
          </table:table-cell>
          <table:covered-table-cell/>
          <table:table-cell office:value-type="float" office:value="8832745" table:style-name="ce203">
            <text:p>8,832,745</text:p>
          </table:table-cell>
          <table:table-cell office:value-type="float" office:value="23603121" table:style-name="ce203">
            <text:p>23,603,121</text:p>
          </table:table-cell>
          <table:table-cell office:value-type="float" office:value="11705186" table:style-name="ce203">
            <text:p>11,705,186</text:p>
          </table:table-cell>
          <table:table-cell office:value-type="float" office:value="11897935" table:style-name="ce203">
            <text:p>11,897,935</text:p>
          </table:table-cell>
          <table:table-cell office:value-type="float" office:value="177767" table:style-name="ce203">
            <text:p>177,767</text:p>
          </table:table-cell>
          <table:table-cell office:value-type="float" office:value="92237" table:style-name="ce203">
            <text:p>92,237</text:p>
          </table:table-cell>
          <table:table-cell office:value-type="float" office:value="85530" table:style-name="ce203">
            <text:p>85,530</text:p>
          </table:table-cell>
          <table:table-cell office:value-type="float" office:value="7.53" table:style-name="ce204">
            <text:p>7.53</text:p>
          </table:table-cell>
          <table:table-cell office:value-type="float" office:value="176296" table:style-name="ce203">
            <text:p>176,296</text:p>
          </table:table-cell>
          <table:table-cell office:value-type="float" office:value="103720" table:style-name="ce203">
            <text:p>103,720</text:p>
          </table:table-cell>
          <table:table-cell office:value-type="float" office:value="72576" table:style-name="ce203">
            <text:p>72,576</text:p>
          </table:table-cell>
          <table:table-cell office:value-type="float" office:value="7.47" table:style-name="ce204">
            <text:p>7.47</text:p>
          </table:table-cell>
          <table:table-cell office:value-type="float" office:value="1471" table:style-name="ce203">
            <text:p>1,471</text:p>
          </table:table-cell>
          <table:table-cell office:value-type="float" office:value="6.2E-2" table:style-name="ce205">
            <text:p>0.06</text:p>
          </table:table-cell>
          <table:table-cell office:value-type="float" office:value="134524" table:style-name="ce203">
            <text:p>134,524</text:p>
          </table:table-cell>
          <table:table-cell office:value-type="float" office:value="131585" table:style-name="ce203">
            <text:p>131,585</text:p>
          </table:table-cell>
          <table:table-cell office:value-type="float" office:value="2939" table:style-name="ce203">
            <text:p>2,939</text:p>
          </table:table-cell>
          <table:table-cell office:value-type="float" office:value="928" table:style-name="ce203">
            <text:p>928</text:p>
          </table:table-cell>
          <table:table-cell office:value-type="float" office:value="2011" table:style-name="ce203">
            <text:p>2,011</text:p>
          </table:table-cell>
          <table:table-cell office:value-type="float" office:value="5.7" table:style-name="ce204">
            <text:p>5.70</text:p>
          </table:table-cell>
          <table:table-cell office:value-type="float" office:value="54473" table:style-name="ce203">
            <text:p>54,473</text:p>
          </table:table-cell>
          <table:table-cell office:value-type="float" office:value="54363" table:style-name="ce203">
            <text:p>54,363</text:p>
          </table:table-cell>
          <table:table-cell office:value-type="float" office:value="110" table:style-name="ce203">
            <text:p>110</text:p>
          </table:table-cell>
          <table:table-cell office:value-type="float" office:value="50" table:style-name="ce203">
            <text:p>50</text:p>
          </table:table-cell>
          <table:table-cell office:value-type="float" office:value="60" table:style-name="ce203">
            <text:p>60</text:p>
          </table:table-cell>
          <table:table-cell office:value-type="float" office:value="2.31" table:style-name="ce204">
            <text:p>2.31</text:p>
          </table:table-cell>
          <table:table-cell office:value-type="float" office:value="972043" table:style-name="ce203">
            <text:p>972,043</text:p>
          </table:table-cell>
          <table:table-cell office:value-type="float" office:value="959325" table:style-name="ce203">
            <text:p>959,325</text:p>
          </table:table-cell>
          <table:table-cell office:value-type="float" office:value="571427" table:style-name="ce203">
            <text:p>571,42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8740977" table:style-name="ce209">
            <text:p>8,740,977</text:p>
          </table:table-cell>
          <table:table-cell office:value-type="float" office:value="23590744" table:style-name="ce209">
            <text:p>23,590,744</text:p>
          </table:table-cell>
          <table:table-cell office:value-type="float" office:value="11712236" table:style-name="ce209">
            <text:p>11,712,236</text:p>
          </table:table-cell>
          <table:table-cell office:value-type="float" office:value="11878508" table:style-name="ce209">
            <text:p>11,878,508</text:p>
          </table:table-cell>
          <table:table-cell office:value-type="float" office:value="17139" table:style-name="ce209">
            <text:p>17,139</text:p>
          </table:table-cell>
          <table:table-cell office:value-type="float" office:value="8762" table:style-name="ce209">
            <text:p>8,762</text:p>
          </table:table-cell>
          <table:table-cell office:value-type="float" office:value="8377" table:style-name="ce209">
            <text:p>8,377</text:p>
          </table:table-cell>
          <table:table-cell office:value-type="float" office:value="8.5500000000000007" table:style-name="ce210">
            <text:p>8.55</text:p>
          </table:table-cell>
          <table:table-cell office:value-type="float" office:value="16622" table:style-name="ce209">
            <text:p>16,622</text:p>
          </table:table-cell>
          <table:table-cell office:value-type="float" office:value="9853" table:style-name="ce209">
            <text:p>9,853</text:p>
          </table:table-cell>
          <table:table-cell office:value-type="float" office:value="6769" table:style-name="ce209">
            <text:p>6,769</text:p>
          </table:table-cell>
          <table:table-cell office:value-type="float" office:value="8.3000000000000007" table:style-name="ce210">
            <text:p>8.30</text:p>
          </table:table-cell>
          <table:table-cell office:value-type="float" office:value="517" table:style-name="ce209">
            <text:p>517</text:p>
          </table:table-cell>
          <table:table-cell office:value-type="float" office:value="0.26" table:style-name="ce211">
            <text:p>0.26</text:p>
          </table:table-cell>
          <table:table-cell office:value-type="float" office:value="13902" table:style-name="ce209">
            <text:p>13,902</text:p>
          </table:table-cell>
          <table:table-cell office:value-type="float" office:value="13902" table:style-name="ce209">
            <text:p>13,902</text:p>
          </table:table-cell>
          <table:table-cell table:number-columns-repeated="3" table:style-name="ce209"/>
          <table:table-cell office:value-type="float" office:value="6.94" table:style-name="ce210">
            <text:p>6.94</text:p>
          </table:table-cell>
          <table:table-cell office:value-type="float" office:value="4775" table:style-name="ce209">
            <text:p>4,775</text:p>
          </table:table-cell>
          <table:table-cell office:value-type="float" office:value="4775" table:style-name="ce209">
            <text:p>4,775</text:p>
          </table:table-cell>
          <table:table-cell table:number-columns-repeated="3" table:style-name="ce209"/>
          <table:table-cell office:value-type="float" office:value="2.38" table:style-name="ce210">
            <text:p>2.38</text:p>
          </table:table-cell>
          <table:table-cell office:value-type="float" office:value="88882" table:style-name="ce209">
            <text:p>88,882</text:p>
          </table:table-cell>
          <table:table-cell office:value-type="float" office:value="87587" table:style-name="ce209">
            <text:p>87,587</text:p>
          </table:table-cell>
          <table:table-cell office:value-type="float" office:value="566129" table:style-name="ce209">
            <text:p>566,12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8746680" table:style-name="ce209">
            <text:p>8,746,680</text:p>
          </table:table-cell>
          <table:table-cell office:value-type="float" office:value="23590004" table:style-name="ce209">
            <text:p>23,590,004</text:p>
          </table:table-cell>
          <table:table-cell office:value-type="float" office:value="11710952" table:style-name="ce209">
            <text:p>11,710,952</text:p>
          </table:table-cell>
          <table:table-cell office:value-type="float" office:value="11879052" table:style-name="ce209">
            <text:p>11,879,052</text:p>
          </table:table-cell>
          <table:table-cell office:value-type="float" office:value="12497" table:style-name="ce209">
            <text:p>12,497</text:p>
          </table:table-cell>
          <table:table-cell office:value-type="float" office:value="6475" table:style-name="ce209">
            <text:p>6,475</text:p>
          </table:table-cell>
          <table:table-cell office:value-type="float" office:value="6022" table:style-name="ce209">
            <text:p>6,022</text:p>
          </table:table-cell>
          <table:table-cell office:value-type="float" office:value="6.91" table:style-name="ce210">
            <text:p>6.91</text:p>
          </table:table-cell>
          <table:table-cell office:value-type="float" office:value="13352" table:style-name="ce209">
            <text:p>13,352</text:p>
          </table:table-cell>
          <table:table-cell office:value-type="float" office:value="7781" table:style-name="ce209">
            <text:p>7,781</text:p>
          </table:table-cell>
          <table:table-cell office:value-type="float" office:value="5571" table:style-name="ce209">
            <text:p>5,571</text:p>
          </table:table-cell>
          <table:table-cell office:value-type="float" office:value="7.38" table:style-name="ce210">
            <text:p>7.38</text:p>
          </table:table-cell>
          <table:table-cell office:value-type="float" office:value="-855" table:style-name="ce209">
            <text:p>–855</text:p>
          </table:table-cell>
          <table:table-cell office:value-type="float" office:value="-0.47" table:style-name="ce211">
            <text:p>–0.47</text:p>
          </table:table-cell>
          <table:table-cell office:value-type="float" office:value="9986" table:style-name="ce209">
            <text:p>9,986</text:p>
          </table:table-cell>
          <table:table-cell office:value-type="float" office:value="9986" table:style-name="ce209">
            <text:p>9,986</text:p>
          </table:table-cell>
          <table:table-cell table:number-columns-repeated="3" table:style-name="ce209"/>
          <table:table-cell office:value-type="float" office:value="5.52" table:style-name="ce210">
            <text:p>5.52</text:p>
          </table:table-cell>
          <table:table-cell office:value-type="float" office:value="3505" table:style-name="ce209">
            <text:p>3,505</text:p>
          </table:table-cell>
          <table:table-cell office:value-type="float" office:value="3505" table:style-name="ce209">
            <text:p>3,505</text:p>
          </table:table-cell>
          <table:table-cell table:number-columns-repeated="3" table:style-name="ce209"/>
          <table:table-cell office:value-type="float" office:value="1.94" table:style-name="ce210">
            <text:p>1.94</text:p>
          </table:table-cell>
          <table:table-cell office:value-type="float" office:value="68557" table:style-name="ce209">
            <text:p>68,557</text:p>
          </table:table-cell>
          <table:table-cell office:value-type="float" office:value="68442" table:style-name="ce209">
            <text:p>68,442</text:p>
          </table:table-cell>
          <table:table-cell office:value-type="float" office:value="566565" table:style-name="ce209">
            <text:p>566,56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8754384" table:style-name="ce209">
            <text:p>8,754,384</text:p>
          </table:table-cell>
          <table:table-cell office:value-type="float" office:value="23589192" table:style-name="ce209">
            <text:p>23,589,192</text:p>
          </table:table-cell>
          <table:table-cell office:value-type="float" office:value="11709344" table:style-name="ce209">
            <text:p>11,709,344</text:p>
          </table:table-cell>
          <table:table-cell office:value-type="float" office:value="11879848" table:style-name="ce209">
            <text:p>11,879,848</text:p>
          </table:table-cell>
          <table:table-cell office:value-type="float" office:value="14567" table:style-name="ce209">
            <text:p>14,567</text:p>
          </table:table-cell>
          <table:table-cell office:value-type="float" office:value="7632" table:style-name="ce209">
            <text:p>7,632</text:p>
          </table:table-cell>
          <table:table-cell office:value-type="float" office:value="6935" table:style-name="ce209">
            <text:p>6,935</text:p>
          </table:table-cell>
          <table:table-cell office:value-type="float" office:value="7.27" table:style-name="ce210">
            <text:p>7.27</text:p>
          </table:table-cell>
          <table:table-cell office:value-type="float" office:value="15171" table:style-name="ce209">
            <text:p>15,171</text:p>
          </table:table-cell>
          <table:table-cell office:value-type="float" office:value="8989" table:style-name="ce209">
            <text:p>8,989</text:p>
          </table:table-cell>
          <table:table-cell office:value-type="float" office:value="6182" table:style-name="ce209">
            <text:p>6,182</text:p>
          </table:table-cell>
          <table:table-cell office:value-type="float" office:value="7.57" table:style-name="ce210">
            <text:p>7.57</text:p>
          </table:table-cell>
          <table:table-cell office:value-type="float" office:value="-604" table:style-name="ce209">
            <text:p>–604</text:p>
          </table:table-cell>
          <table:table-cell office:value-type="float" office:value="-0.3" table:style-name="ce211">
            <text:p>–0.30</text:p>
          </table:table-cell>
          <table:table-cell office:value-type="float" office:value="11180" table:style-name="ce209">
            <text:p>11,180</text:p>
          </table:table-cell>
          <table:table-cell office:value-type="float" office:value="11180" table:style-name="ce209">
            <text:p>11,180</text:p>
          </table:table-cell>
          <table:table-cell table:number-columns-repeated="3" table:style-name="ce209"/>
          <table:table-cell office:value-type="float" office:value="5.58" table:style-name="ce210">
            <text:p>5.58</text:p>
          </table:table-cell>
          <table:table-cell office:value-type="float" office:value="4456" table:style-name="ce209">
            <text:p>4,456</text:p>
          </table:table-cell>
          <table:table-cell office:value-type="float" office:value="4456" table:style-name="ce209">
            <text:p>4,456</text:p>
          </table:table-cell>
          <table:table-cell table:number-columns-repeated="3" table:style-name="ce209"/>
          <table:table-cell office:value-type="float" office:value="2.2200000000000002" table:style-name="ce210">
            <text:p>2.22</text:p>
          </table:table-cell>
          <table:table-cell office:value-type="float" office:value="84368" table:style-name="ce209">
            <text:p>84,368</text:p>
          </table:table-cell>
          <table:table-cell office:value-type="float" office:value="84576" table:style-name="ce209">
            <text:p>84,576</text:p>
          </table:table-cell>
          <table:table-cell office:value-type="float" office:value="567044" table:style-name="ce209">
            <text:p>567,04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8762104" table:style-name="ce209">
            <text:p>8,762,104</text:p>
          </table:table-cell>
          <table:table-cell office:value-type="float" office:value="23589312" table:style-name="ce209">
            <text:p>23,589,312</text:p>
          </table:table-cell>
          <table:table-cell office:value-type="float" office:value="11708129" table:style-name="ce209">
            <text:p>11,708,129</text:p>
          </table:table-cell>
          <table:table-cell office:value-type="float" office:value="11881183" table:style-name="ce209">
            <text:p>11,881,183</text:p>
          </table:table-cell>
          <table:table-cell office:value-type="float" office:value="14285" table:style-name="ce209">
            <text:p>14,285</text:p>
          </table:table-cell>
          <table:table-cell office:value-type="float" office:value="7435" table:style-name="ce209">
            <text:p>7,435</text:p>
          </table:table-cell>
          <table:table-cell office:value-type="float" office:value="6850" table:style-name="ce209">
            <text:p>6,850</text:p>
          </table:table-cell>
          <table:table-cell office:value-type="float" office:value="7.37" table:style-name="ce210">
            <text:p>7.37</text:p>
          </table:table-cell>
          <table:table-cell office:value-type="float" office:value="14996" table:style-name="ce209">
            <text:p>14,996</text:p>
          </table:table-cell>
          <table:table-cell office:value-type="float" office:value="8806" table:style-name="ce209">
            <text:p>8,806</text:p>
          </table:table-cell>
          <table:table-cell office:value-type="float" office:value="6190" table:style-name="ce209">
            <text:p>6,190</text:p>
          </table:table-cell>
          <table:table-cell office:value-type="float" office:value="7.73" table:style-name="ce210">
            <text:p>7.73</text:p>
          </table:table-cell>
          <table:table-cell office:value-type="float" office:value="-711" table:style-name="ce209">
            <text:p>–711</text:p>
          </table:table-cell>
          <table:table-cell office:value-type="float" office:value="-0.37" table:style-name="ce211">
            <text:p>–0.37</text:p>
          </table:table-cell>
          <table:table-cell office:value-type="float" office:value="9387" table:style-name="ce209">
            <text:p>9,387</text:p>
          </table:table-cell>
          <table:table-cell office:value-type="float" office:value="9387" table:style-name="ce209">
            <text:p>9,387</text:p>
          </table:table-cell>
          <table:table-cell table:number-columns-repeated="3" table:style-name="ce209"/>
          <table:table-cell office:value-type="float" office:value="4.84" table:style-name="ce210">
            <text:p>4.84</text:p>
          </table:table-cell>
          <table:table-cell office:value-type="float" office:value="4627" table:style-name="ce209">
            <text:p>4,627</text:p>
          </table:table-cell>
          <table:table-cell office:value-type="float" office:value="4627" table:style-name="ce209">
            <text:p>4,627</text:p>
          </table:table-cell>
          <table:table-cell table:number-columns-repeated="3" table:style-name="ce209"/>
          <table:table-cell office:value-type="float" office:value="2.39" table:style-name="ce210">
            <text:p>2.39</text:p>
          </table:table-cell>
          <table:table-cell office:value-type="float" office:value="84757" table:style-name="ce209">
            <text:p>84,757</text:p>
          </table:table-cell>
          <table:table-cell office:value-type="float" office:value="83926" table:style-name="ce209">
            <text:p>83,926</text:p>
          </table:table-cell>
          <table:table-cell office:value-type="float" office:value="567502" table:style-name="ce209">
            <text:p>567,502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8771842" table:style-name="ce209">
            <text:p>8,771,842</text:p>
          </table:table-cell>
          <table:table-cell office:value-type="float" office:value="23589870" table:style-name="ce209">
            <text:p>23,589,870</text:p>
          </table:table-cell>
          <table:table-cell office:value-type="float" office:value="11707074" table:style-name="ce209">
            <text:p>11,707,074</text:p>
          </table:table-cell>
          <table:table-cell office:value-type="float" office:value="11882796" table:style-name="ce209">
            <text:p>11,882,796</text:p>
          </table:table-cell>
          <table:table-cell office:value-type="float" office:value="14587" table:style-name="ce209">
            <text:p>14,587</text:p>
          </table:table-cell>
          <table:table-cell office:value-type="float" office:value="7504" table:style-name="ce209">
            <text:p>7,504</text:p>
          </table:table-cell>
          <table:table-cell office:value-type="float" office:value="7083" table:style-name="ce209">
            <text:p>7,083</text:p>
          </table:table-cell>
          <table:table-cell office:value-type="float" office:value="7.28" table:style-name="ce210">
            <text:p>7.28</text:p>
          </table:table-cell>
          <table:table-cell office:value-type="float" office:value="14655" table:style-name="ce209">
            <text:p>14,655</text:p>
          </table:table-cell>
          <table:table-cell office:value-type="float" office:value="8655" table:style-name="ce209">
            <text:p>8,655</text:p>
          </table:table-cell>
          <table:table-cell office:value-type="float" office:value="6000" table:style-name="ce209">
            <text:p>6,000</text:p>
          </table:table-cell>
          <table:table-cell office:value-type="float" office:value="7.31" table:style-name="ce210">
            <text:p>7.31</text:p>
          </table:table-cell>
          <table:table-cell office:value-type="float" office:value="-68" table:style-name="ce209">
            <text:p>–68</text:p>
          </table:table-cell>
          <table:table-cell office:value-type="float" office:value="-0.03" table:style-name="ce211">
            <text:p>–0.03</text:p>
          </table:table-cell>
          <table:table-cell office:value-type="float" office:value="13106" table:style-name="ce209">
            <text:p>13,106</text:p>
          </table:table-cell>
          <table:table-cell office:value-type="float" office:value="12332" table:style-name="ce209">
            <text:p>12,332</text:p>
          </table:table-cell>
          <table:table-cell office:value-type="float" office:value="774" table:style-name="ce209">
            <text:p>774</text:p>
          </table:table-cell>
          <table:table-cell office:value-type="float" office:value="265" table:style-name="ce209">
            <text:p>265</text:p>
          </table:table-cell>
          <table:table-cell office:value-type="float" office:value="509" table:style-name="ce209">
            <text:p>509</text:p>
          </table:table-cell>
          <table:table-cell office:value-type="float" office:value="6.54" table:style-name="ce210">
            <text:p>6.54</text:p>
          </table:table-cell>
          <table:table-cell office:value-type="float" office:value="4916" table:style-name="ce209">
            <text:p>4,916</text:p>
          </table:table-cell>
          <table:table-cell office:value-type="float" office:value="4916" table:style-name="ce209">
            <text:p>4,916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2.4500000000000002" table:style-name="ce210">
            <text:p>2.45</text:p>
          </table:table-cell>
          <table:table-cell office:value-type="float" office:value="92651" table:style-name="ce209">
            <text:p>92,651</text:p>
          </table:table-cell>
          <table:table-cell office:value-type="float" office:value="92025" table:style-name="ce209">
            <text:p>92,025</text:p>
          </table:table-cell>
          <table:table-cell office:value-type="float" office:value="567987" table:style-name="ce209">
            <text:p>567,98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8778661" table:style-name="ce209">
            <text:p>8,778,661</text:p>
          </table:table-cell>
          <table:table-cell office:value-type="float" office:value="23591031" table:style-name="ce209">
            <text:p>23,591,031</text:p>
          </table:table-cell>
          <table:table-cell office:value-type="float" office:value="11706411" table:style-name="ce209">
            <text:p>11,706,411</text:p>
          </table:table-cell>
          <table:table-cell office:value-type="float" office:value="11884620" table:style-name="ce209">
            <text:p>11,884,620</text:p>
          </table:table-cell>
          <table:table-cell office:value-type="float" office:value="12886" table:style-name="ce209">
            <text:p>12,886</text:p>
          </table:table-cell>
          <table:table-cell office:value-type="float" office:value="6737" table:style-name="ce209">
            <text:p>6,737</text:p>
          </table:table-cell>
          <table:table-cell office:value-type="float" office:value="6149" table:style-name="ce209">
            <text:p>6,149</text:p>
          </table:table-cell>
          <table:table-cell office:value-type="float" office:value="6.65" table:style-name="ce210">
            <text:p>6.65</text:p>
          </table:table-cell>
          <table:table-cell office:value-type="float" office:value="13302" table:style-name="ce209">
            <text:p>13,302</text:p>
          </table:table-cell>
          <table:table-cell office:value-type="float" office:value="7888" table:style-name="ce209">
            <text:p>7,888</text:p>
          </table:table-cell>
          <table:table-cell office:value-type="float" office:value="5414" table:style-name="ce209">
            <text:p>5,414</text:p>
          </table:table-cell>
          <table:table-cell office:value-type="float" office:value="6.86" table:style-name="ce210">
            <text:p>6.86</text:p>
          </table:table-cell>
          <table:table-cell office:value-type="float" office:value="-416" table:style-name="ce209">
            <text:p>–416</text:p>
          </table:table-cell>
          <table:table-cell office:value-type="float" office:value="-0.21" table:style-name="ce211">
            <text:p>–0.21</text:p>
          </table:table-cell>
          <table:table-cell office:value-type="float" office:value="11326" table:style-name="ce209">
            <text:p>11,326</text:p>
          </table:table-cell>
          <table:table-cell office:value-type="float" office:value="10810" table:style-name="ce209">
            <text:p>10,810</text:p>
          </table:table-cell>
          <table:table-cell office:value-type="float" office:value="516" table:style-name="ce209">
            <text:p>516</text:p>
          </table:table-cell>
          <table:table-cell office:value-type="float" office:value="150" table:style-name="ce209">
            <text:p>150</text:p>
          </table:table-cell>
          <table:table-cell office:value-type="float" office:value="366" table:style-name="ce209">
            <text:p>366</text:p>
          </table:table-cell>
          <table:table-cell office:value-type="float" office:value="5.84" table:style-name="ce210">
            <text:p>5.84</text:p>
          </table:table-cell>
          <table:table-cell office:value-type="float" office:value="4400" table:style-name="ce209">
            <text:p>4,400</text:p>
          </table:table-cell>
          <table:table-cell office:value-type="float" office:value="4398" table:style-name="ce209">
            <text:p>4,398</text:p>
          </table:table-cell>
          <table:table-cell office:value-type="float" office:value="2" table:style-name="ce209">
            <text:p>2</text:p>
          </table:table-cell>
          <table:table-cell office:value-type="float" office:value="1" table:style-name="ce209">
            <text:p>1</text:p>
          </table:table-cell>
          <table:table-cell office:value-type="float" office:value="1" table:style-name="ce209">
            <text:p>1</text:p>
          </table:table-cell>
          <table:table-cell office:value-type="float" office:value="2.27" table:style-name="ce210">
            <text:p>2.27</text:p>
          </table:table-cell>
          <table:table-cell office:value-type="float" office:value="76443" table:style-name="ce209">
            <text:p>76,443</text:p>
          </table:table-cell>
          <table:table-cell office:value-type="float" office:value="74866" table:style-name="ce209">
            <text:p>74,866</text:p>
          </table:table-cell>
          <table:table-cell office:value-type="float" office:value="568465" table:style-name="ce209">
            <text:p>568,46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8788954" table:style-name="ce209">
            <text:p>8,788,954</text:p>
          </table:table-cell>
          <table:table-cell office:value-type="float" office:value="23592598" table:style-name="ce209">
            <text:p>23,592,598</text:p>
          </table:table-cell>
          <table:table-cell office:value-type="float" office:value="11705811" table:style-name="ce209">
            <text:p>11,705,811</text:p>
          </table:table-cell>
          <table:table-cell office:value-type="float" office:value="11886787" table:style-name="ce209">
            <text:p>11,886,787</text:p>
          </table:table-cell>
          <table:table-cell office:value-type="float" office:value="15104" table:style-name="ce209">
            <text:p>15,104</text:p>
          </table:table-cell>
          <table:table-cell office:value-type="float" office:value="7803" table:style-name="ce209">
            <text:p>7,803</text:p>
          </table:table-cell>
          <table:table-cell office:value-type="float" office:value="7301" table:style-name="ce209">
            <text:p>7,301</text:p>
          </table:table-cell>
          <table:table-cell office:value-type="float" office:value="7.54" table:style-name="ce210">
            <text:p>7.54</text:p>
          </table:table-cell>
          <table:table-cell office:value-type="float" office:value="15854" table:style-name="ce209">
            <text:p>15,854</text:p>
          </table:table-cell>
          <table:table-cell office:value-type="float" office:value="9248" table:style-name="ce209">
            <text:p>9,248</text:p>
          </table:table-cell>
          <table:table-cell office:value-type="float" office:value="6606" table:style-name="ce209">
            <text:p>6,606</text:p>
          </table:table-cell>
          <table:table-cell office:value-type="float" office:value="7.91" table:style-name="ce210">
            <text:p>7.91</text:p>
          </table:table-cell>
          <table:table-cell office:value-type="float" office:value="-750" table:style-name="ce209">
            <text:p>–750</text:p>
          </table:table-cell>
          <table:table-cell office:value-type="float" office:value="-0.37" table:style-name="ce211">
            <text:p>–0.37</text:p>
          </table:table-cell>
          <table:table-cell office:value-type="float" office:value="10432" table:style-name="ce209">
            <text:p>10,432</text:p>
          </table:table-cell>
          <table:table-cell office:value-type="float" office:value="10098" table:style-name="ce209">
            <text:p>10,098</text:p>
          </table:table-cell>
          <table:table-cell office:value-type="float" office:value="334" table:style-name="ce209">
            <text:p>334</text:p>
          </table:table-cell>
          <table:table-cell office:value-type="float" office:value="126" table:style-name="ce209">
            <text:p>126</text:p>
          </table:table-cell>
          <table:table-cell office:value-type="float" office:value="208" table:style-name="ce209">
            <text:p>208</text:p>
          </table:table-cell>
          <table:table-cell office:value-type="float" office:value="5.21" table:style-name="ce210">
            <text:p>5.21</text:p>
          </table:table-cell>
          <table:table-cell office:value-type="float" office:value="5035" table:style-name="ce209">
            <text:p>5,035</text:p>
          </table:table-cell>
          <table:table-cell office:value-type="float" office:value="5022" table:style-name="ce209">
            <text:p>5,022</text:p>
          </table:table-cell>
          <table:table-cell office:value-type="float" office:value="13" table:style-name="ce209">
            <text:p>13</text:p>
          </table:table-cell>
          <table:table-cell office:value-type="float" office:value="10" table:style-name="ce209">
            <text:p>10</text:p>
          </table:table-cell>
          <table:table-cell office:value-type="float" office:value="3" table:style-name="ce209">
            <text:p>3</text:p>
          </table:table-cell>
          <table:table-cell office:value-type="float" office:value="2.5099999999999998" table:style-name="ce210">
            <text:p>2.51</text:p>
          </table:table-cell>
          <table:table-cell office:value-type="float" office:value="98131" table:style-name="ce209">
            <text:p>98,131</text:p>
          </table:table-cell>
          <table:table-cell office:value-type="float" office:value="95814" table:style-name="ce209">
            <text:p>95,814</text:p>
          </table:table-cell>
          <table:table-cell office:value-type="float" office:value="569008" table:style-name="ce209">
            <text:p>569,008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8802401" table:style-name="ce209">
            <text:p>8,802,401</text:p>
          </table:table-cell>
          <table:table-cell office:value-type="float" office:value="23593794" table:style-name="ce209">
            <text:p>23,593,794</text:p>
          </table:table-cell>
          <table:table-cell office:value-type="float" office:value="11705234" table:style-name="ce209">
            <text:p>11,705,234</text:p>
          </table:table-cell>
          <table:table-cell office:value-type="float" office:value="11888560" table:style-name="ce209">
            <text:p>11,888,560</text:p>
          </table:table-cell>
          <table:table-cell office:value-type="float" office:value="14330" table:style-name="ce209">
            <text:p>14,330</text:p>
          </table:table-cell>
          <table:table-cell office:value-type="float" office:value="7427" table:style-name="ce209">
            <text:p>7,427</text:p>
          </table:table-cell>
          <table:table-cell office:value-type="float" office:value="6903" table:style-name="ce209">
            <text:p>6,903</text:p>
          </table:table-cell>
          <table:table-cell office:value-type="float" office:value="7.15" table:style-name="ce210">
            <text:p>7.15</text:p>
          </table:table-cell>
          <table:table-cell office:value-type="float" office:value="13983" table:style-name="ce209">
            <text:p>13,983</text:p>
          </table:table-cell>
          <table:table-cell office:value-type="float" office:value="8190" table:style-name="ce209">
            <text:p>8,190</text:p>
          </table:table-cell>
          <table:table-cell office:value-type="float" office:value="5793" table:style-name="ce209">
            <text:p>5,793</text:p>
          </table:table-cell>
          <table:table-cell office:value-type="float" office:value="6.98" table:style-name="ce210">
            <text:p>6.98</text:p>
          </table:table-cell>
          <table:table-cell office:value-type="float" office:value="347" table:style-name="ce209">
            <text:p>347</text:p>
          </table:table-cell>
          <table:table-cell office:value-type="float" office:value="0.17" table:style-name="ce211">
            <text:p>0.17</text:p>
          </table:table-cell>
          <table:table-cell office:value-type="float" office:value="5121" table:style-name="ce209">
            <text:p>5,121</text:p>
          </table:table-cell>
          <table:table-cell office:value-type="float" office:value="4918" table:style-name="ce209">
            <text:p>4,918</text:p>
          </table:table-cell>
          <table:table-cell office:value-type="float" office:value="203" table:style-name="ce209">
            <text:p>203</text:p>
          </table:table-cell>
          <table:table-cell office:value-type="float" office:value="64" table:style-name="ce209">
            <text:p>64</text:p>
          </table:table-cell>
          <table:table-cell office:value-type="float" office:value="139" table:style-name="ce209">
            <text:p>139</text:p>
          </table:table-cell>
          <table:table-cell office:value-type="float" office:value="2.56" table:style-name="ce210">
            <text:p>2.56</text:p>
          </table:table-cell>
          <table:table-cell office:value-type="float" office:value="4665" table:style-name="ce209">
            <text:p>4,665</text:p>
          </table:table-cell>
          <table:table-cell office:value-type="float" office:value="4646" table:style-name="ce209">
            <text:p>4,646</text:p>
          </table:table-cell>
          <table:table-cell office:value-type="float" office:value="19" table:style-name="ce209">
            <text:p>19</text:p>
          </table:table-cell>
          <table:table-cell office:value-type="float" office:value="7" table:style-name="ce209">
            <text:p>7</text:p>
          </table:table-cell>
          <table:table-cell office:value-type="float" office:value="12" table:style-name="ce209">
            <text:p>12</text:p>
          </table:table-cell>
          <table:table-cell office:value-type="float" office:value="2.33" table:style-name="ce210">
            <text:p>2.33</text:p>
          </table:table-cell>
          <table:table-cell office:value-type="float" office:value="92486" table:style-name="ce209">
            <text:p>92,486</text:p>
          </table:table-cell>
          <table:table-cell office:value-type="float" office:value="91637" table:style-name="ce209">
            <text:p>91,637</text:p>
          </table:table-cell>
          <table:table-cell office:value-type="float" office:value="569677" table:style-name="ce209">
            <text:p>569,67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8824319" table:style-name="ce209">
            <text:p>8,824,319</text:p>
          </table:table-cell>
          <table:table-cell office:value-type="float" office:value="23593783" table:style-name="ce209">
            <text:p>23,593,783</text:p>
          </table:table-cell>
          <table:table-cell office:value-type="float" office:value="11704227" table:style-name="ce209">
            <text:p>11,704,227</text:p>
          </table:table-cell>
          <table:table-cell office:value-type="float" office:value="11889556" table:style-name="ce209">
            <text:p>11,889,556</text:p>
          </table:table-cell>
          <table:table-cell office:value-type="float" office:value="14533" table:style-name="ce209">
            <text:p>14,533</text:p>
          </table:table-cell>
          <table:table-cell office:value-type="float" office:value="7515" table:style-name="ce209">
            <text:p>7,515</text:p>
          </table:table-cell>
          <table:table-cell office:value-type="float" office:value="7018" table:style-name="ce209">
            <text:p>7,018</text:p>
          </table:table-cell>
          <table:table-cell office:value-type="float" office:value="7.49" table:style-name="ce210">
            <text:p>7.49</text:p>
          </table:table-cell>
          <table:table-cell office:value-type="float" office:value="13866" table:style-name="ce209">
            <text:p>13,866</text:p>
          </table:table-cell>
          <table:table-cell office:value-type="float" office:value="8148" table:style-name="ce209">
            <text:p>8,148</text:p>
          </table:table-cell>
          <table:table-cell office:value-type="float" office:value="5718" table:style-name="ce209">
            <text:p>5,718</text:p>
          </table:table-cell>
          <table:table-cell office:value-type="float" office:value="7.15" table:style-name="ce210">
            <text:p>7.15</text:p>
          </table:table-cell>
          <table:table-cell office:value-type="float" office:value="667" table:style-name="ce209">
            <text:p>667</text:p>
          </table:table-cell>
          <table:table-cell office:value-type="float" office:value="0.34" table:style-name="ce211">
            <text:p>0.34</text:p>
          </table:table-cell>
          <table:table-cell office:value-type="float" office:value="11656" table:style-name="ce209">
            <text:p>11,656</text:p>
          </table:table-cell>
          <table:table-cell office:value-type="float" office:value="11328" table:style-name="ce209">
            <text:p>11,328</text:p>
          </table:table-cell>
          <table:table-cell office:value-type="float" office:value="328" table:style-name="ce209">
            <text:p>328</text:p>
          </table:table-cell>
          <table:table-cell office:value-type="float" office:value="89" table:style-name="ce209">
            <text:p>89</text:p>
          </table:table-cell>
          <table:table-cell office:value-type="float" office:value="239" table:style-name="ce209">
            <text:p>239</text:p>
          </table:table-cell>
          <table:table-cell office:value-type="float" office:value="6.01" table:style-name="ce210">
            <text:p>6.01</text:p>
          </table:table-cell>
          <table:table-cell office:value-type="float" office:value="4402" table:style-name="ce209">
            <text:p>4,402</text:p>
          </table:table-cell>
          <table:table-cell office:value-type="float" office:value="4386" table:style-name="ce209">
            <text:p>4,386</text:p>
          </table:table-cell>
          <table:table-cell office:value-type="float" office:value="16" table:style-name="ce209">
            <text:p>16</text:p>
          </table:table-cell>
          <table:table-cell office:value-type="float" office:value="10" table:style-name="ce209">
            <text:p>10</text:p>
          </table:table-cell>
          <table:table-cell office:value-type="float" office:value="6" table:style-name="ce209">
            <text:p>6</text:p>
          </table:table-cell>
          <table:table-cell office:value-type="float" office:value="2.27" table:style-name="ce210">
            <text:p>2.27</text:p>
          </table:table-cell>
          <table:table-cell office:value-type="float" office:value="90276" table:style-name="ce209">
            <text:p>90,276</text:p>
          </table:table-cell>
          <table:table-cell office:value-type="float" office:value="90954" table:style-name="ce209">
            <text:p>90,954</text:p>
          </table:table-cell>
          <table:table-cell office:value-type="float" office:value="570074" table:style-name="ce209">
            <text:p>570,07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office:value-type="float" office:value="8826808" table:style-name="ce209">
            <text:p>8,826,808</text:p>
          </table:table-cell>
          <table:table-cell office:value-type="float" office:value="23596266" table:style-name="ce209">
            <text:p>23,596,266</text:p>
          </table:table-cell>
          <table:table-cell office:value-type="float" office:value="11704142" table:style-name="ce209">
            <text:p>11,704,142</text:p>
          </table:table-cell>
          <table:table-cell office:value-type="float" office:value="11892124" table:style-name="ce209">
            <text:p>11,892,124</text:p>
          </table:table-cell>
          <table:table-cell office:value-type="float" office:value="16236" table:style-name="ce209">
            <text:p>16,236</text:p>
          </table:table-cell>
          <table:table-cell office:value-type="float" office:value="8413" table:style-name="ce209">
            <text:p>8,413</text:p>
          </table:table-cell>
          <table:table-cell office:value-type="float" office:value="7823" table:style-name="ce209">
            <text:p>7,823</text:p>
          </table:table-cell>
          <table:table-cell office:value-type="float" office:value="8.1" table:style-name="ce210">
            <text:p>8.10</text:p>
          </table:table-cell>
          <table:table-cell office:value-type="float" office:value="15350" table:style-name="ce209">
            <text:p>15,350</text:p>
          </table:table-cell>
          <table:table-cell office:value-type="float" office:value="9024" table:style-name="ce209">
            <text:p>9,024</text:p>
          </table:table-cell>
          <table:table-cell office:value-type="float" office:value="6326" table:style-name="ce209">
            <text:p>6,326</text:p>
          </table:table-cell>
          <table:table-cell office:value-type="float" office:value="7.66" table:style-name="ce210">
            <text:p>7.66</text:p>
          </table:table-cell>
          <table:table-cell office:value-type="float" office:value="886" table:style-name="ce209">
            <text:p>886</text:p>
          </table:table-cell>
          <table:table-cell office:value-type="float" office:value="0.44" table:style-name="ce211">
            <text:p>0.44</text:p>
          </table:table-cell>
          <table:table-cell office:value-type="float" office:value="12000" table:style-name="ce209">
            <text:p>12,000</text:p>
          </table:table-cell>
          <table:table-cell office:value-type="float" office:value="11765" table:style-name="ce209">
            <text:p>11,765</text:p>
          </table:table-cell>
          <table:table-cell office:value-type="float" office:value="235" table:style-name="ce209">
            <text:p>235</text:p>
          </table:table-cell>
          <table:table-cell office:value-type="float" office:value="77" table:style-name="ce209">
            <text:p>77</text:p>
          </table:table-cell>
          <table:table-cell office:value-type="float" office:value="158" table:style-name="ce209">
            <text:p>158</text:p>
          </table:table-cell>
          <table:table-cell office:value-type="float" office:value="5.99" table:style-name="ce210">
            <text:p>5.99</text:p>
          </table:table-cell>
          <table:table-cell office:value-type="float" office:value="4779" table:style-name="ce209">
            <text:p>4,779</text:p>
          </table:table-cell>
          <table:table-cell office:value-type="float" office:value="4758" table:style-name="ce209">
            <text:p>4,758</text:p>
          </table:table-cell>
          <table:table-cell office:value-type="float" office:value="21" table:style-name="ce209">
            <text:p>21</text:p>
          </table:table-cell>
          <table:table-cell office:value-type="float" office:value="11" table:style-name="ce209">
            <text:p>11</text:p>
          </table:table-cell>
          <table:table-cell office:value-type="float" office:value="10" table:style-name="ce209">
            <text:p>10</text:p>
          </table:table-cell>
          <table:table-cell office:value-type="float" office:value="2.38" table:style-name="ce210">
            <text:p>2.38</text:p>
          </table:table-cell>
          <table:table-cell office:value-type="float" office:value="69619" table:style-name="ce209">
            <text:p>69,619</text:p>
          </table:table-cell>
          <table:table-cell office:value-type="float" office:value="68022" table:style-name="ce209">
            <text:p>68,022</text:p>
          </table:table-cell>
          <table:table-cell office:value-type="float" office:value="570608" table:style-name="ce209">
            <text:p>570,608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office:value-type="float" office:value="8830422" table:style-name="ce209">
            <text:p>8,830,422</text:p>
          </table:table-cell>
          <table:table-cell office:value-type="float" office:value="23598776" table:style-name="ce209">
            <text:p>23,598,776</text:p>
          </table:table-cell>
          <table:table-cell office:value-type="float" office:value="11704260" table:style-name="ce209">
            <text:p>11,704,260</text:p>
          </table:table-cell>
          <table:table-cell office:value-type="float" office:value="11894516" table:style-name="ce209">
            <text:p>11,894,516</text:p>
          </table:table-cell>
          <table:table-cell office:value-type="float" office:value="14687" table:style-name="ce209">
            <text:p>14,687</text:p>
          </table:table-cell>
          <table:table-cell office:value-type="float" office:value="7770" table:style-name="ce209">
            <text:p>7,770</text:p>
          </table:table-cell>
          <table:table-cell office:value-type="float" office:value="6917" table:style-name="ce209">
            <text:p>6,917</text:p>
          </table:table-cell>
          <table:table-cell office:value-type="float" office:value="7.57" table:style-name="ce210">
            <text:p>7.57</text:p>
          </table:table-cell>
          <table:table-cell office:value-type="float" office:value="13739" table:style-name="ce209">
            <text:p>13,739</text:p>
          </table:table-cell>
          <table:table-cell office:value-type="float" office:value="8113" table:style-name="ce209">
            <text:p>8,113</text:p>
          </table:table-cell>
          <table:table-cell office:value-type="float" office:value="5626" table:style-name="ce209">
            <text:p>5,626</text:p>
          </table:table-cell>
          <table:table-cell office:value-type="float" office:value="7.08" table:style-name="ce210">
            <text:p>7.08</text:p>
          </table:table-cell>
          <table:table-cell office:value-type="float" office:value="948" table:style-name="ce209">
            <text:p>948</text:p>
          </table:table-cell>
          <table:table-cell office:value-type="float" office:value="0.49" table:style-name="ce211">
            <text:p>0.49</text:p>
          </table:table-cell>
          <table:table-cell office:value-type="float" office:value="12497" table:style-name="ce209">
            <text:p>12,497</text:p>
          </table:table-cell>
          <table:table-cell office:value-type="float" office:value="12264" table:style-name="ce209">
            <text:p>12,264</text:p>
          </table:table-cell>
          <table:table-cell office:value-type="float" office:value="233" table:style-name="ce209">
            <text:p>233</text:p>
          </table:table-cell>
          <table:table-cell office:value-type="float" office:value="66" table:style-name="ce209">
            <text:p>66</text:p>
          </table:table-cell>
          <table:table-cell office:value-type="float" office:value="167" table:style-name="ce209">
            <text:p>167</text:p>
          </table:table-cell>
          <table:table-cell office:value-type="float" office:value="6.44" table:style-name="ce210">
            <text:p>6.44</text:p>
          </table:table-cell>
          <table:table-cell office:value-type="float" office:value="4476" table:style-name="ce209">
            <text:p>4,476</text:p>
          </table:table-cell>
          <table:table-cell office:value-type="float" office:value="4452" table:style-name="ce209">
            <text:p>4,452</text:p>
          </table:table-cell>
          <table:table-cell office:value-type="float" office:value="24" table:style-name="ce209">
            <text:p>24</text:p>
          </table:table-cell>
          <table:table-cell office:value-type="float" office:value="9" table:style-name="ce209">
            <text:p>9</text:p>
          </table:table-cell>
          <table:table-cell office:value-type="float" office:value="15" table:style-name="ce209">
            <text:p>15</text:p>
          </table:table-cell>
          <table:table-cell office:value-type="float" office:value="2.31" table:style-name="ce210">
            <text:p>2.31</text:p>
          </table:table-cell>
          <table:table-cell office:value-type="float" office:value="62816" table:style-name="ce209">
            <text:p>62,816</text:p>
          </table:table-cell>
          <table:table-cell office:value-type="float" office:value="61254" table:style-name="ce209">
            <text:p>61,254</text:p>
          </table:table-cell>
          <table:table-cell office:value-type="float" office:value="570952" table:style-name="ce209">
            <text:p>570,952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2<text:s/><text:span text:style-name="T6">月</text:span></text:p>
          </table:table-cell>
          <table:covered-table-cell/>
          <table:table-cell office:value-type="float" office:value="8832745" table:style-name="ce209">
            <text:p>8,832,745</text:p>
          </table:table-cell>
          <table:table-cell office:value-type="float" office:value="23603121" table:style-name="ce209">
            <text:p>23,603,121</text:p>
          </table:table-cell>
          <table:table-cell office:value-type="float" office:value="11705186" table:style-name="ce209">
            <text:p>11,705,186</text:p>
          </table:table-cell>
          <table:table-cell office:value-type="float" office:value="11897935" table:style-name="ce209">
            <text:p>11,897,935</text:p>
          </table:table-cell>
          <table:table-cell office:value-type="float" office:value="16916" table:style-name="ce209">
            <text:p>16,916</text:p>
          </table:table-cell>
          <table:table-cell office:value-type="float" office:value="8764" table:style-name="ce209">
            <text:p>8,764</text:p>
          </table:table-cell>
          <table:table-cell office:value-type="float" office:value="8152" table:style-name="ce209">
            <text:p>8,152</text:p>
          </table:table-cell>
          <table:table-cell office:value-type="float" office:value="8.44" table:style-name="ce210">
            <text:p>8.44</text:p>
          </table:table-cell>
          <table:table-cell office:value-type="float" office:value="15406" table:style-name="ce209">
            <text:p>15,406</text:p>
          </table:table-cell>
          <table:table-cell office:value-type="float" office:value="9025" table:style-name="ce209">
            <text:p>9,025</text:p>
          </table:table-cell>
          <table:table-cell office:value-type="float" office:value="6381" table:style-name="ce209">
            <text:p>6,381</text:p>
          </table:table-cell>
          <table:table-cell office:value-type="float" office:value="7.69" table:style-name="ce210">
            <text:p>7.69</text:p>
          </table:table-cell>
          <table:table-cell office:value-type="float" office:value="1510" table:style-name="ce209">
            <text:p>1,510</text:p>
          </table:table-cell>
          <table:table-cell office:value-type="float" office:value="0.75" table:style-name="ce211">
            <text:p>0.75</text:p>
          </table:table-cell>
          <table:table-cell office:value-type="float" office:value="13931" table:style-name="ce209">
            <text:p>13,931</text:p>
          </table:table-cell>
          <table:table-cell office:value-type="float" office:value="13615" table:style-name="ce209">
            <text:p>13,615</text:p>
          </table:table-cell>
          <table:table-cell office:value-type="float" office:value="316" table:style-name="ce209">
            <text:p>316</text:p>
          </table:table-cell>
          <table:table-cell office:value-type="float" office:value="91" table:style-name="ce209">
            <text:p>91</text:p>
          </table:table-cell>
          <table:table-cell office:value-type="float" office:value="225" table:style-name="ce209">
            <text:p>225</text:p>
          </table:table-cell>
          <table:table-cell office:value-type="float" office:value="6.95" table:style-name="ce210">
            <text:p>6.95</text:p>
          </table:table-cell>
          <table:table-cell office:value-type="float" office:value="4437" table:style-name="ce209">
            <text:p>4,437</text:p>
          </table:table-cell>
          <table:table-cell office:value-type="float" office:value="4422" table:style-name="ce209">
            <text:p>4,422</text:p>
          </table:table-cell>
          <table:table-cell office:value-type="float" office:value="15" table:style-name="ce209">
            <text:p>15</text:p>
          </table:table-cell>
          <table:table-cell office:value-type="float" office:value="2" table:style-name="ce209">
            <text:p>2</text:p>
          </table:table-cell>
          <table:table-cell office:value-type="float" office:value="13" table:style-name="ce209">
            <text:p>13</text:p>
          </table:table-cell>
          <table:table-cell office:value-type="float" office:value="2.21" table:style-name="ce210">
            <text:p>2.21</text:p>
          </table:table-cell>
          <table:table-cell office:value-type="float" office:value="63057" table:style-name="ce209">
            <text:p>63,057</text:p>
          </table:table-cell>
          <table:table-cell office:value-type="float" office:value="60222" table:style-name="ce209">
            <text:p>60,222</text:p>
          </table:table-cell>
          <table:table-cell office:value-type="float" office:value="571427" table:style-name="ce209">
            <text:p>571,427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9<text:span text:style-name="T8">年</text:span></text:p>
          </table:table-cell>
          <table:covered-table-cell/>
          <table:table-cell office:value-type="float" office:value="8933814" table:style-name="ce203">
            <text:p>8,933,814</text:p>
          </table:table-cell>
          <table:table-cell office:value-type="float" office:value="23561236" table:style-name="ce203">
            <text:p>23,561,236</text:p>
          </table:table-cell>
          <table:table-cell office:value-type="float" office:value="11673765" table:style-name="ce203">
            <text:p>11,673,765</text:p>
          </table:table-cell>
          <table:table-cell office:value-type="float" office:value="11887471" table:style-name="ce203">
            <text:p>11,887,471</text:p>
          </table:table-cell>
          <table:table-cell office:value-type="float" office:value="165249" table:style-name="ce203">
            <text:p>165,249</text:p>
          </table:table-cell>
          <table:table-cell office:value-type="float" office:value="85704" table:style-name="ce203">
            <text:p>85,704</text:p>
          </table:table-cell>
          <table:table-cell office:value-type="float" office:value="79545" table:style-name="ce203">
            <text:p>79,545</text:p>
          </table:table-cell>
          <table:table-cell office:value-type="float" office:value="7.0073678731589624" table:style-name="ce212">
            <text:p>7.01</text:p>
          </table:table-cell>
          <table:table-cell office:value-type="float" office:value="173156" table:style-name="ce203">
            <text:p>173,156</text:p>
          </table:table-cell>
          <table:table-cell office:value-type="float" office:value="101468" table:style-name="ce203">
            <text:p>101,468</text:p>
          </table:table-cell>
          <table:table-cell office:value-type="float" office:value="71688" table:style-name="ce203">
            <text:p>71,688</text:p>
          </table:table-cell>
          <table:table-cell office:value-type="float" office:value="7.342663443922282" table:style-name="ce212">
            <text:p>7.34</text:p>
          </table:table-cell>
          <table:table-cell office:value-type="float" office:value="-7907" table:style-name="ce203">
            <text:p>–7,907</text:p>
          </table:table-cell>
          <table:table-cell office:value-type="float" office:value="-0.33529557076332028" table:style-name="ce213">
            <text:p>–0.34</text:p>
          </table:table-cell>
          <table:table-cell office:value-type="float" office:value="121702" table:style-name="ce203">
            <text:p>121,702</text:p>
          </table:table-cell>
          <table:table-cell office:value-type="float" office:value="119315" table:style-name="ce203">
            <text:p>119,315</text:p>
          </table:table-cell>
          <table:table-cell office:value-type="float" office:value="2387" table:style-name="ce203">
            <text:p>2,387</text:p>
          </table:table-cell>
          <table:table-cell office:value-type="float" office:value="674" table:style-name="ce203">
            <text:p>674</text:p>
          </table:table-cell>
          <table:table-cell office:value-type="float" office:value="1713" table:style-name="ce203">
            <text:p>1,713</text:p>
          </table:table-cell>
          <table:table-cell office:value-type="float" office:value="5.1607615471149115" table:style-name="ce212">
            <text:p>5.16</text:p>
          </table:table-cell>
          <table:table-cell office:value-type="float" office:value="51680" table:style-name="ce203">
            <text:p>51,680</text:p>
          </table:table-cell>
          <table:table-cell office:value-type="float" office:value="51309" table:style-name="ce203">
            <text:p>51,309</text:p>
          </table:table-cell>
          <table:table-cell office:value-type="float" office:value="371" table:style-name="ce203">
            <text:p>371</text:p>
          </table:table-cell>
          <table:table-cell office:value-type="float" office:value="100" table:style-name="ce203">
            <text:p>100</text:p>
          </table:table-cell>
          <table:table-cell office:value-type="float" office:value="271" table:style-name="ce203">
            <text:p>271</text:p>
          </table:table-cell>
          <table:table-cell office:value-type="float" office:value="2.1914854049637524" table:style-name="ce212">
            <text:p>2.19</text:p>
          </table:table-cell>
          <table:table-cell office:value-type="float" office:value="946251" table:style-name="ce203">
            <text:p>946,251</text:p>
          </table:table-cell>
          <table:table-cell office:value-type="float" office:value="980229" table:style-name="ce203">
            <text:p>980,229</text:p>
          </table:table-cell>
          <table:table-cell office:value-type="float" office:value="576792" table:style-name="ce203">
            <text:p>576,792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8835281" table:style-name="ce209">
            <text:p>8,835,281</text:p>
          </table:table-cell>
          <table:table-cell office:value-type="float" office:value="23604265" table:style-name="ce209">
            <text:p>23,604,265</text:p>
          </table:table-cell>
          <table:table-cell office:value-type="float" office:value="11704308" table:style-name="ce209">
            <text:p>11,704,308</text:p>
          </table:table-cell>
          <table:table-cell office:value-type="float" office:value="11899957" table:style-name="ce209">
            <text:p>11,899,957</text:p>
          </table:table-cell>
          <table:table-cell office:value-type="float" office:value="12510" table:style-name="ce209">
            <text:p>12,510</text:p>
          </table:table-cell>
          <table:table-cell office:value-type="float" office:value="6445" table:style-name="ce209">
            <text:p>6,445</text:p>
          </table:table-cell>
          <table:table-cell office:value-type="float" office:value="6065" table:style-name="ce209">
            <text:p>6,065</text:p>
          </table:table-cell>
          <table:table-cell office:value-type="float" office:value="6.26" table:style-name="ce210">
            <text:p>6.26</text:p>
          </table:table-cell>
          <table:table-cell office:value-type="float" office:value="14673" table:style-name="ce209">
            <text:p>14,673</text:p>
          </table:table-cell>
          <table:table-cell office:value-type="float" office:value="8649" table:style-name="ce209">
            <text:p>8,649</text:p>
          </table:table-cell>
          <table:table-cell office:value-type="float" office:value="6024" table:style-name="ce209">
            <text:p>6,024</text:p>
          </table:table-cell>
          <table:table-cell office:value-type="float" office:value="7.34" table:style-name="ce210">
            <text:p>7.34</text:p>
          </table:table-cell>
          <table:table-cell office:value-type="float" office:value="-2163" table:style-name="ce209">
            <text:p>–2,163</text:p>
          </table:table-cell>
          <table:table-cell office:value-type="float" office:value="-1.08" table:style-name="ce211">
            <text:p>–1.08</text:p>
          </table:table-cell>
          <table:table-cell office:value-type="float" office:value="12677" table:style-name="ce209">
            <text:p>12,677</text:p>
          </table:table-cell>
          <table:table-cell office:value-type="float" office:value="12473" table:style-name="ce209">
            <text:p>12,473</text:p>
          </table:table-cell>
          <table:table-cell office:value-type="float" office:value="204" table:style-name="ce209">
            <text:p>204</text:p>
          </table:table-cell>
          <table:table-cell office:value-type="float" office:value="69" table:style-name="ce209">
            <text:p>69</text:p>
          </table:table-cell>
          <table:table-cell office:value-type="float" office:value="135" table:style-name="ce209">
            <text:p>135</text:p>
          </table:table-cell>
          <table:table-cell office:value-type="float" office:value="6.34" table:style-name="ce210">
            <text:p>6.34</text:p>
          </table:table-cell>
          <table:table-cell office:value-type="float" office:value="3672" table:style-name="ce209">
            <text:p>3,672</text:p>
          </table:table-cell>
          <table:table-cell office:value-type="float" office:value="3648" table:style-name="ce209">
            <text:p>3,648</text:p>
          </table:table-cell>
          <table:table-cell office:value-type="float" office:value="24" table:style-name="ce209">
            <text:p>24</text:p>
          </table:table-cell>
          <table:table-cell office:value-type="float" office:value="7" table:style-name="ce209">
            <text:p>7</text:p>
          </table:table-cell>
          <table:table-cell office:value-type="float" office:value="17" table:style-name="ce209">
            <text:p>17</text:p>
          </table:table-cell>
          <table:table-cell office:value-type="float" office:value="1.84" table:style-name="ce210">
            <text:p>1.84</text:p>
          </table:table-cell>
          <table:table-cell office:value-type="float" office:value="73313" table:style-name="ce209">
            <text:p>73,313</text:p>
          </table:table-cell>
          <table:table-cell office:value-type="float" office:value="70006" table:style-name="ce209">
            <text:p>70,006</text:p>
          </table:table-cell>
          <table:table-cell office:value-type="float" office:value="571816" table:style-name="ce209">
            <text:p>571,816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8841182" table:style-name="ce209">
            <text:p>8,841,182</text:p>
          </table:table-cell>
          <table:table-cell office:value-type="float" office:value="23600903" table:style-name="ce209">
            <text:p>23,600,903</text:p>
          </table:table-cell>
          <table:table-cell office:value-type="float" office:value="11701322" table:style-name="ce209">
            <text:p>11,701,322</text:p>
          </table:table-cell>
          <table:table-cell office:value-type="float" office:value="11899581" table:style-name="ce209">
            <text:p>11,899,581</text:p>
          </table:table-cell>
          <table:table-cell office:value-type="float" office:value="13536" table:style-name="ce209">
            <text:p>13,536</text:p>
          </table:table-cell>
          <table:table-cell office:value-type="float" office:value="6926" table:style-name="ce209">
            <text:p>6,926</text:p>
          </table:table-cell>
          <table:table-cell office:value-type="float" office:value="6610" table:style-name="ce209">
            <text:p>6,610</text:p>
          </table:table-cell>
          <table:table-cell office:value-type="float" office:value="7.24" table:style-name="ce210">
            <text:p>7.24</text:p>
          </table:table-cell>
          <table:table-cell office:value-type="float" office:value="16211" table:style-name="ce209">
            <text:p>16,211</text:p>
          </table:table-cell>
          <table:table-cell office:value-type="float" office:value="9525" table:style-name="ce209">
            <text:p>9,525</text:p>
          </table:table-cell>
          <table:table-cell office:value-type="float" office:value="6686" table:style-name="ce209">
            <text:p>6,686</text:p>
          </table:table-cell>
          <table:table-cell office:value-type="float" office:value="8.67" table:style-name="ce210">
            <text:p>8.67</text:p>
          </table:table-cell>
          <table:table-cell office:value-type="float" office:value="-2675" table:style-name="ce209">
            <text:p>–2,675</text:p>
          </table:table-cell>
          <table:table-cell office:value-type="float" office:value="-1.43" table:style-name="ce211">
            <text:p>–1.43</text:p>
          </table:table-cell>
          <table:table-cell office:value-type="float" office:value="11092" table:style-name="ce209">
            <text:p>11,092</text:p>
          </table:table-cell>
          <table:table-cell office:value-type="float" office:value="10833" table:style-name="ce209">
            <text:p>10,833</text:p>
          </table:table-cell>
          <table:table-cell office:value-type="float" office:value="259" table:style-name="ce209">
            <text:p>259</text:p>
          </table:table-cell>
          <table:table-cell office:value-type="float" office:value="75" table:style-name="ce209">
            <text:p>75</text:p>
          </table:table-cell>
          <table:table-cell office:value-type="float" office:value="184" table:style-name="ce209">
            <text:p>184</text:p>
          </table:table-cell>
          <table:table-cell office:value-type="float" office:value="5.93" table:style-name="ce210">
            <text:p>5.93</text:p>
          </table:table-cell>
          <table:table-cell office:value-type="float" office:value="4234" table:style-name="ce209">
            <text:p>4,234</text:p>
          </table:table-cell>
          <table:table-cell office:value-type="float" office:value="4210" table:style-name="ce209">
            <text:p>4,210</text:p>
          </table:table-cell>
          <table:table-cell office:value-type="float" office:value="24" table:style-name="ce209">
            <text:p>24</text:p>
          </table:table-cell>
          <table:table-cell office:value-type="float" office:value="7" table:style-name="ce209">
            <text:p>7</text:p>
          </table:table-cell>
          <table:table-cell office:value-type="float" office:value="17" table:style-name="ce209">
            <text:p>17</text:p>
          </table:table-cell>
          <table:table-cell office:value-type="float" office:value="2.2599999999999998" table:style-name="ce210">
            <text:p>2.26</text:p>
          </table:table-cell>
          <table:table-cell office:value-type="float" office:value="82908" table:style-name="ce209">
            <text:p>82,908</text:p>
          </table:table-cell>
          <table:table-cell office:value-type="float" office:value="83595" table:style-name="ce209">
            <text:p>83,595</text:p>
          </table:table-cell>
          <table:table-cell office:value-type="float" office:value="572224" table:style-name="ce209">
            <text:p>572,22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8848368" table:style-name="ce209">
            <text:p>8,848,368</text:p>
          </table:table-cell>
          <table:table-cell office:value-type="float" office:value="23596493" table:style-name="ce209">
            <text:p>23,596,493</text:p>
          </table:table-cell>
          <table:table-cell office:value-type="float" office:value="11697977" table:style-name="ce209">
            <text:p>11,697,977</text:p>
          </table:table-cell>
          <table:table-cell office:value-type="float" office:value="11898516" table:style-name="ce209">
            <text:p>11,898,516</text:p>
          </table:table-cell>
          <table:table-cell office:value-type="float" office:value="14368" table:style-name="ce209">
            <text:p>14,368</text:p>
          </table:table-cell>
          <table:table-cell office:value-type="float" office:value="7439" table:style-name="ce209">
            <text:p>7,439</text:p>
          </table:table-cell>
          <table:table-cell office:value-type="float" office:value="6929" table:style-name="ce209">
            <text:p>6,929</text:p>
          </table:table-cell>
          <table:table-cell office:value-type="float" office:value="7.19" table:style-name="ce210">
            <text:p>7.19</text:p>
          </table:table-cell>
          <table:table-cell office:value-type="float" office:value="16083" table:style-name="ce209">
            <text:p>16,083</text:p>
          </table:table-cell>
          <table:table-cell office:value-type="float" office:value="9449" table:style-name="ce209">
            <text:p>9,449</text:p>
          </table:table-cell>
          <table:table-cell office:value-type="float" office:value="6634" table:style-name="ce209">
            <text:p>6,634</text:p>
          </table:table-cell>
          <table:table-cell office:value-type="float" office:value="8.0500000000000007" table:style-name="ce210">
            <text:p>8.05</text:p>
          </table:table-cell>
          <table:table-cell office:value-type="float" office:value="-1715" table:style-name="ce209">
            <text:p>–1,715</text:p>
          </table:table-cell>
          <table:table-cell office:value-type="float" office:value="-0.86" table:style-name="ce211">
            <text:p>–0.86</text:p>
          </table:table-cell>
          <table:table-cell office:value-type="float" office:value="9378" table:style-name="ce209">
            <text:p>9,378</text:p>
          </table:table-cell>
          <table:table-cell office:value-type="float" office:value="9227" table:style-name="ce209">
            <text:p>9,227</text:p>
          </table:table-cell>
          <table:table-cell office:value-type="float" office:value="151" table:style-name="ce209">
            <text:p>151</text:p>
          </table:table-cell>
          <table:table-cell office:value-type="float" office:value="50" table:style-name="ce209">
            <text:p>50</text:p>
          </table:table-cell>
          <table:table-cell office:value-type="float" office:value="101" table:style-name="ce209">
            <text:p>101</text:p>
          </table:table-cell>
          <table:table-cell office:value-type="float" office:value="4.6900000000000004" table:style-name="ce210">
            <text:p>4.69</text:p>
          </table:table-cell>
          <table:table-cell office:value-type="float" office:value="4654" table:style-name="ce209">
            <text:p>4,654</text:p>
          </table:table-cell>
          <table:table-cell office:value-type="float" office:value="4624" table:style-name="ce209">
            <text:p>4,624</text:p>
          </table:table-cell>
          <table:table-cell office:value-type="float" office:value="30" table:style-name="ce209">
            <text:p>30</text:p>
          </table:table-cell>
          <table:table-cell office:value-type="float" office:value="10" table:style-name="ce209">
            <text:p>10</text:p>
          </table:table-cell>
          <table:table-cell office:value-type="float" office:value="20" table:style-name="ce209">
            <text:p>20</text:p>
          </table:table-cell>
          <table:table-cell office:value-type="float" office:value="2.33" table:style-name="ce210">
            <text:p>2.33</text:p>
          </table:table-cell>
          <table:table-cell office:value-type="float" office:value="87117" table:style-name="ce209">
            <text:p>87,117</text:p>
          </table:table-cell>
          <table:table-cell office:value-type="float" office:value="89812" table:style-name="ce209">
            <text:p>89,812</text:p>
          </table:table-cell>
          <table:table-cell office:value-type="float" office:value="572675" table:style-name="ce209">
            <text:p>572,67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8854938" table:style-name="ce209">
            <text:p>8,854,938</text:p>
          </table:table-cell>
          <table:table-cell office:value-type="float" office:value="23591920" table:style-name="ce209">
            <text:p>23,591,920</text:p>
          </table:table-cell>
          <table:table-cell office:value-type="float" office:value="11694751" table:style-name="ce209">
            <text:p>11,694,751</text:p>
          </table:table-cell>
          <table:table-cell office:value-type="float" office:value="11897169" table:style-name="ce209">
            <text:p>11,897,169</text:p>
          </table:table-cell>
          <table:table-cell office:value-type="float" office:value="12864" table:style-name="ce209">
            <text:p>12,864</text:p>
          </table:table-cell>
          <table:table-cell office:value-type="float" office:value="6642" table:style-name="ce209">
            <text:p>6,642</text:p>
          </table:table-cell>
          <table:table-cell office:value-type="float" office:value="6222" table:style-name="ce209">
            <text:p>6,222</text:p>
          </table:table-cell>
          <table:table-cell office:value-type="float" office:value="6.65" table:style-name="ce210">
            <text:p>6.65</text:p>
          </table:table-cell>
          <table:table-cell office:value-type="float" office:value="14423" table:style-name="ce209">
            <text:p>14,423</text:p>
          </table:table-cell>
          <table:table-cell office:value-type="float" office:value="8417" table:style-name="ce209">
            <text:p>8,417</text:p>
          </table:table-cell>
          <table:table-cell office:value-type="float" office:value="6006" table:style-name="ce209">
            <text:p>6,006</text:p>
          </table:table-cell>
          <table:table-cell office:value-type="float" office:value="7.46" table:style-name="ce210">
            <text:p>7.46</text:p>
          </table:table-cell>
          <table:table-cell office:value-type="float" office:value="-1559" table:style-name="ce209">
            <text:p>–1,559</text:p>
          </table:table-cell>
          <table:table-cell office:value-type="float" office:value="-0.81" table:style-name="ce211">
            <text:p>–0.81</text:p>
          </table:table-cell>
          <table:table-cell office:value-type="float" office:value="6939" table:style-name="ce209">
            <text:p>6,939</text:p>
          </table:table-cell>
          <table:table-cell office:value-type="float" office:value="6807" table:style-name="ce209">
            <text:p>6,807</text:p>
          </table:table-cell>
          <table:table-cell office:value-type="float" office:value="132" table:style-name="ce209">
            <text:p>132</text:p>
          </table:table-cell>
          <table:table-cell office:value-type="float" office:value="39" table:style-name="ce209">
            <text:p>39</text:p>
          </table:table-cell>
          <table:table-cell office:value-type="float" office:value="93" table:style-name="ce209">
            <text:p>93</text:p>
          </table:table-cell>
          <table:table-cell office:value-type="float" office:value="3.59" table:style-name="ce210">
            <text:p>3.59</text:p>
          </table:table-cell>
          <table:table-cell office:value-type="float" office:value="4024" table:style-name="ce209">
            <text:p>4,024</text:p>
          </table:table-cell>
          <table:table-cell office:value-type="float" office:value="3989" table:style-name="ce209">
            <text:p>3,989</text:p>
          </table:table-cell>
          <table:table-cell office:value-type="float" office:value="35" table:style-name="ce209">
            <text:p>35</text:p>
          </table:table-cell>
          <table:table-cell office:value-type="float" office:value="11" table:style-name="ce209">
            <text:p>11</text:p>
          </table:table-cell>
          <table:table-cell office:value-type="float" office:value="24" table:style-name="ce209">
            <text:p>24</text:p>
          </table:table-cell>
          <table:table-cell office:value-type="float" office:value="2.08" table:style-name="ce210">
            <text:p>2.08</text:p>
          </table:table-cell>
          <table:table-cell office:value-type="float" office:value="74075" table:style-name="ce209">
            <text:p>74,075</text:p>
          </table:table-cell>
          <table:table-cell office:value-type="float" office:value="77089" table:style-name="ce209">
            <text:p>77,089</text:p>
          </table:table-cell>
          <table:table-cell office:value-type="float" office:value="573086" table:style-name="ce209">
            <text:p>573,086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8865759" table:style-name="ce209">
            <text:p>8,865,759</text:p>
          </table:table-cell>
          <table:table-cell office:value-type="float" office:value="23586562" table:style-name="ce209">
            <text:p>23,586,562</text:p>
          </table:table-cell>
          <table:table-cell office:value-type="float" office:value="11691334" table:style-name="ce209">
            <text:p>11,691,334</text:p>
          </table:table-cell>
          <table:table-cell office:value-type="float" office:value="11895228" table:style-name="ce209">
            <text:p>11,895,228</text:p>
          </table:table-cell>
          <table:table-cell office:value-type="float" office:value="12235" table:style-name="ce209">
            <text:p>12,235</text:p>
          </table:table-cell>
          <table:table-cell office:value-type="float" office:value="6403" table:style-name="ce209">
            <text:p>6,403</text:p>
          </table:table-cell>
          <table:table-cell office:value-type="float" office:value="5832" table:style-name="ce209">
            <text:p>5,832</text:p>
          </table:table-cell>
          <table:table-cell office:value-type="float" office:value="6.12" table:style-name="ce210">
            <text:p>6.12</text:p>
          </table:table-cell>
          <table:table-cell office:value-type="float" office:value="13272" table:style-name="ce209">
            <text:p>13,272</text:p>
          </table:table-cell>
          <table:table-cell office:value-type="float" office:value="7871" table:style-name="ce209">
            <text:p>7,871</text:p>
          </table:table-cell>
          <table:table-cell office:value-type="float" office:value="5401" table:style-name="ce209">
            <text:p>5,401</text:p>
          </table:table-cell>
          <table:table-cell office:value-type="float" office:value="6.64" table:style-name="ce210">
            <text:p>6.64</text:p>
          </table:table-cell>
          <table:table-cell office:value-type="float" office:value="-1037" table:style-name="ce209">
            <text:p>–1,037</text:p>
          </table:table-cell>
          <table:table-cell office:value-type="float" office:value="-0.52" table:style-name="ce211">
            <text:p>–0.52</text:p>
          </table:table-cell>
          <table:table-cell office:value-type="float" office:value="15370" table:style-name="ce209">
            <text:p>15,370</text:p>
          </table:table-cell>
          <table:table-cell office:value-type="float" office:value="14968" table:style-name="ce209">
            <text:p>14,968</text:p>
          </table:table-cell>
          <table:table-cell office:value-type="float" office:value="402" table:style-name="ce209">
            <text:p>402</text:p>
          </table:table-cell>
          <table:table-cell office:value-type="float" office:value="96" table:style-name="ce209">
            <text:p>96</text:p>
          </table:table-cell>
          <table:table-cell office:value-type="float" office:value="306" table:style-name="ce209">
            <text:p>306</text:p>
          </table:table-cell>
          <table:table-cell office:value-type="float" office:value="7.69" table:style-name="ce210">
            <text:p>7.69</text:p>
          </table:table-cell>
          <table:table-cell office:value-type="float" office:value="4447" table:style-name="ce209">
            <text:p>4,447</text:p>
          </table:table-cell>
          <table:table-cell office:value-type="float" office:value="4419" table:style-name="ce209">
            <text:p>4,419</text:p>
          </table:table-cell>
          <table:table-cell office:value-type="float" office:value="28" table:style-name="ce209">
            <text:p>28</text:p>
          </table:table-cell>
          <table:table-cell office:value-type="float" office:value="5" table:style-name="ce209">
            <text:p>5</text:p>
          </table:table-cell>
          <table:table-cell office:value-type="float" office:value="23" table:style-name="ce209">
            <text:p>23</text:p>
          </table:table-cell>
          <table:table-cell office:value-type="float" office:value="2.23" table:style-name="ce210">
            <text:p>2.23</text:p>
          </table:table-cell>
          <table:table-cell office:value-type="float" office:value="76367" table:style-name="ce209">
            <text:p>76,367</text:p>
          </table:table-cell>
          <table:table-cell office:value-type="float" office:value="80688" table:style-name="ce209">
            <text:p>80,688</text:p>
          </table:table-cell>
          <table:table-cell office:value-type="float" office:value="573469" table:style-name="ce209">
            <text:p>573,46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8874204" table:style-name="ce209">
            <text:p>8,874,204</text:p>
          </table:table-cell>
          <table:table-cell office:value-type="float" office:value="23583823" table:style-name="ce209">
            <text:p>23,583,823</text:p>
          </table:table-cell>
          <table:table-cell office:value-type="float" office:value="11689221" table:style-name="ce209">
            <text:p>11,689,221</text:p>
          </table:table-cell>
          <table:table-cell office:value-type="float" office:value="11894602" table:style-name="ce209">
            <text:p>11,894,602</text:p>
          </table:table-cell>
          <table:table-cell office:value-type="float" office:value="14247" table:style-name="ce209">
            <text:p>14,247</text:p>
          </table:table-cell>
          <table:table-cell office:value-type="float" office:value="7408" table:style-name="ce209">
            <text:p>7,408</text:p>
          </table:table-cell>
          <table:table-cell office:value-type="float" office:value="6839" table:style-name="ce209">
            <text:p>6,839</text:p>
          </table:table-cell>
          <table:table-cell office:value-type="float" office:value="7.37" table:style-name="ce210">
            <text:p>7.37</text:p>
          </table:table-cell>
          <table:table-cell office:value-type="float" office:value="13893" table:style-name="ce209">
            <text:p>13,893</text:p>
          </table:table-cell>
          <table:table-cell office:value-type="float" office:value="8120" table:style-name="ce209">
            <text:p>8,120</text:p>
          </table:table-cell>
          <table:table-cell office:value-type="float" office:value="5773" table:style-name="ce209">
            <text:p>5,773</text:p>
          </table:table-cell>
          <table:table-cell office:value-type="float" office:value="7.19" table:style-name="ce210">
            <text:p>7.19</text:p>
          </table:table-cell>
          <table:table-cell office:value-type="float" office:value="354" table:style-name="ce209">
            <text:p>354</text:p>
          </table:table-cell>
          <table:table-cell office:value-type="float" office:value="0.18" table:style-name="ce211">
            <text:p>0.18</text:p>
          </table:table-cell>
          <table:table-cell office:value-type="float" office:value="6889" table:style-name="ce209">
            <text:p>6,889</text:p>
          </table:table-cell>
          <table:table-cell office:value-type="float" office:value="6745" table:style-name="ce209">
            <text:p>6,745</text:p>
          </table:table-cell>
          <table:table-cell office:value-type="float" office:value="144" table:style-name="ce209">
            <text:p>144</text:p>
          </table:table-cell>
          <table:table-cell office:value-type="float" office:value="51" table:style-name="ce209">
            <text:p>51</text:p>
          </table:table-cell>
          <table:table-cell office:value-type="float" office:value="93" table:style-name="ce209">
            <text:p>93</text:p>
          </table:table-cell>
          <table:table-cell office:value-type="float" office:value="3.56" table:style-name="ce210">
            <text:p>3.56</text:p>
          </table:table-cell>
          <table:table-cell office:value-type="float" office:value="4259" table:style-name="ce209">
            <text:p>4,259</text:p>
          </table:table-cell>
          <table:table-cell office:value-type="float" office:value="4235" table:style-name="ce209">
            <text:p>4,235</text:p>
          </table:table-cell>
          <table:table-cell office:value-type="float" office:value="24" table:style-name="ce209">
            <text:p>24</text:p>
          </table:table-cell>
          <table:table-cell office:value-type="float" office:value="6" table:style-name="ce209">
            <text:p>6</text:p>
          </table:table-cell>
          <table:table-cell office:value-type="float" office:value="18" table:style-name="ce209">
            <text:p>18</text:p>
          </table:table-cell>
          <table:table-cell office:value-type="float" office:value="2.2000000000000002" table:style-name="ce210">
            <text:p>2.20</text:p>
          </table:table-cell>
          <table:table-cell office:value-type="float" office:value="72568" table:style-name="ce209">
            <text:p>72,568</text:p>
          </table:table-cell>
          <table:table-cell office:value-type="float" office:value="75661" table:style-name="ce209">
            <text:p>75,661</text:p>
          </table:table-cell>
          <table:table-cell office:value-type="float" office:value="573980" table:style-name="ce209">
            <text:p>573,980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8884763" table:style-name="ce209">
            <text:p>8,884,763</text:p>
          </table:table-cell>
          <table:table-cell office:value-type="float" office:value="23578705" table:style-name="ce209">
            <text:p>23,578,705</text:p>
          </table:table-cell>
          <table:table-cell office:value-type="float" office:value="11685947" table:style-name="ce209">
            <text:p>11,685,947</text:p>
          </table:table-cell>
          <table:table-cell office:value-type="float" office:value="11892758" table:style-name="ce209">
            <text:p>11,892,758</text:p>
          </table:table-cell>
          <table:table-cell office:value-type="float" office:value="12614" table:style-name="ce209">
            <text:p>12,614</text:p>
          </table:table-cell>
          <table:table-cell office:value-type="float" office:value="6582" table:style-name="ce209">
            <text:p>6,582</text:p>
          </table:table-cell>
          <table:table-cell office:value-type="float" office:value="6032" table:style-name="ce209">
            <text:p>6,032</text:p>
          </table:table-cell>
          <table:table-cell office:value-type="float" office:value="6.32" table:style-name="ce210">
            <text:p>6.32</text:p>
          </table:table-cell>
          <table:table-cell office:value-type="float" office:value="14533" table:style-name="ce209">
            <text:p>14,533</text:p>
          </table:table-cell>
          <table:table-cell office:value-type="float" office:value="8381" table:style-name="ce209">
            <text:p>8,381</text:p>
          </table:table-cell>
          <table:table-cell office:value-type="float" office:value="6152" table:style-name="ce209">
            <text:p>6,152</text:p>
          </table:table-cell>
          <table:table-cell office:value-type="float" office:value="7.28" table:style-name="ce210">
            <text:p>7.28</text:p>
          </table:table-cell>
          <table:table-cell office:value-type="float" office:value="-1919" table:style-name="ce209">
            <text:p>–1,919</text:p>
          </table:table-cell>
          <table:table-cell office:value-type="float" office:value="-0.96" table:style-name="ce211">
            <text:p>–0.96</text:p>
          </table:table-cell>
          <table:table-cell office:value-type="float" office:value="8324" table:style-name="ce209">
            <text:p>8,324</text:p>
          </table:table-cell>
          <table:table-cell office:value-type="float" office:value="8170" table:style-name="ce209">
            <text:p>8,170</text:p>
          </table:table-cell>
          <table:table-cell office:value-type="float" office:value="154" table:style-name="ce209">
            <text:p>154</text:p>
          </table:table-cell>
          <table:table-cell office:value-type="float" office:value="44" table:style-name="ce209">
            <text:p>44</text:p>
          </table:table-cell>
          <table:table-cell office:value-type="float" office:value="110" table:style-name="ce209">
            <text:p>110</text:p>
          </table:table-cell>
          <table:table-cell office:value-type="float" office:value="4.17" table:style-name="ce210">
            <text:p>4.17</text:p>
          </table:table-cell>
          <table:table-cell office:value-type="float" office:value="4905" table:style-name="ce209">
            <text:p>4,905</text:p>
          </table:table-cell>
          <table:table-cell office:value-type="float" office:value="4867" table:style-name="ce209">
            <text:p>4,867</text:p>
          </table:table-cell>
          <table:table-cell office:value-type="float" office:value="38" table:style-name="ce209">
            <text:p>38</text:p>
          </table:table-cell>
          <table:table-cell office:value-type="float" office:value="7" table:style-name="ce209">
            <text:p>7</text:p>
          </table:table-cell>
          <table:table-cell office:value-type="float" office:value="31" table:style-name="ce209">
            <text:p>31</text:p>
          </table:table-cell>
          <table:table-cell office:value-type="float" office:value="2.46" table:style-name="ce210">
            <text:p>2.46</text:p>
          </table:table-cell>
          <table:table-cell office:value-type="float" office:value="88137" table:style-name="ce209">
            <text:p>88,137</text:p>
          </table:table-cell>
          <table:table-cell office:value-type="float" office:value="91336" table:style-name="ce209">
            <text:p>91,336</text:p>
          </table:table-cell>
          <table:table-cell office:value-type="float" office:value="574508" table:style-name="ce209">
            <text:p>574,508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8903119" table:style-name="ce209">
            <text:p>8,903,119</text:p>
          </table:table-cell>
          <table:table-cell office:value-type="float" office:value="23574334" table:style-name="ce209">
            <text:p>23,574,334</text:p>
          </table:table-cell>
          <table:table-cell office:value-type="float" office:value="11683160" table:style-name="ce209">
            <text:p>11,683,160</text:p>
          </table:table-cell>
          <table:table-cell office:value-type="float" office:value="11891174" table:style-name="ce209">
            <text:p>11,891,174</text:p>
          </table:table-cell>
          <table:table-cell office:value-type="float" office:value="12787" table:style-name="ce209">
            <text:p>12,787</text:p>
          </table:table-cell>
          <table:table-cell office:value-type="float" office:value="6638" table:style-name="ce209">
            <text:p>6,638</text:p>
          </table:table-cell>
          <table:table-cell office:value-type="float" office:value="6149" table:style-name="ce209">
            <text:p>6,149</text:p>
          </table:table-cell>
          <table:table-cell office:value-type="float" office:value="6.4" table:style-name="ce210">
            <text:p>6.40</text:p>
          </table:table-cell>
          <table:table-cell office:value-type="float" office:value="13301" table:style-name="ce209">
            <text:p>13,301</text:p>
          </table:table-cell>
          <table:table-cell office:value-type="float" office:value="7767" table:style-name="ce209">
            <text:p>7,767</text:p>
          </table:table-cell>
          <table:table-cell office:value-type="float" office:value="5534" table:style-name="ce209">
            <text:p>5,534</text:p>
          </table:table-cell>
          <table:table-cell office:value-type="float" office:value="6.66" table:style-name="ce210">
            <text:p>6.66</text:p>
          </table:table-cell>
          <table:table-cell office:value-type="float" office:value="-514" table:style-name="ce209">
            <text:p>–514</text:p>
          </table:table-cell>
          <table:table-cell office:value-type="float" office:value="-0.26" table:style-name="ce211">
            <text:p>–0.26</text:p>
          </table:table-cell>
          <table:table-cell office:value-type="float" office:value="6583" table:style-name="ce209">
            <text:p>6,583</text:p>
          </table:table-cell>
          <table:table-cell office:value-type="float" office:value="6422" table:style-name="ce209">
            <text:p>6,422</text:p>
          </table:table-cell>
          <table:table-cell office:value-type="float" office:value="161" table:style-name="ce209">
            <text:p>161</text:p>
          </table:table-cell>
          <table:table-cell office:value-type="float" office:value="64" table:style-name="ce209">
            <text:p>64</text:p>
          </table:table-cell>
          <table:table-cell office:value-type="float" office:value="97" table:style-name="ce209">
            <text:p>97</text:p>
          </table:table-cell>
          <table:table-cell office:value-type="float" office:value="3.3" table:style-name="ce210">
            <text:p>3.30</text:p>
          </table:table-cell>
          <table:table-cell office:value-type="float" office:value="4379" table:style-name="ce209">
            <text:p>4,379</text:p>
          </table:table-cell>
          <table:table-cell office:value-type="float" office:value="4350" table:style-name="ce209">
            <text:p>4,350</text:p>
          </table:table-cell>
          <table:table-cell office:value-type="float" office:value="29" table:style-name="ce209">
            <text:p>29</text:p>
          </table:table-cell>
          <table:table-cell office:value-type="float" office:value="9" table:style-name="ce209">
            <text:p>9</text:p>
          </table:table-cell>
          <table:table-cell office:value-type="float" office:value="20" table:style-name="ce209">
            <text:p>20</text:p>
          </table:table-cell>
          <table:table-cell office:value-type="float" office:value="2.19" table:style-name="ce210">
            <text:p>2.19</text:p>
          </table:table-cell>
          <table:table-cell office:value-type="float" office:value="89396" table:style-name="ce209">
            <text:p>89,396</text:p>
          </table:table-cell>
          <table:table-cell office:value-type="float" office:value="93253" table:style-name="ce209">
            <text:p>93,253</text:p>
          </table:table-cell>
          <table:table-cell office:value-type="float" office:value="575067" table:style-name="ce209">
            <text:p>575,06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8921682" table:style-name="ce209">
            <text:p>8,921,682</text:p>
          </table:table-cell>
          <table:table-cell office:value-type="float" office:value="23568378" table:style-name="ce209">
            <text:p>23,568,378</text:p>
          </table:table-cell>
          <table:table-cell office:value-type="float" office:value="11679669" table:style-name="ce209">
            <text:p>11,679,669</text:p>
          </table:table-cell>
          <table:table-cell office:value-type="float" office:value="11888709" table:style-name="ce209">
            <text:p>11,888,709</text:p>
          </table:table-cell>
          <table:table-cell office:value-type="float" office:value="13854" table:style-name="ce209">
            <text:p>13,854</text:p>
          </table:table-cell>
          <table:table-cell office:value-type="float" office:value="7318" table:style-name="ce209">
            <text:p>7,318</text:p>
          </table:table-cell>
          <table:table-cell office:value-type="float" office:value="6536" table:style-name="ce209">
            <text:p>6,536</text:p>
          </table:table-cell>
          <table:table-cell office:value-type="float" office:value="7.17" table:style-name="ce210">
            <text:p>7.17</text:p>
          </table:table-cell>
          <table:table-cell office:value-type="float" office:value="13876" table:style-name="ce209">
            <text:p>13,876</text:p>
          </table:table-cell>
          <table:table-cell office:value-type="float" office:value="8136" table:style-name="ce209">
            <text:p>8,136</text:p>
          </table:table-cell>
          <table:table-cell office:value-type="float" office:value="5740" table:style-name="ce209">
            <text:p>5,740</text:p>
          </table:table-cell>
          <table:table-cell office:value-type="float" office:value="7.18" table:style-name="ce210">
            <text:p>7.18</text:p>
          </table:table-cell>
          <table:table-cell office:value-type="float" office:value="-22" table:style-name="ce209">
            <text:p>–22</text:p>
          </table:table-cell>
          <table:table-cell office:value-type="float" office:value="-0.01" table:style-name="ce211">
            <text:p>–0.01</text:p>
          </table:table-cell>
          <table:table-cell office:value-type="float" office:value="7242" table:style-name="ce209">
            <text:p>7,242</text:p>
          </table:table-cell>
          <table:table-cell office:value-type="float" office:value="7063" table:style-name="ce209">
            <text:p>7,063</text:p>
          </table:table-cell>
          <table:table-cell office:value-type="float" office:value="179" table:style-name="ce209">
            <text:p>179</text:p>
          </table:table-cell>
          <table:table-cell office:value-type="float" office:value="46" table:style-name="ce209">
            <text:p>46</text:p>
          </table:table-cell>
          <table:table-cell office:value-type="float" office:value="133" table:style-name="ce209">
            <text:p>133</text:p>
          </table:table-cell>
          <table:table-cell office:value-type="float" office:value="3.75" table:style-name="ce210">
            <text:p>3.75</text:p>
          </table:table-cell>
          <table:table-cell office:value-type="float" office:value="4516" table:style-name="ce209">
            <text:p>4,516</text:p>
          </table:table-cell>
          <table:table-cell office:value-type="float" office:value="4492" table:style-name="ce209">
            <text:p>4,492</text:p>
          </table:table-cell>
          <table:table-cell office:value-type="float" office:value="24" table:style-name="ce209">
            <text:p>24</text:p>
          </table:table-cell>
          <table:table-cell office:value-type="float" office:value="5" table:style-name="ce209">
            <text:p>5</text:p>
          </table:table-cell>
          <table:table-cell office:value-type="float" office:value="19" table:style-name="ce209">
            <text:p>19</text:p>
          </table:table-cell>
          <table:table-cell office:value-type="float" office:value="2.34" table:style-name="ce210">
            <text:p>2.34</text:p>
          </table:table-cell>
          <table:table-cell office:value-type="float" office:value="92416" table:style-name="ce209">
            <text:p>92,416</text:p>
          </table:table-cell>
          <table:table-cell office:value-type="float" office:value="98350" table:style-name="ce209">
            <text:p>98,350</text:p>
          </table:table-cell>
          <table:table-cell office:value-type="float" office:value="575555" table:style-name="ce209">
            <text:p>575,55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office:value-type="float" office:value="8923738" table:style-name="ce209">
            <text:p>8,923,738</text:p>
          </table:table-cell>
          <table:table-cell office:value-type="float" office:value="23566471" table:style-name="ce209">
            <text:p>23,566,471</text:p>
          </table:table-cell>
          <table:table-cell office:value-type="float" office:value="11677788" table:style-name="ce209">
            <text:p>11,677,788</text:p>
          </table:table-cell>
          <table:table-cell office:value-type="float" office:value="11888683" table:style-name="ce209">
            <text:p>11,888,683</text:p>
          </table:table-cell>
          <table:table-cell office:value-type="float" office:value="14031" table:style-name="ce209">
            <text:p>14,031</text:p>
          </table:table-cell>
          <table:table-cell office:value-type="float" office:value="7205" table:style-name="ce209">
            <text:p>7,205</text:p>
          </table:table-cell>
          <table:table-cell office:value-type="float" office:value="6826" table:style-name="ce209">
            <text:p>6,826</text:p>
          </table:table-cell>
          <table:table-cell office:value-type="float" office:value="7.03" table:style-name="ce210">
            <text:p>7.03</text:p>
          </table:table-cell>
          <table:table-cell office:value-type="float" office:value="13542" table:style-name="ce209">
            <text:p>13,542</text:p>
          </table:table-cell>
          <table:table-cell office:value-type="float" office:value="7938" table:style-name="ce209">
            <text:p>7,938</text:p>
          </table:table-cell>
          <table:table-cell office:value-type="float" office:value="5604" table:style-name="ce209">
            <text:p>5,604</text:p>
          </table:table-cell>
          <table:table-cell office:value-type="float" office:value="6.78" table:style-name="ce210">
            <text:p>6.78</text:p>
          </table:table-cell>
          <table:table-cell office:value-type="float" office:value="489" table:style-name="ce209">
            <text:p>489</text:p>
          </table:table-cell>
          <table:table-cell office:value-type="float" office:value="0.24" table:style-name="ce211">
            <text:p>0.24</text:p>
          </table:table-cell>
          <table:table-cell office:value-type="float" office:value="12384" table:style-name="ce209">
            <text:p>12,384</text:p>
          </table:table-cell>
          <table:table-cell office:value-type="float" office:value="12204" table:style-name="ce209">
            <text:p>12,204</text:p>
          </table:table-cell>
          <table:table-cell office:value-type="float" office:value="180" table:style-name="ce209">
            <text:p>180</text:p>
          </table:table-cell>
          <table:table-cell office:value-type="float" office:value="50" table:style-name="ce209">
            <text:p>50</text:p>
          </table:table-cell>
          <table:table-cell office:value-type="float" office:value="130" table:style-name="ce209">
            <text:p>130</text:p>
          </table:table-cell>
          <table:table-cell office:value-type="float" office:value="6.2" table:style-name="ce210">
            <text:p>6.20</text:p>
          </table:table-cell>
          <table:table-cell office:value-type="float" office:value="4043" table:style-name="ce209">
            <text:p>4,043</text:p>
          </table:table-cell>
          <table:table-cell office:value-type="float" office:value="4017" table:style-name="ce209">
            <text:p>4,017</text:p>
          </table:table-cell>
          <table:table-cell office:value-type="float" office:value="26" table:style-name="ce209">
            <text:p>26</text:p>
          </table:table-cell>
          <table:table-cell office:value-type="float" office:value="9" table:style-name="ce209">
            <text:p>9</text:p>
          </table:table-cell>
          <table:table-cell office:value-type="float" office:value="17" table:style-name="ce209">
            <text:p>17</text:p>
          </table:table-cell>
          <table:table-cell office:value-type="float" office:value="2.0299999999999998" table:style-name="ce210">
            <text:p>2.03</text:p>
          </table:table-cell>
          <table:table-cell office:value-type="float" office:value="63402" table:style-name="ce209">
            <text:p>63,402</text:p>
          </table:table-cell>
          <table:table-cell office:value-type="float" office:value="65798" table:style-name="ce209">
            <text:p>65,798</text:p>
          </table:table-cell>
          <table:table-cell office:value-type="float" office:value="575967" table:style-name="ce209">
            <text:p>575,96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office:value-type="float" office:value="8928167" table:style-name="ce209">
            <text:p>8,928,167</text:p>
          </table:table-cell>
          <table:table-cell office:value-type="float" office:value="23563356" table:style-name="ce209">
            <text:p>23,563,356</text:p>
          </table:table-cell>
          <table:table-cell office:value-type="float" office:value="11675605" table:style-name="ce209">
            <text:p>11,675,605</text:p>
          </table:table-cell>
          <table:table-cell office:value-type="float" office:value="11887751" table:style-name="ce209">
            <text:p>11,887,751</text:p>
          </table:table-cell>
          <table:table-cell office:value-type="float" office:value="14656" table:style-name="ce209">
            <text:p>14,656</text:p>
          </table:table-cell>
          <table:table-cell office:value-type="float" office:value="7659" table:style-name="ce209">
            <text:p>7,659</text:p>
          </table:table-cell>
          <table:table-cell office:value-type="float" office:value="6997" table:style-name="ce209">
            <text:p>6,997</text:p>
          </table:table-cell>
          <table:table-cell office:value-type="float" office:value="7.587380510973774" table:style-name="ce210">
            <text:p>7.59</text:p>
          </table:table-cell>
          <table:table-cell office:value-type="float" office:value="14141" table:style-name="ce209">
            <text:p>14,141</text:p>
          </table:table-cell>
          <table:table-cell office:value-type="float" office:value="8271" table:style-name="ce209">
            <text:p>8,271</text:p>
          </table:table-cell>
          <table:table-cell office:value-type="float" office:value="5870" table:style-name="ce209">
            <text:p>5,870</text:p>
          </table:table-cell>
          <table:table-cell office:value-type="float" office:value="7.3207660893613626" table:style-name="ce210">
            <text:p>7.32</text:p>
          </table:table-cell>
          <table:table-cell office:value-type="float" office:value="515" table:style-name="ce209">
            <text:p>515</text:p>
          </table:table-cell>
          <table:table-cell office:value-type="float" office:value="0.26661442161241089" table:style-name="ce211">
            <text:p>0.27</text:p>
          </table:table-cell>
          <table:table-cell office:value-type="float" office:value="9186" table:style-name="ce209">
            <text:p>9,186</text:p>
          </table:table-cell>
          <table:table-cell office:value-type="float" office:value="9023" table:style-name="ce209">
            <text:p>9,023</text:p>
          </table:table-cell>
          <table:table-cell office:value-type="float" office:value="163" table:style-name="ce209">
            <text:p>163</text:p>
          </table:table-cell>
          <table:table-cell office:value-type="float" office:value="35" table:style-name="ce209">
            <text:p>35</text:p>
          </table:table-cell>
          <table:table-cell office:value-type="float" office:value="128" table:style-name="ce209">
            <text:p>128</text:p>
          </table:table-cell>
          <table:table-cell office:value-type="float" office:value="4.755572964915741" table:style-name="ce210">
            <text:p>4.76</text:p>
          </table:table-cell>
          <table:table-cell office:value-type="float" office:value="4209" table:style-name="ce209">
            <text:p>4,209</text:p>
          </table:table-cell>
          <table:table-cell office:value-type="float" office:value="4171" table:style-name="ce209">
            <text:p>4,171</text:p>
          </table:table-cell>
          <table:table-cell office:value-type="float" office:value="38" table:style-name="ce209">
            <text:p>38</text:p>
          </table:table-cell>
          <table:table-cell office:value-type="float" office:value="13" table:style-name="ce209">
            <text:p>13</text:p>
          </table:table-cell>
          <table:table-cell office:value-type="float" office:value="25" table:style-name="ce209">
            <text:p>25</text:p>
          </table:table-cell>
          <table:table-cell office:value-type="float" office:value="2.1789904865371597" table:style-name="ce210">
            <text:p>2.18</text:p>
          </table:table-cell>
          <table:table-cell office:value-type="float" office:value="68722" table:style-name="ce209">
            <text:p>68,722</text:p>
          </table:table-cell>
          <table:table-cell office:value-type="float" office:value="72352" table:style-name="ce209">
            <text:p>72,352</text:p>
          </table:table-cell>
          <table:table-cell office:value-type="float" office:value="576374" table:style-name="ce209">
            <text:p>576,37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2<text:s/><text:span text:style-name="T6">月</text:span></text:p>
          </table:table-cell>
          <table:covered-table-cell/>
          <table:table-cell office:value-type="float" office:value="8933814" table:style-name="ce209">
            <text:p>8,933,814</text:p>
          </table:table-cell>
          <table:table-cell office:value-type="float" office:value="23561236" table:style-name="ce209">
            <text:p>23,561,236</text:p>
          </table:table-cell>
          <table:table-cell office:value-type="float" office:value="11673765" table:style-name="ce209">
            <text:p>11,673,765</text:p>
          </table:table-cell>
          <table:table-cell office:value-type="float" office:value="11887471" table:style-name="ce209">
            <text:p>11,887,471</text:p>
          </table:table-cell>
          <table:table-cell office:value-type="float" office:value="17547" table:style-name="ce209">
            <text:p>17,547</text:p>
          </table:table-cell>
          <table:table-cell office:value-type="float" office:value="9039" table:style-name="ce209">
            <text:p>9,039</text:p>
          </table:table-cell>
          <table:table-cell office:value-type="float" office:value="8508" table:style-name="ce209">
            <text:p>8,508</text:p>
          </table:table-cell>
          <table:table-cell office:value-type="float" office:value="8.7923437703869318" table:style-name="ce210">
            <text:p>8.79</text:p>
          </table:table-cell>
          <table:table-cell office:value-type="float" office:value="15208" table:style-name="ce209">
            <text:p>15,208</text:p>
          </table:table-cell>
          <table:table-cell office:value-type="float" office:value="8944" table:style-name="ce209">
            <text:p>8,944</text:p>
          </table:table-cell>
          <table:table-cell office:value-type="float" office:value="6264" table:style-name="ce209">
            <text:p>6,264</text:p>
          </table:table-cell>
          <table:table-cell office:value-type="float" office:value="7.6203319120102826" table:style-name="ce210">
            <text:p>7.62</text:p>
          </table:table-cell>
          <table:table-cell office:value-type="float" office:value="2339" table:style-name="ce209">
            <text:p>2,339</text:p>
          </table:table-cell>
          <table:table-cell office:value-type="float" office:value="1.1720118583766475" table:style-name="ce211">
            <text:p>1.17</text:p>
          </table:table-cell>
          <table:table-cell office:value-type="float" office:value="15638" table:style-name="ce209">
            <text:p>15,638</text:p>
          </table:table-cell>
          <table:table-cell office:value-type="float" office:value="15380" table:style-name="ce209">
            <text:p>15,380</text:p>
          </table:table-cell>
          <table:table-cell office:value-type="float" office:value="258" table:style-name="ce209">
            <text:p>258</text:p>
          </table:table-cell>
          <table:table-cell office:value-type="float" office:value="55" table:style-name="ce209">
            <text:p>55</text:p>
          </table:table-cell>
          <table:table-cell office:value-type="float" office:value="203" table:style-name="ce209">
            <text:p>203</text:p>
          </table:table-cell>
          <table:table-cell office:value-type="float" office:value="7.8357936901641763" table:style-name="ce210">
            <text:p>7.84</text:p>
          </table:table-cell>
          <table:table-cell office:value-type="float" office:value="4338" table:style-name="ce209">
            <text:p>4,338</text:p>
          </table:table-cell>
          <table:table-cell office:value-type="float" office:value="4287" table:style-name="ce209">
            <text:p>4,287</text:p>
          </table:table-cell>
          <table:table-cell office:value-type="float" office:value="51" table:style-name="ce209">
            <text:p>51</text:p>
          </table:table-cell>
          <table:table-cell office:value-type="float" office:value="11" table:style-name="ce209">
            <text:p>11</text:p>
          </table:table-cell>
          <table:table-cell office:value-type="float" office:value="40" table:style-name="ce209">
            <text:p>40</text:p>
          </table:table-cell>
          <table:table-cell office:value-type="float" office:value="2.1736585898409131" table:style-name="ce210">
            <text:p>2.17</text:p>
          </table:table-cell>
          <table:table-cell office:value-type="float" office:value="77830" table:style-name="ce209">
            <text:p>77,830</text:p>
          </table:table-cell>
          <table:table-cell office:value-type="float" office:value="82289" table:style-name="ce209">
            <text:p>82,289</text:p>
          </table:table-cell>
          <table:table-cell office:value-type="float" office:value="576792" table:style-name="ce209">
            <text:p>576,792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10<text:span text:style-name="T8">年</text:span></text:p>
          </table:table-cell>
          <table:covered-table-cell/>
          <table:table-cell office:value-type="float" office:value="9006580" table:style-name="ce203">
            <text:p>9,006,580</text:p>
          </table:table-cell>
          <table:table-cell office:value-type="float" office:value="23375314" table:style-name="ce203">
            <text:p>23,375,314</text:p>
          </table:table-cell>
          <table:table-cell office:value-type="float" office:value="11578696" table:style-name="ce203">
            <text:p>11,578,696</text:p>
          </table:table-cell>
          <table:table-cell office:value-type="float" office:value="11796618" table:style-name="ce203">
            <text:p>11,796,618</text:p>
          </table:table-cell>
          <table:table-cell office:value-type="float" office:value="153820" table:style-name="ce203">
            <text:p>153,820</text:p>
          </table:table-cell>
          <table:table-cell office:value-type="float" office:value="79513" table:style-name="ce203">
            <text:p>79,513</text:p>
          </table:table-cell>
          <table:table-cell office:value-type="float" office:value="74307" table:style-name="ce203">
            <text:p>74,307</text:p>
          </table:table-cell>
          <table:table-cell office:value-type="float" office:value="6.5543803283368716" table:style-name="ce212">
            <text:p>6.55</text:p>
          </table:table-cell>
          <table:table-cell office:value-type="float" office:value="183732" table:style-name="ce203">
            <text:p>183,732</text:p>
          </table:table-cell>
          <table:table-cell office:value-type="float" office:value="106877" table:style-name="ce203">
            <text:p>106,877</text:p>
          </table:table-cell>
          <table:table-cell office:value-type="float" office:value="76855" table:style-name="ce203">
            <text:p>76,855</text:p>
          </table:table-cell>
          <table:table-cell office:value-type="float" office:value="7.8289520640098162" table:style-name="ce212">
            <text:p>7.83</text:p>
          </table:table-cell>
          <table:table-cell office:value-type="float" office:value="-29912" table:style-name="ce203">
            <text:p>–29,912</text:p>
          </table:table-cell>
          <table:table-cell office:value-type="float" office:value="-1.2745717356729458" table:style-name="ce213">
            <text:p>–1.27</text:p>
          </table:table-cell>
          <table:table-cell office:value-type="float" office:value="114606" table:style-name="ce203">
            <text:p>114,606</text:p>
          </table:table-cell>
          <table:table-cell office:value-type="float" office:value="112750" table:style-name="ce203">
            <text:p>112,750</text:p>
          </table:table-cell>
          <table:table-cell office:value-type="float" office:value="1856" table:style-name="ce203">
            <text:p>1,856</text:p>
          </table:table-cell>
          <table:table-cell office:value-type="float" office:value="535" table:style-name="ce203">
            <text:p>535</text:p>
          </table:table-cell>
          <table:table-cell office:value-type="float" office:value="1321" table:style-name="ce203">
            <text:p>1,321</text:p>
          </table:table-cell>
          <table:table-cell office:value-type="float" office:value="4.8834437128421246" table:style-name="ce212">
            <text:p>4.88</text:p>
          </table:table-cell>
          <table:table-cell office:value-type="float" office:value="47887" table:style-name="ce203">
            <text:p>47,887</text:p>
          </table:table-cell>
          <table:table-cell office:value-type="float" office:value="47379" table:style-name="ce203">
            <text:p>47,379</text:p>
          </table:table-cell>
          <table:table-cell office:value-type="float" office:value="508" table:style-name="ce203">
            <text:p>508</text:p>
          </table:table-cell>
          <table:table-cell office:value-type="float" office:value="126" table:style-name="ce203">
            <text:p>126</text:p>
          </table:table-cell>
          <table:table-cell office:value-type="float" office:value="382" table:style-name="ce203">
            <text:p>382</text:p>
          </table:table-cell>
          <table:table-cell office:value-type="float" office:value="2.040499354980287" table:style-name="ce212">
            <text:p>2.04</text:p>
          </table:table-cell>
          <table:table-cell office:value-type="float" office:value="920703" table:style-name="ce203">
            <text:p>920,703</text:p>
          </table:table-cell>
          <table:table-cell office:value-type="float" office:value="1076713" table:style-name="ce203">
            <text:p>1,076,713</text:p>
          </table:table-cell>
          <table:table-cell office:value-type="float" office:value="580758" table:style-name="ce203">
            <text:p>580,758</text:p>
          </table:table-cell>
          <table:table-cell table:number-columns-repeated="16353" table:style-name="ce214"/>
        </table:table-row>
        <table:table-row table:style-name="ro7" table:visibility="collapse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8938484" table:style-name="ce209">
            <text:p>8,938,484</text:p>
          </table:table-cell>
          <table:table-cell office:value-type="float" office:value="23548633" table:style-name="ce209">
            <text:p>23,548,633</text:p>
          </table:table-cell>
          <table:table-cell office:value-type="float" office:value="11666663" table:style-name="ce209">
            <text:p>11,666,663</text:p>
          </table:table-cell>
          <table:table-cell office:value-type="float" office:value="11881970" table:style-name="ce209">
            <text:p>11,881,970</text:p>
          </table:table-cell>
          <table:table-cell office:value-type="float" office:value="9601" table:style-name="ce209">
            <text:p>9,601</text:p>
          </table:table-cell>
          <table:table-cell office:value-type="float" office:value="4906" table:style-name="ce209">
            <text:p>4,906</text:p>
          </table:table-cell>
          <table:table-cell office:value-type="float" office:value="4695" table:style-name="ce209">
            <text:p>4,695</text:p>
          </table:table-cell>
          <table:table-cell office:value-type="float" office:value="4.7991656380137471" table:style-name="ce210">
            <text:p>4.80</text:p>
          </table:table-cell>
          <table:table-cell office:value-type="float" office:value="16332" table:style-name="ce209">
            <text:p>16,332</text:p>
          </table:table-cell>
          <table:table-cell office:value-type="float" office:value="9566" table:style-name="ce209">
            <text:p>9,566</text:p>
          </table:table-cell>
          <table:table-cell office:value-type="float" office:value="6766" table:style-name="ce209">
            <text:p>6,766</text:p>
          </table:table-cell>
          <table:table-cell office:value-type="float" office:value="8.1637301531132707" table:style-name="ce210">
            <text:p>8.16</text:p>
          </table:table-cell>
          <table:table-cell office:value-type="float" office:value="-6731" table:style-name="ce209">
            <text:p>–6,731</text:p>
          </table:table-cell>
          <table:table-cell office:value-type="float" office:value="-3.3645645150995236" table:style-name="ce211">
            <text:p>–3.36</text:p>
          </table:table-cell>
          <table:table-cell office:value-type="float" office:value="10619" table:style-name="ce209">
            <text:p>10,619</text:p>
          </table:table-cell>
          <table:table-cell office:value-type="float" office:value="10486" table:style-name="ce209">
            <text:p>10,486</text:p>
          </table:table-cell>
          <table:table-cell office:value-type="float" office:value="133" table:style-name="ce209">
            <text:p>133</text:p>
          </table:table-cell>
          <table:table-cell office:value-type="float" office:value="42" table:style-name="ce209">
            <text:p>42</text:p>
          </table:table-cell>
          <table:table-cell office:value-type="float" office:value="91" table:style-name="ce209">
            <text:p>91</text:p>
          </table:table-cell>
          <table:table-cell office:value-type="float" office:value="5.3080241547826237" table:style-name="ce210">
            <text:p>5.31</text:p>
          </table:table-cell>
          <table:table-cell office:value-type="float" office:value="3601" table:style-name="ce209">
            <text:p>3,601</text:p>
          </table:table-cell>
          <table:table-cell office:value-type="float" office:value="3566" table:style-name="ce209">
            <text:p>3,566</text:p>
          </table:table-cell>
          <table:table-cell office:value-type="float" office:value="35" table:style-name="ce209">
            <text:p>35</text:p>
          </table:table-cell>
          <table:table-cell office:value-type="float" office:value="9" table:style-name="ce209">
            <text:p>9</text:p>
          </table:table-cell>
          <table:table-cell office:value-type="float" office:value="26" table:style-name="ce209">
            <text:p>26</text:p>
          </table:table-cell>
          <table:table-cell office:value-type="float" office:value="1.799999527391678" table:style-name="ce210">
            <text:p>1.80</text:p>
          </table:table-cell>
          <table:table-cell office:value-type="float" office:value="69158" table:style-name="ce209">
            <text:p>69,158</text:p>
          </table:table-cell>
          <table:table-cell office:value-type="float" office:value="75030" table:style-name="ce209">
            <text:p>75,030</text:p>
          </table:table-cell>
          <table:table-cell office:value-type="float" office:value="577029" table:style-name="ce209">
            <text:p>577,02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8942698" table:style-name="ce209">
            <text:p>8,942,698</text:p>
          </table:table-cell>
          <table:table-cell office:value-type="float" office:value="23539588" table:style-name="ce209">
            <text:p>23,539,588</text:p>
          </table:table-cell>
          <table:table-cell office:value-type="float" office:value="11661640" table:style-name="ce209">
            <text:p>11,661,640</text:p>
          </table:table-cell>
          <table:table-cell office:value-type="float" office:value="11877948" table:style-name="ce209">
            <text:p>11,877,948</text:p>
          </table:table-cell>
          <table:table-cell office:value-type="float" office:value="11497" table:style-name="ce209">
            <text:p>11,497</text:p>
          </table:table-cell>
          <table:table-cell office:value-type="float" office:value="6028" table:style-name="ce209">
            <text:p>6,028</text:p>
          </table:table-cell>
          <table:table-cell office:value-type="float" office:value="5469" table:style-name="ce209">
            <text:p>5,469</text:p>
          </table:table-cell>
          <table:table-cell office:value-type="float" office:value="6.3655667578886508" table:style-name="ce210">
            <text:p>6.37</text:p>
          </table:table-cell>
          <table:table-cell office:value-type="float" office:value="14856" table:style-name="ce209">
            <text:p>14,856</text:p>
          </table:table-cell>
          <table:table-cell office:value-type="float" office:value="8561" table:style-name="ce209">
            <text:p>8,561</text:p>
          </table:table-cell>
          <table:table-cell office:value-type="float" office:value="6295" table:style-name="ce209">
            <text:p>6,295</text:p>
          </table:table-cell>
          <table:table-cell office:value-type="float" office:value="8.2253509398272406" table:style-name="ce210">
            <text:p>8.23</text:p>
          </table:table-cell>
          <table:table-cell office:value-type="float" office:value="-3359" table:style-name="ce209">
            <text:p>–3,359</text:p>
          </table:table-cell>
          <table:table-cell office:value-type="float" office:value="-1.8597841819385907" table:style-name="ce211">
            <text:p>–1.86</text:p>
          </table:table-cell>
          <table:table-cell office:value-type="float" office:value="7710" table:style-name="ce209">
            <text:p>7,710</text:p>
          </table:table-cell>
          <table:table-cell office:value-type="float" office:value="7581" table:style-name="ce209">
            <text:p>7,581</text:p>
          </table:table-cell>
          <table:table-cell office:value-type="float" office:value="129" table:style-name="ce209">
            <text:p>129</text:p>
          </table:table-cell>
          <table:table-cell office:value-type="float" office:value="41" table:style-name="ce209">
            <text:p>41</text:p>
          </table:table-cell>
          <table:table-cell office:value-type="float" office:value="88" table:style-name="ce209">
            <text:p>88</text:p>
          </table:table-cell>
          <table:table-cell office:value-type="float" office:value="4.2688109683675304" table:style-name="ce210">
            <text:p>4.27</text:p>
          </table:table-cell>
          <table:table-cell office:value-type="float" office:value="3371" table:style-name="ce209">
            <text:p>3,371</text:p>
          </table:table-cell>
          <table:table-cell office:value-type="float" office:value="3326" table:style-name="ce209">
            <text:p>3,326</text:p>
          </table:table-cell>
          <table:table-cell office:value-type="float" office:value="45" table:style-name="ce209">
            <text:p>45</text:p>
          </table:table-cell>
          <table:table-cell office:value-type="float" office:value="12" table:style-name="ce209">
            <text:p>12</text:p>
          </table:table-cell>
          <table:table-cell office:value-type="float" office:value="33" table:style-name="ce209">
            <text:p>33</text:p>
          </table:table-cell>
          <table:table-cell office:value-type="float" office:value="1.8664282457025869" table:style-name="ce210">
            <text:p>1.87</text:p>
          </table:table-cell>
          <table:table-cell office:value-type="float" office:value="64406" table:style-name="ce209">
            <text:p>64,406</text:p>
          </table:table-cell>
          <table:table-cell office:value-type="float" office:value="70092" table:style-name="ce209">
            <text:p>70,092</text:p>
          </table:table-cell>
          <table:table-cell office:value-type="float" office:value="577401" table:style-name="ce209">
            <text:p>577,401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8950538" table:style-name="ce209">
            <text:p>8,950,538</text:p>
          </table:table-cell>
          <table:table-cell office:value-type="float" office:value="23525623" table:style-name="ce209">
            <text:p>23,525,623</text:p>
          </table:table-cell>
          <table:table-cell office:value-type="float" office:value="11654138" table:style-name="ce209">
            <text:p>11,654,138</text:p>
          </table:table-cell>
          <table:table-cell office:value-type="float" office:value="11871485" table:style-name="ce209">
            <text:p>11,871,485</text:p>
          </table:table-cell>
          <table:table-cell office:value-type="float" office:value="13819" table:style-name="ce209">
            <text:p>13,819</text:p>
          </table:table-cell>
          <table:table-cell office:value-type="float" office:value="7097" table:style-name="ce209">
            <text:p>7,097</text:p>
          </table:table-cell>
          <table:table-cell office:value-type="float" office:value="6722" table:style-name="ce209">
            <text:p>6,722</text:p>
          </table:table-cell>
          <table:table-cell office:value-type="float" office:value="6.9141336961247797" table:style-name="ce210">
            <text:p>6.91</text:p>
          </table:table-cell>
          <table:table-cell office:value-type="float" office:value="16438" table:style-name="ce209">
            <text:p>16,438</text:p>
          </table:table-cell>
          <table:table-cell office:value-type="float" office:value="9535" table:style-name="ce209">
            <text:p>9,535</text:p>
          </table:table-cell>
          <table:table-cell office:value-type="float" office:value="6903" table:style-name="ce209">
            <text:p>6,903</text:p>
          </table:table-cell>
          <table:table-cell office:value-type="float" office:value="8.2245118819667908" table:style-name="ce210">
            <text:p>8.22</text:p>
          </table:table-cell>
          <table:table-cell office:value-type="float" office:value="-2619" table:style-name="ce209">
            <text:p>–2,619</text:p>
          </table:table-cell>
          <table:table-cell office:value-type="float" office:value="-1.3103781858420143" table:style-name="ce211">
            <text:p>–1.31</text:p>
          </table:table-cell>
          <table:table-cell office:value-type="float" office:value="10426" table:style-name="ce209">
            <text:p>10,426</text:p>
          </table:table-cell>
          <table:table-cell office:value-type="float" office:value="10274" table:style-name="ce209">
            <text:p>10,274</text:p>
          </table:table-cell>
          <table:table-cell office:value-type="float" office:value="152" table:style-name="ce209">
            <text:p>152</text:p>
          </table:table-cell>
          <table:table-cell office:value-type="float" office:value="51" table:style-name="ce209">
            <text:p>51</text:p>
          </table:table-cell>
          <table:table-cell office:value-type="float" office:value="101" table:style-name="ce209">
            <text:p>101</text:p>
          </table:table-cell>
          <table:table-cell office:value-type="float" office:value="5.2164959776971518" table:style-name="ce210">
            <text:p>5.22</text:p>
          </table:table-cell>
          <table:table-cell office:value-type="float" office:value="4719" table:style-name="ce209">
            <text:p>4,719</text:p>
          </table:table-cell>
          <table:table-cell office:value-type="float" office:value="4669" table:style-name="ce209">
            <text:p>4,669</text:p>
          </table:table-cell>
          <table:table-cell office:value-type="float" office:value="50" table:style-name="ce209">
            <text:p>50</text:p>
          </table:table-cell>
          <table:table-cell office:value-type="float" office:value="11" table:style-name="ce209">
            <text:p>11</text:p>
          </table:table-cell>
          <table:table-cell office:value-type="float" office:value="39" table:style-name="ce209">
            <text:p>39</text:p>
          </table:table-cell>
          <table:table-cell office:value-type="float" office:value="2.3610823440200326" table:style-name="ce210">
            <text:p>2.36</text:p>
          </table:table-cell>
          <table:table-cell office:value-type="float" office:value="91907" table:style-name="ce209">
            <text:p>91,907</text:p>
          </table:table-cell>
          <table:table-cell office:value-type="float" office:value="103253" table:style-name="ce209">
            <text:p>103,253</text:p>
          </table:table-cell>
          <table:table-cell office:value-type="float" office:value="577863" table:style-name="ce209">
            <text:p>577,863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8957953" table:style-name="ce209">
            <text:p>8,957,953</text:p>
          </table:table-cell>
          <table:table-cell office:value-type="float" office:value="23514196" table:style-name="ce209">
            <text:p>23,514,196</text:p>
          </table:table-cell>
          <table:table-cell office:value-type="float" office:value="11647873" table:style-name="ce209">
            <text:p>11,647,873</text:p>
          </table:table-cell>
          <table:table-cell office:value-type="float" office:value="11866323" table:style-name="ce209">
            <text:p>11,866,323</text:p>
          </table:table-cell>
          <table:table-cell office:value-type="float" office:value="12264" table:style-name="ce209">
            <text:p>12,264</text:p>
          </table:table-cell>
          <table:table-cell office:value-type="float" office:value="6352" table:style-name="ce209">
            <text:p>6,352</text:p>
          </table:table-cell>
          <table:table-cell office:value-type="float" office:value="5912" table:style-name="ce209">
            <text:p>5,912</text:p>
          </table:table-cell>
          <table:table-cell office:value-type="float" office:value="6.3440720296989248" table:style-name="ce210">
            <text:p>6.34</text:p>
          </table:table-cell>
          <table:table-cell office:value-type="float" office:value="14276" table:style-name="ce209">
            <text:p>14,276</text:p>
          </table:table-cell>
          <table:table-cell office:value-type="float" office:value="8379" table:style-name="ce209">
            <text:p>8,379</text:p>
          </table:table-cell>
          <table:table-cell office:value-type="float" office:value="5897" table:style-name="ce209">
            <text:p>5,897</text:p>
          </table:table-cell>
          <table:table-cell office:value-type="float" office:value="7.3848640163064116" table:style-name="ce210">
            <text:p>7.38</text:p>
          </table:table-cell>
          <table:table-cell office:value-type="float" office:value="-2012" table:style-name="ce209">
            <text:p>–2,012</text:p>
          </table:table-cell>
          <table:table-cell office:value-type="float" office:value="-1.0407919866074882" table:style-name="ce211">
            <text:p>–1.04</text:p>
          </table:table-cell>
          <table:table-cell office:value-type="float" office:value="7547" table:style-name="ce209">
            <text:p>7,547</text:p>
          </table:table-cell>
          <table:table-cell office:value-type="float" office:value="7416" table:style-name="ce209">
            <text:p>7,416</text:p>
          </table:table-cell>
          <table:table-cell office:value-type="float" office:value="131" table:style-name="ce209">
            <text:p>131</text:p>
          </table:table-cell>
          <table:table-cell office:value-type="float" office:value="47" table:style-name="ce209">
            <text:p>47</text:p>
          </table:table-cell>
          <table:table-cell office:value-type="float" office:value="84" table:style-name="ce209">
            <text:p>84</text:p>
          </table:table-cell>
          <table:table-cell office:value-type="float" office:value="3.9040045342578096" table:style-name="ce210">
            <text:p>3.90</text:p>
          </table:table-cell>
          <table:table-cell office:value-type="float" office:value="4230" table:style-name="ce209">
            <text:p>4,230</text:p>
          </table:table-cell>
          <table:table-cell office:value-type="float" office:value="4190" table:style-name="ce209">
            <text:p>4,190</text:p>
          </table:table-cell>
          <table:table-cell office:value-type="float" office:value="40" table:style-name="ce209">
            <text:p>40</text:p>
          </table:table-cell>
          <table:table-cell office:value-type="float" office:value="14" table:style-name="ce209">
            <text:p>14</text:p>
          </table:table-cell>
          <table:table-cell office:value-type="float" office:value="26" table:style-name="ce209">
            <text:p>26</text:p>
          </table:table-cell>
          <table:table-cell office:value-type="float" office:value="2.1881461746270747" table:style-name="ce210">
            <text:p>2.19</text:p>
          </table:table-cell>
          <table:table-cell office:value-type="float" office:value="80225" table:style-name="ce209">
            <text:p>80,225</text:p>
          </table:table-cell>
          <table:table-cell office:value-type="float" office:value="89640" table:style-name="ce209">
            <text:p>89,640</text:p>
          </table:table-cell>
          <table:table-cell office:value-type="float" office:value="578241" table:style-name="ce209">
            <text:p>578,241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8961217" table:style-name="ce209">
            <text:p>8,961,217</text:p>
          </table:table-cell>
          <table:table-cell office:value-type="float" office:value="23499070" table:style-name="ce209">
            <text:p>23,499,070</text:p>
          </table:table-cell>
          <table:table-cell office:value-type="float" office:value="11640336" table:style-name="ce209">
            <text:p>11,640,336</text:p>
          </table:table-cell>
          <table:table-cell office:value-type="float" office:value="11858734" table:style-name="ce209">
            <text:p>11,858,734</text:p>
          </table:table-cell>
          <table:table-cell office:value-type="float" office:value="12300" table:style-name="ce209">
            <text:p>12,300</text:p>
          </table:table-cell>
          <table:table-cell office:value-type="float" office:value="6385" table:style-name="ce209">
            <text:p>6,385</text:p>
          </table:table-cell>
          <table:table-cell office:value-type="float" office:value="5915" table:style-name="ce209">
            <text:p>5,915</text:p>
          </table:table-cell>
          <table:table-cell office:value-type="float" office:value="6.1609240525923594" table:style-name="ce210">
            <text:p>6.16</text:p>
          </table:table-cell>
          <table:table-cell office:value-type="float" office:value="15108" table:style-name="ce209">
            <text:p>15,108</text:p>
          </table:table-cell>
          <table:table-cell office:value-type="float" office:value="8622" table:style-name="ce209">
            <text:p>8,622</text:p>
          </table:table-cell>
          <table:table-cell office:value-type="float" office:value="6486" table:style-name="ce209">
            <text:p>6,486</text:p>
          </table:table-cell>
          <table:table-cell office:value-type="float" office:value="7.5674179338671035" table:style-name="ce210">
            <text:p>7.57</text:p>
          </table:table-cell>
          <table:table-cell office:value-type="float" office:value="-2808" table:style-name="ce209">
            <text:p>–2,808</text:p>
          </table:table-cell>
          <table:table-cell office:value-type="float" office:value="-1.4064938812747434" table:style-name="ce211">
            <text:p>–1.41</text:p>
          </table:table-cell>
          <table:table-cell office:value-type="float" office:value="12634" table:style-name="ce209">
            <text:p>12,634</text:p>
          </table:table-cell>
          <table:table-cell office:value-type="float" office:value="12407" table:style-name="ce209">
            <text:p>12,407</text:p>
          </table:table-cell>
          <table:table-cell office:value-type="float" office:value="227" table:style-name="ce209">
            <text:p>227</text:p>
          </table:table-cell>
          <table:table-cell office:value-type="float" office:value="63" table:style-name="ce209">
            <text:p>63</text:p>
          </table:table-cell>
          <table:table-cell office:value-type="float" office:value="164" table:style-name="ce209">
            <text:p>164</text:p>
          </table:table-cell>
          <table:table-cell office:value-type="float" office:value="6.3282206894676305" table:style-name="ce210">
            <text:p>6.33</text:p>
          </table:table-cell>
          <table:table-cell office:value-type="float" office:value="3875" table:style-name="ce209">
            <text:p>3,875</text:p>
          </table:table-cell>
          <table:table-cell office:value-type="float" office:value="3828" table:style-name="ce209">
            <text:p>3,828</text:p>
          </table:table-cell>
          <table:table-cell office:value-type="float" office:value="47" table:style-name="ce209">
            <text:p>47</text:p>
          </table:table-cell>
          <table:table-cell office:value-type="float" office:value="13" table:style-name="ce209">
            <text:p>13</text:p>
          </table:table-cell>
          <table:table-cell office:value-type="float" office:value="34" table:style-name="ce209">
            <text:p>34</text:p>
          </table:table-cell>
          <table:table-cell office:value-type="float" office:value="1.9409415206337719" table:style-name="ce210">
            <text:p>1.94</text:p>
          </table:table-cell>
          <table:table-cell office:value-type="float" office:value="65063" table:style-name="ce209">
            <text:p>65,063</text:p>
          </table:table-cell>
          <table:table-cell office:value-type="float" office:value="77381" table:style-name="ce209">
            <text:p>77,381</text:p>
          </table:table-cell>
          <table:table-cell office:value-type="float" office:value="578556" table:style-name="ce209">
            <text:p>578,556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8965343" table:style-name="ce209">
            <text:p>8,965,343</text:p>
          </table:table-cell>
          <table:table-cell office:value-type="float" office:value="23487509" table:style-name="ce209">
            <text:p>23,487,509</text:p>
          </table:table-cell>
          <table:table-cell office:value-type="float" office:value="11634375" table:style-name="ce209">
            <text:p>11,634,375</text:p>
          </table:table-cell>
          <table:table-cell office:value-type="float" office:value="11853134" table:style-name="ce209">
            <text:p>11,853,134</text:p>
          </table:table-cell>
          <table:table-cell office:value-type="float" office:value="15128" table:style-name="ce209">
            <text:p>15,128</text:p>
          </table:table-cell>
          <table:table-cell office:value-type="float" office:value="7842" table:style-name="ce209">
            <text:p>7,842</text:p>
          </table:table-cell>
          <table:table-cell office:value-type="float" office:value="7286" table:style-name="ce209">
            <text:p>7,286</text:p>
          </table:table-cell>
          <table:table-cell office:value-type="float" office:value="7.8344641065838543" table:style-name="ce210">
            <text:p>7.83</text:p>
          </table:table-cell>
          <table:table-cell office:value-type="float" office:value="16639" table:style-name="ce209">
            <text:p>16,639</text:p>
          </table:table-cell>
          <table:table-cell office:value-type="float" office:value="9689" table:style-name="ce209">
            <text:p>9,689</text:p>
          </table:table-cell>
          <table:table-cell office:value-type="float" office:value="6950" table:style-name="ce209">
            <text:p>6,950</text:p>
          </table:table-cell>
          <table:table-cell office:value-type="float" office:value="8.6169783361613401" table:style-name="ce210">
            <text:p>8.62</text:p>
          </table:table-cell>
          <table:table-cell office:value-type="float" office:value="-1511" table:style-name="ce209">
            <text:p>–1,511</text:p>
          </table:table-cell>
          <table:table-cell office:value-type="float" office:value="-0.78251422957748573" table:style-name="ce211">
            <text:p>–0.78</text:p>
          </table:table-cell>
          <table:table-cell office:value-type="float" office:value="7977" table:style-name="ce209">
            <text:p>7,977</text:p>
          </table:table-cell>
          <table:table-cell office:value-type="float" office:value="7838" table:style-name="ce209">
            <text:p>7,838</text:p>
          </table:table-cell>
          <table:table-cell office:value-type="float" office:value="139" table:style-name="ce209">
            <text:p>139</text:p>
          </table:table-cell>
          <table:table-cell office:value-type="float" office:value="37" table:style-name="ce209">
            <text:p>37</text:p>
          </table:table-cell>
          <table:table-cell office:value-type="float" office:value="102" table:style-name="ce209">
            <text:p>102</text:p>
          </table:table-cell>
          <table:table-cell office:value-type="float" office:value="4.1311158235205845" table:style-name="ce210">
            <text:p>4.13</text:p>
          </table:table-cell>
          <table:table-cell office:value-type="float" office:value="3256" table:style-name="ce209">
            <text:p>3,256</text:p>
          </table:table-cell>
          <table:table-cell office:value-type="float" office:value="3226" table:style-name="ce209">
            <text:p>3,226</text:p>
          </table:table-cell>
          <table:table-cell office:value-type="float" office:value="30" table:style-name="ce209">
            <text:p>30</text:p>
          </table:table-cell>
          <table:table-cell office:value-type="float" office:value="7" table:style-name="ce209">
            <text:p>7</text:p>
          </table:table-cell>
          <table:table-cell office:value-type="float" office:value="23" table:style-name="ce209">
            <text:p>23</text:p>
          </table:table-cell>
          <table:table-cell office:value-type="float" office:value="1.6862119996719349" table:style-name="ce210">
            <text:p>1.69</text:p>
          </table:table-cell>
          <table:table-cell office:value-type="float" office:value="62038" table:style-name="ce209">
            <text:p>62,038</text:p>
          </table:table-cell>
          <table:table-cell office:value-type="float" office:value="72088" table:style-name="ce209">
            <text:p>72,088</text:p>
          </table:table-cell>
          <table:table-cell office:value-type="float" office:value="578847" table:style-name="ce209">
            <text:p>578,84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8973218" table:style-name="ce209">
            <text:p>8,973,218</text:p>
          </table:table-cell>
          <table:table-cell office:value-type="float" office:value="23470633" table:style-name="ce209">
            <text:p>23,470,633</text:p>
          </table:table-cell>
          <table:table-cell office:value-type="float" office:value="11625977" table:style-name="ce209">
            <text:p>11,625,977</text:p>
          </table:table-cell>
          <table:table-cell office:value-type="float" office:value="11844656" table:style-name="ce209">
            <text:p>11,844,656</text:p>
          </table:table-cell>
          <table:table-cell office:value-type="float" office:value="11809" table:style-name="ce209">
            <text:p>11,809</text:p>
          </table:table-cell>
          <table:table-cell office:value-type="float" office:value="6171" table:style-name="ce209">
            <text:p>6,171</text:p>
          </table:table-cell>
          <table:table-cell office:value-type="float" office:value="5638" table:style-name="ce209">
            <text:p>5,638</text:p>
          </table:table-cell>
          <table:table-cell office:value-type="float" office:value="5.9219315624925377" table:style-name="ce210">
            <text:p>5.92</text:p>
          </table:table-cell>
          <table:table-cell office:value-type="float" office:value="15523" table:style-name="ce209">
            <text:p>15,523</text:p>
          </table:table-cell>
          <table:table-cell office:value-type="float" office:value="8978" table:style-name="ce209">
            <text:p>8,978</text:p>
          </table:table-cell>
          <table:table-cell office:value-type="float" office:value="6545" table:style-name="ce209">
            <text:p>6,545</text:p>
          </table:table-cell>
          <table:table-cell office:value-type="float" office:value="7.7844138914871417" table:style-name="ce210">
            <text:p>7.78</text:p>
          </table:table-cell>
          <table:table-cell office:value-type="float" office:value="-3714" table:style-name="ce209">
            <text:p>–3,714</text:p>
          </table:table-cell>
          <table:table-cell office:value-type="float" office:value="-1.8624823289946042" table:style-name="ce211">
            <text:p>–1.86</text:p>
          </table:table-cell>
          <table:table-cell office:value-type="float" office:value="8275" table:style-name="ce209">
            <text:p>8,275</text:p>
          </table:table-cell>
          <table:table-cell office:value-type="float" office:value="8153" table:style-name="ce209">
            <text:p>8,153</text:p>
          </table:table-cell>
          <table:table-cell office:value-type="float" office:value="122" table:style-name="ce209">
            <text:p>122</text:p>
          </table:table-cell>
          <table:table-cell office:value-type="float" office:value="35" table:style-name="ce209">
            <text:p>35</text:p>
          </table:table-cell>
          <table:table-cell office:value-type="float" office:value="87" table:style-name="ce209">
            <text:p>87</text:p>
          </table:table-cell>
          <table:table-cell office:value-type="float" office:value="4.1497149360340204" table:style-name="ce210">
            <text:p>4.15</text:p>
          </table:table-cell>
          <table:table-cell office:value-type="float" office:value="3843" table:style-name="ce209">
            <text:p>3,843</text:p>
          </table:table-cell>
          <table:table-cell office:value-type="float" office:value="3818" table:style-name="ce209">
            <text:p>3,818</text:p>
          </table:table-cell>
          <table:table-cell office:value-type="float" office:value="25" table:style-name="ce209">
            <text:p>25</text:p>
          </table:table-cell>
          <table:table-cell office:value-type="float" office:value="8" table:style-name="ce209">
            <text:p>8</text:p>
          </table:table-cell>
          <table:table-cell office:value-type="float" office:value="17" table:style-name="ce209">
            <text:p>17</text:p>
          </table:table-cell>
          <table:table-cell office:value-type="float" office:value="1.9271727491454673" table:style-name="ce210">
            <text:p>1.93</text:p>
          </table:table-cell>
          <table:table-cell office:value-type="float" office:value="79668" table:style-name="ce209">
            <text:p>79,668</text:p>
          </table:table-cell>
          <table:table-cell office:value-type="float" office:value="92830" table:style-name="ce209">
            <text:p>92,830</text:p>
          </table:table-cell>
          <table:table-cell office:value-type="float" office:value="579169" table:style-name="ce209">
            <text:p>579,16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8988241" table:style-name="ce209">
            <text:p>8,988,241</text:p>
          </table:table-cell>
          <table:table-cell office:value-type="float" office:value="23451837" table:style-name="ce209">
            <text:p>23,451,837</text:p>
          </table:table-cell>
          <table:table-cell office:value-type="float" office:value="11616647" table:style-name="ce209">
            <text:p>11,616,647</text:p>
          </table:table-cell>
          <table:table-cell office:value-type="float" office:value="11835190" table:style-name="ce209">
            <text:p>11,835,190</text:p>
          </table:table-cell>
          <table:table-cell office:value-type="float" office:value="12588" table:style-name="ce209">
            <text:p>12,588</text:p>
          </table:table-cell>
          <table:table-cell office:value-type="float" office:value="6437" table:style-name="ce209">
            <text:p>6,437</text:p>
          </table:table-cell>
          <table:table-cell office:value-type="float" office:value="6151" table:style-name="ce209">
            <text:p>6,151</text:p>
          </table:table-cell>
          <table:table-cell office:value-type="float" office:value="6.3173804954043025" table:style-name="ce210">
            <text:p>6.32</text:p>
          </table:table-cell>
          <table:table-cell office:value-type="float" office:value="14952" table:style-name="ce209">
            <text:p>14,952</text:p>
          </table:table-cell>
          <table:table-cell office:value-type="float" office:value="8742" table:style-name="ce209">
            <text:p>8,742</text:p>
          </table:table-cell>
          <table:table-cell office:value-type="float" office:value="6210" table:style-name="ce209">
            <text:p>6,210</text:p>
          </table:table-cell>
          <table:table-cell office:value-type="float" office:value="7.5037713034068281" table:style-name="ce210">
            <text:p>7.50</text:p>
          </table:table-cell>
          <table:table-cell office:value-type="float" office:value="-2364" table:style-name="ce209">
            <text:p>–2,364</text:p>
          </table:table-cell>
          <table:table-cell office:value-type="float" office:value="-1.1863908080025238" table:style-name="ce211">
            <text:p>–1.19</text:p>
          </table:table-cell>
          <table:table-cell office:value-type="float" office:value="4273" table:style-name="ce209">
            <text:p>4,273</text:p>
          </table:table-cell>
          <table:table-cell office:value-type="float" office:value="4162" table:style-name="ce209">
            <text:p>4,162</text:p>
          </table:table-cell>
          <table:table-cell office:value-type="float" office:value="111" table:style-name="ce209">
            <text:p>111</text:p>
          </table:table-cell>
          <table:table-cell office:value-type="float" office:value="23" table:style-name="ce209">
            <text:p>23</text:p>
          </table:table-cell>
          <table:table-cell office:value-type="float" office:value="88" table:style-name="ce209">
            <text:p>88</text:p>
          </table:table-cell>
          <table:table-cell office:value-type="float" office:value="2.1444365154800278" table:style-name="ce210">
            <text:p>2.14</text:p>
          </table:table-cell>
          <table:table-cell office:value-type="float" office:value="4115" table:style-name="ce209">
            <text:p>4,115</text:p>
          </table:table-cell>
          <table:table-cell office:value-type="float" office:value="4073" table:style-name="ce209">
            <text:p>4,073</text:p>
          </table:table-cell>
          <table:table-cell office:value-type="float" office:value="42" table:style-name="ce209">
            <text:p>42</text:p>
          </table:table-cell>
          <table:table-cell office:value-type="float" office:value="10" table:style-name="ce209">
            <text:p>10</text:p>
          </table:table-cell>
          <table:table-cell office:value-type="float" office:value="32" table:style-name="ce209">
            <text:p>32</text:p>
          </table:table-cell>
          <table:table-cell office:value-type="float" office:value="2.0651430520010092" table:style-name="ce210">
            <text:p>2.07</text:p>
          </table:table-cell>
          <table:table-cell office:value-type="float" office:value="90165" table:style-name="ce209">
            <text:p>90,165</text:p>
          </table:table-cell>
          <table:table-cell office:value-type="float" office:value="106597" table:style-name="ce209">
            <text:p>106,597</text:p>
          </table:table-cell>
          <table:table-cell office:value-type="float" office:value="579590" table:style-name="ce209">
            <text:p>579,590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9004362" table:style-name="ce209">
            <text:p>9,004,362</text:p>
          </table:table-cell>
          <table:table-cell office:value-type="float" office:value="23430948" table:style-name="ce209">
            <text:p>23,430,948</text:p>
          </table:table-cell>
          <table:table-cell office:value-type="float" office:value="11606628" table:style-name="ce209">
            <text:p>11,606,628</text:p>
          </table:table-cell>
          <table:table-cell office:value-type="float" office:value="11824320" table:style-name="ce209">
            <text:p>11,824,320</text:p>
          </table:table-cell>
          <table:table-cell office:value-type="float" office:value="13464" table:style-name="ce209">
            <text:p>13,464</text:p>
          </table:table-cell>
          <table:table-cell office:value-type="float" office:value="6882" table:style-name="ce209">
            <text:p>6,882</text:p>
          </table:table-cell>
          <table:table-cell office:value-type="float" office:value="6582" table:style-name="ce209">
            <text:p>6,582</text:p>
          </table:table-cell>
          <table:table-cell office:value-type="float" office:value="6.9881514078141906" table:style-name="ce210">
            <text:p>6.99</text:p>
          </table:table-cell>
          <table:table-cell office:value-type="float" office:value="13894" table:style-name="ce209">
            <text:p>13,894</text:p>
          </table:table-cell>
          <table:table-cell office:value-type="float" office:value="8160" table:style-name="ce209">
            <text:p>8,160</text:p>
          </table:table-cell>
          <table:table-cell office:value-type="float" office:value="5734" table:style-name="ce209">
            <text:p>5,734</text:p>
          </table:table-cell>
          <table:table-cell office:value-type="float" office:value="7.211332119739331" table:style-name="ce210">
            <text:p>7.21</text:p>
          </table:table-cell>
          <table:table-cell office:value-type="float" office:value="-430" table:style-name="ce209">
            <text:p>–430</text:p>
          </table:table-cell>
          <table:table-cell office:value-type="float" office:value="-0.22318071192514125" table:style-name="ce211">
            <text:p>–0.22</text:p>
          </table:table-cell>
          <table:table-cell office:value-type="float" office:value="10027" table:style-name="ce209">
            <text:p>10,027</text:p>
          </table:table-cell>
          <table:table-cell office:value-type="float" office:value="9858" table:style-name="ce209">
            <text:p>9,858</text:p>
          </table:table-cell>
          <table:table-cell office:value-type="float" office:value="169" table:style-name="ce209">
            <text:p>169</text:p>
          </table:table-cell>
          <table:table-cell office:value-type="float" office:value="37" table:style-name="ce209">
            <text:p>37</text:p>
          </table:table-cell>
          <table:table-cell office:value-type="float" office:value="132" table:style-name="ce209">
            <text:p>132</text:p>
          </table:table-cell>
          <table:table-cell office:value-type="float" office:value="5.204262787147421" table:style-name="ce210">
            <text:p>5.20</text:p>
          </table:table-cell>
          <table:table-cell office:value-type="float" office:value="4057" table:style-name="ce209">
            <text:p>4,057</text:p>
          </table:table-cell>
          <table:table-cell office:value-type="float" office:value="4020" table:style-name="ce209">
            <text:p>4,020</text:p>
          </table:table-cell>
          <table:table-cell office:value-type="float" office:value="37" table:style-name="ce209">
            <text:p>37</text:p>
          </table:table-cell>
          <table:table-cell office:value-type="float" office:value="9" table:style-name="ce209">
            <text:p>9</text:p>
          </table:table-cell>
          <table:table-cell office:value-type="float" office:value="28" table:style-name="ce209">
            <text:p>28</text:p>
          </table:table-cell>
          <table:table-cell office:value-type="float" office:value="2.105684065768135" table:style-name="ce210">
            <text:p>2.11</text:p>
          </table:table-cell>
          <table:table-cell office:value-type="float" office:value="93087" table:style-name="ce209">
            <text:p>93,087</text:p>
          </table:table-cell>
          <table:table-cell office:value-type="float" office:value="113546" table:style-name="ce209">
            <text:p>113,546</text:p>
          </table:table-cell>
          <table:table-cell office:value-type="float" office:value="579949" table:style-name="ce209">
            <text:p>579,94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office:value-type="float" office:value="9004383" table:style-name="ce209">
            <text:p>9,004,383</text:p>
          </table:table-cell>
          <table:table-cell office:value-type="float" office:value="23413879" table:style-name="ce209">
            <text:p>23,413,879</text:p>
          </table:table-cell>
          <table:table-cell office:value-type="float" office:value="11598148" table:style-name="ce209">
            <text:p>11,598,148</text:p>
          </table:table-cell>
          <table:table-cell office:value-type="float" office:value="11815731" table:style-name="ce209">
            <text:p>11,815,731</text:p>
          </table:table-cell>
          <table:table-cell office:value-type="float" office:value="13166" table:style-name="ce209">
            <text:p>13,166</text:p>
          </table:table-cell>
          <table:table-cell office:value-type="float" office:value="6748" table:style-name="ce209">
            <text:p>6,748</text:p>
          </table:table-cell>
          <table:table-cell office:value-type="float" office:value="6418" table:style-name="ce209">
            <text:p>6,418</text:p>
          </table:table-cell>
          <table:table-cell office:value-type="float" office:value="6.6184055822455923" table:style-name="ce210">
            <text:p>6.62</text:p>
          </table:table-cell>
          <table:table-cell office:value-type="float" office:value="14415" table:style-name="ce209">
            <text:p>14,415</text:p>
          </table:table-cell>
          <table:table-cell office:value-type="float" office:value="8371" table:style-name="ce209">
            <text:p>8,371</text:p>
          </table:table-cell>
          <table:table-cell office:value-type="float" office:value="6044" table:style-name="ce209">
            <text:p>6,044</text:p>
          </table:table-cell>
          <table:table-cell office:value-type="float" office:value="7.2462643527320534" table:style-name="ce210">
            <text:p>7.25</text:p>
          </table:table-cell>
          <table:table-cell office:value-type="float" office:value="-1249" table:style-name="ce209">
            <text:p>–1,249</text:p>
          </table:table-cell>
          <table:table-cell office:value-type="float" office:value="-0.62785877048646088" table:style-name="ce211">
            <text:p>–0.63</text:p>
          </table:table-cell>
          <table:table-cell office:value-type="float" office:value="11306" table:style-name="ce209">
            <text:p>11,306</text:p>
          </table:table-cell>
          <table:table-cell office:value-type="float" office:value="11156" table:style-name="ce209">
            <text:p>11,156</text:p>
          </table:table-cell>
          <table:table-cell office:value-type="float" office:value="150" table:style-name="ce209">
            <text:p>150</text:p>
          </table:table-cell>
          <table:table-cell office:value-type="float" office:value="47" table:style-name="ce209">
            <text:p>47</text:p>
          </table:table-cell>
          <table:table-cell office:value-type="float" office:value="103" table:style-name="ce209">
            <text:p>103</text:p>
          </table:table-cell>
          <table:table-cell office:value-type="float" office:value="5.6834037302801663" table:style-name="ce210">
            <text:p>5.68</text:p>
          </table:table-cell>
          <table:table-cell office:value-type="float" office:value="4061" table:style-name="ce209">
            <text:p>4,061</text:p>
          </table:table-cell>
          <table:table-cell office:value-type="float" office:value="4015" table:style-name="ce209">
            <text:p>4,015</text:p>
          </table:table-cell>
          <table:table-cell office:value-type="float" office:value="46" table:style-name="ce209">
            <text:p>46</text:p>
          </table:table-cell>
          <table:table-cell office:value-type="float" office:value="8" table:style-name="ce209">
            <text:p>8</text:p>
          </table:table-cell>
          <table:table-cell office:value-type="float" office:value="38" table:style-name="ce209">
            <text:p>38</text:p>
          </table:table-cell>
          <table:table-cell office:value-type="float" office:value="2.0414207101245143" table:style-name="ce210">
            <text:p>2.04</text:p>
          </table:table-cell>
          <table:table-cell office:value-type="float" office:value="69547" table:style-name="ce209">
            <text:p>69,547</text:p>
          </table:table-cell>
          <table:table-cell office:value-type="float" office:value="85367" table:style-name="ce209">
            <text:p>85,367</text:p>
          </table:table-cell>
          <table:table-cell office:value-type="float" office:value="580215" table:style-name="ce209">
            <text:p>580,21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office:value-type="float" office:value="9006260" table:style-name="ce209">
            <text:p>9,006,260</text:p>
          </table:table-cell>
          <table:table-cell office:value-type="float" office:value="23394787" table:style-name="ce209">
            <text:p>23,394,787</text:p>
          </table:table-cell>
          <table:table-cell office:value-type="float" office:value="11588574" table:style-name="ce209">
            <text:p>11,588,574</text:p>
          </table:table-cell>
          <table:table-cell office:value-type="float" office:value="11806213" table:style-name="ce209">
            <text:p>11,806,213</text:p>
          </table:table-cell>
          <table:table-cell office:value-type="float" office:value="14057" table:style-name="ce209">
            <text:p>14,057</text:p>
          </table:table-cell>
          <table:table-cell office:value-type="float" office:value="7328" table:style-name="ce209">
            <text:p>7,328</text:p>
          </table:table-cell>
          <table:table-cell office:value-type="float" office:value="6729" table:style-name="ce209">
            <text:p>6,729</text:p>
          </table:table-cell>
          <table:table-cell office:value-type="float" office:value="7.3074858973051402" table:style-name="ce210">
            <text:p>7.31</text:p>
          </table:table-cell>
          <table:table-cell office:value-type="float" office:value="15560" table:style-name="ce209">
            <text:p>15,560</text:p>
          </table:table-cell>
          <table:table-cell office:value-type="float" office:value="9041" table:style-name="ce209">
            <text:p>9,041</text:p>
          </table:table-cell>
          <table:table-cell office:value-type="float" office:value="6519" table:style-name="ce209">
            <text:p>6,519</text:p>
          </table:table-cell>
          <table:table-cell office:value-type="float" office:value="8.0888155767281784" table:style-name="ce210">
            <text:p>8.09</text:p>
          </table:table-cell>
          <table:table-cell office:value-type="float" office:value="-1503" table:style-name="ce209">
            <text:p>–1,503</text:p>
          </table:table-cell>
          <table:table-cell office:value-type="float" office:value="-0.78132967942303688" table:style-name="ce211">
            <text:p>–0.78</text:p>
          </table:table-cell>
          <table:table-cell office:value-type="float" office:value="10681" table:style-name="ce209">
            <text:p>10,681</text:p>
          </table:table-cell>
          <table:table-cell office:value-type="float" office:value="10511" table:style-name="ce209">
            <text:p>10,511</text:p>
          </table:table-cell>
          <table:table-cell office:value-type="float" office:value="170" table:style-name="ce209">
            <text:p>170</text:p>
          </table:table-cell>
          <table:table-cell office:value-type="float" office:value="43" table:style-name="ce209">
            <text:p>43</text:p>
          </table:table-cell>
          <table:table-cell office:value-type="float" office:value="127" table:style-name="ce209">
            <text:p>127</text:p>
          </table:table-cell>
          <table:table-cell office:value-type="float" office:value="5.5524832374700299" table:style-name="ce210">
            <text:p>5.55</text:p>
          </table:table-cell>
          <table:table-cell office:value-type="float" office:value="4289" table:style-name="ce209">
            <text:p>4,289</text:p>
          </table:table-cell>
          <table:table-cell office:value-type="float" office:value="4229" table:style-name="ce209">
            <text:p>4,229</text:p>
          </table:table-cell>
          <table:table-cell office:value-type="float" office:value="60" table:style-name="ce209">
            <text:p>60</text:p>
          </table:table-cell>
          <table:table-cell office:value-type="float" office:value="12" table:style-name="ce209">
            <text:p>12</text:p>
          </table:table-cell>
          <table:table-cell office:value-type="float" office:value="48" table:style-name="ce209">
            <text:p>48</text:p>
          </table:table-cell>
          <table:table-cell office:value-type="float" office:value="2.229622751194547" table:style-name="ce210">
            <text:p>2.23</text:p>
          </table:table-cell>
          <table:table-cell office:value-type="float" office:value="74445" table:style-name="ce209">
            <text:p>74,445</text:p>
          </table:table-cell>
          <table:table-cell office:value-type="float" office:value="92034" table:style-name="ce209">
            <text:p>92,034</text:p>
          </table:table-cell>
          <table:table-cell office:value-type="float" office:value="580497" table:style-name="ce209">
            <text:p>580,49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2<text:s/><text:span text:style-name="T6">月</text:span></text:p>
          </table:table-cell>
          <table:covered-table-cell/>
          <table:table-cell office:value-type="float" office:value="9006580" table:style-name="ce215">
            <text:p>9,006,580</text:p>
          </table:table-cell>
          <table:table-cell office:value-type="float" office:value="23375314" table:style-name="ce209">
            <text:p>23,375,314</text:p>
          </table:table-cell>
          <table:table-cell office:value-type="float" office:value="11578696" table:style-name="ce209">
            <text:p>11,578,696</text:p>
          </table:table-cell>
          <table:table-cell office:value-type="float" office:value="11796618" table:style-name="ce209">
            <text:p>11,796,618</text:p>
          </table:table-cell>
          <table:table-cell office:value-type="float" office:value="14127" table:style-name="ce209">
            <text:p>14,127</text:p>
          </table:table-cell>
          <table:table-cell office:value-type="float" office:value="7337" table:style-name="ce209">
            <text:p>7,337</text:p>
          </table:table-cell>
          <table:table-cell office:value-type="float" office:value="6790" table:style-name="ce209">
            <text:p>6,790</text:p>
          </table:table-cell>
          <table:table-cell office:value-type="float" office:value="7.1128361368329953" table:style-name="ce210">
            <text:p>7.11</text:p>
          </table:table-cell>
          <table:table-cell office:value-type="float" office:value="15739" table:style-name="ce209">
            <text:p>15,739</text:p>
          </table:table-cell>
          <table:table-cell office:value-type="float" office:value="9233" table:style-name="ce209">
            <text:p>9,233</text:p>
          </table:table-cell>
          <table:table-cell office:value-type="float" office:value="6506" table:style-name="ce209">
            <text:p>6,506</text:p>
          </table:table-cell>
          <table:table-cell office:value-type="float" office:value="7.92446577175724" table:style-name="ce210">
            <text:p>7.92</text:p>
          </table:table-cell>
          <table:table-cell office:value-type="float" office:value="-1612" table:style-name="ce209">
            <text:p>–1,612</text:p>
          </table:table-cell>
          <table:table-cell office:value-type="float" office:value="-0.81162963492424356" table:style-name="ce211">
            <text:p>–0.81</text:p>
          </table:table-cell>
          <table:table-cell office:value-type="float" office:value="13131" table:style-name="ce209">
            <text:p>13,131</text:p>
          </table:table-cell>
          <table:table-cell office:value-type="float" office:value="12908" table:style-name="ce209">
            <text:p>12,908</text:p>
          </table:table-cell>
          <table:table-cell office:value-type="float" office:value="223" table:style-name="ce209">
            <text:p>223</text:p>
          </table:table-cell>
          <table:table-cell office:value-type="float" office:value="69" table:style-name="ce209">
            <text:p>69</text:p>
          </table:table-cell>
          <table:table-cell office:value-type="float" office:value="154" table:style-name="ce209">
            <text:p>154</text:p>
          </table:table-cell>
          <table:table-cell office:value-type="float" office:value="6.6113577767929543" table:style-name="ce210">
            <text:p>6.61</text:p>
          </table:table-cell>
          <table:table-cell office:value-type="float" office:value="4470" table:style-name="ce209">
            <text:p>4,470</text:p>
          </table:table-cell>
          <table:table-cell office:value-type="float" office:value="4419" table:style-name="ce209">
            <text:p>4,419</text:p>
          </table:table-cell>
          <table:table-cell office:value-type="float" office:value="51" table:style-name="ce209">
            <text:p>51</text:p>
          </table:table-cell>
          <table:table-cell office:value-type="float" office:value="13" table:style-name="ce209">
            <text:p>13</text:p>
          </table:table-cell>
          <table:table-cell office:value-type="float" office:value="38" table:style-name="ce209">
            <text:p>38</text:p>
          </table:table-cell>
          <table:table-cell office:value-type="float" office:value="2.2506107122278967" table:style-name="ce210">
            <text:p>2.25</text:p>
          </table:table-cell>
          <table:table-cell office:value-type="float" office:value="80994" table:style-name="ce209">
            <text:p>80,994</text:p>
          </table:table-cell>
          <table:table-cell office:value-type="float" office:value="98855" table:style-name="ce209">
            <text:p>98,855</text:p>
          </table:table-cell>
          <table:table-cell office:value-type="float" office:value="580758" table:style-name="ce209">
            <text:p>580,758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11<text:span text:style-name="T8">年</text:span></text:p>
          </table:table-cell>
          <table:covered-table-cell/>
          <table:table-cell office:value-type="float" office:value="9089450" table:style-name="ce203">
            <text:p>9,089,450</text:p>
          </table:table-cell>
          <table:table-cell office:value-type="float" office:value="23264640" table:style-name="ce209">
            <text:p>23,264,640</text:p>
          </table:table-cell>
          <table:table-cell office:value-type="float" office:value="11499136" table:style-name="ce203">
            <text:p>11,499,136</text:p>
          </table:table-cell>
          <table:table-cell office:value-type="float" office:value="11765504" table:style-name="ce203">
            <text:p>11,765,504</text:p>
          </table:table-cell>
          <table:table-cell office:value-type="float" office:value="138986" table:style-name="ce203">
            <text:p>138,986</text:p>
          </table:table-cell>
          <table:table-cell office:value-type="float" office:value="72097" table:style-name="ce203">
            <text:p>72,097</text:p>
          </table:table-cell>
          <table:table-cell office:value-type="float" office:value="66889" table:style-name="ce203">
            <text:p>66,889</text:p>
          </table:table-cell>
          <table:table-cell office:value-type="float" office:value="5.9599544201951833" table:style-name="ce212">
            <text:p>5.96</text:p>
          </table:table-cell>
          <table:table-cell office:value-type="float" office:value="207230" table:style-name="ce203">
            <text:p>207,230</text:p>
          </table:table-cell>
          <table:table-cell office:value-type="float" office:value="119920" table:style-name="ce203">
            <text:p>119,920</text:p>
          </table:table-cell>
          <table:table-cell office:value-type="float" office:value="87310" table:style-name="ce203">
            <text:p>87,310</text:p>
          </table:table-cell>
          <table:table-cell office:value-type="float" office:value="8.8863724007961071" table:style-name="ce212">
            <text:p>8.89</text:p>
          </table:table-cell>
          <table:table-cell office:value-type="float" office:value="-68244" table:style-name="ce203">
            <text:p>–68,244</text:p>
          </table:table-cell>
          <table:table-cell office:value-type="float" office:value="-2.9264179806009247" table:style-name="ce213">
            <text:p>–2.93</text:p>
          </table:table-cell>
          <table:table-cell office:value-type="float" office:value="124997" table:style-name="ce203">
            <text:p>124,997</text:p>
          </table:table-cell>
          <table:table-cell office:value-type="float" office:value="122520" table:style-name="ce203">
            <text:p>122,520</text:p>
          </table:table-cell>
          <table:table-cell office:value-type="float" office:value="2477" table:style-name="ce203">
            <text:p>2,477</text:p>
          </table:table-cell>
          <table:table-cell office:value-type="float" office:value="685" table:style-name="ce203">
            <text:p>685</text:p>
          </table:table-cell>
          <table:table-cell office:value-type="float" office:value="1792" table:style-name="ce203">
            <text:p>1,792</text:p>
          </table:table-cell>
          <table:table-cell office:value-type="float" office:value="5.360082473494721" table:style-name="ce212">
            <text:p>5.36</text:p>
          </table:table-cell>
          <table:table-cell office:value-type="float" office:value="50609" table:style-name="ce203">
            <text:p>50,609</text:p>
          </table:table-cell>
          <table:table-cell office:value-type="float" office:value="49997" table:style-name="ce203">
            <text:p>49,997</text:p>
          </table:table-cell>
          <table:table-cell office:value-type="float" office:value="612" table:style-name="ce203">
            <text:p>612</text:p>
          </table:table-cell>
          <table:table-cell office:value-type="float" office:value="158" table:style-name="ce203">
            <text:p>158</text:p>
          </table:table-cell>
          <table:table-cell office:value-type="float" office:value="454" table:style-name="ce203">
            <text:p>454</text:p>
          </table:table-cell>
          <table:table-cell office:value-type="float" office:value="2.1701993959942585" table:style-name="ce212">
            <text:p>2.17</text:p>
          </table:table-cell>
          <table:table-cell office:value-type="float" office:value="1086712" table:style-name="ce203">
            <text:p>1,086,712</text:p>
          </table:table-cell>
          <table:table-cell office:value-type="float" office:value="1129142" table:style-name="ce203">
            <text:p>1,129,142</text:p>
          </table:table-cell>
          <table:table-cell office:value-type="float" office:value="584125" table:style-name="ce203">
            <text:p>584,125</text:p>
          </table:table-cell>
          <table:table-cell table:number-columns-repeated="16353" table:style-name="ce214"/>
        </table:table-row>
        <table:table-row table:style-name="ro7" table:visibility="collapse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9005752" table:style-name="ce209">
            <text:p>9,005,752</text:p>
          </table:table-cell>
          <table:table-cell office:value-type="float" office:value="23349666" table:style-name="ce209">
            <text:p>23,349,666</text:p>
          </table:table-cell>
          <table:table-cell office:value-type="float" office:value="11565761" table:style-name="ce209">
            <text:p>11,565,761</text:p>
          </table:table-cell>
          <table:table-cell office:value-type="float" office:value="11783905" table:style-name="ce209">
            <text:p>11,783,905</text:p>
          </table:table-cell>
          <table:table-cell office:value-type="float" office:value="13137" table:style-name="ce209">
            <text:p>13,137</text:p>
          </table:table-cell>
          <table:table-cell office:value-type="float" office:value="6878" table:style-name="ce209">
            <text:p>6,878</text:p>
          </table:table-cell>
          <table:table-cell office:value-type="float" office:value="6259" table:style-name="ce209">
            <text:p>6,259</text:p>
          </table:table-cell>
          <table:table-cell office:value-type="float" office:value="6.6207660504150576" table:style-name="ce210">
            <text:p>6.62</text:p>
          </table:table-cell>
          <table:table-cell office:value-type="float" office:value="15954" table:style-name="ce209">
            <text:p>15,954</text:p>
          </table:table-cell>
          <table:table-cell office:value-type="float" office:value="9342" table:style-name="ce209">
            <text:p>9,342</text:p>
          </table:table-cell>
          <table:table-cell office:value-type="float" office:value="6612" table:style-name="ce209">
            <text:p>6,612</text:p>
          </table:table-cell>
          <table:table-cell office:value-type="float" office:value="8.0404735912553722" table:style-name="ce210">
            <text:p>8.04</text:p>
          </table:table-cell>
          <table:table-cell office:value-type="float" office:value="-2817" table:style-name="ce209">
            <text:p>–2,817</text:p>
          </table:table-cell>
          <table:table-cell office:value-type="float" office:value="-1.419707540840315" table:style-name="ce211">
            <text:p>–1.42</text:p>
          </table:table-cell>
          <table:table-cell office:value-type="float" office:value="11189" table:style-name="ce209">
            <text:p>11,189</text:p>
          </table:table-cell>
          <table:table-cell office:value-type="float" office:value="11027" table:style-name="ce209">
            <text:p>11,027</text:p>
          </table:table-cell>
          <table:table-cell office:value-type="float" office:value="162" table:style-name="ce209">
            <text:p>162</text:p>
          </table:table-cell>
          <table:table-cell office:value-type="float" office:value="45" table:style-name="ce209">
            <text:p>45</text:p>
          </table:table-cell>
          <table:table-cell office:value-type="float" office:value="117" table:style-name="ce209">
            <text:p>117</text:p>
          </table:table-cell>
          <table:table-cell office:value-type="float" office:value="5.6390158588790502" table:style-name="ce210">
            <text:p>5.64</text:p>
          </table:table-cell>
          <table:table-cell office:value-type="float" office:value="3961" table:style-name="ce209">
            <text:p>3,961</text:p>
          </table:table-cell>
          <table:table-cell office:value-type="float" office:value="3914" table:style-name="ce209">
            <text:p>3,914</text:p>
          </table:table-cell>
          <table:table-cell office:value-type="float" office:value="47" table:style-name="ce209">
            <text:p>47</text:p>
          </table:table-cell>
          <table:table-cell office:value-type="float" office:value="15" table:style-name="ce209">
            <text:p>15</text:p>
          </table:table-cell>
          <table:table-cell office:value-type="float" office:value="32" table:style-name="ce209">
            <text:p>32</text:p>
          </table:table-cell>
          <table:table-cell office:value-type="float" office:value="1.9962589880257322" table:style-name="ce210">
            <text:p>2.00</text:p>
          </table:table-cell>
          <table:table-cell office:value-type="float" office:value="81011" table:style-name="ce209">
            <text:p>81,011</text:p>
          </table:table-cell>
          <table:table-cell office:value-type="float" office:value="103842" table:style-name="ce209">
            <text:p>103,842</text:p>
          </table:table-cell>
          <table:table-cell office:value-type="float" office:value="580944" table:style-name="ce209">
            <text:p>580,94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9005454" table:style-name="ce209">
            <text:p>9,005,454</text:p>
          </table:table-cell>
          <table:table-cell office:value-type="float" office:value="23319776" table:style-name="ce209">
            <text:p>23,319,776</text:p>
          </table:table-cell>
          <table:table-cell office:value-type="float" office:value="11550791" table:style-name="ce209">
            <text:p>11,550,791</text:p>
          </table:table-cell>
          <table:table-cell office:value-type="float" office:value="11768985" table:style-name="ce209">
            <text:p>11,768,985</text:p>
          </table:table-cell>
          <table:table-cell office:value-type="float" office:value="9617" table:style-name="ce209">
            <text:p>9,617</text:p>
          </table:table-cell>
          <table:table-cell office:value-type="float" office:value="4941" table:style-name="ce209">
            <text:p>4,941</text:p>
          </table:table-cell>
          <table:table-cell office:value-type="float" office:value="4676" table:style-name="ce209">
            <text:p>4,676</text:p>
          </table:table-cell>
          <table:table-cell office:value-type="float" office:value="5.3724432482271496" table:style-name="ce210">
            <text:p>5.37</text:p>
          </table:table-cell>
          <table:table-cell office:value-type="float" office:value="14887" table:style-name="ce209">
            <text:p>14,887</text:p>
          </table:table-cell>
          <table:table-cell office:value-type="float" office:value="8666" table:style-name="ce209">
            <text:p>8,666</text:p>
          </table:table-cell>
          <table:table-cell office:value-type="float" office:value="6221" table:style-name="ce209">
            <text:p>6,221</text:p>
          </table:table-cell>
          <table:table-cell office:value-type="float" office:value="8.316477345987062" table:style-name="ce210">
            <text:p>8.32</text:p>
          </table:table-cell>
          <table:table-cell office:value-type="float" office:value="-5270" table:style-name="ce209">
            <text:p>–5,270</text:p>
          </table:table-cell>
          <table:table-cell office:value-type="float" office:value="-2.9440340977599124" table:style-name="ce211">
            <text:p>–2.94</text:p>
          </table:table-cell>
          <table:table-cell office:value-type="float" office:value="8640" table:style-name="ce209">
            <text:p>8,640</text:p>
          </table:table-cell>
          <table:table-cell office:value-type="float" office:value="8443" table:style-name="ce209">
            <text:p>8,443</text:p>
          </table:table-cell>
          <table:table-cell office:value-type="float" office:value="197" table:style-name="ce209">
            <text:p>197</text:p>
          </table:table-cell>
          <table:table-cell office:value-type="float" office:value="49" table:style-name="ce209">
            <text:p>49</text:p>
          </table:table-cell>
          <table:table-cell office:value-type="float" office:value="148" table:style-name="ce209">
            <text:p>148</text:p>
          </table:table-cell>
          <table:table-cell office:value-type="float" office:value="4.8266517276367447" table:style-name="ce210">
            <text:p>4.83</text:p>
          </table:table-cell>
          <table:table-cell office:value-type="float" office:value="3358" table:style-name="ce209">
            <text:p>3,358</text:p>
          </table:table-cell>
          <table:table-cell office:value-type="float" office:value="3316" table:style-name="ce209">
            <text:p>3,316</text:p>
          </table:table-cell>
          <table:table-cell office:value-type="float" office:value="42" table:style-name="ce209">
            <text:p>42</text:p>
          </table:table-cell>
          <table:table-cell office:value-type="float" office:value="10" table:style-name="ce209">
            <text:p>10</text:p>
          </table:table-cell>
          <table:table-cell office:value-type="float" office:value="32" table:style-name="ce209">
            <text:p>32</text:p>
          </table:table-cell>
          <table:table-cell office:value-type="float" office:value="1.8759139469217809" table:style-name="ce210">
            <text:p>1.88</text:p>
          </table:table-cell>
          <table:table-cell office:value-type="float" office:value="67432" table:style-name="ce209">
            <text:p>67,432</text:p>
          </table:table-cell>
          <table:table-cell office:value-type="float" office:value="92052" table:style-name="ce209">
            <text:p>92,052</text:p>
          </table:table-cell>
          <table:table-cell office:value-type="float" office:value="581134" table:style-name="ce209">
            <text:p>581,13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9004145" table:style-name="ce209">
            <text:p>9,004,145</text:p>
          </table:table-cell>
          <table:table-cell office:value-type="float" office:value="23268991" table:style-name="ce209">
            <text:p>23,268,991</text:p>
          </table:table-cell>
          <table:table-cell office:value-type="float" office:value="11523301" table:style-name="ce209">
            <text:p>11,523,301</text:p>
          </table:table-cell>
          <table:table-cell office:value-type="float" office:value="11745690" table:style-name="ce209">
            <text:p>11,745,690</text:p>
          </table:table-cell>
          <table:table-cell office:value-type="float" office:value="12788" table:style-name="ce209">
            <text:p>12,788</text:p>
          </table:table-cell>
          <table:table-cell office:value-type="float" office:value="6672" table:style-name="ce209">
            <text:p>6,672</text:p>
          </table:table-cell>
          <table:table-cell office:value-type="float" office:value="6116" table:style-name="ce209">
            <text:p>6,116</text:p>
          </table:table-cell>
          <table:table-cell office:value-type="float" office:value="6.463720625908568" table:style-name="ce210">
            <text:p>6.46</text:p>
          </table:table-cell>
          <table:table-cell office:value-type="float" office:value="18239" table:style-name="ce209">
            <text:p>18,239</text:p>
          </table:table-cell>
          <table:table-cell office:value-type="float" office:value="10624" table:style-name="ce209">
            <text:p>10,624</text:p>
          </table:table-cell>
          <table:table-cell office:value-type="float" office:value="7615" table:style-name="ce209">
            <text:p>7,615</text:p>
          </table:table-cell>
          <table:table-cell office:value-type="float" office:value="9.2189396696861383" table:style-name="ce210">
            <text:p>9.22</text:p>
          </table:table-cell>
          <table:table-cell office:value-type="float" office:value="-5451" table:style-name="ce209">
            <text:p>–5,451</text:p>
          </table:table-cell>
          <table:table-cell office:value-type="float" office:value="-2.7552190437775725" table:style-name="ce211">
            <text:p>–2.76</text:p>
          </table:table-cell>
          <table:table-cell office:value-type="float" office:value="10509" table:style-name="ce209">
            <text:p>10,509</text:p>
          </table:table-cell>
          <table:table-cell office:value-type="float" office:value="10293" table:style-name="ce209">
            <text:p>10,293</text:p>
          </table:table-cell>
          <table:table-cell office:value-type="float" office:value="216" table:style-name="ce209">
            <text:p>216</text:p>
          </table:table-cell>
          <table:table-cell office:value-type="float" office:value="57" table:style-name="ce209">
            <text:p>57</text:p>
          </table:table-cell>
          <table:table-cell office:value-type="float" office:value="159" table:style-name="ce209">
            <text:p>159</text:p>
          </table:table-cell>
          <table:table-cell office:value-type="float" office:value="5.3117954377285841" table:style-name="ce210">
            <text:p>5.31</text:p>
          </table:table-cell>
          <table:table-cell office:value-type="float" office:value="4821" table:style-name="ce209">
            <text:p>4,821</text:p>
          </table:table-cell>
          <table:table-cell office:value-type="float" office:value="4768" table:style-name="ce209">
            <text:p>4,768</text:p>
          </table:table-cell>
          <table:table-cell office:value-type="float" office:value="53" table:style-name="ce209">
            <text:p>53</text:p>
          </table:table-cell>
          <table:table-cell office:value-type="float" office:value="12" table:style-name="ce209">
            <text:p>12</text:p>
          </table:table-cell>
          <table:table-cell office:value-type="float" office:value="41" table:style-name="ce209">
            <text:p>41</text:p>
          </table:table-cell>
          <table:table-cell office:value-type="float" office:value="2.4367842616128601" table:style-name="ce210">
            <text:p>2.44</text:p>
          </table:table-cell>
          <table:table-cell office:value-type="float" office:value="103168" table:style-name="ce209">
            <text:p>103,168</text:p>
          </table:table-cell>
          <table:table-cell office:value-type="float" office:value="148502" table:style-name="ce209">
            <text:p>148,502</text:p>
          </table:table-cell>
          <table:table-cell office:value-type="float" office:value="581327" table:style-name="ce209">
            <text:p>581,32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9002584" table:style-name="ce209">
            <text:p>9,002,584</text:p>
          </table:table-cell>
          <table:table-cell office:value-type="float" office:value="23215015" table:style-name="ce209">
            <text:p>23,215,015</text:p>
          </table:table-cell>
          <table:table-cell office:value-type="float" office:value="11493738" table:style-name="ce209">
            <text:p>11,493,738</text:p>
          </table:table-cell>
          <table:table-cell office:value-type="float" office:value="11721277" table:style-name="ce209">
            <text:p>11,721,277</text:p>
          </table:table-cell>
          <table:table-cell office:value-type="float" office:value="11222" table:style-name="ce209">
            <text:p>11,222</text:p>
          </table:table-cell>
          <table:table-cell office:value-type="float" office:value="5808" table:style-name="ce209">
            <text:p>5,808</text:p>
          </table:table-cell>
          <table:table-cell office:value-type="float" office:value="5414" table:style-name="ce209">
            <text:p>5,414</text:p>
          </table:table-cell>
          <table:table-cell office:value-type="float" office:value="5.8744650077419456" table:style-name="ce210">
            <text:p>5.87</text:p>
          </table:table-cell>
          <table:table-cell office:value-type="float" office:value="14655" table:style-name="ce209">
            <text:p>14,655</text:p>
          </table:table-cell>
          <table:table-cell office:value-type="float" office:value="8554" table:style-name="ce209">
            <text:p>8,554</text:p>
          </table:table-cell>
          <table:table-cell office:value-type="float" office:value="6101" table:style-name="ce209">
            <text:p>6,101</text:p>
          </table:table-cell>
          <table:table-cell office:value-type="float" office:value="7.671563419039229" table:style-name="ce210">
            <text:p>7.67</text:p>
          </table:table-cell>
          <table:table-cell office:value-type="float" office:value="-3433" table:style-name="ce209">
            <text:p>–3,433</text:p>
          </table:table-cell>
          <table:table-cell office:value-type="float" office:value="-1.7970984112972821" table:style-name="ce211">
            <text:p>–1.80</text:p>
          </table:table-cell>
          <table:table-cell office:value-type="float" office:value="6539" table:style-name="ce209">
            <text:p>6,539</text:p>
          </table:table-cell>
          <table:table-cell office:value-type="float" office:value="6390" table:style-name="ce209">
            <text:p>6,390</text:p>
          </table:table-cell>
          <table:table-cell office:value-type="float" office:value="149" table:style-name="ce209">
            <text:p>149</text:p>
          </table:table-cell>
          <table:table-cell office:value-type="float" office:value="53" table:style-name="ce209">
            <text:p>53</text:p>
          </table:table-cell>
          <table:table-cell office:value-type="float" office:value="96" table:style-name="ce209">
            <text:p>96</text:p>
          </table:table-cell>
          <table:table-cell office:value-type="float" office:value="3.4230196654450706" table:style-name="ce210">
            <text:p>3.42</text:p>
          </table:table-cell>
          <table:table-cell office:value-type="float" office:value="4051" table:style-name="ce209">
            <text:p>4,051</text:p>
          </table:table-cell>
          <table:table-cell office:value-type="float" office:value="4003" table:style-name="ce209">
            <text:p>4,003</text:p>
          </table:table-cell>
          <table:table-cell office:value-type="float" office:value="48" table:style-name="ce209">
            <text:p>48</text:p>
          </table:table-cell>
          <table:table-cell office:value-type="float" office:value="13" table:style-name="ce209">
            <text:p>13</text:p>
          </table:table-cell>
          <table:table-cell office:value-type="float" office:value="35" table:style-name="ce209">
            <text:p>35</text:p>
          </table:table-cell>
          <table:table-cell office:value-type="float" office:value="2.1206075339834807" table:style-name="ce210">
            <text:p>2.12</text:p>
          </table:table-cell>
          <table:table-cell office:value-type="float" office:value="84281" table:style-name="ce209">
            <text:p>84,281</text:p>
          </table:table-cell>
          <table:table-cell office:value-type="float" office:value="134824" table:style-name="ce209">
            <text:p>134,824</text:p>
          </table:table-cell>
          <table:table-cell office:value-type="float" office:value="581406" table:style-name="ce209">
            <text:p>581,406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9008300" table:style-name="ce209">
            <text:p>9,008,300</text:p>
          </table:table-cell>
          <table:table-cell office:value-type="float" office:value="23196178" table:style-name="ce209">
            <text:p>23,196,178</text:p>
          </table:table-cell>
          <table:table-cell office:value-type="float" office:value="11482441" table:style-name="ce209">
            <text:p>11,482,441</text:p>
          </table:table-cell>
          <table:table-cell office:value-type="float" office:value="11713737" table:style-name="ce209">
            <text:p>11,713,737</text:p>
          </table:table-cell>
          <table:table-cell office:value-type="float" office:value="9442" table:style-name="ce209">
            <text:p>9,442</text:p>
          </table:table-cell>
          <table:table-cell office:value-type="float" office:value="4897" table:style-name="ce209">
            <text:p>4,897</text:p>
          </table:table-cell>
          <table:table-cell office:value-type="float" office:value="4545" table:style-name="ce209">
            <text:p>4,545</text:p>
          </table:table-cell>
          <table:table-cell office:value-type="float" office:value="4.7907381085364893" table:style-name="ce210">
            <text:p>4.79</text:p>
          </table:table-cell>
          <table:table-cell office:value-type="float" office:value="17409" table:style-name="ce209">
            <text:p>17,409</text:p>
          </table:table-cell>
          <table:table-cell office:value-type="float" office:value="9997" table:style-name="ce209">
            <text:p>9,997</text:p>
          </table:table-cell>
          <table:table-cell office:value-type="float" office:value="7412" table:style-name="ce209">
            <text:p>7,412</text:p>
          </table:table-cell>
          <table:table-cell office:value-type="float" office:value="8.8330819457224869" table:style-name="ce210">
            <text:p>8.83</text:p>
          </table:table-cell>
          <table:table-cell office:value-type="float" office:value="-7967" table:style-name="ce209">
            <text:p>–7,967</text:p>
          </table:table-cell>
          <table:table-cell office:value-type="float" office:value="-4.0423438371859985" table:style-name="ce211">
            <text:p>–4.04</text:p>
          </table:table-cell>
          <table:table-cell office:value-type="float" office:value="15597" table:style-name="ce209">
            <text:p>15,597</text:p>
          </table:table-cell>
          <table:table-cell office:value-type="float" office:value="15293" table:style-name="ce209">
            <text:p>15,293</text:p>
          </table:table-cell>
          <table:table-cell office:value-type="float" office:value="304" table:style-name="ce209">
            <text:p>304</text:p>
          </table:table-cell>
          <table:table-cell office:value-type="float" office:value="72" table:style-name="ce209">
            <text:p>72</text:p>
          </table:table-cell>
          <table:table-cell office:value-type="float" office:value="232" table:style-name="ce209">
            <text:p>232</text:p>
          </table:table-cell>
          <table:table-cell office:value-type="float" office:value="7.9136986103414113" table:style-name="ce210">
            <text:p>7.91</text:p>
          </table:table-cell>
          <table:table-cell office:value-type="float" office:value="4019" table:style-name="ce209">
            <text:p>4,019</text:p>
          </table:table-cell>
          <table:table-cell office:value-type="float" office:value="3975" table:style-name="ce209">
            <text:p>3,975</text:p>
          </table:table-cell>
          <table:table-cell office:value-type="float" office:value="44" table:style-name="ce209">
            <text:p>44</text:p>
          </table:table-cell>
          <table:table-cell office:value-type="float" office:value="8" table:style-name="ce209">
            <text:p>8</text:p>
          </table:table-cell>
          <table:table-cell office:value-type="float" office:value="36" table:style-name="ce209">
            <text:p>36</text:p>
          </table:table-cell>
          <table:table-cell office:value-type="float" office:value="2.0391841197000797" table:style-name="ce210">
            <text:p>2.04</text:p>
          </table:table-cell>
          <table:table-cell office:value-type="float" office:value="82997" table:style-name="ce209">
            <text:p>82,997</text:p>
          </table:table-cell>
          <table:table-cell office:value-type="float" office:value="93867" table:style-name="ce209">
            <text:p>93,867</text:p>
          </table:table-cell>
          <table:table-cell office:value-type="float" office:value="581530" table:style-name="ce209">
            <text:p>581,530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9014700" table:style-name="ce209">
            <text:p>9,014,700</text:p>
          </table:table-cell>
          <table:table-cell office:value-type="float" office:value="23186278" table:style-name="ce209">
            <text:p>23,186,278</text:p>
          </table:table-cell>
          <table:table-cell office:value-type="float" office:value="11475116" table:style-name="ce209">
            <text:p>11,475,116</text:p>
          </table:table-cell>
          <table:table-cell office:value-type="float" office:value="11711162" table:style-name="ce209">
            <text:p>11,711,162</text:p>
          </table:table-cell>
          <table:table-cell office:value-type="float" office:value="10943" table:style-name="ce209">
            <text:p>10,943</text:p>
          </table:table-cell>
          <table:table-cell office:value-type="float" office:value="5677" table:style-name="ce209">
            <text:p>5,677</text:p>
          </table:table-cell>
          <table:table-cell office:value-type="float" office:value="5266" table:style-name="ce209">
            <text:p>5,266</text:p>
          </table:table-cell>
          <table:table-cell office:value-type="float" office:value="5.7409565950252119" table:style-name="ce210">
            <text:p>5.74</text:p>
          </table:table-cell>
          <table:table-cell office:value-type="float" office:value="21033" table:style-name="ce209">
            <text:p>21,033</text:p>
          </table:table-cell>
          <table:table-cell office:value-type="float" office:value="12152" table:style-name="ce209">
            <text:p>12,152</text:p>
          </table:table-cell>
          <table:table-cell office:value-type="float" office:value="8881" table:style-name="ce209">
            <text:p>8,881</text:p>
          </table:table-cell>
          <table:table-cell office:value-type="float" office:value="11.034409217140205" table:style-name="ce210">
            <text:p>11.03</text:p>
          </table:table-cell>
          <table:table-cell office:value-type="float" office:value="-10090" table:style-name="ce209">
            <text:p>–10,090</text:p>
          </table:table-cell>
          <table:table-cell office:value-type="float" office:value="-5.2934526221149936" table:style-name="ce211">
            <text:p>–5.29</text:p>
          </table:table-cell>
          <table:table-cell office:value-type="float" office:value="9045" table:style-name="ce209">
            <text:p>9,045</text:p>
          </table:table-cell>
          <table:table-cell office:value-type="float" office:value="8868" table:style-name="ce209">
            <text:p>8,868</text:p>
          </table:table-cell>
          <table:table-cell office:value-type="float" office:value="177" table:style-name="ce209">
            <text:p>177</text:p>
          </table:table-cell>
          <table:table-cell office:value-type="float" office:value="41" table:style-name="ce209">
            <text:p>41</text:p>
          </table:table-cell>
          <table:table-cell office:value-type="float" office:value="136" table:style-name="ce209">
            <text:p>136</text:p>
          </table:table-cell>
          <table:table-cell office:value-type="float" office:value="4.7452209085262753" table:style-name="ce210">
            <text:p>4.75</text:p>
          </table:table-cell>
          <table:table-cell office:value-type="float" office:value="4156" table:style-name="ce209">
            <text:p>4,156</text:p>
          </table:table-cell>
          <table:table-cell office:value-type="float" office:value="4103" table:style-name="ce209">
            <text:p>4,103</text:p>
          </table:table-cell>
          <table:table-cell office:value-type="float" office:value="53" table:style-name="ce209">
            <text:p>53</text:p>
          </table:table-cell>
          <table:table-cell office:value-type="float" office:value="14" table:style-name="ce209">
            <text:p>14</text:p>
          </table:table-cell>
          <table:table-cell office:value-type="float" office:value="39" table:style-name="ce209">
            <text:p>39</text:p>
          </table:table-cell>
          <table:table-cell office:value-type="float" office:value="2.1803358867700608" table:style-name="ce210">
            <text:p>2.18</text:p>
          </table:table-cell>
          <table:table-cell office:value-type="float" office:value="85868" table:style-name="ce209">
            <text:p>85,868</text:p>
          </table:table-cell>
          <table:table-cell office:value-type="float" office:value="85678" table:style-name="ce209">
            <text:p>85,678</text:p>
          </table:table-cell>
          <table:table-cell office:value-type="float" office:value="581694" table:style-name="ce209">
            <text:p>581,694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9026456" table:style-name="ce209">
            <text:p>9,026,456</text:p>
          </table:table-cell>
          <table:table-cell office:value-type="float" office:value="23190064" table:style-name="ce209">
            <text:p>23,190,064</text:p>
          </table:table-cell>
          <table:table-cell office:value-type="float" office:value="11475027" table:style-name="ce209">
            <text:p>11,475,027</text:p>
          </table:table-cell>
          <table:table-cell office:value-type="float" office:value="11715037" table:style-name="ce209">
            <text:p>11,715,037</text:p>
          </table:table-cell>
          <table:table-cell office:value-type="float" office:value="10950" table:style-name="ce209">
            <text:p>10,950</text:p>
          </table:table-cell>
          <table:table-cell office:value-type="float" office:value="5813" table:style-name="ce209">
            <text:p>5,813</text:p>
          </table:table-cell>
          <table:table-cell office:value-type="float" office:value="5137" table:style-name="ce209">
            <text:p>5,137</text:p>
          </table:table-cell>
          <table:table-cell office:value-type="float" office:value="5.5600512586714457" table:style-name="ce210">
            <text:p>5.56</text:p>
          </table:table-cell>
          <table:table-cell office:value-type="float" office:value="18215" table:style-name="ce209">
            <text:p>18,215</text:p>
          </table:table-cell>
          <table:table-cell office:value-type="float" office:value="10505" table:style-name="ce209">
            <text:p>10,505</text:p>
          </table:table-cell>
          <table:table-cell office:value-type="float" office:value="7710" table:style-name="ce209">
            <text:p>7,710</text:p>
          </table:table-cell>
          <table:table-cell office:value-type="float" office:value="9.2489802444475231" table:style-name="ce210">
            <text:p>9.25</text:p>
          </table:table-cell>
          <table:table-cell office:value-type="float" office:value="-7265" table:style-name="ce209">
            <text:p>–7,265</text:p>
          </table:table-cell>
          <table:table-cell office:value-type="float" office:value="-3.6889289857760779" table:style-name="ce211">
            <text:p>–3.69</text:p>
          </table:table-cell>
          <table:table-cell office:value-type="float" office:value="9327" table:style-name="ce209">
            <text:p>9,327</text:p>
          </table:table-cell>
          <table:table-cell office:value-type="float" office:value="9122" table:style-name="ce209">
            <text:p>9,122</text:p>
          </table:table-cell>
          <table:table-cell office:value-type="float" office:value="205" table:style-name="ce209">
            <text:p>205</text:p>
          </table:table-cell>
          <table:table-cell office:value-type="float" office:value="58" table:style-name="ce209">
            <text:p>58</text:p>
          </table:table-cell>
          <table:table-cell office:value-type="float" office:value="147" table:style-name="ce209">
            <text:p>147</text:p>
          </table:table-cell>
          <table:table-cell office:value-type="float" office:value="4.7359450310163087" table:style-name="ce210">
            <text:p>4.74</text:p>
          </table:table-cell>
          <table:table-cell office:value-type="float" office:value="4476" table:style-name="ce209">
            <text:p>4,476</text:p>
          </table:table-cell>
          <table:table-cell office:value-type="float" office:value="4426" table:style-name="ce209">
            <text:p>4,426</text:p>
          </table:table-cell>
          <table:table-cell office:value-type="float" office:value="50" table:style-name="ce209">
            <text:p>50</text:p>
          </table:table-cell>
          <table:table-cell office:value-type="float" office:value="15" table:style-name="ce209">
            <text:p>15</text:p>
          </table:table-cell>
          <table:table-cell office:value-type="float" office:value="35" table:style-name="ce209">
            <text:p>35</text:p>
          </table:table-cell>
          <table:table-cell office:value-type="float" office:value="2.2727661583391225" table:style-name="ce210">
            <text:p>2.27</text:p>
          </table:table-cell>
          <table:table-cell office:value-type="float" office:value="101555" table:style-name="ce209">
            <text:p>101,555</text:p>
          </table:table-cell>
          <table:table-cell office:value-type="float" office:value="90504" table:style-name="ce209">
            <text:p>90,504</text:p>
          </table:table-cell>
          <table:table-cell office:value-type="float" office:value="582008" table:style-name="ce209">
            <text:p>582,008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9042909" table:style-name="ce215">
            <text:p>9,042,909</text:p>
          </table:table-cell>
          <table:table-cell office:value-type="float" office:value="23194554" table:style-name="ce209">
            <text:p>23,194,554</text:p>
          </table:table-cell>
          <table:table-cell office:value-type="float" office:value="11475623" table:style-name="ce209">
            <text:p>11,475,623</text:p>
          </table:table-cell>
          <table:table-cell office:value-type="float" office:value="11718931" table:style-name="ce209">
            <text:p>11,718,931</text:p>
          </table:table-cell>
          <table:table-cell office:value-type="float" office:value="11902" table:style-name="ce209">
            <text:p>11,902</text:p>
          </table:table-cell>
          <table:table-cell office:value-type="float" office:value="6218" table:style-name="ce209">
            <text:p>6,218</text:p>
          </table:table-cell>
          <table:table-cell office:value-type="float" office:value="5684" table:style-name="ce209">
            <text:p>5,684</text:p>
          </table:table-cell>
          <table:table-cell office:value-type="float" office:value="6.0423673905389599" table:style-name="ce210">
            <text:p>6.04</text:p>
          </table:table-cell>
          <table:table-cell office:value-type="float" office:value="17830" table:style-name="ce209">
            <text:p>17,830</text:p>
          </table:table-cell>
          <table:table-cell office:value-type="float" office:value="10333" table:style-name="ce209">
            <text:p>10,333</text:p>
          </table:table-cell>
          <table:table-cell office:value-type="float" office:value="7497" table:style-name="ce209">
            <text:p>7,497</text:p>
          </table:table-cell>
          <table:table-cell office:value-type="float" office:value="9.0518745230473563" table:style-name="ce210">
            <text:p>9.05</text:p>
          </table:table-cell>
          <table:table-cell office:value-type="float" office:value="-5928" table:style-name="ce209">
            <text:p>–5,928</text:p>
          </table:table-cell>
          <table:table-cell office:value-type="float" office:value="-3.0095071325083977" table:style-name="ce211">
            <text:p>–3.01</text:p>
          </table:table-cell>
          <table:table-cell office:value-type="float" office:value="4315" table:style-name="ce209">
            <text:p>4,315</text:p>
          </table:table-cell>
          <table:table-cell office:value-type="float" office:value="4174" table:style-name="ce209">
            <text:p>4,174</text:p>
          </table:table-cell>
          <table:table-cell office:value-type="float" office:value="141" table:style-name="ce209">
            <text:p>141</text:p>
          </table:table-cell>
          <table:table-cell office:value-type="float" office:value="44" table:style-name="ce209">
            <text:p>44</text:p>
          </table:table-cell>
          <table:table-cell office:value-type="float" office:value="97" table:style-name="ce209">
            <text:p>97</text:p>
          </table:table-cell>
          <table:table-cell office:value-type="float" office:value="2.1906247093073103" table:style-name="ce210">
            <text:p>2.19</text:p>
          </table:table-cell>
          <table:table-cell office:value-type="float" office:value="4787" table:style-name="ce209">
            <text:p>4,787</text:p>
          </table:table-cell>
          <table:table-cell office:value-type="float" office:value="4725" table:style-name="ce209">
            <text:p>4,725</text:p>
          </table:table-cell>
          <table:table-cell office:value-type="float" office:value="62" table:style-name="ce209">
            <text:p>62</text:p>
          </table:table-cell>
          <table:table-cell office:value-type="float" office:value="16" table:style-name="ce209">
            <text:p>16</text:p>
          </table:table-cell>
          <table:table-cell office:value-type="float" office:value="46" table:style-name="ce209">
            <text:p>46</text:p>
          </table:table-cell>
          <table:table-cell office:value-type="float" office:value="2.4302480842303815" table:style-name="ce210">
            <text:p>2.43</text:p>
          </table:table-cell>
          <table:table-cell office:value-type="float" office:value="99646" table:style-name="ce209">
            <text:p>99,646</text:p>
          </table:table-cell>
          <table:table-cell office:value-type="float" office:value="89228" table:style-name="ce209">
            <text:p>89,228</text:p>
          </table:table-cell>
          <table:table-cell office:value-type="float" office:value="582485" table:style-name="ce209">
            <text:p>582,485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9062527" table:style-name="ce215">
            <text:p>9,062,527</text:p>
          </table:table-cell>
          <table:table-cell office:value-type="float" office:value="23198133" table:style-name="ce209">
            <text:p>23,198,133</text:p>
          </table:table-cell>
          <table:table-cell office:value-type="float" office:value="11475695" table:style-name="ce209">
            <text:p>11,475,695</text:p>
          </table:table-cell>
          <table:table-cell office:value-type="float" office:value="11722438" table:style-name="ce209">
            <text:p>11,722,438</text:p>
          </table:table-cell>
          <table:table-cell office:value-type="float" office:value="12217" table:style-name="ce209">
            <text:p>12,217</text:p>
          </table:table-cell>
          <table:table-cell office:value-type="float" office:value="6322" table:style-name="ce209">
            <text:p>6,322</text:p>
          </table:table-cell>
          <table:table-cell office:value-type="float" office:value="5895" table:style-name="ce209">
            <text:p>5,895</text:p>
          </table:table-cell>
          <table:table-cell office:value-type="float" office:value="6.4079136725435486" table:style-name="ce210">
            <text:p>6.41</text:p>
          </table:table-cell>
          <table:table-cell office:value-type="float" office:value="16505" table:style-name="ce209">
            <text:p>16,505</text:p>
          </table:table-cell>
          <table:table-cell office:value-type="float" office:value="9540" table:style-name="ce209">
            <text:p>9,540</text:p>
          </table:table-cell>
          <table:table-cell office:value-type="float" office:value="6965" table:style-name="ce209">
            <text:p>6,965</text:p>
          </table:table-cell>
          <table:table-cell office:value-type="float" office:value="8.6570037787780354" table:style-name="ce210">
            <text:p>8.66</text:p>
          </table:table-cell>
          <table:table-cell office:value-type="float" office:value="-4288" table:style-name="ce209">
            <text:p>–4,288</text:p>
          </table:table-cell>
          <table:table-cell office:value-type="float" office:value="-2.2490901062344872" table:style-name="ce211">
            <text:p>–2.25</text:p>
          </table:table-cell>
          <table:table-cell office:value-type="float" office:value="11546" table:style-name="ce209">
            <text:p>11,546</text:p>
          </table:table-cell>
          <table:table-cell office:value-type="float" office:value="11350" table:style-name="ce209">
            <text:p>11,350</text:p>
          </table:table-cell>
          <table:table-cell office:value-type="float" office:value="196" table:style-name="ce209">
            <text:p>196</text:p>
          </table:table-cell>
          <table:table-cell office:value-type="float" office:value="52" table:style-name="ce209">
            <text:p>52</text:p>
          </table:table-cell>
          <table:table-cell office:value-type="float" office:value="144" table:style-name="ce209">
            <text:p>144</text:p>
          </table:table-cell>
          <table:table-cell office:value-type="float" office:value="6.055968835490531" table:style-name="ce210">
            <text:p>6.06</text:p>
          </table:table-cell>
          <table:table-cell office:value-type="float" office:value="4335" table:style-name="ce209">
            <text:p>4,335</text:p>
          </table:table-cell>
          <table:table-cell office:value-type="float" office:value="4286" table:style-name="ce209">
            <text:p>4,286</text:p>
          </table:table-cell>
          <table:table-cell office:value-type="float" office:value="49" table:style-name="ce209">
            <text:p>49</text:p>
          </table:table-cell>
          <table:table-cell office:value-type="float" office:value="9" table:style-name="ce209">
            <text:p>9</text:p>
          </table:table-cell>
          <table:table-cell office:value-type="float" office:value="40" table:style-name="ce209">
            <text:p>40</text:p>
          </table:table-cell>
          <table:table-cell office:value-type="float" office:value="2.273741980066815" table:style-name="ce210">
            <text:p>2.27</text:p>
          </table:table-cell>
          <table:table-cell office:value-type="float" office:value="95826" table:style-name="ce209">
            <text:p>95,826</text:p>
          </table:table-cell>
          <table:table-cell office:value-type="float" office:value="87959" table:style-name="ce209">
            <text:p>87,959</text:p>
          </table:table-cell>
          <table:table-cell office:value-type="float" office:value="582846" table:style-name="ce209">
            <text:p>582,846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office:value-type="float" office:value="9068488" table:style-name="ce215">
            <text:p>9,068,488</text:p>
          </table:table-cell>
          <table:table-cell office:value-type="float" office:value="23212056" table:style-name="ce209">
            <text:p>23,212,056</text:p>
          </table:table-cell>
          <table:table-cell office:value-type="float" office:value="11480153" table:style-name="ce209">
            <text:p>11,480,153</text:p>
          </table:table-cell>
          <table:table-cell office:value-type="float" office:value="11731903" table:style-name="ce209">
            <text:p>11,731,903</text:p>
          </table:table-cell>
          <table:table-cell office:value-type="float" office:value="12242" table:style-name="ce209">
            <text:p>12,242</text:p>
          </table:table-cell>
          <table:table-cell office:value-type="float" office:value="6345" table:style-name="ce209">
            <text:p>6,345</text:p>
          </table:table-cell>
          <table:table-cell office:value-type="float" office:value="5897" table:style-name="ce209">
            <text:p>5,897</text:p>
          </table:table-cell>
          <table:table-cell office:value-type="float" office:value="6.2115531319794819" table:style-name="ce210">
            <text:p>6.21</text:p>
          </table:table-cell>
          <table:table-cell office:value-type="float" office:value="17099" table:style-name="ce209">
            <text:p>17,099</text:p>
          </table:table-cell>
          <table:table-cell office:value-type="float" office:value="9820" table:style-name="ce209">
            <text:p>9,820</text:p>
          </table:table-cell>
          <table:table-cell office:value-type="float" office:value="7279" table:style-name="ce209">
            <text:p>7,279</text:p>
          </table:table-cell>
          <table:table-cell office:value-type="float" office:value="8.6759799872338803" table:style-name="ce210">
            <text:p>8.68</text:p>
          </table:table-cell>
          <table:table-cell office:value-type="float" office:value="-4857" table:style-name="ce209">
            <text:p>–4,857</text:p>
          </table:table-cell>
          <table:table-cell office:value-type="float" office:value="-2.464426855254398" table:style-name="ce211">
            <text:p>–2.46</text:p>
          </table:table-cell>
          <table:table-cell office:value-type="float" office:value="10013" table:style-name="ce209">
            <text:p>10,013</text:p>
          </table:table-cell>
          <table:table-cell office:value-type="float" office:value="9827" table:style-name="ce209">
            <text:p>9,827</text:p>
          </table:table-cell>
          <table:table-cell office:value-type="float" office:value="186" table:style-name="ce209">
            <text:p>186</text:p>
          </table:table-cell>
          <table:table-cell office:value-type="float" office:value="55" table:style-name="ce209">
            <text:p>55</text:p>
          </table:table-cell>
          <table:table-cell office:value-type="float" office:value="131" table:style-name="ce209">
            <text:p>131</text:p>
          </table:table-cell>
          <table:table-cell office:value-type="float" office:value="5.0805653905007802" table:style-name="ce210">
            <text:p>5.08</text:p>
          </table:table-cell>
          <table:table-cell office:value-type="float" office:value="4071" table:style-name="ce209">
            <text:p>4,071</text:p>
          </table:table-cell>
          <table:table-cell office:value-type="float" office:value="4019" table:style-name="ce209">
            <text:p>4,019</text:p>
          </table:table-cell>
          <table:table-cell office:value-type="float" office:value="52" table:style-name="ce209">
            <text:p>52</text:p>
          </table:table-cell>
          <table:table-cell office:value-type="float" office:value="16" table:style-name="ce209">
            <text:p>16</text:p>
          </table:table-cell>
          <table:table-cell office:value-type="float" office:value="36" table:style-name="ce209">
            <text:p>36</text:p>
          </table:table-cell>
          <table:table-cell office:value-type="float" office:value="2.0656128737370096" table:style-name="ce210">
            <text:p>2.07</text:p>
          </table:table-cell>
          <table:table-cell office:value-type="float" office:value="75571" table:style-name="ce209">
            <text:p>75,571</text:p>
          </table:table-cell>
          <table:table-cell office:value-type="float" office:value="56791" table:style-name="ce209">
            <text:p>56,791</text:p>
          </table:table-cell>
          <table:table-cell office:value-type="float" office:value="583299" table:style-name="ce209">
            <text:p>583,299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office:value-type="float" office:value="9077086" table:style-name="ce215">
            <text:p>9,077,086</text:p>
          </table:table-cell>
          <table:table-cell office:value-type="float" office:value="23233593" table:style-name="ce209">
            <text:p>23,233,593</text:p>
          </table:table-cell>
          <table:table-cell office:value-type="float" office:value="11487412" table:style-name="ce209">
            <text:p>11,487,412</text:p>
          </table:table-cell>
          <table:table-cell office:value-type="float" office:value="11746181" table:style-name="ce209">
            <text:p>11,746,181</text:p>
          </table:table-cell>
          <table:table-cell office:value-type="float" office:value="12348" table:style-name="ce209">
            <text:p>12,348</text:p>
          </table:table-cell>
          <table:table-cell office:value-type="float" office:value="6261" table:style-name="ce209">
            <text:p>6,261</text:p>
          </table:table-cell>
          <table:table-cell office:value-type="float" office:value="6087" table:style-name="ce209">
            <text:p>6,087</text:p>
          </table:table-cell>
          <table:table-cell office:value-type="float" office:value="6.4692389162222712" table:style-name="ce210">
            <text:p>6.47</text:p>
          </table:table-cell>
          <table:table-cell office:value-type="float" office:value="17719" table:style-name="ce209">
            <text:p>17,719</text:p>
          </table:table-cell>
          <table:table-cell office:value-type="float" office:value="10193" table:style-name="ce209">
            <text:p>10,193</text:p>
          </table:table-cell>
          <table:table-cell office:value-type="float" office:value="7526" table:style-name="ce209">
            <text:p>7,526</text:p>
          </table:table-cell>
          <table:table-cell office:value-type="float" office:value="9.2831587590332365" table:style-name="ce210">
            <text:p>9.28</text:p>
          </table:table-cell>
          <table:table-cell office:value-type="float" office:value="-5371" table:style-name="ce209">
            <text:p>–5,371</text:p>
          </table:table-cell>
          <table:table-cell office:value-type="float" office:value="-2.8139198428109666" table:style-name="ce211">
            <text:p>–2.81</text:p>
          </table:table-cell>
          <table:table-cell office:value-type="float" office:value="15007" table:style-name="ce209">
            <text:p>15,007</text:p>
          </table:table-cell>
          <table:table-cell office:value-type="float" office:value="14713" table:style-name="ce209">
            <text:p>14,713</text:p>
          </table:table-cell>
          <table:table-cell office:value-type="float" office:value="294" table:style-name="ce209">
            <text:p>294</text:p>
          </table:table-cell>
          <table:table-cell office:value-type="float" office:value="78" table:style-name="ce209">
            <text:p>78</text:p>
          </table:table-cell>
          <table:table-cell office:value-type="float" office:value="216" table:style-name="ce209">
            <text:p>216</text:p>
          </table:table-cell>
          <table:table-cell office:value-type="float" office:value="7.8623152264129903" table:style-name="ce210">
            <text:p>7.86</text:p>
          </table:table-cell>
          <table:table-cell office:value-type="float" office:value="4233" table:style-name="ce209">
            <text:p>4,233</text:p>
          </table:table-cell>
          <table:table-cell office:value-type="float" office:value="4180" table:style-name="ce209">
            <text:p>4,180</text:p>
          </table:table-cell>
          <table:table-cell office:value-type="float" office:value="53" table:style-name="ce209">
            <text:p>53</text:p>
          </table:table-cell>
          <table:table-cell office:value-type="float" office:value="14" table:style-name="ce209">
            <text:p>14</text:p>
          </table:table-cell>
          <table:table-cell office:value-type="float" office:value="39" table:style-name="ce209">
            <text:p>39</text:p>
          </table:table-cell>
          <table:table-cell office:value-type="float" office:value="2.2177104253619104" table:style-name="ce210">
            <text:p>2.22</text:p>
          </table:table-cell>
          <table:table-cell office:value-type="float" office:value="89678" table:style-name="ce209">
            <text:p>89,678</text:p>
          </table:table-cell>
          <table:table-cell office:value-type="float" office:value="62770" table:style-name="ce209">
            <text:p>62,770</text:p>
          </table:table-cell>
          <table:table-cell office:value-type="float" office:value="583710" table:style-name="ce209">
            <text:p>583,710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12<text:s/><text:span text:style-name="T6">月</text:span></text:p>
          </table:table-cell>
          <table:covered-table-cell/>
          <table:table-cell office:value-type="float" office:value="9089450" table:style-name="ce215">
            <text:p>9,089,450</text:p>
          </table:table-cell>
          <table:table-cell office:value-type="float" office:value="23264640" table:style-name="ce209">
            <text:p>23,264,640</text:p>
          </table:table-cell>
          <table:table-cell office:value-type="float" office:value="11499136" table:style-name="ce209">
            <text:p>11,499,136</text:p>
          </table:table-cell>
          <table:table-cell office:value-type="float" office:value="11765504" table:style-name="ce209">
            <text:p>11,765,504</text:p>
          </table:table-cell>
          <table:table-cell office:value-type="float" office:value="12178" table:style-name="ce209">
            <text:p>12,178</text:p>
          </table:table-cell>
          <table:table-cell office:value-type="float" office:value="6265" table:style-name="ce209">
            <text:p>6,265</text:p>
          </table:table-cell>
          <table:table-cell office:value-type="float" office:value="5913" table:style-name="ce209">
            <text:p>5,913</text:p>
          </table:table-cell>
          <table:table-cell office:value-type="float" office:value="6.1673796951491919" table:style-name="ce210">
            <text:p>6.17</text:p>
          </table:table-cell>
          <table:table-cell office:value-type="float" office:value="17685" table:style-name="ce209">
            <text:p>17,685</text:p>
          </table:table-cell>
          <table:table-cell office:value-type="float" office:value="10194" table:style-name="ce209">
            <text:p>10,194</text:p>
          </table:table-cell>
          <table:table-cell office:value-type="float" office:value="7491" table:style-name="ce209">
            <text:p>7,491</text:p>
          </table:table-cell>
          <table:table-cell office:value-type="float" office:value="8.9563236909766353" table:style-name="ce210">
            <text:p>8.96</text:p>
          </table:table-cell>
          <table:table-cell office:value-type="float" office:value="-5507" table:style-name="ce209">
            <text:p>–5,507</text:p>
          </table:table-cell>
          <table:table-cell office:value-type="float" office:value="-2.7889439958274429" table:style-name="ce211">
            <text:p>–2.79</text:p>
          </table:table-cell>
          <table:table-cell office:value-type="float" office:value="13270" table:style-name="ce209">
            <text:p>13,270</text:p>
          </table:table-cell>
          <table:table-cell office:value-type="float" office:value="13020" table:style-name="ce209">
            <text:p>13,020</text:p>
          </table:table-cell>
          <table:table-cell office:value-type="float" office:value="250" table:style-name="ce209">
            <text:p>250</text:p>
          </table:table-cell>
          <table:table-cell office:value-type="float" office:value="81" table:style-name="ce209">
            <text:p>81</text:p>
          </table:table-cell>
          <table:table-cell office:value-type="float" office:value="169" table:style-name="ce209">
            <text:p>169</text:p>
          </table:table-cell>
          <table:table-cell office:value-type="float" office:value="6.7204079943036401" table:style-name="ce210">
            <text:p>6.72</text:p>
          </table:table-cell>
          <table:table-cell office:value-type="float" office:value="4341" table:style-name="ce209">
            <text:p>4,341</text:p>
          </table:table-cell>
          <table:table-cell office:value-type="float" office:value="4282" table:style-name="ce209">
            <text:p>4,282</text:p>
          </table:table-cell>
          <table:table-cell office:value-type="float" office:value="59" table:style-name="ce209">
            <text:p>59</text:p>
          </table:table-cell>
          <table:table-cell office:value-type="float" office:value="16" table:style-name="ce209">
            <text:p>16</text:p>
          </table:table-cell>
          <table:table-cell office:value-type="float" office:value="43" table:style-name="ce209">
            <text:p>43</text:p>
          </table:table-cell>
          <table:table-cell office:value-type="float" office:value="2.198439419990363" table:style-name="ce210">
            <text:p>2.20</text:p>
          </table:table-cell>
          <table:table-cell office:value-type="float" office:value="119679" table:style-name="ce209">
            <text:p>119,679</text:p>
          </table:table-cell>
          <table:table-cell office:value-type="float" office:value="83125" table:style-name="ce209">
            <text:p>83,125</text:p>
          </table:table-cell>
          <table:table-cell office:value-type="float" office:value="584125" table:style-name="ce209">
            <text:p>584,125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12<text:span text:style-name="T8">年</text:span>1~7<text:span text:style-name="T8">月</text:span></text:p>
          </table:table-cell>
          <table:covered-table-cell/>
          <table:table-cell office:value-type="float" office:value="9180345" table:style-name="ce203">
            <text:p>9,180,345</text:p>
          </table:table-cell>
          <table:table-cell office:value-type="float" office:value="23392423" table:style-name="ce203">
            <text:p>23,392,423</text:p>
          </table:table-cell>
          <table:table-cell office:value-type="float" office:value="11548206" table:style-name="ce203">
            <text:p>11,548,206</text:p>
          </table:table-cell>
          <table:table-cell office:value-type="float" office:value="11844217" table:style-name="ce203">
            <text:p>11,844,217</text:p>
          </table:table-cell>
          <table:table-cell office:value-type="float" office:value="76919" table:style-name="ce203">
            <text:p>76,919</text:p>
          </table:table-cell>
          <table:table-cell office:value-type="float" office:value="39792" table:style-name="ce203">
            <text:p>39,792</text:p>
          </table:table-cell>
          <table:table-cell office:value-type="float" office:value="37127" table:style-name="ce203">
            <text:p>37,127</text:p>
          </table:table-cell>
          <table:table-cell office:value-type="float" office:value="5.6767952654804397" table:style-name="ce212">
            <text:p>5.68</text:p>
          </table:table-cell>
          <table:table-cell office:value-type="float" office:value="125357" table:style-name="ce203">
            <text:p>125,357</text:p>
          </table:table-cell>
          <table:table-cell office:value-type="float" office:value="72502" table:style-name="ce203">
            <text:p>72,502</text:p>
          </table:table-cell>
          <table:table-cell office:value-type="float" office:value="52855" table:style-name="ce203">
            <text:p>52,855</text:p>
          </table:table-cell>
          <table:table-cell office:value-type="float" office:value="9.2516286495512396" table:style-name="ce212">
            <text:p>9.25</text:p>
          </table:table-cell>
          <table:table-cell office:value-type="float" office:value="-48438" table:style-name="ce203">
            <text:p>–48,438</text:p>
          </table:table-cell>
          <table:table-cell office:value-type="float" office:value="-3.5748333840707964" table:style-name="ce213">
            <text:p>–3.57</text:p>
          </table:table-cell>
          <table:table-cell office:value-type="float" office:value="73598" table:style-name="ce203">
            <text:p>73,598</text:p>
          </table:table-cell>
          <table:table-cell office:value-type="float" office:value="71778" table:style-name="ce203">
            <text:p>71,778</text:p>
          </table:table-cell>
          <table:table-cell office:value-type="float" office:value="1820" table:style-name="ce203">
            <text:p>1,820</text:p>
          </table:table-cell>
          <table:table-cell office:value-type="float" office:value="608" table:style-name="ce203">
            <text:p>608</text:p>
          </table:table-cell>
          <table:table-cell office:value-type="float" office:value="1212" table:style-name="ce203">
            <text:p>1,212</text:p>
          </table:table-cell>
          <table:table-cell office:value-type="float" office:value="5.4316979933284291" table:style-name="ce212">
            <text:p>5.43</text:p>
          </table:table-cell>
          <table:table-cell office:value-type="float" office:value="30493" table:style-name="ce203">
            <text:p>30,493</text:p>
          </table:table-cell>
          <table:table-cell office:value-type="float" office:value="30095" table:style-name="ce203">
            <text:p>30,095</text:p>
          </table:table-cell>
          <table:table-cell office:value-type="float" office:value="398" table:style-name="ce203">
            <text:p>398</text:p>
          </table:table-cell>
          <table:table-cell office:value-type="float" office:value="86" table:style-name="ce203">
            <text:p>86</text:p>
          </table:table-cell>
          <table:table-cell office:value-type="float" office:value="312" table:style-name="ce203">
            <text:p>312</text:p>
          </table:table-cell>
          <table:table-cell office:value-type="float" office:value="2.2504520083502784" table:style-name="ce212">
            <text:p>2.25</text:p>
          </table:table-cell>
          <table:table-cell office:value-type="float" office:value="713624" table:style-name="ce203">
            <text:p>713,624</text:p>
          </table:table-cell>
          <table:table-cell office:value-type="float" office:value="537403" table:style-name="ce203">
            <text:p>537,403</text:p>
          </table:table-cell>
          <table:table-cell office:value-type="float" office:value="586905" table:style-name="ce203">
            <text:p>586,905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9099394" table:style-name="ce215">
            <text:p>9,099,394</text:p>
          </table:table-cell>
          <table:table-cell office:value-type="float" office:value="23301968" table:style-name="ce209">
            <text:p>23,301,968</text:p>
          </table:table-cell>
          <table:table-cell office:value-type="float" office:value="11516801" table:style-name="ce209">
            <text:p>11,516,801</text:p>
          </table:table-cell>
          <table:table-cell office:value-type="float" office:value="11785167" table:style-name="ce209">
            <text:p>11,785,167</text:p>
          </table:table-cell>
          <table:table-cell office:value-type="float" office:value="10948" table:style-name="ce209">
            <text:p>10,948</text:p>
          </table:table-cell>
          <table:table-cell office:value-type="float" office:value="5639" table:style-name="ce209">
            <text:p>5,639</text:p>
          </table:table-cell>
          <table:table-cell office:value-type="float" office:value="5309" table:style-name="ce209">
            <text:p>5,309</text:p>
          </table:table-cell>
          <table:table-cell office:value-type="float" office:value="5.5363221202515733" table:style-name="ce210">
            <text:p>5.54</text:p>
          </table:table-cell>
          <table:table-cell office:value-type="float" office:value="17770" table:style-name="ce209">
            <text:p>17,770</text:p>
          </table:table-cell>
          <table:table-cell office:value-type="float" office:value="10267" table:style-name="ce209">
            <text:p>10,267</text:p>
          </table:table-cell>
          <table:table-cell office:value-type="float" office:value="7503" table:style-name="ce209">
            <text:p>7,503</text:p>
          </table:table-cell>
          <table:table-cell office:value-type="float" office:value="8.9861567479786668" table:style-name="ce210">
            <text:p>8.99</text:p>
          </table:table-cell>
          <table:table-cell office:value-type="float" office:value="-6822" table:style-name="ce209">
            <text:p>–6,822</text:p>
          </table:table-cell>
          <table:table-cell office:value-type="float" office:value="-3.4498346277270948" table:style-name="ce211">
            <text:p>–3.45</text:p>
          </table:table-cell>
          <table:table-cell office:value-type="float" office:value="10414" table:style-name="ce209">
            <text:p>10,414</text:p>
          </table:table-cell>
          <table:table-cell office:value-type="float" office:value="10211" table:style-name="ce209">
            <text:p>10,211</text:p>
          </table:table-cell>
          <table:table-cell office:value-type="float" office:value="203" table:style-name="ce209">
            <text:p>203</text:p>
          </table:table-cell>
          <table:table-cell office:value-type="float" office:value="71" table:style-name="ce209">
            <text:p>71</text:p>
          </table:table-cell>
          <table:table-cell office:value-type="float" office:value="132" table:style-name="ce209">
            <text:p>132</text:p>
          </table:table-cell>
          <table:table-cell office:value-type="float" office:value="5.2662822945104022" table:style-name="ce210">
            <text:p>5.27</text:p>
          </table:table-cell>
          <table:table-cell office:value-type="float" office:value="3313" table:style-name="ce209">
            <text:p>3,313</text:p>
          </table:table-cell>
          <table:table-cell office:value-type="float" office:value="3257" table:style-name="ce209">
            <text:p>3,257</text:p>
          </table:table-cell>
          <table:table-cell office:value-type="float" office:value="56" table:style-name="ce209">
            <text:p>56</text:p>
          </table:table-cell>
          <table:table-cell office:value-type="float" office:value="14" table:style-name="ce209">
            <text:p>14</text:p>
          </table:table-cell>
          <table:table-cell office:value-type="float" office:value="42" table:style-name="ce209">
            <text:p>42</text:p>
          </table:table-cell>
          <table:table-cell office:value-type="float" office:value="1.6753594432219092" table:style-name="ce210">
            <text:p>1.68</text:p>
          </table:table-cell>
          <table:table-cell office:value-type="float" office:value="105356" table:style-name="ce209">
            <text:p>105,356</text:p>
          </table:table-cell>
          <table:table-cell office:value-type="float" office:value="61206" table:style-name="ce209">
            <text:p>61,206</text:p>
          </table:table-cell>
          <table:table-cell office:value-type="float" office:value="584556" table:style-name="ce209">
            <text:p>584,556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9113845" table:style-name="ce209">
            <text:p>9,113,845</text:p>
          </table:table-cell>
          <table:table-cell office:value-type="float" office:value="23313550" table:style-name="ce209">
            <text:p>23,313,550</text:p>
          </table:table-cell>
          <table:table-cell office:value-type="float" office:value="11520183" table:style-name="ce209">
            <text:p>11,520,183</text:p>
          </table:table-cell>
          <table:table-cell office:value-type="float" office:value="11793367" table:style-name="ce209">
            <text:p>11,793,367</text:p>
          </table:table-cell>
          <table:table-cell office:value-type="float" office:value="10113" table:style-name="ce209">
            <text:p>10,113</text:p>
          </table:table-cell>
          <table:table-cell office:value-type="float" office:value="5203" table:style-name="ce209">
            <text:p>5,203</text:p>
          </table:table-cell>
          <table:table-cell office:value-type="float" office:value="4910" table:style-name="ce209">
            <text:p>4,910</text:p>
          </table:table-cell>
          <table:table-cell office:value-type="float" office:value="5.6560640845577881" table:style-name="ce210">
            <text:p>5.66</text:p>
          </table:table-cell>
          <table:table-cell office:value-type="float" office:value="18506" table:style-name="ce209">
            <text:p>18,506</text:p>
          </table:table-cell>
          <table:table-cell office:value-type="float" office:value="10749" table:style-name="ce209">
            <text:p>10,749</text:p>
          </table:table-cell>
          <table:table-cell office:value-type="float" office:value="7757" table:style-name="ce209">
            <text:p>7,757</text:p>
          </table:table-cell>
          <table:table-cell office:value-type="float" office:value="10.3501554384284" table:style-name="ce210">
            <text:p>10.35</text:p>
          </table:table-cell>
          <table:table-cell office:value-type="float" office:value="-8393" table:style-name="ce209">
            <text:p>–8,393</text:p>
          </table:table-cell>
          <table:table-cell office:value-type="float" office:value="-4.6940913538706148" table:style-name="ce211">
            <text:p>–4.69</text:p>
          </table:table-cell>
          <table:table-cell office:value-type="float" office:value="10855" table:style-name="ce209">
            <text:p>10,855</text:p>
          </table:table-cell>
          <table:table-cell office:value-type="float" office:value="10582" table:style-name="ce209">
            <text:p>10,582</text:p>
          </table:table-cell>
          <table:table-cell office:value-type="float" office:value="273" table:style-name="ce209">
            <text:p>273</text:p>
          </table:table-cell>
          <table:table-cell office:value-type="float" office:value="80" table:style-name="ce209">
            <text:p>80</text:p>
          </table:table-cell>
          <table:table-cell office:value-type="float" office:value="193" table:style-name="ce209">
            <text:p>193</text:p>
          </table:table-cell>
          <table:table-cell office:value-type="float" office:value="6.0710546462844697" table:style-name="ce210">
            <text:p>6.07</text:p>
          </table:table-cell>
          <table:table-cell office:value-type="float" office:value="4074" table:style-name="ce209">
            <text:p>4,074</text:p>
          </table:table-cell>
          <table:table-cell office:value-type="float" office:value="4021" table:style-name="ce209">
            <text:p>4,021</text:p>
          </table:table-cell>
          <table:table-cell office:value-type="float" office:value="53" table:style-name="ce209">
            <text:p>53</text:p>
          </table:table-cell>
          <table:table-cell office:value-type="float" office:value="12" table:style-name="ce209">
            <text:p>12</text:p>
          </table:table-cell>
          <table:table-cell office:value-type="float" office:value="41" table:style-name="ce209">
            <text:p>41</text:p>
          </table:table-cell>
          <table:table-cell office:value-type="float" office:value="2.2785330841974099" table:style-name="ce210">
            <text:p>2.28</text:p>
          </table:table-cell>
          <table:table-cell office:value-type="float" office:value="101935" table:style-name="ce209">
            <text:p>101,935</text:p>
          </table:table-cell>
          <table:table-cell office:value-type="float" office:value="81960" table:style-name="ce209">
            <text:p>81,960</text:p>
          </table:table-cell>
          <table:table-cell office:value-type="float" office:value="584963" table:style-name="ce209">
            <text:p>584,963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9128914" table:style-name="ce209">
            <text:p>9,128,914</text:p>
          </table:table-cell>
          <table:table-cell office:value-type="float" office:value="23332929" table:style-name="ce209">
            <text:p>23,332,929</text:p>
          </table:table-cell>
          <table:table-cell office:value-type="float" office:value="11527152" table:style-name="ce209">
            <text:p>11,527,152</text:p>
          </table:table-cell>
          <table:table-cell office:value-type="float" office:value="11805777" table:style-name="ce209">
            <text:p>11,805,777</text:p>
          </table:table-cell>
          <table:table-cell office:value-type="float" office:value="12506" table:style-name="ce209">
            <text:p>12,506</text:p>
          </table:table-cell>
          <table:table-cell office:value-type="float" office:value="6481" table:style-name="ce209">
            <text:p>6,481</text:p>
          </table:table-cell>
          <table:table-cell office:value-type="float" office:value="6025" table:style-name="ce209">
            <text:p>6,025</text:p>
          </table:table-cell>
          <table:table-cell office:value-type="float" office:value="6.3133624519067784" table:style-name="ce210">
            <text:p>6.31</text:p>
          </table:table-cell>
          <table:table-cell office:value-type="float" office:value="20572" table:style-name="ce209">
            <text:p>20,572</text:p>
          </table:table-cell>
          <table:table-cell office:value-type="float" office:value="12001" table:style-name="ce209">
            <text:p>12,001</text:p>
          </table:table-cell>
          <table:table-cell office:value-type="float" office:value="8571" table:style-name="ce209">
            <text:p>8,571</text:p>
          </table:table-cell>
          <table:table-cell office:value-type="float" office:value="10.385294447515294" table:style-name="ce210">
            <text:p>10.39</text:p>
          </table:table-cell>
          <table:table-cell office:value-type="float" office:value="-8066" table:style-name="ce209">
            <text:p>–8,066</text:p>
          </table:table-cell>
          <table:table-cell office:value-type="float" office:value="-4.071931995608514" table:style-name="ce211">
            <text:p>–4.07</text:p>
          </table:table-cell>
          <table:table-cell office:value-type="float" office:value="11873" table:style-name="ce209">
            <text:p>11,873</text:p>
          </table:table-cell>
          <table:table-cell office:value-type="float" office:value="11581" table:style-name="ce209">
            <text:p>11,581</text:p>
          </table:table-cell>
          <table:table-cell office:value-type="float" office:value="292" table:style-name="ce209">
            <text:p>292</text:p>
          </table:table-cell>
          <table:table-cell office:value-type="float" office:value="92" table:style-name="ce209">
            <text:p>92</text:p>
          </table:table-cell>
          <table:table-cell office:value-type="float" office:value="200" table:style-name="ce209">
            <text:p>200</text:p>
          </table:table-cell>
          <table:table-cell office:value-type="float" office:value="5.9938071638804704" table:style-name="ce210">
            <text:p>5.99</text:p>
          </table:table-cell>
          <table:table-cell office:value-type="float" office:value="5271" table:style-name="ce209">
            <text:p>5,271</text:p>
          </table:table-cell>
          <table:table-cell office:value-type="float" office:value="5207" table:style-name="ce209">
            <text:p>5,207</text:p>
          </table:table-cell>
          <table:table-cell office:value-type="float" office:value="64" table:style-name="ce209">
            <text:p>64</text:p>
          </table:table-cell>
          <table:table-cell office:value-type="float" office:value="16" table:style-name="ce209">
            <text:p>16</text:p>
          </table:table-cell>
          <table:table-cell office:value-type="float" office:value="48" table:style-name="ce209">
            <text:p>48</text:p>
          </table:table-cell>
          <table:table-cell office:value-type="float" office:value="2.6609414268351701" table:style-name="ce210">
            <text:p>2.66</text:p>
          </table:table-cell>
          <table:table-cell office:value-type="float" office:value="119410" table:style-name="ce209">
            <text:p>119,410</text:p>
          </table:table-cell>
          <table:table-cell office:value-type="float" office:value="91965" table:style-name="ce209">
            <text:p>91,965</text:p>
          </table:table-cell>
          <table:table-cell office:value-type="float" office:value="585455" table:style-name="ce209">
            <text:p>585,455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9139050" table:style-name="ce209">
            <text:p>9,139,050</text:p>
          </table:table-cell>
          <table:table-cell office:value-type="float" office:value="23347374" table:style-name="ce209">
            <text:p>23,347,374</text:p>
          </table:table-cell>
          <table:table-cell office:value-type="float" office:value="11532446" table:style-name="ce209">
            <text:p>11,532,446</text:p>
          </table:table-cell>
          <table:table-cell office:value-type="float" office:value="11814928" table:style-name="ce209">
            <text:p>11,814,928</text:p>
          </table:table-cell>
          <table:table-cell office:value-type="float" office:value="9643" table:style-name="ce209">
            <text:p>9,643</text:p>
          </table:table-cell>
          <table:table-cell office:value-type="float" office:value="4989" table:style-name="ce209">
            <text:p>4,989</text:p>
          </table:table-cell>
          <table:table-cell office:value-type="float" office:value="4654" table:style-name="ce209">
            <text:p>4,654</text:p>
          </table:table-cell>
          <table:table-cell office:value-type="float" office:value="5.0266668863167689" table:style-name="ce210">
            <text:p>5.03</text:p>
          </table:table-cell>
          <table:table-cell office:value-type="float" office:value="15572" table:style-name="ce209">
            <text:p>15,572</text:p>
          </table:table-cell>
          <table:table-cell office:value-type="float" office:value="8963" table:style-name="ce209">
            <text:p>8,963</text:p>
          </table:table-cell>
          <table:table-cell office:value-type="float" office:value="6609" table:style-name="ce209">
            <text:p>6,609</text:p>
          </table:table-cell>
          <table:table-cell office:value-type="float" office:value="8.1173137772191986" table:style-name="ce210">
            <text:p>8.12</text:p>
          </table:table-cell>
          <table:table-cell office:value-type="float" office:value="-5929" table:style-name="ce209">
            <text:p>–5,929</text:p>
          </table:table-cell>
          <table:table-cell office:value-type="float" office:value="-3.0906468909024287" table:style-name="ce211">
            <text:p>–3.09</text:p>
          </table:table-cell>
          <table:table-cell office:value-type="float" office:value="6600" table:style-name="ce209">
            <text:p>6,600</text:p>
          </table:table-cell>
          <table:table-cell office:value-type="float" office:value="6400" table:style-name="ce209">
            <text:p>6,400</text:p>
          </table:table-cell>
          <table:table-cell office:value-type="float" office:value="200" table:style-name="ce209">
            <text:p>200</text:p>
          </table:table-cell>
          <table:table-cell office:value-type="float" office:value="84" table:style-name="ce209">
            <text:p>84</text:p>
          </table:table-cell>
          <table:table-cell office:value-type="float" office:value="116" table:style-name="ce209">
            <text:p>116</text:p>
          </table:table-cell>
          <table:table-cell office:value-type="float" office:value="3.4404232551789566" table:style-name="ce210">
            <text:p>3.44</text:p>
          </table:table-cell>
          <table:table-cell office:value-type="float" office:value="3905" table:style-name="ce209">
            <text:p>3,905</text:p>
          </table:table-cell>
          <table:table-cell office:value-type="float" office:value="3866" table:style-name="ce209">
            <text:p>3,866</text:p>
          </table:table-cell>
          <table:table-cell office:value-type="float" office:value="39" table:style-name="ce209">
            <text:p>39</text:p>
          </table:table-cell>
          <table:table-cell office:value-type="float" office:value="8" table:style-name="ce209">
            <text:p>8</text:p>
          </table:table-cell>
          <table:table-cell office:value-type="float" office:value="31" table:style-name="ce209">
            <text:p>31</text:p>
          </table:table-cell>
          <table:table-cell office:value-type="float" office:value="2.0355837593142159" table:style-name="ce210">
            <text:p>2.04</text:p>
          </table:table-cell>
          <table:table-cell office:value-type="float" office:value="84312" table:style-name="ce209">
            <text:p>84,312</text:p>
          </table:table-cell>
          <table:table-cell office:value-type="float" office:value="63938" table:style-name="ce209">
            <text:p>63,938</text:p>
          </table:table-cell>
          <table:table-cell office:value-type="float" office:value="585813" table:style-name="ce209">
            <text:p>585,813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9153985" table:style-name="ce209">
            <text:p>9,153,985</text:p>
          </table:table-cell>
          <table:table-cell office:value-type="float" office:value="23361084" table:style-name="ce209">
            <text:p>23,361,084</text:p>
          </table:table-cell>
          <table:table-cell office:value-type="float" office:value="11536859" table:style-name="ce209">
            <text:p>11,536,859</text:p>
          </table:table-cell>
          <table:table-cell office:value-type="float" office:value="11824225" table:style-name="ce209">
            <text:p>11,824,225</text:p>
          </table:table-cell>
          <table:table-cell office:value-type="float" office:value="11809" table:style-name="ce209">
            <text:p>11,809</text:p>
          </table:table-cell>
          <table:table-cell office:value-type="float" office:value="6055" table:style-name="ce209">
            <text:p>6,055</text:p>
          </table:table-cell>
          <table:table-cell office:value-type="float" office:value="5754" table:style-name="ce209">
            <text:p>5,754</text:p>
          </table:table-cell>
          <table:table-cell office:value-type="float" office:value="5.9535877469088465" table:style-name="ce210">
            <text:p>5.95</text:p>
          </table:table-cell>
          <table:table-cell office:value-type="float" office:value="17530" table:style-name="ce209">
            <text:p>17,530</text:p>
          </table:table-cell>
          <table:table-cell office:value-type="float" office:value="10114" table:style-name="ce209">
            <text:p>10,114</text:p>
          </table:table-cell>
          <table:table-cell office:value-type="float" office:value="7416" table:style-name="ce209">
            <text:p>7,416</text:p>
          </table:table-cell>
          <table:table-cell office:value-type="float" office:value="8.8378688460760504" table:style-name="ce210">
            <text:p>8.84</text:p>
          </table:table-cell>
          <table:table-cell office:value-type="float" office:value="-5721" table:style-name="ce209">
            <text:p>–5,721</text:p>
          </table:table-cell>
          <table:table-cell office:value-type="float" office:value="-2.8842810991672039" table:style-name="ce211">
            <text:p>–2.88</text:p>
          </table:table-cell>
          <table:table-cell office:value-type="float" office:value="13928" table:style-name="ce209">
            <text:p>13,928</text:p>
          </table:table-cell>
          <table:table-cell office:value-type="float" office:value="13589" table:style-name="ce209">
            <text:p>13,589</text:p>
          </table:table-cell>
          <table:table-cell office:value-type="float" office:value="339" table:style-name="ce209">
            <text:p>339</text:p>
          </table:table-cell>
          <table:table-cell office:value-type="float" office:value="105" table:style-name="ce209">
            <text:p>105</text:p>
          </table:table-cell>
          <table:table-cell office:value-type="float" office:value="234" table:style-name="ce209">
            <text:p>234</text:p>
          </table:table-cell>
          <table:table-cell office:value-type="float" office:value="7.0218960232827854" table:style-name="ce210">
            <text:p>7.02</text:p>
          </table:table-cell>
          <table:table-cell office:value-type="float" office:value="4757" table:style-name="ce209">
            <text:p>4,757</text:p>
          </table:table-cell>
          <table:table-cell office:value-type="float" office:value="4690" table:style-name="ce209">
            <text:p>4,690</text:p>
          </table:table-cell>
          <table:table-cell office:value-type="float" office:value="67" table:style-name="ce209">
            <text:p>67</text:p>
          </table:table-cell>
          <table:table-cell office:value-type="float" office:value="13" table:style-name="ce209">
            <text:p>13</text:p>
          </table:table-cell>
          <table:table-cell office:value-type="float" office:value="54" table:style-name="ce209">
            <text:p>54</text:p>
          </table:table-cell>
          <table:table-cell office:value-type="float" office:value="2.3982739361542365" table:style-name="ce210">
            <text:p>2.40</text:p>
          </table:table-cell>
          <table:table-cell office:value-type="float" office:value="103039" table:style-name="ce209">
            <text:p>103,039</text:p>
          </table:table-cell>
          <table:table-cell office:value-type="float" office:value="83608" table:style-name="ce209">
            <text:p>83,608</text:p>
          </table:table-cell>
          <table:table-cell office:value-type="float" office:value="586191" table:style-name="ce209">
            <text:p>586,191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9167221" table:style-name="ce209">
            <text:p>9,167,221</text:p>
          </table:table-cell>
          <table:table-cell office:value-type="float" office:value="23373283" table:style-name="ce209">
            <text:p>23,373,283</text:p>
          </table:table-cell>
          <table:table-cell office:value-type="float" office:value="11540567" table:style-name="ce209">
            <text:p>11,540,567</text:p>
          </table:table-cell>
          <table:table-cell office:value-type="float" office:value="11832716" table:style-name="ce209">
            <text:p>11,832,716</text:p>
          </table:table-cell>
          <table:table-cell office:value-type="float" office:value="11009" table:style-name="ce209">
            <text:p>11,009</text:p>
          </table:table-cell>
          <table:table-cell office:value-type="float" office:value="5793" table:style-name="ce209">
            <text:p>5,793</text:p>
          </table:table-cell>
          <table:table-cell office:value-type="float" office:value="5216" table:style-name="ce209">
            <text:p>5,216</text:p>
          </table:table-cell>
          <table:table-cell office:value-type="float" office:value="5.7320914749239398" table:style-name="ce210">
            <text:p>5.73</text:p>
          </table:table-cell>
          <table:table-cell office:value-type="float" office:value="17415" table:style-name="ce209">
            <text:p>17,415</text:p>
          </table:table-cell>
          <table:table-cell office:value-type="float" office:value="10056" table:style-name="ce209">
            <text:p>10,056</text:p>
          </table:table-cell>
          <table:table-cell office:value-type="float" office:value="7359" table:style-name="ce209">
            <text:p>7,359</text:p>
          </table:table-cell>
          <table:table-cell office:value-type="float" office:value="9.0675241198837657" table:style-name="ce210">
            <text:p>9.07</text:p>
          </table:table-cell>
          <table:table-cell office:value-type="float" office:value="-6406" table:style-name="ce209">
            <text:p>–6,406</text:p>
          </table:table-cell>
          <table:table-cell office:value-type="float" office:value="-3.3354326449598286" table:style-name="ce211">
            <text:p>–3.34</text:p>
          </table:table-cell>
          <table:table-cell office:value-type="float" office:value="9755" table:style-name="ce209">
            <text:p>9,755</text:p>
          </table:table-cell>
          <table:table-cell office:value-type="float" office:value="9493" table:style-name="ce209">
            <text:p>9,493</text:p>
          </table:table-cell>
          <table:table-cell office:value-type="float" office:value="262" table:style-name="ce209">
            <text:p>262</text:p>
          </table:table-cell>
          <table:table-cell office:value-type="float" office:value="91" table:style-name="ce209">
            <text:p>91</text:p>
          </table:table-cell>
          <table:table-cell office:value-type="float" office:value="171" table:style-name="ce209">
            <text:p>171</text:p>
          </table:table-cell>
          <table:table-cell office:value-type="float" office:value="5.0791672575059525" table:style-name="ce210">
            <text:p>5.08</text:p>
          </table:table-cell>
          <table:table-cell office:value-type="float" office:value="4505" table:style-name="ce209">
            <text:p>4,505</text:p>
          </table:table-cell>
          <table:table-cell office:value-type="float" office:value="4444" table:style-name="ce209">
            <text:p>4,444</text:p>
          </table:table-cell>
          <table:table-cell office:value-type="float" office:value="61" table:style-name="ce209">
            <text:p>61</text:p>
          </table:table-cell>
          <table:table-cell office:value-type="float" office:value="13" table:style-name="ce209">
            <text:p>13</text:p>
          </table:table-cell>
          <table:table-cell office:value-type="float" office:value="48" table:style-name="ce209">
            <text:p>48</text:p>
          </table:table-cell>
          <table:table-cell office:value-type="float" office:value="2.3456328544402174" table:style-name="ce210">
            <text:p>2.35</text:p>
          </table:table-cell>
          <table:table-cell office:value-type="float" office:value="95229" table:style-name="ce209">
            <text:p>95,229</text:p>
          </table:table-cell>
          <table:table-cell office:value-type="float" office:value="76624" table:style-name="ce209">
            <text:p>76,624</text:p>
          </table:table-cell>
          <table:table-cell office:value-type="float" office:value="586538" table:style-name="ce209">
            <text:p>586,538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9180345" table:style-name="ce209">
            <text:p>9,180,345</text:p>
          </table:table-cell>
          <table:table-cell office:value-type="float" office:value="23392423" table:style-name="ce209">
            <text:p>23,392,423</text:p>
          </table:table-cell>
          <table:table-cell office:value-type="float" office:value="11548206" table:style-name="ce209">
            <text:p>11,548,206</text:p>
          </table:table-cell>
          <table:table-cell office:value-type="float" office:value="11844217" table:style-name="ce209">
            <text:p>11,844,217</text:p>
          </table:table-cell>
          <table:table-cell office:value-type="float" office:value="10891" table:style-name="ce209">
            <text:p>10,891</text:p>
          </table:table-cell>
          <table:table-cell office:value-type="float" office:value="5632" table:style-name="ce209">
            <text:p>5,632</text:p>
          </table:table-cell>
          <table:table-cell office:value-type="float" office:value="5259" table:style-name="ce209">
            <text:p>5,259</text:p>
          </table:table-cell>
          <table:table-cell office:value-type="float" office:value="5.4840502968343463" table:style-name="ce210">
            <text:p>5.48</text:p>
          </table:table-cell>
          <table:table-cell office:value-type="float" office:value="17992" table:style-name="ce209">
            <text:p>17,992</text:p>
          </table:table-cell>
          <table:table-cell office:value-type="float" office:value="10352" table:style-name="ce209">
            <text:p>10,352</text:p>
          </table:table-cell>
          <table:table-cell office:value-type="float" office:value="7640" table:style-name="ce209">
            <text:p>7,640</text:p>
          </table:table-cell>
          <table:table-cell office:value-type="float" office:value="9.0596853310663423" table:style-name="ce210">
            <text:p>9.06</text:p>
          </table:table-cell>
          <table:table-cell office:value-type="float" office:value="-7101" table:style-name="ce209">
            <text:p>–7,101</text:p>
          </table:table-cell>
          <table:table-cell office:value-type="float" office:value="-3.5756350342319978" table:style-name="ce211">
            <text:p>–3.58</text:p>
          </table:table-cell>
          <table:table-cell office:value-type="float" office:value="10173" table:style-name="ce209">
            <text:p>10,173</text:p>
          </table:table-cell>
          <table:table-cell office:value-type="float" office:value="9922" table:style-name="ce209">
            <text:p>9,922</text:p>
          </table:table-cell>
          <table:table-cell office:value-type="float" office:value="251" table:style-name="ce209">
            <text:p>251</text:p>
          </table:table-cell>
          <table:table-cell office:value-type="float" office:value="85" table:style-name="ce209">
            <text:p>85</text:p>
          </table:table-cell>
          <table:table-cell office:value-type="float" office:value="166" table:style-name="ce209">
            <text:p>166</text:p>
          </table:table-cell>
          <table:table-cell office:value-type="float" office:value="5.1225088301988606" table:style-name="ce210">
            <text:p>5.12</text:p>
          </table:table-cell>
          <table:table-cell office:value-type="float" office:value="4668" table:style-name="ce209">
            <text:p>4,668</text:p>
          </table:table-cell>
          <table:table-cell office:value-type="float" office:value="4610" table:style-name="ce209">
            <text:p>4,610</text:p>
          </table:table-cell>
          <table:table-cell office:value-type="float" office:value="58" table:style-name="ce209">
            <text:p>58</text:p>
          </table:table-cell>
          <table:table-cell office:value-type="float" office:value="10" table:style-name="ce209">
            <text:p>10</text:p>
          </table:table-cell>
          <table:table-cell office:value-type="float" office:value="48" table:style-name="ce209">
            <text:p>48</text:p>
          </table:table-cell>
          <table:table-cell office:value-type="float" office:value="2.3505230727777731" table:style-name="ce210">
            <text:p>2.35</text:p>
          </table:table-cell>
          <table:table-cell office:value-type="float" office:value="104343" table:style-name="ce209">
            <text:p>104,343</text:p>
          </table:table-cell>
          <table:table-cell office:value-type="float" office:value="78102" table:style-name="ce209">
            <text:p>78,102</text:p>
          </table:table-cell>
          <table:table-cell office:value-type="float" office:value="586905" table:style-name="ce209">
            <text:p>586,90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11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11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11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11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328">
            <text:p>12<text:s/><text:span text:style-name="T6">月</text:span></text:p>
          </table:table-cell>
          <table:covered-table-cell/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11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8">
          <table:table-cell office:value-type="string" table:number-columns-spanned="2" table:number-rows-spanned="1" table:style-name="ce324">
            <text:p><text:span text:style-name="T6">較上年同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1.7048662287834784" table:style-name="ce216">
            <text:p>1.70</text:p>
          </table:table-cell>
          <table:table-cell office:value-type="float" office:value="0.87261078710261419" table:style-name="ce216">
            <text:p>0.87</text:p>
          </table:table-cell>
          <table:table-cell office:value-type="float" office:value="0.63772398966904387" table:style-name="ce216">
            <text:p>0.64</text:p>
          </table:table-cell>
          <table:table-cell office:value-type="float" office:value="1.1026853777755887" table:style-name="ce216">
            <text:p>1.10</text:p>
          </table:table-cell>
          <table:table-cell office:value-type="float" office:value="-0.53881278538812782" table:style-name="ce216">
            <text:p>–0.54</text:p>
          </table:table-cell>
          <table:table-cell office:value-type="float" office:value="-3.1137106485463617" table:style-name="ce216">
            <text:p>–3.11</text:p>
          </table:table-cell>
          <table:table-cell office:value-type="float" office:value="2.3749270001946661" table:style-name="ce216">
            <text:p>2.37</text:p>
          </table:table-cell>
          <table:table-cell office:value-type="float" office:value="-7.6000961837099368E-2" table:style-name="ce216">
            <text:p>–0.08</text:p>
          </table:table-cell>
          <table:table-cell office:value-type="float" office:value="-1.2242657150699972" table:style-name="ce216">
            <text:p>–1.22</text:p>
          </table:table-cell>
          <table:table-cell office:value-type="float" office:value="-1.4564493098524514" table:style-name="ce216">
            <text:p>–1.46</text:p>
          </table:table-cell>
          <table:table-cell office:value-type="float" office:value="-0.9079118028534372" table:style-name="ce216">
            <text:p>–0.91</text:p>
          </table:table-cell>
          <table:table-cell office:value-type="float" office:value="-0.18929491338118076" table:style-name="ce216">
            <text:p>–0.19</text:p>
          </table:table-cell>
          <table:table-cell office:value-type="string" table:style-name="ce216">
            <text:p>--</text:p>
          </table:table-cell>
          <table:table-cell office:value-type="float" office:value="0.11329395154408006" table:style-name="ce217">
            <text:p>0.11</text:p>
          </table:table-cell>
          <table:table-cell office:value-type="float" office:value="9.070440656159537" table:style-name="ce216">
            <text:p>9.07</text:p>
          </table:table-cell>
          <table:table-cell office:value-type="float" office:value="8.7700065775049332" table:style-name="ce216">
            <text:p>8.77</text:p>
          </table:table-cell>
          <table:table-cell office:value-type="float" office:value="22.439024390243905" table:style-name="ce216">
            <text:p>22.44</text:p>
          </table:table-cell>
          <table:table-cell office:value-type="float" office:value="46.551724137931032" table:style-name="ce216">
            <text:p>46.55</text:p>
          </table:table-cell>
          <table:table-cell office:value-type="float" office:value="12.925170068027212" table:style-name="ce216">
            <text:p>12.93</text:p>
          </table:table-cell>
          <table:table-cell office:value-type="float" office:value="0.3865637991825519" table:style-name="ce216">
            <text:p>0.39</text:p>
          </table:table-cell>
          <table:table-cell office:value-type="float" office:value="4.2895442359249332" table:style-name="ce216">
            <text:p>4.29</text:p>
          </table:table-cell>
          <table:table-cell office:value-type="float" office:value="4.1572525982828745" table:style-name="ce216">
            <text:p>4.16</text:p>
          </table:table-cell>
          <table:table-cell office:value-type="float" office:value="16" table:style-name="ce216">
            <text:p>16.00</text:p>
          </table:table-cell>
          <table:table-cell office:value-type="float" office:value="-33.333333333333329" table:style-name="ce216">
            <text:p>–33.33</text:p>
          </table:table-cell>
          <table:table-cell office:value-type="float" office:value="37.142857142857146" table:style-name="ce216">
            <text:p>37.14</text:p>
          </table:table-cell>
          <table:table-cell office:value-type="float" office:value="7.7756914438650515E-2" table:style-name="ce216">
            <text:p>0.08</text:p>
          </table:table-cell>
          <table:table-cell office:value-type="float" office:value="2.7453104229235392" table:style-name="ce216">
            <text:p>2.75</text:p>
          </table:table-cell>
          <table:table-cell office:value-type="float" office:value="-13.703261734287986" table:style-name="ce216">
            <text:p>–13.70</text:p>
          </table:table-cell>
          <table:table-cell office:value-type="float" office:value="0.84139736910832841" table:style-name="ce216">
            <text:p>0.84</text:p>
          </table:table-cell>
          <table:table-cell table:number-columns-repeated="16353" table:style-name="ce218"/>
        </table:table-row>
        <table:table-row table:style-name="ro8">
          <table:table-cell office:value-type="string" table:number-columns-spanned="2" table:number-rows-spanned="1" table:style-name="ce325">
            <text:p><text:span text:style-name="T6">較</text:span><text:s text:c="3"/><text:span text:style-name="T6">上</text:span><text:s text:c="3"/><text:span text:style-name="T6">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0.14316225167910754" table:style-name="ce219">
            <text:p>0.14</text:p>
          </table:table-cell>
          <table:table-cell office:value-type="float" office:value="8.1888368014026963E-2" table:style-name="ce219">
            <text:p>0.08</text:p>
          </table:table-cell>
          <table:table-cell office:value-type="float" office:value="6.619258828444044E-2" table:style-name="ce219">
            <text:p>0.07</text:p>
          </table:table-cell>
          <table:table-cell office:value-type="float" office:value="9.7196619947609669E-2" table:style-name="ce219">
            <text:p>0.10</text:p>
          </table:table-cell>
          <table:table-cell office:value-type="float" office:value="-1.0718503042964849" table:style-name="ce219">
            <text:p>–1.07</text:p>
          </table:table-cell>
          <table:table-cell office:value-type="float" office:value="-2.7792162955290869" table:style-name="ce219">
            <text:p>–2.78</text:p>
          </table:table-cell>
          <table:table-cell office:value-type="float" office:value="0.82438650306748462" table:style-name="ce219">
            <text:p>0.82</text:p>
          </table:table-cell>
          <table:table-cell office:value-type="float" office:value="-0.24804117808959347" table:style-name="ce219">
            <text:p>–0.25</text:p>
          </table:table-cell>
          <table:table-cell office:value-type="float" office:value="3.3132357163364912" table:style-name="ce219">
            <text:p>3.31</text:p>
          </table:table-cell>
          <table:table-cell office:value-type="float" office:value="2.9435163086714402" table:style-name="ce219">
            <text:p>2.94</text:p>
          </table:table-cell>
          <table:table-cell office:value-type="float" office:value="3.8184535942383477" table:style-name="ce219">
            <text:p>3.82</text:p>
          </table:table-cell>
          <table:table-cell office:value-type="float" office:value="-7.8387888174233922E-3" table:style-name="ce219">
            <text:p>–0.01</text:p>
          </table:table-cell>
          <table:table-cell office:value-type="string" table:style-name="ce219">
            <text:p>--</text:p>
          </table:table-cell>
          <table:table-cell office:value-type="float" office:value="-0.24020238927216919" table:style-name="ce220">
            <text:p>–0.24</text:p>
          </table:table-cell>
          <table:table-cell office:value-type="float" office:value="4.2849820604818039" table:style-name="ce219">
            <text:p>4.28</text:p>
          </table:table-cell>
          <table:table-cell office:value-type="float" office:value="4.5191193511008105" table:style-name="ce219">
            <text:p>4.52</text:p>
          </table:table-cell>
          <table:table-cell office:value-type="float" office:value="-4.1984732824427482" table:style-name="ce219">
            <text:p>–4.20</text:p>
          </table:table-cell>
          <table:table-cell office:value-type="float" office:value="-6.593406593406594" table:style-name="ce219">
            <text:p>–6.59</text:p>
          </table:table-cell>
          <table:table-cell office:value-type="float" office:value="-2.9239766081871341" table:style-name="ce219">
            <text:p>–2.92</text:p>
          </table:table-cell>
          <table:table-cell office:value-type="float" office:value="4.3341572692908059E-2" table:style-name="ce219">
            <text:p>0.04</text:p>
          </table:table-cell>
          <table:table-cell office:value-type="float" office:value="3.6182019977802438" table:style-name="ce219">
            <text:p>3.62</text:p>
          </table:table-cell>
          <table:table-cell office:value-type="float" office:value="3.7353735373537353" table:style-name="ce219">
            <text:p>3.74</text:p>
          </table:table-cell>
          <table:table-cell office:value-type="float" office:value="-4.918032786885246" table:style-name="ce219">
            <text:p>–4.92</text:p>
          </table:table-cell>
          <table:table-cell office:value-type="float" office:value="-23.076923076923077" table:style-name="ce219">
            <text:p>–23.08</text:p>
          </table:table-cell>
          <table:table-cell office:value-type="float" office:value="0" table:style-name="ce219">
            <text:p>—</text:p>
          </table:table-cell>
          <table:table-cell office:value-type="float" office:value="4.8902183375556518E-3" table:style-name="ce219">
            <text:p>0.00</text:p>
          </table:table-cell>
          <table:table-cell office:value-type="float" office:value="9.5706139936363925" table:style-name="ce219">
            <text:p>9.57</text:p>
          </table:table-cell>
          <table:table-cell office:value-type="float" office:value="1.928899561495093" table:style-name="ce219">
            <text:p>1.93</text:p>
          </table:table-cell>
          <table:table-cell office:value-type="float" office:value="6.2570541039114261E-2" table:style-name="ce219">
            <text:p>0.06</text:p>
          </table:table-cell>
          <table:table-cell table:number-columns-repeated="16353" table:style-name="ce218"/>
        </table:table-row>
        <table:table-row table:style-name="ro9">
          <table:table-cell office:value-type="string" table:number-columns-spanned="1" table:number-rows-spanned="2" table:style-name="ce326">
            <text:p><text:span text:style-name="T21">本年</text:span><text:span text:style-name="T5">1~7</text:span><text:span text:style-name="T6">月</text:span><text:span text:style-name="T5"/></text:p>
            <text:p><text:span text:style-name="T6">較上年</text:span><text:span text:style-name="T5">1~7</text:span></text:p>
            <text:p><text:span text:style-name="T6">月増減</text:span></text:p>
          </table:table-cell>
          <table:table-cell office:value-type="string" table:number-columns-spanned="1" table:number-rows-spanned="2" table:style-name="ce327">
            <text:p><text:span text:style-name="T13">實數</text:span></text:p>
            <text:p>%<text:s/><text:span text:style-name="T20">△</text:span></text:p>
          </table:table-cell>
          <table:table-cell office:value-type="float" office:value="153889" table:style-name="ce221">
            <text:p>153,889</text:p>
          </table:table-cell>
          <table:table-cell office:value-type="float" office:value="202359" table:style-name="ce221">
            <text:p>202,359</text:p>
          </table:table-cell>
          <table:table-cell office:value-type="float" office:value="73179" table:style-name="ce221">
            <text:p>73,179</text:p>
          </table:table-cell>
          <table:table-cell office:value-type="float" office:value="129180" table:style-name="ce221">
            <text:p>129,180</text:p>
          </table:table-cell>
          <table:table-cell office:value-type="float" office:value="-1180" table:style-name="ce221">
            <text:p>–1,180</text:p>
          </table:table-cell>
          <table:table-cell office:value-type="float" office:value="-894" table:style-name="ce221">
            <text:p>–894</text:p>
          </table:table-cell>
          <table:table-cell office:value-type="float" office:value="-286" table:style-name="ce221">
            <text:p>–286</text:p>
          </table:table-cell>
          <table:table-cell table:style-name="ce221"/>
          <table:table-cell office:value-type="float" office:value="4965" table:style-name="ce221">
            <text:p>4,965</text:p>
          </table:table-cell>
          <table:table-cell office:value-type="float" office:value="2662" table:style-name="ce221">
            <text:p>2,662</text:p>
          </table:table-cell>
          <table:table-cell office:value-type="float" office:value="2303" table:style-name="ce221">
            <text:p>2,303</text:p>
          </table:table-cell>
          <table:table-cell table:style-name="ce221"/>
          <table:table-cell office:value-type="float" office:value="-6145" table:style-name="ce221">
            <text:p>–6,145</text:p>
          </table:table-cell>
          <table:table-cell table:style-name="ce222"/>
          <table:table-cell office:value-type="float" office:value="2752" table:style-name="ce221">
            <text:p>2,752</text:p>
          </table:table-cell>
          <table:table-cell office:value-type="float" office:value="2342" table:style-name="ce221">
            <text:p>2,342</text:p>
          </table:table-cell>
          <table:table-cell office:value-type="float" office:value="410" table:style-name="ce221">
            <text:p>410</text:p>
          </table:table-cell>
          <table:table-cell office:value-type="float" office:value="233" table:style-name="ce221">
            <text:p>233</text:p>
          </table:table-cell>
          <table:table-cell office:value-type="float" office:value="177" table:style-name="ce221">
            <text:p>177</text:p>
          </table:table-cell>
          <table:table-cell table:style-name="ce221"/>
          <table:table-cell office:value-type="float" office:value="1651" table:style-name="ce221">
            <text:p>1,651</text:p>
          </table:table-cell>
          <table:table-cell office:value-type="float" office:value="1590" table:style-name="ce221">
            <text:p>1,590</text:p>
          </table:table-cell>
          <table:table-cell office:value-type="float" office:value="61" table:style-name="ce221">
            <text:p>61</text:p>
          </table:table-cell>
          <table:table-cell office:value-type="float" office:value="-1" table:style-name="ce221">
            <text:p>–1</text:p>
          </table:table-cell>
          <table:table-cell office:value-type="float" office:value="62" table:style-name="ce221">
            <text:p>62</text:p>
          </table:table-cell>
          <table:table-cell table:style-name="ce221"/>
          <table:table-cell office:value-type="float" office:value="107312" table:style-name="ce221">
            <text:p>107,312</text:p>
          </table:table-cell>
          <table:table-cell office:value-type="float" office:value="-211866" table:style-name="ce221">
            <text:p>–211,866</text:p>
          </table:table-cell>
          <table:table-cell office:value-type="float" office:value="4897" table:style-name="ce221">
            <text:p>4,897</text:p>
          </table:table-cell>
          <table:table-cell table:number-columns-repeated="16353" table:style-name="ce218"/>
        </table:table-row>
        <table:table-row table:style-name="ro10">
          <table:covered-table-cell/>
          <table:covered-table-cell/>
          <table:table-cell office:value-type="float" office:value="1.7048662287834784" table:style-name="ce223">
            <text:p>1.70</text:p>
          </table:table-cell>
          <table:table-cell office:value-type="float" office:value="0.87261078710261419" table:style-name="ce223">
            <text:p>0.87</text:p>
          </table:table-cell>
          <table:table-cell office:value-type="float" office:value="0.63772398966904387" table:style-name="ce223">
            <text:p>0.64</text:p>
          </table:table-cell>
          <table:table-cell office:value-type="float" office:value="1.1026853777755887" table:style-name="ce223">
            <text:p>1.10</text:p>
          </table:table-cell>
          <table:table-cell office:value-type="float" office:value="-1.510902828461312" table:style-name="ce223">
            <text:p>–1.51</text:p>
          </table:table-cell>
          <table:table-cell office:value-type="float" office:value="-2.1973160300840582" table:style-name="ce223">
            <text:p>–2.20</text:p>
          </table:table-cell>
          <table:table-cell office:value-type="float" office:value="-0.76444016785609281" table:style-name="ce223">
            <text:p>–0.76</text:p>
          </table:table-cell>
          <table:table-cell office:value-type="float" office:value="-9.8435462525085171E-2" table:style-name="ce223">
            <text:p>–0.10</text:p>
          </table:table-cell>
          <table:table-cell office:value-type="float" office:value="4.1240281746295429" table:style-name="ce223">
            <text:p>4.12</text:p>
          </table:table-cell>
          <table:table-cell office:value-type="float" office:value="3.8115693012600231" table:style-name="ce223">
            <text:p>3.81</text:p>
          </table:table-cell>
          <table:table-cell office:value-type="float" office:value="4.5557050166165531" table:style-name="ce223">
            <text:p>4.56</text:p>
          </table:table-cell>
          <table:table-cell office:value-type="float" office:value="0.34893363673364597" table:style-name="ce223">
            <text:p>0.35</text:p>
          </table:table-cell>
          <table:table-cell office:value-type="string" table:style-name="ce223">
            <text:p>--</text:p>
          </table:table-cell>
          <table:table-cell office:value-type="float" office:value="-0.44736909925872892" table:style-name="ce224">
            <text:p>–0.45</text:p>
          </table:table-cell>
          <table:table-cell office:value-type="float" office:value="3.8844818338367726" table:style-name="ce223">
            <text:p>3.88</text:p>
          </table:table-cell>
          <table:table-cell office:value-type="float" office:value="3.3728901434414427" table:style-name="ce223">
            <text:p>3.37</text:p>
          </table:table-cell>
          <table:table-cell office:value-type="float" office:value="29.078014184397162" table:style-name="ce223">
            <text:p>29.08</text:p>
          </table:table-cell>
          <table:table-cell office:value-type="float" office:value="62.133333333333326" table:style-name="ce223">
            <text:p>62.13</text:p>
          </table:table-cell>
          <table:table-cell office:value-type="float" office:value="17.101449275362317" table:style-name="ce223">
            <text:p>17.10</text:p>
          </table:table-cell>
          <table:table-cell office:value-type="float" office:value="0.19280894025118922" table:style-name="ce223">
            <text:p>0.19</text:p>
          </table:table-cell>
          <table:table-cell office:value-type="float" office:value="5.7242909645655642" table:style-name="ce223">
            <text:p>5.72</text:p>
          </table:table-cell>
          <table:table-cell office:value-type="float" office:value="5.577968777407472" table:style-name="ce223">
            <text:p>5.58</text:p>
          </table:table-cell>
          <table:table-cell office:value-type="float" office:value="18.100890207715135" table:style-name="ce223">
            <text:p>18.10</text:p>
          </table:table-cell>
          <table:table-cell office:value-type="float" office:value="-1.1494252873563218" table:style-name="ce223">
            <text:p>–1.15</text:p>
          </table:table-cell>
          <table:table-cell office:value-type="float" office:value="24.8" table:style-name="ce223">
            <text:p>24.80</text:p>
          </table:table-cell>
          <table:table-cell office:value-type="float" office:value="0.11765639435860953" table:style-name="ce223">
            <text:p>0.12</text:p>
          </table:table-cell>
          <table:table-cell office:value-type="float" office:value="17.699138397392762" table:style-name="ce223">
            <text:p>17.70</text:p>
          </table:table-cell>
          <table:table-cell office:value-type="float" office:value="-28.276360025571591" table:style-name="ce223">
            <text:p>–28.28</text:p>
          </table:table-cell>
          <table:table-cell office:value-type="float" office:value="0.84139736910832841" table:style-name="ce223">
            <text:p>0.84</text:p>
          </table:table-cell>
          <table:table-cell table:number-columns-repeated="16353" table:style-name="ce218"/>
        </table:table-row>
        <table:table-row table:style-name="ro7">
          <table:table-cell table:style-name="ce207"/>
          <table:table-cell table:style-name="ce225"/>
          <table:table-cell office:value-type="string" table:style-name="ce207">
            <text:p><text:s text:c="2"/><text:span text:style-name="T13">附</text:span><text:s/><text:span text:style-name="T13">註</text:span><text:s/>: 1.<text:s/><text:span text:style-name="T20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226"/>
          <table:table-cell table:number-columns-repeated="3" table:style-name="ce207"/>
          <table:table-cell table:style-name="ce227"/>
          <table:table-cell table:style-name="ce228"/>
          <table:table-cell table:style-name="ce229"/>
          <table:table-cell table:number-columns-repeated="5" table:style-name="ce207"/>
          <table:table-cell table:style-name="ce227"/>
          <table:table-cell table:style-name="ce228"/>
          <table:table-cell table:number-columns-repeated="7" table:style-name="ce207"/>
          <table:table-cell office:value-type="string" table:style-name="ce229">
            <text:p><text:s text:c="16"/><text:span text:style-name="T6">內政部戶政司編製</text:span></text:p>
          </table:table-cell>
          <table:table-cell table:number-columns-repeated="16353" table:style-name="ce207"/>
        </table:table-row>
        <table:table-row table:style-name="ro7">
          <table:table-cell table:style-name="ce207"/>
          <table:table-cell table:style-name="ce230"/>
          <table:table-cell office:value-type="string" table:style-name="ce207">
            <text:p><text:s text:c="14"/>2. 60<text:span text:style-name="T17">年</text:span>(<text:span text:style-name="T17">含</text:span>)<text:span text:style-name="T17">以前戶數、人口數、結婚、離婚、</text:span>70<text:span text:style-name="T17">年以前出生、死亡、自然增加、</text:span>80<text:span text:style-name="T17">年遷入、遷出及</text:span>40<text:span text:style-name="T17">年原住民資料不包括金門縣及連江縣。</text:span></text:p>
          </table:table-cell>
          <table:table-cell table:number-columns-repeated="27" table:style-name="ce207"/>
          <table:table-cell table:style-name="ce231"/>
          <table:table-cell table:number-columns-repeated="16353" table:style-name="ce207"/>
        </table:table-row>
        <table:table-row table:style-name="ro7">
          <table:table-cell table:style-name="ce207"/>
          <table:table-cell table:style-name="ce230"/>
          <table:table-cell office:value-type="string" table:style-name="ce207">
            <text:p><text:s text:c="14"/>3.<text:span text:style-name="T17">本表出生、死亡、結婚、離婚</text:span>/<text:span text:style-name="T17">終止、遷入及遷出資料係按登記日期統計；折合年之率係指月部分，年部分則為該年實際比率。</text:span></text:p>
          </table:table-cell>
          <table:table-cell table:number-columns-repeated="16381" table:style-name="ce207"/>
        </table:table-row>
        <table:table-row table:style-name="ro7">
          <table:table-cell table:style-name="ce207"/>
          <table:table-cell table:style-name="ce230"/>
          <table:table-cell office:value-type="string" table:style-name="ce207">
            <text:p><text:s text:c="14"/>4.<text:span text:style-name="T17">相同性別</text:span>2<text:span text:style-name="T17">人之結婚及終止結婚資料係自</text:span>108<text:span text:style-name="T17">年</text:span>5<text:span text:style-name="T17">月</text:span>24<text:span text:style-name="T17">日起統計。</text:span></text:p>
          </table:table-cell>
          <table:table-cell table:number-columns-repeated="16381" table:style-name="ce207"/>
        </table:table-row>
        <table:table-row table:style-name="ro11">
          <table:table-cell/>
          <table:table-cell table:style-name="ce179"/>
          <table:table-cell office:value-type="string" table:style-name="ce179">
            <text:p><text:s text:c="14"/>5.<text:span text:style-name="T6">表列數字均由電腦整理計算而得，故與直接計算未必絕對一致，略有尾數四捨五入差距。</text:span></text:p>
          </table:table-cell>
          <table:table-cell table:number-columns-repeated="16381" table:style-name="ce179"/>
        </table:table-row>
        <table:table-row table:number-rows-repeated="1048475" table:style-name="ro12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range table:name="Print_Area" table:cell-range-address="01-年月別.$A$2:01-年月別.$AE$101" table:base-cell-address="01-年月別.$A$1"/>
          <table:named-expression table:name="PRINT_AREA_MI" table:expression="of:=[.#REF!]" table:base-cell-address="01-年月別.$A$1"/>
          <table:named-range table:name="Print_Titles" table:cell-range-address="01-年月別.$A$1:01-年月別.$B$65536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縣市別" table:style-name="ta2">
        <table:table-column table:style-name="co12" table:default-cell-style-name="ce2"/>
        <table:table-column table:style-name="co6" table:number-columns-repeated="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3"/>
        <table:table-column table:style-name="co16" table:default-cell-style-name="ce2"/>
        <table:table-column table:style-name="co17" table:number-columns-repeated="3" table:default-cell-style-name="ce2"/>
        <table:table-column table:style-name="co14" table:number-columns-repeated="2" table:default-cell-style-name="ce2"/>
        <table:table-column table:style-name="co11" table:default-cell-style-name="ce2"/>
        <table:table-column table:style-name="co18" table:default-cell-style-name="ce2"/>
        <table:table-column table:style-name="co19" table:default-cell-style-name="ce2"/>
        <table:table-column table:style-name="co17" table:default-cell-style-name="ce2"/>
        <table:table-column table:style-name="co14" table:default-cell-style-name="ce2"/>
        <table:table-column table:style-name="co11" table:number-columns-repeated="3" table:default-cell-style-name="ce2"/>
        <table:table-column table:style-name="co20" table:number-columns-repeated="16354" table:default-cell-style-name="ce2"/>
        <table:table-row table:style-name="ro1">
          <table:table-cell table:number-columns-repeated="15" table:style-name="ce2"/>
          <table:table-cell table:style-name="ce3"/>
          <table:table-cell table:number-columns-repeated="16368" table:style-name="ce2"/>
        </table:table-row>
        <table:table-row table:style-name="ro13">
          <table:table-cell office:value-type="string" table:number-columns-spanned="15" table:number-rows-spanned="1" table:style-name="ce272">
            <text:p>民 國 112 年 7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273">
            <text:p>民 國 112 年 7 月 戶 口 統 計 速 報 表(縣市別)(續)</text:p>
          </table:table-cell>
          <table:covered-table-cell table:number-columns-repeated="14"/>
          <table:table-cell table:number-columns-repeated="16354" table:style-name="ce2"/>
        </table:table-row>
        <table:table-row table:style-name="ro4">
          <table:table-cell table:number-columns-repeated="15" table:style-name="ce51"/>
          <table:table-cell table:style-name="ce52"/>
          <table:table-cell table:number-columns-repeated="13" table:style-name="ce51"/>
          <table:table-cell office:value-type="string" table:style-name="ce50">
            <text:p>單位：人；‰；對</text:p>
          </table:table-cell>
          <table:table-cell table:number-columns-repeated="16354" table:style-name="ce2"/>
        </table:table-row>
        <table:table-row table:style-name="ro14">
          <table:table-cell table:style-name="ce49"/>
          <table:table-cell table:style-name="ce48"/>
          <table:table-cell office:value-type="string" table:style-name="ce47">
            <text:p>人</text:p>
          </table:table-cell>
          <table:table-cell office:value-type="string" table:style-name="ce47">
            <text:p>口</text:p>
          </table:table-cell>
          <table:table-cell office:value-type="string" table:style-name="ce47">
            <text:p>數</text:p>
          </table:table-cell>
          <table:table-cell office:value-type="string" table:style-name="ce46">
            <text:p>出　 <text:s text:c="2"/>　　生</text:p>
          </table:table-cell>
          <table:table-cell table:number-columns-repeated="3" table:style-name="ce45"/>
          <table:table-cell office:value-type="string" table:style-name="ce46">
            <text:p>死 <text:s text:c="4"/>　　亡</text:p>
          </table:table-cell>
          <table:table-cell table:number-columns-repeated="3" table:style-name="ce45"/>
          <table:table-cell office:value-type="string" table:number-columns-spanned="2" table:number-rows-spanned="1" table:style-name="ce329">
            <text:p>自 然 增 加</text:p>
          </table:table-cell>
          <table:covered-table-cell/>
          <table:table-cell office:value-type="string" table:number-columns-spanned="6" table:number-rows-spanned="1" table:style-name="ce329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33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32">
            <text:p>遷入</text:p>
            <text:p>人數</text:p>
          </table:table-cell>
          <table:table-cell office:value-type="string" table:number-columns-spanned="1" table:number-rows-spanned="4" table:style-name="ce332">
            <text:p>遷出</text:p>
            <text:p>人數</text:p>
          </table:table-cell>
          <table:table-cell office:value-type="string" table:number-columns-spanned="1" table:number-rows-spanned="4" table:style-name="ce334">
            <text:p>原住民</text:p>
            <text:p>人口數</text:p>
          </table:table-cell>
          <table:table-cell table:style-name="ce38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286">
            <text:p>區 域 別</text:p>
          </table:table-cell>
          <table:table-cell office:value-type="string" table:number-columns-spanned="1" table:number-rows-spanned="2" table:style-name="ce288">
            <text:p>戶　數</text:p>
          </table:table-cell>
          <table:table-cell table:number-columns-repeated="3" table:style-name="ce44"/>
          <table:table-cell office:value-type="string" table:number-columns-spanned="1" table:number-rows-spanned="3" table:style-name="ce329">
            <text:p>計</text:p>
          </table:table-cell>
          <table:table-cell office:value-type="string" table:number-columns-spanned="1" table:number-rows-spanned="3" table:style-name="ce329">
            <text:p>男</text:p>
          </table:table-cell>
          <table:table-cell office:value-type="string" table:number-columns-spanned="1" table:number-rows-spanned="3" table:style-name="ce329">
            <text:p>女</text:p>
          </table:table-cell>
          <table:table-cell office:value-type="string" table:style-name="ce43">
            <text:p>折合年</text:p>
          </table:table-cell>
          <table:table-cell office:value-type="string" table:number-columns-spanned="1" table:number-rows-spanned="3" table:style-name="ce329">
            <text:p>計</text:p>
          </table:table-cell>
          <table:table-cell office:value-type="string" table:number-columns-spanned="1" table:number-rows-spanned="3" table:style-name="ce329">
            <text:p>男</text:p>
          </table:table-cell>
          <table:table-cell office:value-type="string" table:number-columns-spanned="1" table:number-rows-spanned="3" table:style-name="ce329">
            <text:p>女</text:p>
          </table:table-cell>
          <table:table-cell office:value-type="string" table:style-name="ce42">
            <text:p>折合年</text:p>
          </table:table-cell>
          <table:table-cell table:style-name="ce41"/>
          <table:table-cell office:value-type="string" table:style-name="ce40">
            <text:p>折合年自</text:p>
          </table:table-cell>
          <table:table-cell office:value-type="string" table:number-columns-spanned="1" table:number-rows-spanned="3" table:style-name="ce331">
            <text:p>合 計</text:p>
          </table:table-cell>
          <table:table-cell office:value-type="string" table:number-columns-spanned="1" table:number-rows-spanned="3" table:style-name="ce332">
            <text:p>不同性別</text:p>
          </table:table-cell>
          <table:table-cell office:value-type="string" table:number-columns-spanned="3" table:number-rows-spanned="1" table:style-name="ce329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table-cell office:value-type="string" table:number-columns-spanned="1" table:number-rows-spanned="3" table:style-name="ce329">
            <text:p>合 計</text:p>
          </table:table-cell>
          <table:table-cell office:value-type="string" table:number-columns-spanned="1" table:number-rows-spanned="3" table:style-name="ce332">
            <text:p>不同性別</text:p>
          </table:table-cell>
          <table:table-cell office:value-type="string" table:number-columns-spanned="3" table:number-rows-spanned="1" table:style-name="ce329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covered-table-cell/>
          <table:covered-table-cell/>
          <table:covered-table-cell/>
          <table:table-cell table:style-name="ce38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7">
            <text:p>男</text:p>
          </table:table-cell>
          <table:table-cell office:value-type="string" table:style-name="ce37">
            <text:p>女</text:p>
          </table:table-cell>
          <table:covered-table-cell/>
          <table:covered-table-cell/>
          <table:covered-table-cell/>
          <table:table-cell office:value-type="string" table:style-name="ce35">
            <text:p>粗出生率</text:p>
          </table:table-cell>
          <table:covered-table-cell/>
          <table:covered-table-cell/>
          <table:covered-table-cell/>
          <table:table-cell office:value-type="string" table:style-name="ce35">
            <text:p>粗死亡率</text:p>
          </table:table-cell>
          <table:table-cell office:value-type="string" table:style-name="ce37">
            <text:p>人數</text:p>
          </table:table-cell>
          <table:table-cell office:value-type="string" table:style-name="ce36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29">
            <text:p>計</text:p>
          </table:table-cell>
          <table:table-cell office:value-type="string" table:number-columns-spanned="1" table:number-rows-spanned="2" table:style-name="ce329">
            <text:p>男</text:p>
          </table:table-cell>
          <table:table-cell office:value-type="string" table:number-columns-spanned="1" table:number-rows-spanned="2" table:style-name="ce330">
            <text:p>女</text:p>
          </table:table-cell>
          <table:table-cell office:value-type="string" table:style-name="ce35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29">
            <text:p>計</text:p>
          </table:table-cell>
          <table:table-cell office:value-type="string" table:number-columns-spanned="1" table:number-rows-spanned="2" table:style-name="ce329">
            <text:p>男</text:p>
          </table:table-cell>
          <table:table-cell office:value-type="string" table:number-columns-spanned="1" table:number-rows-spanned="2" table:style-name="ce330">
            <text:p>女</text:p>
          </table:table-cell>
          <table:table-cell office:value-type="string" table:style-name="ce35">
            <text:p>粗離婚率</text:p>
          </table:table-cell>
          <table:covered-table-cell/>
          <table:covered-table-cell/>
          <table:covered-table-cell/>
          <table:table-cell table:style-name="ce34"/>
          <table:table-cell table:number-columns-repeated="16353"/>
        </table:table-row>
        <table:table-row table:style-name="ro16">
          <table:table-cell table:style-name="ce33"/>
          <table:table-cell table:style-name="ce32"/>
          <table:table-cell table:style-name="ce31"/>
          <table:table-cell table:number-columns-repeated="2" table:style-name="ce30"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office:value-type="string" table:style-name="ce29">
            <text:p>‰</text:p>
          </table:table-cell>
          <table:table-cell table:style-name="ce30"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table:style-name="ce28"/>
          <table:table-cell table:number-columns-repeated="16353"/>
        </table:table-row>
        <table:table-row table:style-name="ro17">
          <table:table-cell office:value-type="string" table:style-name="ce25">
            <text:p><text:span text:style-name="T11">總　　計</text:span></text:p>
          </table:table-cell>
          <table:table-cell office:value-type="float" office:value="9180345" table:style-name="ce76">
            <text:p><text:s text:c="3"/>9,180,345</text:p>
          </table:table-cell>
          <table:table-cell office:value-type="float" office:value="23392423" table:style-name="ce76">
            <text:p><text:s text:c="3"/>23,392,423</text:p>
          </table:table-cell>
          <table:table-cell office:value-type="float" office:value="11548206" table:style-name="ce76">
            <text:p><text:s text:c="3"/>11,548,206</text:p>
          </table:table-cell>
          <table:table-cell office:value-type="float" office:value="11844217" table:style-name="ce76">
            <text:p><text:s text:c="3"/>11,844,217</text:p>
          </table:table-cell>
          <table:table-cell office:value-type="float" office:value="10891" table:style-name="ce76">
            <text:p><text:s text:c="3"/>10,891</text:p>
          </table:table-cell>
          <table:table-cell office:value-type="float" office:value="5632" table:style-name="ce76">
            <text:p><text:s text:c="3"/>5,632</text:p>
          </table:table-cell>
          <table:table-cell office:value-type="float" office:value="5259" table:style-name="ce76">
            <text:p><text:s text:c="3"/>5,259</text:p>
          </table:table-cell>
          <table:table-cell office:value-type="float" office:value="5.4840502968343499" table:style-name="ce77">
            <text:p>5.48</text:p>
          </table:table-cell>
          <table:table-cell office:value-type="float" office:value="17992" table:style-name="ce76">
            <text:p><text:s text:c="3"/>17,992</text:p>
          </table:table-cell>
          <table:table-cell office:value-type="float" office:value="10352" table:style-name="ce76">
            <text:p><text:s text:c="3"/>10,352</text:p>
          </table:table-cell>
          <table:table-cell office:value-type="float" office:value="7640" table:style-name="ce76">
            <text:p><text:s text:c="3"/>7,640</text:p>
          </table:table-cell>
          <table:table-cell office:value-type="float" office:value="9.0596853310663406" table:style-name="ce77">
            <text:p>9.06</text:p>
          </table:table-cell>
          <table:table-cell office:value-type="float" office:value="-7101" table:style-name="ce76">
            <text:p>－ <text:s/>7,101</text:p>
          </table:table-cell>
          <table:table-cell office:value-type="float" office:value="-3.575635034232" table:style-name="ce21">
            <text:p>–3.58</text:p>
          </table:table-cell>
          <table:table-cell office:value-type="float" office:value="10173" table:style-name="ce76">
            <text:p><text:s text:c="3"/>10,173</text:p>
          </table:table-cell>
          <table:table-cell office:value-type="float" office:value="9922" table:style-name="ce76">
            <text:p><text:s text:c="3"/>9,922</text:p>
          </table:table-cell>
          <table:table-cell office:value-type="float" office:value="251" table:style-name="ce76">
            <text:p><text:s text:c="3"/>251</text:p>
          </table:table-cell>
          <table:table-cell office:value-type="float" office:value="85" table:style-name="ce76">
            <text:p><text:s text:c="3"/>85</text:p>
          </table:table-cell>
          <table:table-cell office:value-type="float" office:value="166" table:style-name="ce76">
            <text:p><text:s text:c="3"/>166</text:p>
          </table:table-cell>
          <table:table-cell office:value-type="float" office:value="5.1225088301988597" table:style-name="ce77">
            <text:p>5.12</text:p>
          </table:table-cell>
          <table:table-cell office:value-type="float" office:value="4668" table:style-name="ce76">
            <text:p><text:s text:c="3"/>4,668</text:p>
          </table:table-cell>
          <table:table-cell office:value-type="float" office:value="4610" table:style-name="ce26">
            <text:p>4,610</text:p>
          </table:table-cell>
          <table:table-cell office:value-type="float" office:value="58" table:style-name="ce26">
            <text:p>58</text:p>
          </table:table-cell>
          <table:table-cell office:value-type="float" office:value="10" table:style-name="ce26">
            <text:p>10</text:p>
          </table:table-cell>
          <table:table-cell office:value-type="float" office:value="48" table:style-name="ce26">
            <text:p>48</text:p>
          </table:table-cell>
          <table:table-cell office:value-type="float" office:value="2.35052307277777" table:style-name="ce19">
            <text:p>2.35</text:p>
          </table:table-cell>
          <table:table-cell office:value-type="float" office:value="104343" table:style-name="ce26">
            <text:p>104,343</text:p>
          </table:table-cell>
          <table:table-cell office:value-type="float" office:value="78102" table:style-name="ce26">
            <text:p>78,102</text:p>
          </table:table-cell>
          <table:table-cell office:value-type="float" office:value="586905" table:style-name="ce26">
            <text:p>586,905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5">
            <text:p><text:span text:style-name="T11">新</text:span><text:s text:c="2"/><text:span text:style-name="T11">北</text:span><text:s text:c="2"/><text:span text:style-name="T11">市</text:span></text:p>
          </table:table-cell>
          <table:table-cell office:value-type="float" office:value="1658555" table:style-name="ce78">
            <text:p><text:s text:c="3"/>1,658,555</text:p>
          </table:table-cell>
          <table:table-cell office:value-type="float" office:value="4031256" table:style-name="ce78">
            <text:p><text:s text:c="3"/>4,031,256</text:p>
          </table:table-cell>
          <table:table-cell office:value-type="float" office:value="1962044" table:style-name="ce78">
            <text:p><text:s text:c="3"/>1,962,044</text:p>
          </table:table-cell>
          <table:table-cell office:value-type="float" office:value="2069212" table:style-name="ce78">
            <text:p><text:s text:c="3"/>2,069,212</text:p>
          </table:table-cell>
          <table:table-cell office:value-type="float" office:value="1444" table:style-name="ce78">
            <text:p><text:s text:c="3"/>1,444</text:p>
          </table:table-cell>
          <table:table-cell office:value-type="float" office:value="726" table:style-name="ce78">
            <text:p><text:s text:c="3"/>726</text:p>
          </table:table-cell>
          <table:table-cell office:value-type="float" office:value="718" table:style-name="ce78">
            <text:p><text:s text:c="3"/>718</text:p>
          </table:table-cell>
          <table:table-cell office:value-type="float" office:value="4.2205910075826596" table:style-name="ce79">
            <text:p>4.22</text:p>
          </table:table-cell>
          <table:table-cell office:value-type="float" office:value="2552" table:style-name="ce78">
            <text:p><text:s text:c="3"/>2,552</text:p>
          </table:table-cell>
          <table:table-cell office:value-type="float" office:value="1532" table:style-name="ce78">
            <text:p><text:s text:c="3"/>1,532</text:p>
          </table:table-cell>
          <table:table-cell office:value-type="float" office:value="1020" table:style-name="ce78">
            <text:p><text:s text:c="3"/>1,020</text:p>
          </table:table-cell>
          <table:table-cell office:value-type="float" office:value="7.4591054372236503" table:style-name="ce79">
            <text:p>7.46</text:p>
          </table:table-cell>
          <table:table-cell office:value-type="float" office:value="-1108" table:style-name="ce78">
            <text:p>－ <text:s/>1,108</text:p>
          </table:table-cell>
          <table:table-cell office:value-type="float" office:value="-3.2385144296409898" table:style-name="ce21">
            <text:p>–3.24</text:p>
          </table:table-cell>
          <table:table-cell office:value-type="float" office:value="1746" table:style-name="ce78">
            <text:p><text:s text:c="3"/>1,746</text:p>
          </table:table-cell>
          <table:table-cell office:value-type="float" office:value="1689" table:style-name="ce78">
            <text:p><text:s text:c="3"/>1,689</text:p>
          </table:table-cell>
          <table:table-cell office:value-type="float" office:value="57" table:style-name="ce78">
            <text:p><text:s text:c="3"/>57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5.1032907889469001" table:style-name="ce79">
            <text:p>5.10</text:p>
          </table:table-cell>
          <table:table-cell office:value-type="float" office:value="823" table:style-name="ce78">
            <text:p><text:s text:c="3"/>823</text:p>
          </table:table-cell>
          <table:table-cell office:value-type="float" office:value="816" table:style-name="ce24">
            <text:p>816</text:p>
          </table:table-cell>
          <table:table-cell office:value-type="float" office:value="7" table:style-name="ce24">
            <text:p>7</text:p>
          </table:table-cell>
          <table:table-cell office:value-type="float" office:value="3" table:style-name="ce26">
            <text:p>3</text:p>
          </table:table-cell>
          <table:table-cell office:value-type="float" office:value="4" table:style-name="ce26">
            <text:p>4</text:p>
          </table:table-cell>
          <table:table-cell office:value-type="float" office:value="2.4055030465654599" table:style-name="ce19">
            <text:p>2.41</text:p>
          </table:table-cell>
          <table:table-cell office:value-type="float" office:value="20563" table:style-name="ce26">
            <text:p>20,563</text:p>
          </table:table-cell>
          <table:table-cell office:value-type="float" office:value="13604" table:style-name="ce26">
            <text:p>13,604</text:p>
          </table:table-cell>
          <table:table-cell office:value-type="float" office:value="58226" table:style-name="ce26">
            <text:p>58,226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臺</text:span><text:s text:c="2"/><text:span text:style-name="T11">北</text:span><text:s text:c="2"/><text:span text:style-name="T11">市</text:span></text:p>
          </table:table-cell>
          <table:table-cell office:value-type="float" office:value="1060491" table:style-name="ce80">
            <text:p><text:s text:c="3"/>1,060,491</text:p>
          </table:table-cell>
          <table:table-cell office:value-type="float" office:value="2507143" table:style-name="ce80">
            <text:p><text:s text:c="3"/>2,507,143</text:p>
          </table:table-cell>
          <table:table-cell office:value-type="float" office:value="1186600" table:style-name="ce80">
            <text:p><text:s text:c="3"/>1,186,600</text:p>
          </table:table-cell>
          <table:table-cell office:value-type="float" office:value="1320543" table:style-name="ce80">
            <text:p><text:s text:c="3"/>1,320,543</text:p>
          </table:table-cell>
          <table:table-cell office:value-type="float" office:value="1386" table:style-name="ce80">
            <text:p><text:s text:c="3"/>1,386</text:p>
          </table:table-cell>
          <table:table-cell office:value-type="float" office:value="729" table:style-name="ce80">
            <text:p><text:s text:c="3"/>729</text:p>
          </table:table-cell>
          <table:table-cell office:value-type="float" office:value="657" table:style-name="ce80">
            <text:p><text:s text:c="3"/>657</text:p>
          </table:table-cell>
          <table:table-cell office:value-type="float" office:value="6.5122050261339703" table:style-name="ce81">
            <text:p>6.51</text:p>
          </table:table-cell>
          <table:table-cell office:value-type="float" office:value="1786" table:style-name="ce80">
            <text:p><text:s text:c="3"/>1,786</text:p>
          </table:table-cell>
          <table:table-cell office:value-type="float" office:value="950" table:style-name="ce80">
            <text:p><text:s text:c="3"/>950</text:p>
          </table:table-cell>
          <table:table-cell office:value-type="float" office:value="836" table:style-name="ce80">
            <text:p><text:s text:c="3"/>836</text:p>
          </table:table-cell>
          <table:table-cell office:value-type="float" office:value="8.39162927610049" table:style-name="ce81">
            <text:p>8.39</text:p>
          </table:table-cell>
          <table:table-cell office:value-type="float" office:value="-400" table:style-name="ce80">
            <text:p>－ <text:s/>400</text:p>
          </table:table-cell>
          <table:table-cell office:value-type="float" office:value="-1.8794242499665199" table:style-name="ce21">
            <text:p>–1.88</text:p>
          </table:table-cell>
          <table:table-cell office:value-type="float" office:value="1135" table:style-name="ce80">
            <text:p><text:s text:c="3"/>1,135</text:p>
          </table:table-cell>
          <table:table-cell office:value-type="float" office:value="1105" table:style-name="ce80">
            <text:p><text:s text:c="3"/>1,105</text:p>
          </table:table-cell>
          <table:table-cell office:value-type="float" office:value="30" table:style-name="ce80">
            <text:p><text:s text:c="3"/>30</text:p>
          </table:table-cell>
          <table:table-cell office:value-type="float" office:value="15" table:style-name="ce80">
            <text:p><text:s text:c="3"/>15</text:p>
          </table:table-cell>
          <table:table-cell office:value-type="float" office:value="15" table:style-name="ce80">
            <text:p><text:s text:c="3"/>15</text:p>
          </table:table-cell>
          <table:table-cell office:value-type="float" office:value="5.3328663092799902" table:style-name="ce81">
            <text:p>5.33</text:p>
          </table:table-cell>
          <table:table-cell office:value-type="float" office:value="429" table:style-name="ce80">
            <text:p><text:s text:c="3"/>429</text:p>
          </table:table-cell>
          <table:table-cell office:value-type="float" office:value="425" table:style-name="ce24">
            <text:p>425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6">
            <text:p>—</text:p>
          </table:table-cell>
          <table:table-cell office:value-type="float" office:value="4" table:style-name="ce26">
            <text:p>4</text:p>
          </table:table-cell>
          <table:table-cell office:value-type="float" office:value="2.0156825080890899" table:style-name="ce19">
            <text:p>2.02</text:p>
          </table:table-cell>
          <table:table-cell office:value-type="float" office:value="14838" table:style-name="ce26">
            <text:p>14,838</text:p>
          </table:table-cell>
          <table:table-cell office:value-type="float" office:value="11982" table:style-name="ce26">
            <text:p>11,982</text:p>
          </table:table-cell>
          <table:table-cell office:value-type="float" office:value="17038" table:style-name="ce26">
            <text:p>17,038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桃</text:span><text:s text:c="2"/><text:span text:style-name="T11">園</text:span><text:s text:c="2"/><text:span text:style-name="T11">市</text:span></text:p>
          </table:table-cell>
          <table:table-cell office:value-type="float" office:value="893445" table:style-name="ce82">
            <text:p><text:s text:c="3"/>893,445</text:p>
          </table:table-cell>
          <table:table-cell office:value-type="float" office:value="2306565" table:style-name="ce82">
            <text:p><text:s text:c="3"/>2,306,565</text:p>
          </table:table-cell>
          <table:table-cell office:value-type="float" office:value="1138166" table:style-name="ce82">
            <text:p><text:s text:c="3"/>1,138,166</text:p>
          </table:table-cell>
          <table:table-cell office:value-type="float" office:value="1168399" table:style-name="ce82">
            <text:p><text:s text:c="3"/>1,168,399</text:p>
          </table:table-cell>
          <table:table-cell office:value-type="float" office:value="1445" table:style-name="ce82">
            <text:p><text:s text:c="3"/>1,445</text:p>
          </table:table-cell>
          <table:table-cell office:value-type="float" office:value="742" table:style-name="ce82">
            <text:p><text:s text:c="3"/>742</text:p>
          </table:table-cell>
          <table:table-cell office:value-type="float" office:value="703" table:style-name="ce82">
            <text:p><text:s text:c="3"/>703</text:p>
          </table:table-cell>
          <table:table-cell office:value-type="float" office:value="7.3827723739786304" table:style-name="ce83">
            <text:p>7.38</text:p>
          </table:table-cell>
          <table:table-cell office:value-type="float" office:value="1336" table:style-name="ce82">
            <text:p><text:s text:c="3"/>1,336</text:p>
          </table:table-cell>
          <table:table-cell office:value-type="float" office:value="819" table:style-name="ce82">
            <text:p><text:s text:c="3"/>819</text:p>
          </table:table-cell>
          <table:table-cell office:value-type="float" office:value="517" table:style-name="ce82">
            <text:p><text:s text:c="3"/>517</text:p>
          </table:table-cell>
          <table:table-cell office:value-type="float" office:value="6.8258712052840496" table:style-name="ce83">
            <text:p>6.83</text:p>
          </table:table-cell>
          <table:table-cell office:value-type="float" office:value="109" table:style-name="ce82">
            <text:p><text:s text:c="3"/>109</text:p>
          </table:table-cell>
          <table:table-cell office:value-type="float" office:value="0.55690116869457995" table:style-name="ce21">
            <text:p>0.56</text:p>
          </table:table-cell>
          <table:table-cell office:value-type="float" office:value="1117" table:style-name="ce82">
            <text:p><text:s text:c="3"/>1,117</text:p>
          </table:table-cell>
          <table:table-cell office:value-type="float" office:value="1085" table:style-name="ce82">
            <text:p><text:s text:c="3"/>1,085</text:p>
          </table:table-cell>
          <table:table-cell office:value-type="float" office:value="32" table:style-name="ce82">
            <text:p><text:s text:c="3"/>32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21" table:style-name="ce82">
            <text:p><text:s text:c="3"/>21</text:p>
          </table:table-cell>
          <table:table-cell office:value-type="float" office:value="5.7069596828609903" table:style-name="ce83">
            <text:p>5.71</text:p>
          </table:table-cell>
          <table:table-cell office:value-type="float" office:value="557" table:style-name="ce82">
            <text:p><text:s text:c="3"/>557</text:p>
          </table:table-cell>
          <table:table-cell office:value-type="float" office:value="546" table:style-name="ce24">
            <text:p>546</text:p>
          </table:table-cell>
          <table:table-cell office:value-type="float" office:value="11" table:style-name="ce24">
            <text:p>11</text:p>
          </table:table-cell>
          <table:table-cell office:value-type="float" office:value="1" table:style-name="ce26">
            <text:p>1</text:p>
          </table:table-cell>
          <table:table-cell office:value-type="float" office:value="10" table:style-name="ce26">
            <text:p>10</text:p>
          </table:table-cell>
          <table:table-cell office:value-type="float" office:value="2.8458160638796501" table:style-name="ce19">
            <text:p>2.85</text:p>
          </table:table-cell>
          <table:table-cell office:value-type="float" office:value="11787" table:style-name="ce26">
            <text:p>11,787</text:p>
          </table:table-cell>
          <table:table-cell office:value-type="float" office:value="7796" table:style-name="ce26">
            <text:p>7,796</text:p>
          </table:table-cell>
          <table:table-cell office:value-type="float" office:value="81418" table:style-name="ce26">
            <text:p>81,418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5">
            <text:p><text:span text:style-name="T11">臺</text:span><text:s text:c="2"/><text:span text:style-name="T11">中</text:span><text:s text:c="2"/><text:span text:style-name="T11">市</text:span></text:p>
          </table:table-cell>
          <table:table-cell office:value-type="float" office:value="1049520" table:style-name="ce84">
            <text:p><text:s text:c="3"/>1,049,520</text:p>
          </table:table-cell>
          <table:table-cell office:value-type="float" office:value="2837555" table:style-name="ce84">
            <text:p><text:s text:c="3"/>2,837,555</text:p>
          </table:table-cell>
          <table:table-cell office:value-type="float" office:value="1388427" table:style-name="ce84">
            <text:p><text:s text:c="3"/>1,388,427</text:p>
          </table:table-cell>
          <table:table-cell office:value-type="float" office:value="1449128" table:style-name="ce84">
            <text:p><text:s text:c="3"/>1,449,128</text:p>
          </table:table-cell>
          <table:table-cell office:value-type="float" office:value="1348" table:style-name="ce84">
            <text:p><text:s text:c="3"/>1,348</text:p>
          </table:table-cell>
          <table:table-cell office:value-type="float" office:value="681" table:style-name="ce84">
            <text:p><text:s text:c="3"/>681</text:p>
          </table:table-cell>
          <table:table-cell office:value-type="float" office:value="667" table:style-name="ce84">
            <text:p><text:s text:c="3"/>667</text:p>
          </table:table-cell>
          <table:table-cell office:value-type="float" office:value="5.5968721717997498" table:style-name="ce85">
            <text:p>5.60</text:p>
          </table:table-cell>
          <table:table-cell office:value-type="float" office:value="1812" table:style-name="ce84">
            <text:p><text:s text:c="3"/>1,812</text:p>
          </table:table-cell>
          <table:table-cell office:value-type="float" office:value="1044" table:style-name="ce84">
            <text:p><text:s text:c="3"/>1,044</text:p>
          </table:table-cell>
          <table:table-cell office:value-type="float" office:value="768" table:style-name="ce84">
            <text:p><text:s text:c="3"/>768</text:p>
          </table:table-cell>
          <table:table-cell office:value-type="float" office:value="7.5233919698079701" table:style-name="ce85">
            <text:p>7.52</text:p>
          </table:table-cell>
          <table:table-cell office:value-type="float" office:value="-464" table:style-name="ce84">
            <text:p>－ <text:s/>464</text:p>
          </table:table-cell>
          <table:table-cell office:value-type="float" office:value="-1.92651979800822" table:style-name="ce21">
            <text:p>–1.93</text:p>
          </table:table-cell>
          <table:table-cell office:value-type="float" office:value="1355" table:style-name="ce84">
            <text:p><text:s text:c="3"/>1,355</text:p>
          </table:table-cell>
          <table:table-cell office:value-type="float" office:value="1329" table:style-name="ce84">
            <text:p><text:s text:c="3"/>1,329</text:p>
          </table:table-cell>
          <table:table-cell office:value-type="float" office:value="26" table:style-name="ce84">
            <text:p><text:s text:c="3"/>26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5.6259360480628002" table:style-name="ce85">
            <text:p>5.63</text:p>
          </table:table-cell>
          <table:table-cell office:value-type="float" office:value="637" table:style-name="ce84">
            <text:p><text:s text:c="3"/>637</text:p>
          </table:table-cell>
          <table:table-cell office:value-type="float" office:value="625" table:style-name="ce24">
            <text:p>625</text:p>
          </table:table-cell>
          <table:table-cell office:value-type="float" office:value="12" table:style-name="ce24">
            <text:p>12</text:p>
          </table:table-cell>
          <table:table-cell office:value-type="float" office:value="3" table:style-name="ce26">
            <text:p>3</text:p>
          </table:table-cell>
          <table:table-cell office:value-type="float" office:value="9" table:style-name="ce26">
            <text:p>9</text:p>
          </table:table-cell>
          <table:table-cell office:value-type="float" office:value="2.6448127399380099" table:style-name="ce19">
            <text:p>2.64</text:p>
          </table:table-cell>
          <table:table-cell office:value-type="float" office:value="13848" table:style-name="ce26">
            <text:p>13,848</text:p>
          </table:table-cell>
          <table:table-cell office:value-type="float" office:value="9875" table:style-name="ce26">
            <text:p>9,875</text:p>
          </table:table-cell>
          <table:table-cell office:value-type="float" office:value="37304" table:style-name="ce26">
            <text:p>37,304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臺</text:span><text:s text:c="2"/><text:span text:style-name="T11">南</text:span><text:s text:c="2"/><text:span text:style-name="T11">市</text:span></text:p>
          </table:table-cell>
          <table:table-cell office:value-type="float" office:value="722358" table:style-name="ce86">
            <text:p><text:s text:c="3"/>722,358</text:p>
          </table:table-cell>
          <table:table-cell office:value-type="float" office:value="1859229" table:style-name="ce86">
            <text:p><text:s text:c="3"/>1,859,229</text:p>
          </table:table-cell>
          <table:table-cell office:value-type="float" office:value="923363" table:style-name="ce86">
            <text:p><text:s text:c="3"/>923,363</text:p>
          </table:table-cell>
          <table:table-cell office:value-type="float" office:value="935866" table:style-name="ce86">
            <text:p><text:s text:c="3"/>935,866</text:p>
          </table:table-cell>
          <table:table-cell office:value-type="float" office:value="716" table:style-name="ce86">
            <text:p><text:s text:c="3"/>716</text:p>
          </table:table-cell>
          <table:table-cell office:value-type="float" office:value="359" table:style-name="ce86">
            <text:p><text:s text:c="3"/>359</text:p>
          </table:table-cell>
          <table:table-cell office:value-type="float" office:value="357" table:style-name="ce86">
            <text:p><text:s text:c="3"/>357</text:p>
          </table:table-cell>
          <table:table-cell office:value-type="float" office:value="4.5352684760844504" table:style-name="ce87">
            <text:p>4.54</text:p>
          </table:table-cell>
          <table:table-cell office:value-type="float" office:value="1562" table:style-name="ce86">
            <text:p><text:s text:c="3"/>1,562</text:p>
          </table:table-cell>
          <table:table-cell office:value-type="float" office:value="907" table:style-name="ce86">
            <text:p><text:s text:c="3"/>907</text:p>
          </table:table-cell>
          <table:table-cell office:value-type="float" office:value="655" table:style-name="ce86">
            <text:p><text:s text:c="3"/>655</text:p>
          </table:table-cell>
          <table:table-cell office:value-type="float" office:value="9.8939795525753098" table:style-name="ce87">
            <text:p>9.89</text:p>
          </table:table-cell>
          <table:table-cell office:value-type="float" office:value="-846" table:style-name="ce86">
            <text:p>－ <text:s/>846</text:p>
          </table:table-cell>
          <table:table-cell office:value-type="float" office:value="-5.3587110764908497" table:style-name="ce21">
            <text:p>–5.36</text:p>
          </table:table-cell>
          <table:table-cell office:value-type="float" office:value="770" table:style-name="ce86">
            <text:p><text:s text:c="3"/>770</text:p>
          </table:table-cell>
          <table:table-cell office:value-type="float" office:value="757" table:style-name="ce86">
            <text:p><text:s text:c="3"/>757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4.8773138639455702" table:style-name="ce87">
            <text:p>4.88</text:p>
          </table:table-cell>
          <table:table-cell office:value-type="float" office:value="323" table:style-name="ce86">
            <text:p><text:s text:c="3"/>323</text:p>
          </table:table-cell>
          <table:table-cell office:value-type="float" office:value="322" table:style-name="ce24">
            <text:p>32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—</text:p>
          </table:table-cell>
          <table:table-cell office:value-type="float" office:value="2.0459381533174299" table:style-name="ce19">
            <text:p>2.05</text:p>
          </table:table-cell>
          <table:table-cell office:value-type="float" office:value="6661" table:style-name="ce26">
            <text:p>6,661</text:p>
          </table:table-cell>
          <table:table-cell office:value-type="float" office:value="5030" table:style-name="ce26">
            <text:p>5,030</text:p>
          </table:table-cell>
          <table:table-cell office:value-type="float" office:value="9099" table:style-name="ce26">
            <text:p>9,099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高</text:span><text:s text:c="2"/><text:span text:style-name="T11">雄</text:span><text:s text:c="2"/><text:span text:style-name="T11">市</text:span></text:p>
          </table:table-cell>
          <table:table-cell office:value-type="float" office:value="1145329" table:style-name="ce88">
            <text:p><text:s text:c="3"/>1,145,329</text:p>
          </table:table-cell>
          <table:table-cell office:value-type="float" office:value="2737298" table:style-name="ce88">
            <text:p><text:s text:c="3"/>2,737,298</text:p>
          </table:table-cell>
          <table:table-cell office:value-type="float" office:value="1344007" table:style-name="ce88">
            <text:p><text:s text:c="3"/>1,344,007</text:p>
          </table:table-cell>
          <table:table-cell office:value-type="float" office:value="1393291" table:style-name="ce88">
            <text:p><text:s text:c="3"/>1,393,291</text:p>
          </table:table-cell>
          <table:table-cell office:value-type="float" office:value="1246" table:style-name="ce88">
            <text:p><text:s text:c="3"/>1,246</text:p>
          </table:table-cell>
          <table:table-cell office:value-type="float" office:value="664" table:style-name="ce88">
            <text:p><text:s text:c="3"/>664</text:p>
          </table:table-cell>
          <table:table-cell office:value-type="float" office:value="582" table:style-name="ce88">
            <text:p><text:s text:c="3"/>582</text:p>
          </table:table-cell>
          <table:table-cell office:value-type="float" office:value="5.3607876763908697" table:style-name="ce89">
            <text:p>5.36</text:p>
          </table:table-cell>
          <table:table-cell office:value-type="float" office:value="2216" table:style-name="ce88">
            <text:p><text:s text:c="3"/>2,216</text:p>
          </table:table-cell>
          <table:table-cell office:value-type="float" office:value="1278" table:style-name="ce88">
            <text:p><text:s text:c="3"/>1,278</text:p>
          </table:table-cell>
          <table:table-cell office:value-type="float" office:value="938" table:style-name="ce88">
            <text:p><text:s text:c="3"/>938</text:p>
          </table:table-cell>
          <table:table-cell office:value-type="float" office:value="9.5341135560852095" table:style-name="ce89">
            <text:p>9.53</text:p>
          </table:table-cell>
          <table:table-cell office:value-type="float" office:value="-970" table:style-name="ce88">
            <text:p>－ <text:s/>970</text:p>
          </table:table-cell>
          <table:table-cell office:value-type="float" office:value="-4.1733258796943398" table:style-name="ce21">
            <text:p>–4.17</text:p>
          </table:table-cell>
          <table:table-cell office:value-type="float" office:value="1152" table:style-name="ce88">
            <text:p><text:s text:c="3"/>1,152</text:p>
          </table:table-cell>
          <table:table-cell office:value-type="float" office:value="1118" table:style-name="ce88">
            <text:p><text:s text:c="3"/>1,118</text:p>
          </table:table-cell>
          <table:table-cell office:value-type="float" office:value="34" table:style-name="ce88">
            <text:p><text:s text:c="3"/>34</text:p>
          </table:table-cell>
          <table:table-cell office:value-type="float" office:value="11" table:style-name="ce88">
            <text:p><text:s text:c="3"/>11</text:p>
          </table:table-cell>
          <table:table-cell office:value-type="float" office:value="23" table:style-name="ce88">
            <text:p><text:s text:c="3"/>23</text:p>
          </table:table-cell>
          <table:table-cell office:value-type="float" office:value="4.9563622818637896" table:style-name="ce89">
            <text:p>4.96</text:p>
          </table:table-cell>
          <table:table-cell office:value-type="float" office:value="541" table:style-name="ce88">
            <text:p><text:s text:c="3"/>541</text:p>
          </table:table-cell>
          <table:table-cell office:value-type="float" office:value="534" table:style-name="ce24">
            <text:p>534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6">
            <text:p>—</text:p>
          </table:table-cell>
          <table:table-cell office:value-type="float" office:value="7" table:style-name="ce26">
            <text:p>7</text:p>
          </table:table-cell>
          <table:table-cell office:value-type="float" office:value="2.3275972174377699" table:style-name="ce19">
            <text:p>2.33</text:p>
          </table:table-cell>
          <table:table-cell office:value-type="float" office:value="11332" table:style-name="ce26">
            <text:p>11,332</text:p>
          </table:table-cell>
          <table:table-cell office:value-type="float" office:value="9083" table:style-name="ce26">
            <text:p>9,083</text:p>
          </table:table-cell>
          <table:table-cell office:value-type="float" office:value="36943" table:style-name="ce26">
            <text:p>36,943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7">
            <text:p><text:s/><text:span text:style-name="T11">臺</text:span><text:s text:c="2"/><text:span text:style-name="T11">灣</text:span><text:s text:c="2"/><text:span text:style-name="T11">省</text:span><text:s/></text:p>
          </table:table-cell>
          <table:table-cell office:value-type="float" office:value="2603353" table:style-name="ce90">
            <text:p><text:s text:c="3"/>2,603,353</text:p>
          </table:table-cell>
          <table:table-cell office:value-type="float" office:value="6956263" table:style-name="ce90">
            <text:p><text:s text:c="3"/>6,956,263</text:p>
          </table:table-cell>
          <table:table-cell office:value-type="float" office:value="3526504" table:style-name="ce90">
            <text:p><text:s text:c="3"/>3,526,504</text:p>
          </table:table-cell>
          <table:table-cell office:value-type="float" office:value="3429759" table:style-name="ce90">
            <text:p><text:s text:c="3"/>3,429,759</text:p>
          </table:table-cell>
          <table:table-cell office:value-type="float" office:value="3243" table:style-name="ce90">
            <text:p><text:s text:c="3"/>3,243</text:p>
          </table:table-cell>
          <table:table-cell office:value-type="float" office:value="1691" table:style-name="ce90">
            <text:p><text:s text:c="3"/>1,691</text:p>
          </table:table-cell>
          <table:table-cell office:value-type="float" office:value="1552" table:style-name="ce90">
            <text:p><text:s text:c="3"/>1,552</text:p>
          </table:table-cell>
          <table:table-cell office:value-type="float" office:value="5.4894991077798796" table:style-name="ce91">
            <text:p>5.49</text:p>
          </table:table-cell>
          <table:table-cell office:value-type="float" office:value="6645" table:style-name="ce90">
            <text:p><text:s text:c="3"/>6,645</text:p>
          </table:table-cell>
          <table:table-cell office:value-type="float" office:value="3774" table:style-name="ce90">
            <text:p><text:s text:c="3"/>3,774</text:p>
          </table:table-cell>
          <table:table-cell office:value-type="float" office:value="2871" table:style-name="ce90">
            <text:p><text:s text:c="3"/>2,871</text:p>
          </table:table-cell>
          <table:table-cell office:value-type="float" office:value="11.248141095034621" table:style-name="ce91">
            <text:p>11.25</text:p>
          </table:table-cell>
          <table:table-cell office:value-type="float" office:value="-3402" table:style-name="ce90">
            <text:p>－ <text:s/>3,402</text:p>
          </table:table-cell>
          <table:table-cell office:value-type="float" office:value="-5.7586419872547498" table:style-name="ce21">
            <text:p>–5.76</text:p>
          </table:table-cell>
          <table:table-cell office:value-type="float" office:value="2837" table:style-name="ce90">
            <text:p><text:s text:c="3"/>2,837</text:p>
          </table:table-cell>
          <table:table-cell office:value-type="float" office:value="2781" table:style-name="ce90">
            <text:p><text:s text:c="3"/>2,781</text:p>
          </table:table-cell>
          <table:table-cell office:value-type="float" office:value="56" table:style-name="ce90">
            <text:p><text:s text:c="3"/>56</text:p>
          </table:table-cell>
          <table:table-cell office:value-type="float" office:value="15" table:style-name="ce90">
            <text:p><text:s text:c="3"/>15</text:p>
          </table:table-cell>
          <table:table-cell office:value-type="float" office:value="41" table:style-name="ce90">
            <text:p><text:s text:c="3"/>41</text:p>
          </table:table-cell>
          <table:table-cell office:value-type="float" office:value="4.8022537677371302" table:style-name="ce91">
            <text:p>4.80</text:p>
          </table:table-cell>
          <table:table-cell office:value-type="float" office:value="1337" table:style-name="ce90">
            <text:p><text:s text:c="3"/>1,337</text:p>
          </table:table-cell>
          <table:table-cell office:value-type="float" office:value="1321" table:style-name="ce26">
            <text:p>1,321</text:p>
          </table:table-cell>
          <table:table-cell office:value-type="float" office:value="16" table:style-name="ce24">
            <text:p>16</text:p>
          </table:table-cell>
          <table:table-cell office:value-type="float" office:value="2" table:style-name="ce26">
            <text:p>2</text:p>
          </table:table-cell>
          <table:table-cell office:value-type="float" office:value="14" table:style-name="ce26">
            <text:p>14</text:p>
          </table:table-cell>
          <table:table-cell office:value-type="float" office:value="2.2631699991062901" table:style-name="ce19">
            <text:p>2.26</text:p>
          </table:table-cell>
          <table:table-cell office:value-type="float" office:value="24375" table:style-name="ce26">
            <text:p>24,375</text:p>
          </table:table-cell>
          <table:table-cell office:value-type="float" office:value="19993" table:style-name="ce26">
            <text:p>19,993</text:p>
          </table:table-cell>
          <table:table-cell office:value-type="float" office:value="345301" table:style-name="ce26">
            <text:p>345,301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2">
            <text:p><text:span text:style-name="T12">宜</text:span><text:s/><text:span text:style-name="T12">蘭</text:span><text:s/><text:span text:style-name="T12">縣</text:span></text:p>
          </table:table-cell>
          <table:table-cell office:value-type="float" office:value="177451" table:style-name="ce92">
            <text:p><text:s text:c="3"/>177,451</text:p>
          </table:table-cell>
          <table:table-cell office:value-type="float" office:value="449976" table:style-name="ce92">
            <text:p><text:s text:c="3"/>449,976</text:p>
          </table:table-cell>
          <table:table-cell office:value-type="float" office:value="226040" table:style-name="ce92">
            <text:p><text:s text:c="3"/>226,040</text:p>
          </table:table-cell>
          <table:table-cell office:value-type="float" office:value="223936" table:style-name="ce92">
            <text:p><text:s text:c="3"/>223,936</text:p>
          </table:table-cell>
          <table:table-cell office:value-type="float" office:value="218" table:style-name="ce92">
            <text:p><text:s text:c="3"/>218</text:p>
          </table:table-cell>
          <table:table-cell office:value-type="float" office:value="111" table:style-name="ce92">
            <text:p><text:s text:c="3"/>111</text:p>
          </table:table-cell>
          <table:table-cell office:value-type="float" office:value="107" table:style-name="ce92">
            <text:p><text:s text:c="3"/>107</text:p>
          </table:table-cell>
          <table:table-cell office:value-type="float" office:value="5.7059650999596201" table:style-name="ce93">
            <text:p>5.71</text:p>
          </table:table-cell>
          <table:table-cell office:value-type="float" office:value="375" table:style-name="ce92">
            <text:p><text:s text:c="3"/>375</text:p>
          </table:table-cell>
          <table:table-cell office:value-type="float" office:value="211" table:style-name="ce92">
            <text:p><text:s text:c="3"/>211</text:p>
          </table:table-cell>
          <table:table-cell office:value-type="float" office:value="164" table:style-name="ce92">
            <text:p><text:s text:c="3"/>164</text:p>
          </table:table-cell>
          <table:table-cell office:value-type="float" office:value="9.8153069380039408" table:style-name="ce93">
            <text:p>9.82</text:p>
          </table:table-cell>
          <table:table-cell office:value-type="float" office:value="-157" table:style-name="ce92">
            <text:p>－ <text:s/>157</text:p>
          </table:table-cell>
          <table:table-cell office:value-type="float" office:value="-4.1093418380443199" table:style-name="ce74">
            <text:p>–4.11</text:p>
          </table:table-cell>
          <table:table-cell office:value-type="float" office:value="206" table:style-name="ce92">
            <text:p><text:s text:c="3"/>206</text:p>
          </table:table-cell>
          <table:table-cell office:value-type="float" office:value="203" table:style-name="ce92">
            <text:p><text:s text:c="3"/>203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0" table:style-name="ce92">
            <text:p>—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5.3918752779435" table:style-name="ce93">
            <text:p>5.39</text:p>
          </table:table-cell>
          <table:table-cell office:value-type="float" office:value="101" table:style-name="ce92">
            <text:p><text:s text:c="3"/>101</text:p>
          </table:table-cell>
          <table:table-cell office:value-type="float" office:value="101" table:style-name="ce20">
            <text:p>101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6435893353023898" table:style-name="ce73">
            <text:p>2.64</text:p>
          </table:table-cell>
          <table:table-cell office:value-type="float" office:value="2116" table:style-name="ce18">
            <text:p>2,116</text:p>
          </table:table-cell>
          <table:table-cell office:value-type="float" office:value="1688" table:style-name="ce18">
            <text:p>1,688</text:p>
          </table:table-cell>
          <table:table-cell office:value-type="float" office:value="18196" table:style-name="ce18">
            <text:p>18,196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新</text:span><text:s/><text:span text:style-name="T12">竹</text:span><text:s/><text:span text:style-name="T12">縣</text:span></text:p>
          </table:table-cell>
          <table:table-cell office:value-type="float" office:value="218767" table:style-name="ce94">
            <text:p><text:s text:c="3"/>218,767</text:p>
          </table:table-cell>
          <table:table-cell office:value-type="float" office:value="587065" table:style-name="ce94">
            <text:p><text:s text:c="3"/>587,065</text:p>
          </table:table-cell>
          <table:table-cell office:value-type="float" office:value="299014" table:style-name="ce94">
            <text:p><text:s text:c="3"/>299,014</text:p>
          </table:table-cell>
          <table:table-cell office:value-type="float" office:value="288051" table:style-name="ce94">
            <text:p><text:s text:c="3"/>288,051</text:p>
          </table:table-cell>
          <table:table-cell office:value-type="float" office:value="337" table:style-name="ce94">
            <text:p><text:s text:c="3"/>337</text:p>
          </table:table-cell>
          <table:table-cell office:value-type="float" office:value="167" table:style-name="ce94">
            <text:p><text:s text:c="3"/>167</text:p>
          </table:table-cell>
          <table:table-cell office:value-type="float" office:value="170" table:style-name="ce94">
            <text:p><text:s text:c="3"/>170</text:p>
          </table:table-cell>
          <table:table-cell office:value-type="float" office:value="6.7632946396965501" table:style-name="ce95">
            <text:p>6.76</text:p>
          </table:table-cell>
          <table:table-cell office:value-type="float" office:value="397" table:style-name="ce94">
            <text:p><text:s text:c="3"/>397</text:p>
          </table:table-cell>
          <table:table-cell office:value-type="float" office:value="230" table:style-name="ce94">
            <text:p><text:s text:c="3"/>230</text:p>
          </table:table-cell>
          <table:table-cell office:value-type="float" office:value="167" table:style-name="ce94">
            <text:p><text:s text:c="3"/>167</text:p>
          </table:table-cell>
          <table:table-cell office:value-type="float" office:value="7.9674420532923804" table:style-name="ce95">
            <text:p>7.97</text:p>
          </table:table-cell>
          <table:table-cell office:value-type="float" office:value="-60" table:style-name="ce94">
            <text:p>－ <text:s/>60</text:p>
          </table:table-cell>
          <table:table-cell office:value-type="float" office:value="-1.2041474135958301" table:style-name="ce74">
            <text:p>–1.20</text:p>
          </table:table-cell>
          <table:table-cell office:value-type="float" office:value="267" table:style-name="ce94">
            <text:p><text:s text:c="3"/>267</text:p>
          </table:table-cell>
          <table:table-cell office:value-type="float" office:value="258" table:style-name="ce94">
            <text:p><text:s text:c="3"/>258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5.3584559905014197" table:style-name="ce95">
            <text:p>5.36</text:p>
          </table:table-cell>
          <table:table-cell office:value-type="float" office:value="126" table:style-name="ce94">
            <text:p><text:s text:c="3"/>126</text:p>
          </table:table-cell>
          <table:table-cell office:value-type="float" office:value="125" table:style-name="ce20">
            <text:p>125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5287095685512302" table:style-name="ce73">
            <text:p>2.53</text:p>
          </table:table-cell>
          <table:table-cell office:value-type="float" office:value="2464" table:style-name="ce18">
            <text:p>2,464</text:p>
          </table:table-cell>
          <table:table-cell office:value-type="float" office:value="1638" table:style-name="ce18">
            <text:p>1,638</text:p>
          </table:table-cell>
          <table:table-cell office:value-type="float" office:value="22257" table:style-name="ce18">
            <text:p>22,257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苗</text:span><text:s/><text:span text:style-name="T12">栗</text:span><text:s/><text:span text:style-name="T12">縣</text:span></text:p>
          </table:table-cell>
          <table:table-cell office:value-type="float" office:value="198326" table:style-name="ce96">
            <text:p><text:s text:c="3"/>198,326</text:p>
          </table:table-cell>
          <table:table-cell office:value-type="float" office:value="534968" table:style-name="ce96">
            <text:p><text:s text:c="3"/>534,968</text:p>
          </table:table-cell>
          <table:table-cell office:value-type="float" office:value="275235" table:style-name="ce96">
            <text:p><text:s text:c="3"/>275,235</text:p>
          </table:table-cell>
          <table:table-cell office:value-type="float" office:value="259733" table:style-name="ce96">
            <text:p><text:s text:c="3"/>259,733</text:p>
          </table:table-cell>
          <table:table-cell office:value-type="float" office:value="184" table:style-name="ce96">
            <text:p><text:s text:c="3"/>184</text:p>
          </table:table-cell>
          <table:table-cell office:value-type="float" office:value="100" table:style-name="ce96">
            <text:p><text:s text:c="3"/>100</text:p>
          </table:table-cell>
          <table:table-cell office:value-type="float" office:value="84" table:style-name="ce96">
            <text:p><text:s text:c="3"/>84</text:p>
          </table:table-cell>
          <table:table-cell office:value-type="float" office:value="4.0507862195461604" table:style-name="ce97">
            <text:p>4.05</text:p>
          </table:table-cell>
          <table:table-cell office:value-type="float" office:value="499" table:style-name="ce96">
            <text:p><text:s text:c="3"/>499</text:p>
          </table:table-cell>
          <table:table-cell office:value-type="float" office:value="261" table:style-name="ce96">
            <text:p><text:s text:c="3"/>261</text:p>
          </table:table-cell>
          <table:table-cell office:value-type="float" office:value="238" table:style-name="ce96">
            <text:p><text:s text:c="3"/>238</text:p>
          </table:table-cell>
          <table:table-cell office:value-type="float" office:value="10.9855561062692" table:style-name="ce97">
            <text:p>10.99</text:p>
          </table:table-cell>
          <table:table-cell office:value-type="float" office:value="-315" table:style-name="ce96">
            <text:p>－ <text:s/>315</text:p>
          </table:table-cell>
          <table:table-cell office:value-type="float" office:value="-6.9347698867230401" table:style-name="ce74">
            <text:p>–6.93</text:p>
          </table:table-cell>
          <table:table-cell office:value-type="float" office:value="268" table:style-name="ce96">
            <text:p><text:s text:c="3"/>268</text:p>
          </table:table-cell>
          <table:table-cell office:value-type="float" office:value="266" table:style-name="ce96">
            <text:p><text:s text:c="3"/>266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0" table:style-name="ce96">
            <text:p>—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5.9000581893389699" table:style-name="ce97">
            <text:p>5.90</text:p>
          </table:table-cell>
          <table:table-cell office:value-type="float" office:value="106" table:style-name="ce96">
            <text:p><text:s text:c="3"/>106</text:p>
          </table:table-cell>
          <table:table-cell office:value-type="float" office:value="105" table:style-name="ce20">
            <text:p>105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3336051047385502" table:style-name="ce73">
            <text:p>2.33</text:p>
          </table:table-cell>
          <table:table-cell office:value-type="float" office:value="1929" table:style-name="ce18">
            <text:p>1,929</text:p>
          </table:table-cell>
          <table:table-cell office:value-type="float" office:value="1323" table:style-name="ce18">
            <text:p>1,323</text:p>
          </table:table-cell>
          <table:table-cell office:value-type="float" office:value="11555" table:style-name="ce18">
            <text:p>11,555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彰</text:span><text:s/><text:span text:style-name="T12">化</text:span><text:s/><text:span text:style-name="T12">縣</text:span></text:p>
          </table:table-cell>
          <table:table-cell office:value-type="float" office:value="404642" table:style-name="ce98">
            <text:p><text:s text:c="3"/>404,642</text:p>
          </table:table-cell>
          <table:table-cell office:value-type="float" office:value="1242512" table:style-name="ce98">
            <text:p><text:s text:c="3"/>1,242,512</text:p>
          </table:table-cell>
          <table:table-cell office:value-type="float" office:value="630007" table:style-name="ce98">
            <text:p><text:s text:c="3"/>630,007</text:p>
          </table:table-cell>
          <table:table-cell office:value-type="float" office:value="612505" table:style-name="ce98">
            <text:p><text:s text:c="3"/>612,505</text:p>
          </table:table-cell>
          <table:table-cell office:value-type="float" office:value="828" table:style-name="ce98">
            <text:p><text:s text:c="3"/>828</text:p>
          </table:table-cell>
          <table:table-cell office:value-type="float" office:value="440" table:style-name="ce98">
            <text:p><text:s text:c="3"/>440</text:p>
          </table:table-cell>
          <table:table-cell office:value-type="float" office:value="388" table:style-name="ce98">
            <text:p><text:s text:c="3"/>388</text:p>
          </table:table-cell>
          <table:table-cell office:value-type="float" office:value="7.84619943321841" table:style-name="ce99">
            <text:p>7.85</text:p>
          </table:table-cell>
          <table:table-cell office:value-type="float" office:value="1139" table:style-name="ce98">
            <text:p><text:s text:c="3"/>1,139</text:p>
          </table:table-cell>
          <table:table-cell office:value-type="float" office:value="633" table:style-name="ce98">
            <text:p><text:s text:c="3"/>633</text:p>
          </table:table-cell>
          <table:table-cell office:value-type="float" office:value="506" table:style-name="ce98">
            <text:p><text:s text:c="3"/>506</text:p>
          </table:table-cell>
          <table:table-cell office:value-type="float" office:value="10.793262263811309" table:style-name="ce99">
            <text:p>10.79</text:p>
          </table:table-cell>
          <table:table-cell office:value-type="float" office:value="-311" table:style-name="ce98">
            <text:p>－ <text:s/>311</text:p>
          </table:table-cell>
          <table:table-cell office:value-type="float" office:value="-2.9470628305929001" table:style-name="ce74">
            <text:p>–2.95</text:p>
          </table:table-cell>
          <table:table-cell office:value-type="float" office:value="492" table:style-name="ce98">
            <text:p><text:s text:c="3"/>492</text:p>
          </table:table-cell>
          <table:table-cell office:value-type="float" office:value="481" table:style-name="ce98">
            <text:p><text:s text:c="3"/>481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4.6622344458254297" table:style-name="ce99">
            <text:p>4.66</text:p>
          </table:table-cell>
          <table:table-cell office:value-type="float" office:value="190" table:style-name="ce98">
            <text:p><text:s text:c="3"/>190</text:p>
          </table:table-cell>
          <table:table-cell office:value-type="float" office:value="188" table:style-name="ce20">
            <text:p>188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2</text:p>
          </table:table-cell>
          <table:table-cell office:value-type="float" office:value="1.8004563916805501" table:style-name="ce73">
            <text:p>1.80</text:p>
          </table:table-cell>
          <table:table-cell office:value-type="float" office:value="3547" table:style-name="ce18">
            <text:p>3,547</text:p>
          </table:table-cell>
          <table:table-cell office:value-type="float" office:value="3245" table:style-name="ce18">
            <text:p>3,245</text:p>
          </table:table-cell>
          <table:table-cell office:value-type="float" office:value="6308" table:style-name="ce18">
            <text:p>6,308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2">
            <text:p><text:span text:style-name="T12">南</text:span><text:s/><text:span text:style-name="T12">投</text:span><text:s/><text:span text:style-name="T12">縣</text:span></text:p>
          </table:table-cell>
          <table:table-cell office:value-type="float" office:value="180260" table:style-name="ce100">
            <text:p><text:s text:c="3"/>180,260</text:p>
          </table:table-cell>
          <table:table-cell office:value-type="float" office:value="478334" table:style-name="ce100">
            <text:p><text:s text:c="3"/>478,334</text:p>
          </table:table-cell>
          <table:table-cell office:value-type="float" office:value="243752" table:style-name="ce100">
            <text:p><text:s text:c="3"/>243,752</text:p>
          </table:table-cell>
          <table:table-cell office:value-type="float" office:value="234582" table:style-name="ce100">
            <text:p><text:s text:c="3"/>234,582</text:p>
          </table:table-cell>
          <table:table-cell office:value-type="float" office:value="213" table:style-name="ce100">
            <text:p><text:s text:c="3"/>213</text:p>
          </table:table-cell>
          <table:table-cell office:value-type="float" office:value="111" table:style-name="ce100">
            <text:p><text:s text:c="3"/>111</text:p>
          </table:table-cell>
          <table:table-cell office:value-type="float" office:value="102" table:style-name="ce100">
            <text:p><text:s text:c="3"/>102</text:p>
          </table:table-cell>
          <table:table-cell office:value-type="float" office:value="5.2422945451411804" table:style-name="ce101">
            <text:p>5.24</text:p>
          </table:table-cell>
          <table:table-cell office:value-type="float" office:value="467" table:style-name="ce100">
            <text:p><text:s text:c="3"/>467</text:p>
          </table:table-cell>
          <table:table-cell office:value-type="float" office:value="262" table:style-name="ce100">
            <text:p><text:s text:c="3"/>262</text:p>
          </table:table-cell>
          <table:table-cell office:value-type="float" office:value="205" table:style-name="ce100">
            <text:p><text:s text:c="3"/>205</text:p>
          </table:table-cell>
          <table:table-cell office:value-type="float" office:value="11.49366926094334" table:style-name="ce101">
            <text:p>11.49</text:p>
          </table:table-cell>
          <table:table-cell office:value-type="float" office:value="-254" table:style-name="ce100">
            <text:p>－ <text:s/>254</text:p>
          </table:table-cell>
          <table:table-cell office:value-type="float" office:value="-6.25137471580216" table:style-name="ce74">
            <text:p>–6.25</text:p>
          </table:table-cell>
          <table:table-cell office:value-type="float" office:value="192" table:style-name="ce100">
            <text:p><text:s text:c="3"/>192</text:p>
          </table:table-cell>
          <table:table-cell office:value-type="float" office:value="190" table:style-name="ce100">
            <text:p><text:s text:c="3"/>190</text:p>
          </table:table-cell>
          <table:table-cell office:value-type="float" office:value="2" table:style-name="ce100">
            <text:p><text:s text:c="3"/>2</text:p>
          </table:table-cell>
          <table:table-cell office:value-type="float" office:value="2" table:style-name="ce100">
            <text:p><text:s text:c="3"/>2</text:p>
          </table:table-cell>
          <table:table-cell office:value-type="float" office:value="0" table:style-name="ce100">
            <text:p>—</text:p>
          </table:table-cell>
          <table:table-cell office:value-type="float" office:value="4.7254486040709196" table:style-name="ce101">
            <text:p>4.73</text:p>
          </table:table-cell>
          <table:table-cell office:value-type="float" office:value="103" table:style-name="ce100">
            <text:p><text:s text:c="3"/>103</text:p>
          </table:table-cell>
          <table:table-cell office:value-type="float" office:value="102" table:style-name="ce20">
            <text:p>102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5350062823922199" table:style-name="ce73">
            <text:p>2.54</text:p>
          </table:table-cell>
          <table:table-cell office:value-type="float" office:value="1404" table:style-name="ce18">
            <text:p>1,404</text:p>
          </table:table-cell>
          <table:table-cell office:value-type="float" office:value="1278" table:style-name="ce18">
            <text:p>1,278</text:p>
          </table:table-cell>
          <table:table-cell office:value-type="float" office:value="29448" table:style-name="ce18">
            <text:p>29,448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雲</text:span><text:s/><text:span text:style-name="T12">林</text:span><text:s/><text:span text:style-name="T12">縣</text:span></text:p>
          </table:table-cell>
          <table:table-cell office:value-type="float" office:value="246340" table:style-name="ce102">
            <text:p><text:s text:c="3"/>246,340</text:p>
          </table:table-cell>
          <table:table-cell office:value-type="float" office:value="661576" table:style-name="ce102">
            <text:p><text:s text:c="3"/>661,576</text:p>
          </table:table-cell>
          <table:table-cell office:value-type="float" office:value="341331" table:style-name="ce102">
            <text:p><text:s text:c="3"/>341,331</text:p>
          </table:table-cell>
          <table:table-cell office:value-type="float" office:value="320245" table:style-name="ce102">
            <text:p><text:s text:c="3"/>320,245</text:p>
          </table:table-cell>
          <table:table-cell office:value-type="float" office:value="249" table:style-name="ce102">
            <text:p><text:s text:c="3"/>249</text:p>
          </table:table-cell>
          <table:table-cell office:value-type="float" office:value="129" table:style-name="ce102">
            <text:p><text:s text:c="3"/>129</text:p>
          </table:table-cell>
          <table:table-cell office:value-type="float" office:value="120" table:style-name="ce102">
            <text:p><text:s text:c="3"/>120</text:p>
          </table:table-cell>
          <table:table-cell office:value-type="float" office:value="4.4308606212423998" table:style-name="ce103">
            <text:p>4.43</text:p>
          </table:table-cell>
          <table:table-cell office:value-type="float" office:value="777" table:style-name="ce102">
            <text:p><text:s text:c="3"/>777</text:p>
          </table:table-cell>
          <table:table-cell office:value-type="float" office:value="443" table:style-name="ce102">
            <text:p><text:s text:c="3"/>443</text:p>
          </table:table-cell>
          <table:table-cell office:value-type="float" office:value="334" table:style-name="ce102">
            <text:p><text:s text:c="3"/>334</text:p>
          </table:table-cell>
          <table:table-cell office:value-type="float" office:value="13.826420492792529" table:style-name="ce103">
            <text:p>13.83</text:p>
          </table:table-cell>
          <table:table-cell office:value-type="float" office:value="-528" table:style-name="ce102">
            <text:p>－ <text:s/>528</text:p>
          </table:table-cell>
          <table:table-cell office:value-type="float" office:value="-9.3955598715501392" table:style-name="ce74">
            <text:p>–9.40</text:p>
          </table:table-cell>
          <table:table-cell office:value-type="float" office:value="235" table:style-name="ce102">
            <text:p><text:s text:c="3"/>235</text:p>
          </table:table-cell>
          <table:table-cell office:value-type="float" office:value="232" table:style-name="ce102">
            <text:p><text:s text:c="3"/>232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4.1817359276785604" table:style-name="ce103">
            <text:p>4.18</text:p>
          </table:table-cell>
          <table:table-cell office:value-type="float" office:value="115" table:style-name="ce102">
            <text:p><text:s text:c="3"/>115</text:p>
          </table:table-cell>
          <table:table-cell office:value-type="float" office:value="114" table:style-name="ce20">
            <text:p>114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0463814114171699" table:style-name="ce73">
            <text:p>2.05</text:p>
          </table:table-cell>
          <table:table-cell office:value-type="float" office:value="1885" table:style-name="ce18">
            <text:p>1,885</text:p>
          </table:table-cell>
          <table:table-cell office:value-type="float" office:value="1548" table:style-name="ce18">
            <text:p>1,548</text:p>
          </table:table-cell>
          <table:table-cell office:value-type="float" office:value="2792" table:style-name="ce18">
            <text:p>2,792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嘉</text:span><text:s/><text:span text:style-name="T12">義</text:span><text:s/><text:span text:style-name="T12">縣</text:span></text:p>
          </table:table-cell>
          <table:table-cell office:value-type="float" office:value="185918" table:style-name="ce104">
            <text:p><text:s text:c="3"/>185,918</text:p>
          </table:table-cell>
          <table:table-cell office:value-type="float" office:value="486049" table:style-name="ce104">
            <text:p><text:s text:c="3"/>486,049</text:p>
          </table:table-cell>
          <table:table-cell office:value-type="float" office:value="251718" table:style-name="ce104">
            <text:p><text:s text:c="3"/>251,718</text:p>
          </table:table-cell>
          <table:table-cell office:value-type="float" office:value="234331" table:style-name="ce104">
            <text:p><text:s text:c="3"/>234,331</text:p>
          </table:table-cell>
          <table:table-cell office:value-type="float" office:value="199" table:style-name="ce104">
            <text:p><text:s text:c="3"/>199</text:p>
          </table:table-cell>
          <table:table-cell office:value-type="float" office:value="93" table:style-name="ce104">
            <text:p><text:s text:c="3"/>93</text:p>
          </table:table-cell>
          <table:table-cell office:value-type="float" office:value="106" table:style-name="ce104">
            <text:p><text:s text:c="3"/>106</text:p>
          </table:table-cell>
          <table:table-cell office:value-type="float" office:value="4.8197419177005596" table:style-name="ce105">
            <text:p>4.82</text:p>
          </table:table-cell>
          <table:table-cell office:value-type="float" office:value="566" table:style-name="ce104">
            <text:p><text:s text:c="3"/>566</text:p>
          </table:table-cell>
          <table:table-cell office:value-type="float" office:value="315" table:style-name="ce104">
            <text:p><text:s text:c="3"/>315</text:p>
          </table:table-cell>
          <table:table-cell office:value-type="float" office:value="251" table:style-name="ce104">
            <text:p><text:s text:c="3"/>251</text:p>
          </table:table-cell>
          <table:table-cell office:value-type="float" office:value="13.708411685520179" table:style-name="ce105">
            <text:p>13.71</text:p>
          </table:table-cell>
          <table:table-cell office:value-type="float" office:value="-367" table:style-name="ce104">
            <text:p>－ <text:s/>367</text:p>
          </table:table-cell>
          <table:table-cell office:value-type="float" office:value="-8.8886697678196196" table:style-name="ce74">
            <text:p>–8.89</text:p>
          </table:table-cell>
          <table:table-cell office:value-type="float" office:value="154" table:style-name="ce104">
            <text:p><text:s text:c="3"/>154</text:p>
          </table:table-cell>
          <table:table-cell office:value-type="float" office:value="154" table:style-name="ce104">
            <text:p><text:s text:c="3"/>154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3.7298505292758102" table:style-name="ce105">
            <text:p>3.73</text:p>
          </table:table-cell>
          <table:table-cell office:value-type="float" office:value="82" table:style-name="ce104">
            <text:p><text:s text:c="3"/>82</text:p>
          </table:table-cell>
          <table:table-cell office:value-type="float" office:value="80" table:style-name="ce20">
            <text:p>80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.9860243077962101" table:style-name="ce73">
            <text:p>1.99</text:p>
          </table:table-cell>
          <table:table-cell office:value-type="float" office:value="1396" table:style-name="ce18">
            <text:p>1,396</text:p>
          </table:table-cell>
          <table:table-cell office:value-type="float" office:value="1209" table:style-name="ce18">
            <text:p>1,209</text:p>
          </table:table-cell>
          <table:table-cell office:value-type="float" office:value="6003" table:style-name="ce18">
            <text:p>6,003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屏</text:span><text:s/><text:span text:style-name="T12">東</text:span><text:s/><text:span text:style-name="T12">縣</text:span></text:p>
          </table:table-cell>
          <table:table-cell office:value-type="float" office:value="296596" table:style-name="ce106">
            <text:p><text:s text:c="3"/>296,596</text:p>
          </table:table-cell>
          <table:table-cell office:value-type="float" office:value="796936" table:style-name="ce106">
            <text:p><text:s text:c="3"/>796,936</text:p>
          </table:table-cell>
          <table:table-cell office:value-type="float" office:value="404254" table:style-name="ce106">
            <text:p><text:s text:c="3"/>404,254</text:p>
          </table:table-cell>
          <table:table-cell office:value-type="float" office:value="392682" table:style-name="ce106">
            <text:p><text:s text:c="3"/>392,682</text:p>
          </table:table-cell>
          <table:table-cell office:value-type="float" office:value="341" table:style-name="ce106">
            <text:p><text:s text:c="3"/>341</text:p>
          </table:table-cell>
          <table:table-cell office:value-type="float" office:value="187" table:style-name="ce106">
            <text:p><text:s text:c="3"/>187</text:p>
          </table:table-cell>
          <table:table-cell office:value-type="float" office:value="154" table:style-name="ce106">
            <text:p><text:s text:c="3"/>154</text:p>
          </table:table-cell>
          <table:table-cell office:value-type="float" office:value="5.0369238508694201" table:style-name="ce107">
            <text:p>5.04</text:p>
          </table:table-cell>
          <table:table-cell office:value-type="float" office:value="896" table:style-name="ce106">
            <text:p><text:s text:c="3"/>896</text:p>
          </table:table-cell>
          <table:table-cell office:value-type="float" office:value="514" table:style-name="ce106">
            <text:p><text:s text:c="3"/>514</text:p>
          </table:table-cell>
          <table:table-cell office:value-type="float" office:value="382" table:style-name="ce106">
            <text:p><text:s text:c="3"/>382</text:p>
          </table:table-cell>
          <table:table-cell office:value-type="float" office:value="13.234849766507329" table:style-name="ce107">
            <text:p>13.23</text:p>
          </table:table-cell>
          <table:table-cell office:value-type="float" office:value="-555" table:style-name="ce106">
            <text:p>－ <text:s/>555</text:p>
          </table:table-cell>
          <table:table-cell office:value-type="float" office:value="-8.1979259156379101" table:style-name="ce74">
            <text:p>–8.20</text:p>
          </table:table-cell>
          <table:table-cell office:value-type="float" office:value="339" table:style-name="ce106">
            <text:p><text:s text:c="3"/>339</text:p>
          </table:table-cell>
          <table:table-cell office:value-type="float" office:value="333" table:style-name="ce106">
            <text:p><text:s text:c="3"/>333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5.0073817754977501" table:style-name="ce107">
            <text:p>5.01</text:p>
          </table:table-cell>
          <table:table-cell office:value-type="float" office:value="151" table:style-name="ce106">
            <text:p><text:s text:c="3"/>151</text:p>
          </table:table-cell>
          <table:table-cell office:value-type="float" office:value="150" table:style-name="ce20">
            <text:p>150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23042669056094" table:style-name="ce73">
            <text:p>2.23</text:p>
          </table:table-cell>
          <table:table-cell office:value-type="float" office:value="2334" table:style-name="ce18">
            <text:p>2,334</text:p>
          </table:table-cell>
          <table:table-cell office:value-type="float" office:value="2134" table:style-name="ce18">
            <text:p>2,134</text:p>
          </table:table-cell>
          <table:table-cell office:value-type="float" office:value="61161" table:style-name="ce18">
            <text:p>61,161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2">
            <text:p><text:span text:style-name="T12">臺</text:span><text:s/><text:span text:style-name="T12">東</text:span><text:s/><text:span text:style-name="T12">縣</text:span></text:p>
          </table:table-cell>
          <table:table-cell office:value-type="float" office:value="84468" table:style-name="ce108">
            <text:p><text:s text:c="3"/>84,468</text:p>
          </table:table-cell>
          <table:table-cell office:value-type="float" office:value="211933" table:style-name="ce108">
            <text:p><text:s text:c="3"/>211,933</text:p>
          </table:table-cell>
          <table:table-cell office:value-type="float" office:value="108251" table:style-name="ce108">
            <text:p><text:s text:c="3"/>108,251</text:p>
          </table:table-cell>
          <table:table-cell office:value-type="float" office:value="103682" table:style-name="ce108">
            <text:p><text:s text:c="3"/>103,682</text:p>
          </table:table-cell>
          <table:table-cell office:value-type="float" office:value="103" table:style-name="ce108">
            <text:p><text:s text:c="3"/>103</text:p>
          </table:table-cell>
          <table:table-cell office:value-type="float" office:value="54" table:style-name="ce108">
            <text:p><text:s text:c="3"/>54</text:p>
          </table:table-cell>
          <table:table-cell office:value-type="float" office:value="49" table:style-name="ce108">
            <text:p><text:s text:c="3"/>49</text:p>
          </table:table-cell>
          <table:table-cell office:value-type="float" office:value="5.7212769488389696" table:style-name="ce109">
            <text:p>5.72</text:p>
          </table:table-cell>
          <table:table-cell office:value-type="float" office:value="242" table:style-name="ce108">
            <text:p><text:s text:c="3"/>242</text:p>
          </table:table-cell>
          <table:table-cell office:value-type="float" office:value="146" table:style-name="ce108">
            <text:p><text:s text:c="3"/>146</text:p>
          </table:table-cell>
          <table:table-cell office:value-type="float" office:value="96" table:style-name="ce108">
            <text:p><text:s text:c="3"/>96</text:p>
          </table:table-cell>
          <table:table-cell office:value-type="float" office:value="13.44222351086438" table:style-name="ce109">
            <text:p>13.44</text:p>
          </table:table-cell>
          <table:table-cell office:value-type="float" office:value="-139" table:style-name="ce108">
            <text:p>－ <text:s/>139</text:p>
          </table:table-cell>
          <table:table-cell office:value-type="float" office:value="-7.7209465620254099" table:style-name="ce74">
            <text:p>–7.72</text:p>
          </table:table-cell>
          <table:table-cell office:value-type="float" office:value="67" table:style-name="ce108">
            <text:p><text:s text:c="3"/>67</text:p>
          </table:table-cell>
          <table:table-cell office:value-type="float" office:value="62" table:style-name="ce108">
            <text:p><text:s text:c="3"/>62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3.7216073356525299" table:style-name="ce109">
            <text:p>3.72</text:p>
          </table:table-cell>
          <table:table-cell office:value-type="float" office:value="59" table:style-name="ce108">
            <text:p><text:s text:c="3"/>59</text:p>
          </table:table-cell>
          <table:table-cell office:value-type="float" office:value="57" table:style-name="ce20">
            <text:p>57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2</text:p>
          </table:table-cell>
          <table:table-cell office:value-type="float" office:value="3.27723631049999" table:style-name="ce73">
            <text:p>3.28</text:p>
          </table:table-cell>
          <table:table-cell office:value-type="float" office:value="675" table:style-name="ce18">
            <text:p>675</text:p>
          </table:table-cell>
          <table:table-cell office:value-type="float" office:value="611" table:style-name="ce18">
            <text:p>611</text:p>
          </table:table-cell>
          <table:table-cell office:value-type="float" office:value="78283" table:style-name="ce18">
            <text:p>78,283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花</text:span><text:s/><text:span text:style-name="T12">蓮</text:span><text:s/><text:span text:style-name="T12">縣</text:span></text:p>
          </table:table-cell>
          <table:table-cell office:value-type="float" office:value="128590" table:style-name="ce110">
            <text:p><text:s text:c="3"/>128,590</text:p>
          </table:table-cell>
          <table:table-cell office:value-type="float" office:value="318165" table:style-name="ce110">
            <text:p><text:s text:c="3"/>318,165</text:p>
          </table:table-cell>
          <table:table-cell office:value-type="float" office:value="160112" table:style-name="ce110">
            <text:p><text:s text:c="3"/>160,112</text:p>
          </table:table-cell>
          <table:table-cell office:value-type="float" office:value="158053" table:style-name="ce110">
            <text:p><text:s text:c="3"/>158,053</text:p>
          </table:table-cell>
          <table:table-cell office:value-type="float" office:value="133" table:style-name="ce110">
            <text:p><text:s text:c="3"/>133</text:p>
          </table:table-cell>
          <table:table-cell office:value-type="float" office:value="69" table:style-name="ce110">
            <text:p><text:s text:c="3"/>69</text:p>
          </table:table-cell>
          <table:table-cell office:value-type="float" office:value="64" table:style-name="ce110">
            <text:p><text:s text:c="3"/>64</text:p>
          </table:table-cell>
          <table:table-cell office:value-type="float" office:value="4.92078269688795" table:style-name="ce111">
            <text:p>4.92</text:p>
          </table:table-cell>
          <table:table-cell office:value-type="float" office:value="346" table:style-name="ce110">
            <text:p><text:s text:c="3"/>346</text:p>
          </table:table-cell>
          <table:table-cell office:value-type="float" office:value="212" table:style-name="ce110">
            <text:p><text:s text:c="3"/>212</text:p>
          </table:table-cell>
          <table:table-cell office:value-type="float" office:value="134" table:style-name="ce110">
            <text:p><text:s text:c="3"/>134</text:p>
          </table:table-cell>
          <table:table-cell office:value-type="float" office:value="12.80143468513706" table:style-name="ce111">
            <text:p>12.80</text:p>
          </table:table-cell>
          <table:table-cell office:value-type="float" office:value="-213" table:style-name="ce110">
            <text:p>－ <text:s/>213</text:p>
          </table:table-cell>
          <table:table-cell office:value-type="float" office:value="-7.8806519882491202" table:style-name="ce74">
            <text:p>–7.88</text:p>
          </table:table-cell>
          <table:table-cell office:value-type="float" office:value="144" table:style-name="ce110">
            <text:p><text:s text:c="3"/>144</text:p>
          </table:table-cell>
          <table:table-cell office:value-type="float" office:value="140" table:style-name="ce110">
            <text:p><text:s text:c="3"/>140</text:p>
          </table:table-cell>
          <table:table-cell office:value-type="float" office:value="4" table:style-name="ce110">
            <text:p><text:s text:c="3"/>4</text:p>
          </table:table-cell>
          <table:table-cell office:value-type="float" office:value="0" table:style-name="ce110">
            <text:p>—</text:p>
          </table:table-cell>
          <table:table-cell office:value-type="float" office:value="4" table:style-name="ce110">
            <text:p><text:s text:c="3"/>4</text:p>
          </table:table-cell>
          <table:table-cell office:value-type="float" office:value="5.3277647244501098" table:style-name="ce111">
            <text:p>5.33</text:p>
          </table:table-cell>
          <table:table-cell office:value-type="float" office:value="74" table:style-name="ce110">
            <text:p><text:s text:c="3"/>74</text:p>
          </table:table-cell>
          <table:table-cell office:value-type="float" office:value="73" table:style-name="ce20">
            <text:p>73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7378790945090801" table:style-name="ce73">
            <text:p>2.74</text:p>
          </table:table-cell>
          <table:table-cell office:value-type="float" office:value="1238" table:style-name="ce18">
            <text:p>1,238</text:p>
          </table:table-cell>
          <table:table-cell office:value-type="float" office:value="1166" table:style-name="ce18">
            <text:p>1,166</text:p>
          </table:table-cell>
          <table:table-cell office:value-type="float" office:value="93327" table:style-name="ce18">
            <text:p>93,327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澎</text:span><text:s/><text:span text:style-name="T12">湖</text:span><text:s/><text:span text:style-name="T12">縣</text:span></text:p>
          </table:table-cell>
          <table:table-cell office:value-type="float" office:value="42762" table:style-name="ce112">
            <text:p><text:s text:c="3"/>42,762</text:p>
          </table:table-cell>
          <table:table-cell office:value-type="float" office:value="107331" table:style-name="ce112">
            <text:p><text:s text:c="3"/>107,331</text:p>
          </table:table-cell>
          <table:table-cell office:value-type="float" office:value="54987" table:style-name="ce112">
            <text:p><text:s text:c="3"/>54,987</text:p>
          </table:table-cell>
          <table:table-cell office:value-type="float" office:value="52344" table:style-name="ce112">
            <text:p><text:s text:c="3"/>52,344</text:p>
          </table:table-cell>
          <table:table-cell office:value-type="float" office:value="55" table:style-name="ce112">
            <text:p><text:s text:c="3"/>55</text:p>
          </table:table-cell>
          <table:table-cell office:value-type="float" office:value="27" table:style-name="ce112">
            <text:p><text:s text:c="3"/>27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6.0340252900051699" table:style-name="ce113">
            <text:p>6.03</text:p>
          </table:table-cell>
          <table:table-cell office:value-type="float" office:value="108" table:style-name="ce112">
            <text:p><text:s text:c="3"/>108</text:p>
          </table:table-cell>
          <table:table-cell office:value-type="float" office:value="66" table:style-name="ce112">
            <text:p><text:s text:c="3"/>66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11.848631478555619" table:style-name="ce113">
            <text:p>11.85</text:p>
          </table:table-cell>
          <table:table-cell office:value-type="float" office:value="-53" table:style-name="ce112">
            <text:p>－ <text:s/>53</text:p>
          </table:table-cell>
          <table:table-cell office:value-type="float" office:value="-5.8146061885504396" table:style-name="ce74">
            <text:p>–5.81</text:p>
          </table:table-cell>
          <table:table-cell office:value-type="float" office:value="27" table:style-name="ce112">
            <text:p><text:s text:c="3"/>27</text:p>
          </table:table-cell>
          <table:table-cell office:value-type="float" office:value="26" table:style-name="ce112">
            <text:p><text:s text:c="3"/>26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0" table:style-name="ce112">
            <text:p>—</text:p>
          </table:table-cell>
          <table:table-cell office:value-type="float" office:value="2.9621578696388999" table:style-name="ce113">
            <text:p>2.96</text:p>
          </table:table-cell>
          <table:table-cell office:value-type="float" office:value="25" table:style-name="ce112">
            <text:p><text:s text:c="3"/>25</text:p>
          </table:table-cell>
          <table:table-cell office:value-type="float" office:value="25" table:style-name="ce20">
            <text:p>25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7427387681841702" table:style-name="ce73">
            <text:p>2.74</text:p>
          </table:table-cell>
          <table:table-cell office:value-type="float" office:value="553" table:style-name="ce18">
            <text:p>553</text:p>
          </table:table-cell>
          <table:table-cell office:value-type="float" office:value="481" table:style-name="ce18">
            <text:p>481</text:p>
          </table:table-cell>
          <table:table-cell office:value-type="float" office:value="688" table:style-name="ce18">
            <text:p>688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2">
            <text:p><text:span text:style-name="T12">基</text:span><text:s/><text:span text:style-name="T12">隆</text:span><text:s/><text:span text:style-name="T12">市</text:span></text:p>
          </table:table-cell>
          <table:table-cell office:value-type="float" office:value="158395" table:style-name="ce114">
            <text:p><text:s text:c="3"/>158,395</text:p>
          </table:table-cell>
          <table:table-cell office:value-type="float" office:value="362539" table:style-name="ce114">
            <text:p><text:s text:c="3"/>362,539</text:p>
          </table:table-cell>
          <table:table-cell office:value-type="float" office:value="180408" table:style-name="ce114">
            <text:p><text:s text:c="3"/>180,408</text:p>
          </table:table-cell>
          <table:table-cell office:value-type="float" office:value="182131" table:style-name="ce114">
            <text:p><text:s text:c="3"/>182,131</text:p>
          </table:table-cell>
          <table:table-cell office:value-type="float" office:value="93" table:style-name="ce114">
            <text:p><text:s text:c="3"/>93</text:p>
          </table:table-cell>
          <table:table-cell office:value-type="float" office:value="52" table:style-name="ce114">
            <text:p><text:s text:c="3"/>52</text:p>
          </table:table-cell>
          <table:table-cell office:value-type="float" office:value="41" table:style-name="ce114">
            <text:p><text:s text:c="3"/>41</text:p>
          </table:table-cell>
          <table:table-cell office:value-type="float" office:value="3.0209604999068902" table:style-name="ce115">
            <text:p>3.02</text:p>
          </table:table-cell>
          <table:table-cell office:value-type="float" office:value="339" table:style-name="ce114">
            <text:p><text:s text:c="3"/>339</text:p>
          </table:table-cell>
          <table:table-cell office:value-type="float" office:value="198" table:style-name="ce114">
            <text:p><text:s text:c="3"/>198</text:p>
          </table:table-cell>
          <table:table-cell office:value-type="float" office:value="141" table:style-name="ce114">
            <text:p><text:s text:c="3"/>141</text:p>
          </table:table-cell>
          <table:table-cell office:value-type="float" office:value="11.01188827385414" table:style-name="ce115">
            <text:p>11.01</text:p>
          </table:table-cell>
          <table:table-cell office:value-type="float" office:value="-246" table:style-name="ce114">
            <text:p>－ <text:s/>246</text:p>
          </table:table-cell>
          <table:table-cell office:value-type="float" office:value="-7.9909277739472504" table:style-name="ce74">
            <text:p>–7.99</text:p>
          </table:table-cell>
          <table:table-cell office:value-type="float" office:value="154" table:style-name="ce114">
            <text:p><text:s text:c="3"/>154</text:p>
          </table:table-cell>
          <table:table-cell office:value-type="float" office:value="149" table:style-name="ce114">
            <text:p><text:s text:c="3"/>149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0" table:style-name="ce114">
            <text:p>—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5.0024507202759203" table:style-name="ce115">
            <text:p>5.00</text:p>
          </table:table-cell>
          <table:table-cell office:value-type="float" office:value="80" table:style-name="ce114">
            <text:p><text:s text:c="3"/>80</text:p>
          </table:table-cell>
          <table:table-cell office:value-type="float" office:value="78" table:style-name="ce20">
            <text:p>78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.5986756988446298" table:style-name="ce73">
            <text:p>2.60</text:p>
          </table:table-cell>
          <table:table-cell office:value-type="float" office:value="1691" table:style-name="ce18">
            <text:p>1,691</text:p>
          </table:table-cell>
          <table:table-cell office:value-type="float" office:value="1302" table:style-name="ce18">
            <text:p>1,302</text:p>
          </table:table-cell>
          <table:table-cell office:value-type="float" office:value="9499" table:style-name="ce18">
            <text:p>9,499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新</text:span><text:s/><text:span text:style-name="T12">竹</text:span><text:s/><text:span text:style-name="T12">市</text:span></text:p>
          </table:table-cell>
          <table:table-cell office:value-type="float" office:value="177796" table:style-name="ce116">
            <text:p><text:s text:c="3"/>177,796</text:p>
          </table:table-cell>
          <table:table-cell office:value-type="float" office:value="455069" table:style-name="ce116">
            <text:p><text:s text:c="3"/>455,069</text:p>
          </table:table-cell>
          <table:table-cell office:value-type="float" office:value="224528" table:style-name="ce116">
            <text:p><text:s text:c="3"/>224,528</text:p>
          </table:table-cell>
          <table:table-cell office:value-type="float" office:value="230541" table:style-name="ce116">
            <text:p><text:s text:c="3"/>230,541</text:p>
          </table:table-cell>
          <table:table-cell office:value-type="float" office:value="211" table:style-name="ce116">
            <text:p><text:s text:c="3"/>211</text:p>
          </table:table-cell>
          <table:table-cell office:value-type="float" office:value="113" table:style-name="ce116">
            <text:p><text:s text:c="3"/>113</text:p>
          </table:table-cell>
          <table:table-cell office:value-type="float" office:value="98" table:style-name="ce116">
            <text:p><text:s text:c="3"/>98</text:p>
          </table:table-cell>
          <table:table-cell office:value-type="float" office:value="5.4620892776949903" table:style-name="ce117">
            <text:p>5.46</text:p>
          </table:table-cell>
          <table:table-cell office:value-type="float" office:value="274" table:style-name="ce116">
            <text:p><text:s text:c="3"/>274</text:p>
          </table:table-cell>
          <table:table-cell office:value-type="float" office:value="165" table:style-name="ce116">
            <text:p><text:s text:c="3"/>165</text:p>
          </table:table-cell>
          <table:table-cell office:value-type="float" office:value="109" table:style-name="ce116">
            <text:p><text:s text:c="3"/>109</text:p>
          </table:table-cell>
          <table:table-cell office:value-type="float" office:value="7.0929500572911204" table:style-name="ce117">
            <text:p>7.09</text:p>
          </table:table-cell>
          <table:table-cell office:value-type="float" office:value="-63" table:style-name="ce116">
            <text:p>－ <text:s/>63</text:p>
          </table:table-cell>
          <table:table-cell office:value-type="float" office:value="-1.6308607795961301" table:style-name="ce74">
            <text:p>–1.63</text:p>
          </table:table-cell>
          <table:table-cell office:value-type="float" office:value="207" table:style-name="ce116">
            <text:p><text:s text:c="3"/>207</text:p>
          </table:table-cell>
          <table:table-cell office:value-type="float" office:value="202" table:style-name="ce116">
            <text:p><text:s text:c="3"/>202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5.3585425615301503" table:style-name="ce117">
            <text:p>5.36</text:p>
          </table:table-cell>
          <table:table-cell office:value-type="float" office:value="85" table:style-name="ce116">
            <text:p><text:s text:c="3"/>85</text:p>
          </table:table-cell>
          <table:table-cell office:value-type="float" office:value="83" table:style-name="ce20">
            <text:p>83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2</text:p>
          </table:table-cell>
          <table:table-cell office:value-type="float" office:value="2.2003677185027199" table:style-name="ce73">
            <text:p>2.20</text:p>
          </table:table-cell>
          <table:table-cell office:value-type="float" office:value="2039" table:style-name="ce18">
            <text:p>2,039</text:p>
          </table:table-cell>
          <table:table-cell office:value-type="float" office:value="1510" table:style-name="ce18">
            <text:p>1,510</text:p>
          </table:table-cell>
          <table:table-cell office:value-type="float" office:value="4542" table:style-name="ce18">
            <text:p>4,542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嘉</text:span><text:s/><text:span text:style-name="T12">義</text:span><text:s/><text:span text:style-name="T12">市</text:span></text:p>
          </table:table-cell>
          <table:table-cell office:value-type="float" office:value="103042" table:style-name="ce118">
            <text:p><text:s text:c="3"/>103,042</text:p>
          </table:table-cell>
          <table:table-cell office:value-type="float" office:value="263810" table:style-name="ce118">
            <text:p><text:s text:c="3"/>263,810</text:p>
          </table:table-cell>
          <table:table-cell office:value-type="float" office:value="126867" table:style-name="ce118">
            <text:p><text:s text:c="3"/>126,867</text:p>
          </table:table-cell>
          <table:table-cell office:value-type="float" office:value="136943" table:style-name="ce118">
            <text:p><text:s text:c="3"/>136,943</text:p>
          </table:table-cell>
          <table:table-cell office:value-type="float" office:value="79" table:style-name="ce118">
            <text:p><text:s text:c="3"/>79</text:p>
          </table:table-cell>
          <table:table-cell office:value-type="float" office:value="38" table:style-name="ce118">
            <text:p><text:s text:c="3"/>38</text:p>
          </table:table-cell>
          <table:table-cell office:value-type="float" office:value="41" table:style-name="ce118">
            <text:p><text:s text:c="3"/>41</text:p>
          </table:table-cell>
          <table:table-cell office:value-type="float" office:value="3.5265642256935101" table:style-name="ce119">
            <text:p>3.53</text:p>
          </table:table-cell>
          <table:table-cell office:value-type="float" office:value="220" table:style-name="ce118">
            <text:p><text:s text:c="3"/>220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102" table:style-name="ce118">
            <text:p><text:s text:c="3"/>102</text:p>
          </table:table-cell>
          <table:table-cell office:value-type="float" office:value="9.8208117677540692" table:style-name="ce119">
            <text:p>9.82</text:p>
          </table:table-cell>
          <table:table-cell office:value-type="float" office:value="-141" table:style-name="ce118">
            <text:p>－ <text:s/>141</text:p>
          </table:table-cell>
          <table:table-cell office:value-type="float" office:value="-6.2942475420605604" table:style-name="ce74">
            <text:p>–6.29</text:p>
          </table:table-cell>
          <table:table-cell office:value-type="float" office:value="85" table:style-name="ce118">
            <text:p><text:s text:c="3"/>85</text:p>
          </table:table-cell>
          <table:table-cell office:value-type="float" office:value="85" table:style-name="ce118">
            <text:p><text:s text:c="3"/>85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3.7944045466322498" table:style-name="ce119">
            <text:p>3.79</text:p>
          </table:table-cell>
          <table:table-cell office:value-type="float" office:value="40" table:style-name="ce118">
            <text:p><text:s text:c="3"/>40</text:p>
          </table:table-cell>
          <table:table-cell office:value-type="float" office:value="40" table:style-name="ce20">
            <text:p>40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.7856021395916499" table:style-name="ce73">
            <text:p>1.79</text:p>
          </table:table-cell>
          <table:table-cell office:value-type="float" office:value="1104" table:style-name="ce18">
            <text:p>1,104</text:p>
          </table:table-cell>
          <table:table-cell office:value-type="float" office:value="860" table:style-name="ce18">
            <text:p>860</text:p>
          </table:table-cell>
          <table:table-cell office:value-type="float" office:value="1242" table:style-name="ce18">
            <text:p>1,242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5">
            <text:p><text:span text:style-name="T11">福</text:span><text:s text:c="2"/><text:span text:style-name="T11">建</text:span><text:s text:c="2"/><text:span text:style-name="T11">省</text:span></text:p>
          </table:table-cell>
          <table:table-cell office:value-type="float" office:value="47294" table:style-name="ce120">
            <text:p><text:s text:c="3"/>47,294</text:p>
          </table:table-cell>
          <table:table-cell office:value-type="float" office:value="157114" table:style-name="ce120">
            <text:p><text:s text:c="3"/>157,114</text:p>
          </table:table-cell>
          <table:table-cell office:value-type="float" office:value="79095" table:style-name="ce120">
            <text:p><text:s text:c="3"/>79,095</text:p>
          </table:table-cell>
          <table:table-cell office:value-type="float" office:value="78019" table:style-name="ce120">
            <text:p><text:s text:c="3"/>78,019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40" table:style-name="ce120">
            <text:p><text:s text:c="3"/>40</text:p>
          </table:table-cell>
          <table:table-cell office:value-type="float" office:value="23" table:style-name="ce120">
            <text:p><text:s text:c="3"/>23</text:p>
          </table:table-cell>
          <table:table-cell office:value-type="float" office:value="4.7239542588928298" table:style-name="ce121">
            <text:p>4.72</text:p>
          </table:table-cell>
          <table:table-cell office:value-type="float" office:value="83" table:style-name="ce120">
            <text:p><text:s text:c="3"/>83</text:p>
          </table:table-cell>
          <table:table-cell office:value-type="float" office:value="48" table:style-name="ce120">
            <text:p><text:s text:c="3"/>48</text:p>
          </table:table-cell>
          <table:table-cell office:value-type="float" office:value="35" table:style-name="ce120">
            <text:p><text:s text:c="3"/>35</text:p>
          </table:table-cell>
          <table:table-cell office:value-type="float" office:value="6.2236222775889596" table:style-name="ce121">
            <text:p>6.22</text:p>
          </table:table-cell>
          <table:table-cell office:value-type="float" office:value="-20" table:style-name="ce120">
            <text:p>－ <text:s/>20</text:p>
          </table:table-cell>
          <table:table-cell office:value-type="float" office:value="-1.49966801869614" table:style-name="ce21">
            <text:p>–1.50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58" table:style-name="ce120">
            <text:p><text:s text:c="3"/>58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0" table:style-name="ce120">
            <text:p>—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4.5739874570232102" table:style-name="ce121">
            <text:p>4.57</text:p>
          </table:table-cell>
          <table:table-cell office:value-type="float" office:value="21" table:style-name="ce120">
            <text:p><text:s text:c="3"/>21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.57465141963094" table:style-name="ce19">
            <text:p>1.57</text:p>
          </table:table-cell>
          <table:table-cell office:value-type="float" office:value="939" table:style-name="ce24">
            <text:p>939</text:p>
          </table:table-cell>
          <table:table-cell office:value-type="float" office:value="739" table:style-name="ce24">
            <text:p>739</text:p>
          </table:table-cell>
          <table:table-cell office:value-type="float" office:value="1576" table:style-name="ce24">
            <text:p>1,576</text:p>
          </table:table-cell>
          <table:table-cell table:style-name="ce11"/>
          <table:table-cell table:number-columns-repeated="16353" table:style-name="ce23"/>
        </table:table-row>
        <table:table-row table:style-name="ro17">
          <table:table-cell office:value-type="string" table:style-name="ce22">
            <text:p><text:span text:style-name="T12">金</text:span><text:s/><text:span text:style-name="T12">門</text:span><text:s/><text:span text:style-name="T12">縣</text:span></text:p>
          </table:table-cell>
          <table:table-cell office:value-type="float" office:value="43599" table:style-name="ce122">
            <text:p><text:s text:c="3"/>43,599</text:p>
          </table:table-cell>
          <table:table-cell office:value-type="float" office:value="143109" table:style-name="ce122">
            <text:p><text:s text:c="3"/>143,109</text:p>
          </table:table-cell>
          <table:table-cell office:value-type="float" office:value="71029" table:style-name="ce122">
            <text:p><text:s text:c="3"/>71,029</text:p>
          </table:table-cell>
          <table:table-cell office:value-type="float" office:value="72080" table:style-name="ce122">
            <text:p><text:s text:c="3"/>72,080</text:p>
          </table:table-cell>
          <table:table-cell office:value-type="float" office:value="52" table:style-name="ce122">
            <text:p><text:s text:c="3"/>52</text:p>
          </table:table-cell>
          <table:table-cell office:value-type="float" office:value="32" table:style-name="ce122">
            <text:p><text:s text:c="3"/>32</text:p>
          </table:table-cell>
          <table:table-cell office:value-type="float" office:value="20" table:style-name="ce122">
            <text:p><text:s text:c="3"/>20</text:p>
          </table:table-cell>
          <table:table-cell office:value-type="float" office:value="4.2807615740978298" table:style-name="ce123">
            <text:p>4.28</text:p>
          </table:table-cell>
          <table:table-cell office:value-type="float" office:value="80" table:style-name="ce122">
            <text:p><text:s text:c="3"/>80</text:p>
          </table:table-cell>
          <table:table-cell office:value-type="float" office:value="45" table:style-name="ce122">
            <text:p><text:s text:c="3"/>45</text:p>
          </table:table-cell>
          <table:table-cell office:value-type="float" office:value="35" table:style-name="ce122">
            <text:p><text:s text:c="3"/>35</text:p>
          </table:table-cell>
          <table:table-cell office:value-type="float" office:value="6.5857870370735796" table:style-name="ce123">
            <text:p>6.59</text:p>
          </table:table-cell>
          <table:table-cell office:value-type="float" office:value="-28" table:style-name="ce122">
            <text:p>－ <text:s/>28</text:p>
          </table:table-cell>
          <table:table-cell office:value-type="float" office:value="-2.3050254629757498" table:style-name="ce74">
            <text:p>–2.31</text:p>
          </table:table-cell>
          <table:table-cell office:value-type="float" office:value="52" table:style-name="ce122">
            <text:p><text:s text:c="3"/>52</text:p>
          </table:table-cell>
          <table:table-cell office:value-type="float" office:value="49" table:style-name="ce122">
            <text:p><text:s text:c="3"/>49</text:p>
          </table:table-cell>
          <table:table-cell office:value-type="float" office:value="3" table:style-name="ce122">
            <text:p><text:s text:c="3"/>3</text:p>
          </table:table-cell>
          <table:table-cell office:value-type="float" office:value="0" table:style-name="ce122">
            <text:p>—</text:p>
          </table:table-cell>
          <table:table-cell office:value-type="float" office:value="3" table:style-name="ce122">
            <text:p><text:s text:c="3"/>3</text:p>
          </table:table-cell>
          <table:table-cell office:value-type="float" office:value="4.2807615740978298" table:style-name="ce123">
            <text:p>4.28</text:p>
          </table:table-cell>
          <table:table-cell office:value-type="float" office:value="17" table:style-name="ce122">
            <text:p><text:s text:c="3"/>17</text:p>
          </table:table-cell>
          <table:table-cell office:value-type="float" office:value="17" table:style-name="ce20">
            <text:p>17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.39947974537814" table:style-name="ce73">
            <text:p>1.40</text:p>
          </table:table-cell>
          <table:table-cell office:value-type="float" office:value="835" table:style-name="ce18">
            <text:p>835</text:p>
          </table:table-cell>
          <table:table-cell office:value-type="float" office:value="640" table:style-name="ce18">
            <text:p>640</text:p>
          </table:table-cell>
          <table:table-cell office:value-type="float" office:value="1259" table:style-name="ce18">
            <text:p>1,259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連</text:span><text:s/><text:span text:style-name="T12">江</text:span><text:s/><text:span text:style-name="T12">縣</text:span></text:p>
          </table:table-cell>
          <table:table-cell office:value-type="float" office:value="3695" table:style-name="ce124">
            <text:p><text:s text:c="3"/>3,695</text:p>
          </table:table-cell>
          <table:table-cell office:value-type="float" office:value="14005" table:style-name="ce124">
            <text:p><text:s text:c="3"/>14,005</text:p>
          </table:table-cell>
          <table:table-cell office:value-type="float" office:value="8066" table:style-name="ce124">
            <text:p><text:s text:c="3"/>8,066</text:p>
          </table:table-cell>
          <table:table-cell office:value-type="float" office:value="5939" table:style-name="ce124">
            <text:p><text:s text:c="3"/>5,939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9.2521433748085897" table:style-name="ce125">
            <text:p>9.25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0" table:style-name="ce124">
            <text:p>—</text:p>
          </table:table-cell>
          <table:table-cell office:value-type="float" office:value="2.5233118294932502" table:style-name="ce125">
            <text:p>2.52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6.72883154531534" table:style-name="ce74">
            <text:p>6.73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7.5699354884797598" table:style-name="ce125">
            <text:p>7.57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4" table:style-name="ce20">
            <text:p>4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3.36441577265767" table:style-name="ce73">
            <text:p>3.36</text:p>
          </table:table-cell>
          <table:table-cell office:value-type="float" office:value="104" table:style-name="ce18">
            <text:p>104</text:p>
          </table:table-cell>
          <table:table-cell office:value-type="float" office:value="99" table:style-name="ce18">
            <text:p>99</text:p>
          </table:table-cell>
          <table:table-cell office:value-type="float" office:value="317" table:style-name="ce18">
            <text:p>317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table:style-name="ce17"/>
          <table:table-cell table:number-columns-repeated="5" table:style-name="ce14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12"/>
          <table:table-cell table:style-name="ce16"/>
          <table:table-cell table:style-name="ce14"/>
          <table:table-cell table:style-name="ce15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2"/>
          <table:table-cell table:style-name="ce11"/>
          <table:table-cell table:number-columns-repeated="16353" table:style-name="ce10"/>
        </table:table-row>
        <table:table-row table:style-name="ro20">
          <table:table-cell table:style-name="ce2"/>
          <table:table-cell office:value-type="string" table:style-name="ce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"/>
          <table:table-cell table:number-columns-repeated="3" table:style-name="ce2"/>
          <table:table-cell table:style-name="ce8"/>
          <table:table-cell table:style-name="ce7"/>
          <table:table-cell table:style-name="ce2"/>
          <table:table-cell table:style-name="ce3"/>
          <table:table-cell table:number-columns-repeated="13" table:style-name="ce2"/>
          <table:table-cell office:value-type="string" table:style-name="ce1">
            <text:p>內政部戶政司編製</text:p>
          </table:table-cell>
          <table:table-cell table:number-columns-repeated="16354" table:style-name="ce2"/>
        </table:table-row>
        <table:table-row table:style-name="ro21">
          <table:table-cell table:style-name="ce2"/>
          <table:table-cell office:value-type="string" table:style-name="ce6">
            <text:p><text:s text:c="14"/>2.本表相同性別2人之結婚及終止結婚資料係自108年5月24日起統計。</text:p>
          </table:table-cell>
          <table:table-cell table:number-columns-repeated="13" table:style-name="ce2"/>
          <table:table-cell table:style-name="ce3"/>
          <table:table-cell table:number-columns-repeated="11" table:style-name="ce2"/>
          <table:table-cell table:number-columns-repeated="2" table:style-name="ce5"/>
          <table:table-cell table:number-columns-repeated="16355" table:style-name="ce2"/>
        </table:table-row>
        <table:table-row table:style-name="ro22">
          <table:table-cell table:style-name="ce4"/>
          <table:table-cell table:number-columns-repeated="14" table:style-name="ce2"/>
          <table:table-cell table:style-name="ce3"/>
          <table:table-cell table:number-columns-repeated="16368" table:style-name="ce2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1" table:default-cell-style-name="ce53"/>
        <table:table-column table:style-name="co6" table:number-columns-repeated="3" table:default-cell-style-name="ce53"/>
        <table:table-column table:style-name="co22" table:default-cell-style-name="ce53"/>
        <table:table-column table:style-name="co23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6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121" table:default-cell-style-name="ce53"/>
        <table:table-column table:style-name="co28" table:default-cell-style-name="ce53"/>
        <table:table-column table:style-name="co29" table:number-columns-repeated="3" table:default-cell-style-name="ce53"/>
        <table:table-column table:style-name="co22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29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3" table:default-cell-style-name="ce53"/>
        <table:table-column table:style-name="co21" table:number-columns-repeated="6" table:default-cell-style-name="ce53"/>
        <table:table-column table:style-name="co27" table:number-columns-repeated="16202" table:default-cell-style-name="ce53"/>
        <table:table-row table:style-name="ro24">
          <table:table-cell office:value-type="string" table:number-columns-spanned="25" table:number-rows-spanned="1" table:style-name="ce303">
            <text:p>各 縣 市 人 口 年 齡 結 構 統 計 表</text:p>
          </table:table-cell>
          <table:covered-table-cell table:number-columns-repeated="24"/>
          <table:table-cell table:number-columns-repeated="16359" table:style-name="ce53"/>
        </table:table-row>
        <table:table-row table:style-name="ro25">
          <table:table-cell table:style-name="ce54"/>
          <table:table-cell table:number-columns-repeated="8" table:style-name="ce55"/>
          <table:table-cell table:style-name="ce53"/>
          <table:table-cell office:value-type="string" table:style-name="ce56">
            <text:p>中 華 民 國 112 年 7 月 底</text:p>
          </table:table-cell>
          <table:table-cell table:style-name="ce57"/>
          <table:table-cell table:number-columns-repeated="9" table:style-name="ce55"/>
          <table:table-cell table:number-columns-repeated="3" table:style-name="ce53"/>
          <table:table-cell office:value-type="string" table:style-name="ce58">
            <text:p>單位：人；％</text:p>
          </table:table-cell>
          <table:table-cell table:number-columns-repeated="16359" table:style-name="ce53"/>
        </table:table-row>
        <table:table-row table:style-name="ro7">
          <table:table-cell office:value-type="string" table:number-columns-spanned="1" table:number-rows-spanned="3" table:style-name="ce335">
            <text:p>區域別</text:p>
          </table:table-cell>
          <table:table-cell office:value-type="string" table:number-columns-spanned="4" table:number-rows-spanned="2" table:style-name="ce336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36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37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36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36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38">
            <text:p>20歲以上</text:p>
          </table:table-cell>
          <table:covered-table-cell table:number-columns-repeated="3"/>
          <table:table-cell table:number-columns-repeated="16359" table:style-name="ce59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59"/>
        </table:table-row>
        <table:table-row table:style-name="ro9">
          <table:covered-table-cell/>
          <table:table-cell office:value-type="string" table:style-name="ce60">
            <text:p>計</text:p>
          </table:table-cell>
          <table:table-cell office:value-type="string" table:style-name="ce60">
            <text:p>男</text:p>
          </table:table-cell>
          <table:table-cell office:value-type="string" table:style-name="ce60">
            <text:p>女</text:p>
          </table:table-cell>
          <table:table-cell office:value-type="string" table:style-name="ce60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table:number-columns-repeated="16359" table:style-name="ce59"/>
        </table:table-row>
        <table:table-row table:style-name="ro27">
          <table:table-cell office:value-type="string" table:style-name="ce75">
            <text:p>總<text:s/><text:span text:style-name="T22">　<text:s/></text:span>計</text:p>
          </table:table-cell>
          <table:table-cell office:value-type="float" office:value="23392423" table:style-name="ce126">
            <text:p><text:s text:c="3"/>23,392,423</text:p>
          </table:table-cell>
          <table:table-cell office:value-type="float" office:value="11548206" table:style-name="ce126">
            <text:p><text:s text:c="3"/>11,548,206</text:p>
          </table:table-cell>
          <table:table-cell office:value-type="float" office:value="11844217" table:style-name="ce126">
            <text:p><text:s text:c="3"/>11,844,217</text:p>
          </table:table-cell>
          <table:table-cell office:value-type="float" office:value="100" table:style-name="ce127">
            <text:p>100.00</text:p>
          </table:table-cell>
          <table:table-cell office:value-type="float" office:value="2813910" table:style-name="ce126">
            <text:p><text:s text:c="3"/>2,813,910</text:p>
          </table:table-cell>
          <table:table-cell office:value-type="float" office:value="1458284" table:style-name="ce126">
            <text:p><text:s text:c="3"/>1,458,284</text:p>
          </table:table-cell>
          <table:table-cell office:value-type="float" office:value="1355626" table:style-name="ce126">
            <text:p><text:s text:c="3"/>1,355,626</text:p>
          </table:table-cell>
          <table:table-cell office:value-type="float" office:value="12.02915149063438" table:style-name="ce127">
            <text:p>12.03</text:p>
          </table:table-cell>
          <table:table-cell office:value-type="float" office:value="16377963" table:style-name="ce126">
            <text:p><text:s text:c="3"/>16,377,963</text:p>
          </table:table-cell>
          <table:table-cell office:value-type="float" office:value="8189260" table:style-name="ce126">
            <text:p><text:s text:c="3"/>8,189,260</text:p>
          </table:table-cell>
          <table:table-cell office:value-type="float" office:value="8188703" table:style-name="ce126">
            <text:p><text:s text:c="3"/>8,188,703</text:p>
          </table:table-cell>
          <table:table-cell office:value-type="float" office:value="70.013965633230896" table:style-name="ce127">
            <text:p>70.01</text:p>
          </table:table-cell>
          <table:table-cell office:value-type="float" office:value="4200550" table:style-name="ce126">
            <text:p><text:s text:c="3"/>4,200,550</text:p>
          </table:table-cell>
          <table:table-cell office:value-type="float" office:value="1900662" table:style-name="ce126">
            <text:p><text:s text:c="3"/>1,900,662</text:p>
          </table:table-cell>
          <table:table-cell office:value-type="float" office:value="2299888" table:style-name="ce126">
            <text:p><text:s text:c="3"/>2,299,888</text:p>
          </table:table-cell>
          <table:table-cell office:value-type="float" office:value="17.956882876134721" table:style-name="ce127">
            <text:p>17.96</text:p>
          </table:table-cell>
          <table:table-cell office:value-type="float" office:value="10037482" table:style-name="ce126">
            <text:p><text:s text:c="3"/>10,037,482</text:p>
          </table:table-cell>
          <table:table-cell office:value-type="float" office:value="5071251" table:style-name="ce126">
            <text:p><text:s text:c="3"/>5,071,251</text:p>
          </table:table-cell>
          <table:table-cell office:value-type="float" office:value="4966231" table:style-name="ce126">
            <text:p><text:s text:c="3"/>4,966,231</text:p>
          </table:table-cell>
          <table:table-cell office:value-type="float" office:value="42.909116340791201" table:style-name="ce127">
            <text:p>42.91</text:p>
          </table:table-cell>
          <table:table-cell office:value-type="float" office:value="19532783" table:style-name="ce126">
            <text:p><text:s text:c="3"/>19,532,783</text:p>
          </table:table-cell>
          <table:table-cell office:value-type="float" office:value="9543488" table:style-name="ce126">
            <text:p><text:s text:c="3"/>9,543,488</text:p>
          </table:table-cell>
          <table:table-cell office:value-type="float" office:value="9989295" table:style-name="ce126">
            <text:p><text:s text:c="3"/>9,989,295</text:p>
          </table:table-cell>
          <table:table-cell office:value-type="float" office:value="83.500469361382528" table:style-name="ce127">
            <text:p>83.50</text:p>
          </table:table-cell>
          <table:table-cell table:style-name="ce62"/>
          <table:table-cell table:number-columns-repeated="16358" table:style-name="ce63"/>
        </table:table-row>
        <table:table-row table:style-name="ro17">
          <table:table-cell office:value-type="string" table:style-name="ce64">
            <text:p><text:span text:style-name="T8">新</text:span><text:s/><text:span text:style-name="T8">北</text:span><text:s/><text:span text:style-name="T8">市</text:span></text:p>
          </table:table-cell>
          <table:table-cell office:value-type="float" office:value="4031256" table:style-name="ce128">
            <text:p><text:s text:c="3"/>4,031,256</text:p>
          </table:table-cell>
          <table:table-cell office:value-type="float" office:value="1962044" table:style-name="ce128">
            <text:p><text:s text:c="3"/>1,962,044</text:p>
          </table:table-cell>
          <table:table-cell office:value-type="float" office:value="2069212" table:style-name="ce128">
            <text:p><text:s text:c="3"/>2,069,212</text:p>
          </table:table-cell>
          <table:table-cell office:value-type="float" office:value="100" table:style-name="ce129">
            <text:p>100.00</text:p>
          </table:table-cell>
          <table:table-cell office:value-type="float" office:value="461023" table:style-name="ce128">
            <text:p><text:s text:c="3"/>461,023</text:p>
          </table:table-cell>
          <table:table-cell office:value-type="float" office:value="238255" table:style-name="ce128">
            <text:p><text:s text:c="3"/>238,255</text:p>
          </table:table-cell>
          <table:table-cell office:value-type="float" office:value="222768" table:style-name="ce128">
            <text:p><text:s text:c="3"/>222,768</text:p>
          </table:table-cell>
          <table:table-cell office:value-type="float" office:value="11.436212436024899" table:style-name="ce129">
            <text:p>11.44</text:p>
          </table:table-cell>
          <table:table-cell office:value-type="float" office:value="2862544" table:style-name="ce128">
            <text:p><text:s text:c="3"/>2,862,544</text:p>
          </table:table-cell>
          <table:table-cell office:value-type="float" office:value="1409356" table:style-name="ce128">
            <text:p><text:s text:c="3"/>1,409,356</text:p>
          </table:table-cell>
          <table:table-cell office:value-type="float" office:value="1453188" table:style-name="ce128">
            <text:p><text:s text:c="3"/>1,453,188</text:p>
          </table:table-cell>
          <table:table-cell office:value-type="float" office:value="71.008737723429121" table:style-name="ce129">
            <text:p>71.01</text:p>
          </table:table-cell>
          <table:table-cell office:value-type="float" office:value="707689" table:style-name="ce128">
            <text:p><text:s text:c="3"/>707,689</text:p>
          </table:table-cell>
          <table:table-cell office:value-type="float" office:value="314433" table:style-name="ce128">
            <text:p><text:s text:c="3"/>314,433</text:p>
          </table:table-cell>
          <table:table-cell office:value-type="float" office:value="393256" table:style-name="ce128">
            <text:p><text:s text:c="3"/>393,256</text:p>
          </table:table-cell>
          <table:table-cell office:value-type="float" office:value="17.55504984054598" table:style-name="ce129">
            <text:p>17.56</text:p>
          </table:table-cell>
          <table:table-cell office:value-type="float" office:value="1750886" table:style-name="ce128">
            <text:p><text:s text:c="3"/>1,750,886</text:p>
          </table:table-cell>
          <table:table-cell office:value-type="float" office:value="880830" table:style-name="ce128">
            <text:p><text:s text:c="3"/>880,830</text:p>
          </table:table-cell>
          <table:table-cell office:value-type="float" office:value="870056" table:style-name="ce128">
            <text:p><text:s text:c="3"/>870,056</text:p>
          </table:table-cell>
          <table:table-cell office:value-type="float" office:value="43.432766363634563" table:style-name="ce129">
            <text:p>43.43</text:p>
          </table:table-cell>
          <table:table-cell office:value-type="float" office:value="3397035" table:style-name="ce128">
            <text:p><text:s text:c="3"/>3,397,035</text:p>
          </table:table-cell>
          <table:table-cell office:value-type="float" office:value="1633153" table:style-name="ce128">
            <text:p><text:s text:c="3"/>1,633,153</text:p>
          </table:table-cell>
          <table:table-cell office:value-type="float" office:value="1763882" table:style-name="ce128">
            <text:p><text:s text:c="3"/>1,763,882</text:p>
          </table:table-cell>
          <table:table-cell office:value-type="float" office:value="84.267409462460336" table:style-name="ce129">
            <text:p>84.27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臺</text:span><text:s/><text:span text:style-name="T8">北</text:span><text:s/><text:span text:style-name="T8">市</text:span></text:p>
          </table:table-cell>
          <table:table-cell office:value-type="float" office:value="2507143" table:style-name="ce130">
            <text:p><text:s text:c="3"/>2,507,143</text:p>
          </table:table-cell>
          <table:table-cell office:value-type="float" office:value="1186600" table:style-name="ce130">
            <text:p><text:s text:c="3"/>1,186,600</text:p>
          </table:table-cell>
          <table:table-cell office:value-type="float" office:value="1320543" table:style-name="ce130">
            <text:p><text:s text:c="3"/>1,320,543</text:p>
          </table:table-cell>
          <table:table-cell office:value-type="float" office:value="100" table:style-name="ce131">
            <text:p>100.00</text:p>
          </table:table-cell>
          <table:table-cell office:value-type="float" office:value="312012" table:style-name="ce130">
            <text:p><text:s text:c="3"/>312,012</text:p>
          </table:table-cell>
          <table:table-cell office:value-type="float" office:value="161177" table:style-name="ce130">
            <text:p><text:s text:c="3"/>161,177</text:p>
          </table:table-cell>
          <table:table-cell office:value-type="float" office:value="150835" table:style-name="ce130">
            <text:p><text:s text:c="3"/>150,835</text:p>
          </table:table-cell>
          <table:table-cell office:value-type="float" office:value="12.44492236781069" table:style-name="ce131">
            <text:p>12.44</text:p>
          </table:table-cell>
          <table:table-cell office:value-type="float" office:value="1655918" table:style-name="ce130">
            <text:p><text:s text:c="3"/>1,655,918</text:p>
          </table:table-cell>
          <table:table-cell office:value-type="float" office:value="788492" table:style-name="ce130">
            <text:p><text:s text:c="3"/>788,492</text:p>
          </table:table-cell>
          <table:table-cell office:value-type="float" office:value="867426" table:style-name="ce130">
            <text:p><text:s text:c="3"/>867,426</text:p>
          </table:table-cell>
          <table:table-cell office:value-type="float" office:value="66.04800763259216" table:style-name="ce131">
            <text:p>66.05</text:p>
          </table:table-cell>
          <table:table-cell office:value-type="float" office:value="539213" table:style-name="ce130">
            <text:p><text:s text:c="3"/>539,213</text:p>
          </table:table-cell>
          <table:table-cell office:value-type="float" office:value="236931" table:style-name="ce130">
            <text:p><text:s text:c="3"/>236,931</text:p>
          </table:table-cell>
          <table:table-cell office:value-type="float" office:value="302282" table:style-name="ce130">
            <text:p><text:s text:c="3"/>302,282</text:p>
          </table:table-cell>
          <table:table-cell office:value-type="float" office:value="21.507069999597149" table:style-name="ce131">
            <text:p>21.51</text:p>
          </table:table-cell>
          <table:table-cell office:value-type="float" office:value="994026" table:style-name="ce130">
            <text:p><text:s text:c="3"/>994,026</text:p>
          </table:table-cell>
          <table:table-cell office:value-type="float" office:value="478735" table:style-name="ce130">
            <text:p><text:s text:c="3"/>478,735</text:p>
          </table:table-cell>
          <table:table-cell office:value-type="float" office:value="515291" table:style-name="ce130">
            <text:p><text:s text:c="3"/>515,291</text:p>
          </table:table-cell>
          <table:table-cell office:value-type="float" office:value="39.647758424629153" table:style-name="ce131">
            <text:p>39.65</text:p>
          </table:table-cell>
          <table:table-cell office:value-type="float" office:value="2095010" table:style-name="ce130">
            <text:p><text:s text:c="3"/>2,095,010</text:p>
          </table:table-cell>
          <table:table-cell office:value-type="float" office:value="973363" table:style-name="ce130">
            <text:p><text:s text:c="3"/>973,363</text:p>
          </table:table-cell>
          <table:table-cell office:value-type="float" office:value="1121647" table:style-name="ce130">
            <text:p><text:s text:c="3"/>1,121,647</text:p>
          </table:table-cell>
          <table:table-cell office:value-type="float" office:value="83.56164766030497" table:style-name="ce131">
            <text:p>83.56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桃</text:span><text:s/><text:span text:style-name="T8">園</text:span><text:s/><text:span text:style-name="T8">市</text:span></text:p>
          </table:table-cell>
          <table:table-cell office:value-type="float" office:value="2306565" table:style-name="ce132">
            <text:p><text:s text:c="3"/>2,306,565</text:p>
          </table:table-cell>
          <table:table-cell office:value-type="float" office:value="1138166" table:style-name="ce132">
            <text:p><text:s text:c="3"/>1,138,166</text:p>
          </table:table-cell>
          <table:table-cell office:value-type="float" office:value="1168399" table:style-name="ce132">
            <text:p><text:s text:c="3"/>1,168,399</text:p>
          </table:table-cell>
          <table:table-cell office:value-type="float" office:value="100" table:style-name="ce133">
            <text:p>100.00</text:p>
          </table:table-cell>
          <table:table-cell office:value-type="float" office:value="319970" table:style-name="ce132">
            <text:p><text:s text:c="3"/>319,970</text:p>
          </table:table-cell>
          <table:table-cell office:value-type="float" office:value="165940" table:style-name="ce132">
            <text:p><text:s text:c="3"/>165,940</text:p>
          </table:table-cell>
          <table:table-cell office:value-type="float" office:value="154030" table:style-name="ce132">
            <text:p><text:s text:c="3"/>154,030</text:p>
          </table:table-cell>
          <table:table-cell office:value-type="float" office:value="13.872143208624079" table:style-name="ce133">
            <text:p>13.87</text:p>
          </table:table-cell>
          <table:table-cell office:value-type="float" office:value="1647638" table:style-name="ce132">
            <text:p><text:s text:c="3"/>1,647,638</text:p>
          </table:table-cell>
          <table:table-cell office:value-type="float" office:value="819080" table:style-name="ce132">
            <text:p><text:s text:c="3"/>819,080</text:p>
          </table:table-cell>
          <table:table-cell office:value-type="float" office:value="828558" table:style-name="ce132">
            <text:p><text:s text:c="3"/>828,558</text:p>
          </table:table-cell>
          <table:table-cell office:value-type="float" office:value="71.432541463171432" table:style-name="ce133">
            <text:p>71.43</text:p>
          </table:table-cell>
          <table:table-cell office:value-type="float" office:value="338957" table:style-name="ce132">
            <text:p><text:s text:c="3"/>338,957</text:p>
          </table:table-cell>
          <table:table-cell office:value-type="float" office:value="153146" table:style-name="ce132">
            <text:p><text:s text:c="3"/>153,146</text:p>
          </table:table-cell>
          <table:table-cell office:value-type="float" office:value="185811" table:style-name="ce132">
            <text:p><text:s text:c="3"/>185,811</text:p>
          </table:table-cell>
          <table:table-cell office:value-type="float" office:value="14.69531532820449" table:style-name="ce133">
            <text:p>14.70</text:p>
          </table:table-cell>
          <table:table-cell office:value-type="float" office:value="1045275" table:style-name="ce132">
            <text:p><text:s text:c="3"/>1,045,275</text:p>
          </table:table-cell>
          <table:table-cell office:value-type="float" office:value="524300" table:style-name="ce132">
            <text:p><text:s text:c="3"/>524,300</text:p>
          </table:table-cell>
          <table:table-cell office:value-type="float" office:value="520975" table:style-name="ce132">
            <text:p><text:s text:c="3"/>520,975</text:p>
          </table:table-cell>
          <table:table-cell office:value-type="float" office:value="45.317387543815151" table:style-name="ce133">
            <text:p>45.32</text:p>
          </table:table-cell>
          <table:table-cell office:value-type="float" office:value="1873763" table:style-name="ce132">
            <text:p><text:s text:c="3"/>1,873,763</text:p>
          </table:table-cell>
          <table:table-cell office:value-type="float" office:value="912923" table:style-name="ce132">
            <text:p><text:s text:c="3"/>912,923</text:p>
          </table:table-cell>
          <table:table-cell office:value-type="float" office:value="960840" table:style-name="ce132">
            <text:p><text:s text:c="3"/>960,840</text:p>
          </table:table-cell>
          <table:table-cell office:value-type="float" office:value="81.236080491987011" table:style-name="ce133">
            <text:p>81.24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4">
            <text:p><text:span text:style-name="T8">臺</text:span><text:s/><text:span text:style-name="T8">中</text:span><text:s/><text:span text:style-name="T8">市</text:span></text:p>
          </table:table-cell>
          <table:table-cell office:value-type="float" office:value="2837555" table:style-name="ce134">
            <text:p><text:s text:c="3"/>2,837,555</text:p>
          </table:table-cell>
          <table:table-cell office:value-type="float" office:value="1388427" table:style-name="ce134">
            <text:p><text:s text:c="3"/>1,388,427</text:p>
          </table:table-cell>
          <table:table-cell office:value-type="float" office:value="1449128" table:style-name="ce134">
            <text:p><text:s text:c="3"/>1,449,128</text:p>
          </table:table-cell>
          <table:table-cell office:value-type="float" office:value="100" table:style-name="ce135">
            <text:p>100.00</text:p>
          </table:table-cell>
          <table:table-cell office:value-type="float" office:value="379714" table:style-name="ce134">
            <text:p><text:s text:c="3"/>379,714</text:p>
          </table:table-cell>
          <table:table-cell office:value-type="float" office:value="197026" table:style-name="ce134">
            <text:p><text:s text:c="3"/>197,026</text:p>
          </table:table-cell>
          <table:table-cell office:value-type="float" office:value="182688" table:style-name="ce134">
            <text:p><text:s text:c="3"/>182,688</text:p>
          </table:table-cell>
          <table:table-cell office:value-type="float" office:value="13.381731807841611" table:style-name="ce135">
            <text:p>13.38</text:p>
          </table:table-cell>
          <table:table-cell office:value-type="float" office:value="2020021" table:style-name="ce134">
            <text:p><text:s text:c="3"/>2,020,021</text:p>
          </table:table-cell>
          <table:table-cell office:value-type="float" office:value="993614" table:style-name="ce134">
            <text:p><text:s text:c="3"/>993,614</text:p>
          </table:table-cell>
          <table:table-cell office:value-type="float" office:value="1026407" table:style-name="ce134">
            <text:p><text:s text:c="3"/>1,026,407</text:p>
          </table:table-cell>
          <table:table-cell office:value-type="float" office:value="71.188787530109551" table:style-name="ce135">
            <text:p>71.19</text:p>
          </table:table-cell>
          <table:table-cell office:value-type="float" office:value="437820" table:style-name="ce134">
            <text:p><text:s text:c="3"/>437,820</text:p>
          </table:table-cell>
          <table:table-cell office:value-type="float" office:value="197787" table:style-name="ce134">
            <text:p><text:s text:c="3"/>197,787</text:p>
          </table:table-cell>
          <table:table-cell office:value-type="float" office:value="240033" table:style-name="ce134">
            <text:p><text:s text:c="3"/>240,033</text:p>
          </table:table-cell>
          <table:table-cell office:value-type="float" office:value="15.429480662048841" table:style-name="ce135">
            <text:p>15.43</text:p>
          </table:table-cell>
          <table:table-cell office:value-type="float" office:value="1267834" table:style-name="ce134">
            <text:p><text:s text:c="3"/>1,267,834</text:p>
          </table:table-cell>
          <table:table-cell office:value-type="float" office:value="633249" table:style-name="ce134">
            <text:p><text:s text:c="3"/>633,249</text:p>
          </table:table-cell>
          <table:table-cell office:value-type="float" office:value="634585" table:style-name="ce134">
            <text:p><text:s text:c="3"/>634,585</text:p>
          </table:table-cell>
          <table:table-cell office:value-type="float" office:value="44.680508395431993" table:style-name="ce135">
            <text:p>44.68</text:p>
          </table:table-cell>
          <table:table-cell office:value-type="float" office:value="2321719" table:style-name="ce134">
            <text:p><text:s text:c="3"/>2,321,719</text:p>
          </table:table-cell>
          <table:table-cell office:value-type="float" office:value="1121006" table:style-name="ce134">
            <text:p><text:s text:c="3"/>1,121,006</text:p>
          </table:table-cell>
          <table:table-cell office:value-type="float" office:value="1200713" table:style-name="ce134">
            <text:p><text:s text:c="3"/>1,200,713</text:p>
          </table:table-cell>
          <table:table-cell office:value-type="float" office:value="81.821110075399417" table:style-name="ce135">
            <text:p>81.82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臺</text:span><text:s/><text:span text:style-name="T8">南</text:span><text:s/><text:span text:style-name="T8">市</text:span></text:p>
          </table:table-cell>
          <table:table-cell office:value-type="float" office:value="1859229" table:style-name="ce136">
            <text:p><text:s text:c="3"/>1,859,229</text:p>
          </table:table-cell>
          <table:table-cell office:value-type="float" office:value="923363" table:style-name="ce136">
            <text:p><text:s text:c="3"/>923,363</text:p>
          </table:table-cell>
          <table:table-cell office:value-type="float" office:value="935866" table:style-name="ce136">
            <text:p><text:s text:c="3"/>935,866</text:p>
          </table:table-cell>
          <table:table-cell office:value-type="float" office:value="100" table:style-name="ce137">
            <text:p>100.00</text:p>
          </table:table-cell>
          <table:table-cell office:value-type="float" office:value="213297" table:style-name="ce136">
            <text:p><text:s text:c="3"/>213,297</text:p>
          </table:table-cell>
          <table:table-cell office:value-type="float" office:value="110558" table:style-name="ce136">
            <text:p><text:s text:c="3"/>110,558</text:p>
          </table:table-cell>
          <table:table-cell office:value-type="float" office:value="102739" table:style-name="ce136">
            <text:p><text:s text:c="3"/>102,739</text:p>
          </table:table-cell>
          <table:table-cell office:value-type="float" office:value="11.47233611351802" table:style-name="ce137">
            <text:p>11.47</text:p>
          </table:table-cell>
          <table:table-cell office:value-type="float" office:value="1303980" table:style-name="ce136">
            <text:p><text:s text:c="3"/>1,303,980</text:p>
          </table:table-cell>
          <table:table-cell office:value-type="float" office:value="655760" table:style-name="ce136">
            <text:p><text:s text:c="3"/>655,760</text:p>
          </table:table-cell>
          <table:table-cell office:value-type="float" office:value="648220" table:style-name="ce136">
            <text:p><text:s text:c="3"/>648,220</text:p>
          </table:table-cell>
          <table:table-cell office:value-type="float" office:value="70.135523918785694" table:style-name="ce137">
            <text:p>70.14</text:p>
          </table:table-cell>
          <table:table-cell office:value-type="float" office:value="341952" table:style-name="ce136">
            <text:p><text:s text:c="3"/>341,952</text:p>
          </table:table-cell>
          <table:table-cell office:value-type="float" office:value="157045" table:style-name="ce136">
            <text:p><text:s text:c="3"/>157,045</text:p>
          </table:table-cell>
          <table:table-cell office:value-type="float" office:value="184907" table:style-name="ce136">
            <text:p><text:s text:c="3"/>184,907</text:p>
          </table:table-cell>
          <table:table-cell office:value-type="float" office:value="18.392139967696291" table:style-name="ce137">
            <text:p>18.39</text:p>
          </table:table-cell>
          <table:table-cell office:value-type="float" office:value="794276" table:style-name="ce136">
            <text:p><text:s text:c="3"/>794,276</text:p>
          </table:table-cell>
          <table:table-cell office:value-type="float" office:value="404006" table:style-name="ce136">
            <text:p><text:s text:c="3"/>404,006</text:p>
          </table:table-cell>
          <table:table-cell office:value-type="float" office:value="390270" table:style-name="ce136">
            <text:p><text:s text:c="3"/>390,270</text:p>
          </table:table-cell>
          <table:table-cell office:value-type="float" office:value="42.720719179832066" table:style-name="ce137">
            <text:p>42.72</text:p>
          </table:table-cell>
          <table:table-cell office:value-type="float" office:value="1566746" table:style-name="ce136">
            <text:p><text:s text:c="3"/>1,566,746</text:p>
          </table:table-cell>
          <table:table-cell office:value-type="float" office:value="771493" table:style-name="ce136">
            <text:p><text:s text:c="3"/>771,493</text:p>
          </table:table-cell>
          <table:table-cell office:value-type="float" office:value="795253" table:style-name="ce136">
            <text:p><text:s text:c="3"/>795,253</text:p>
          </table:table-cell>
          <table:table-cell office:value-type="float" office:value="84.268586602295898" table:style-name="ce137">
            <text:p>84.27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高</text:span><text:s/><text:span text:style-name="T8">雄</text:span><text:s/><text:span text:style-name="T8">市</text:span></text:p>
          </table:table-cell>
          <table:table-cell office:value-type="float" office:value="2737298" table:style-name="ce138">
            <text:p><text:s text:c="3"/>2,737,298</text:p>
          </table:table-cell>
          <table:table-cell office:value-type="float" office:value="1344007" table:style-name="ce138">
            <text:p><text:s text:c="3"/>1,344,007</text:p>
          </table:table-cell>
          <table:table-cell office:value-type="float" office:value="1393291" table:style-name="ce138">
            <text:p><text:s text:c="3"/>1,393,291</text:p>
          </table:table-cell>
          <table:table-cell office:value-type="float" office:value="100" table:style-name="ce139">
            <text:p>100.00</text:p>
          </table:table-cell>
          <table:table-cell office:value-type="float" office:value="308079" table:style-name="ce138">
            <text:p><text:s text:c="3"/>308,079</text:p>
          </table:table-cell>
          <table:table-cell office:value-type="float" office:value="159486" table:style-name="ce138">
            <text:p><text:s text:c="3"/>159,486</text:p>
          </table:table-cell>
          <table:table-cell office:value-type="float" office:value="148593" table:style-name="ce138">
            <text:p><text:s text:c="3"/>148,593</text:p>
          </table:table-cell>
          <table:table-cell office:value-type="float" office:value="11.254857892710261" table:style-name="ce139">
            <text:p>11.25</text:p>
          </table:table-cell>
          <table:table-cell office:value-type="float" office:value="1917049" table:style-name="ce138">
            <text:p><text:s text:c="3"/>1,917,049</text:p>
          </table:table-cell>
          <table:table-cell office:value-type="float" office:value="955193" table:style-name="ce138">
            <text:p><text:s text:c="3"/>955,193</text:p>
          </table:table-cell>
          <table:table-cell office:value-type="float" office:value="961856" table:style-name="ce138">
            <text:p><text:s text:c="3"/>961,856</text:p>
          </table:table-cell>
          <table:table-cell office:value-type="float" office:value="70.034355046472839" table:style-name="ce139">
            <text:p>70.03</text:p>
          </table:table-cell>
          <table:table-cell office:value-type="float" office:value="512170" table:style-name="ce138">
            <text:p><text:s text:c="3"/>512,170</text:p>
          </table:table-cell>
          <table:table-cell office:value-type="float" office:value="229328" table:style-name="ce138">
            <text:p><text:s text:c="3"/>229,328</text:p>
          </table:table-cell>
          <table:table-cell office:value-type="float" office:value="282842" table:style-name="ce138">
            <text:p><text:s text:c="3"/>282,842</text:p>
          </table:table-cell>
          <table:table-cell office:value-type="float" office:value="18.710787060816909" table:style-name="ce139">
            <text:p>18.71</text:p>
          </table:table-cell>
          <table:table-cell office:value-type="float" office:value="1167750" table:style-name="ce138">
            <text:p><text:s text:c="3"/>1,167,750</text:p>
          </table:table-cell>
          <table:table-cell office:value-type="float" office:value="588603" table:style-name="ce138">
            <text:p><text:s text:c="3"/>588,603</text:p>
          </table:table-cell>
          <table:table-cell office:value-type="float" office:value="579147" table:style-name="ce138">
            <text:p><text:s text:c="3"/>579,147</text:p>
          </table:table-cell>
          <table:table-cell office:value-type="float" office:value="42.660682176365157" table:style-name="ce139">
            <text:p>42.66</text:p>
          </table:table-cell>
          <table:table-cell office:value-type="float" office:value="2311917" table:style-name="ce138">
            <text:p><text:s text:c="3"/>2,311,917</text:p>
          </table:table-cell>
          <table:table-cell office:value-type="float" office:value="1123284" table:style-name="ce138">
            <text:p><text:s text:c="3"/>1,123,284</text:p>
          </table:table-cell>
          <table:table-cell office:value-type="float" office:value="1188633" table:style-name="ce138">
            <text:p><text:s text:c="3"/>1,188,633</text:p>
          </table:table-cell>
          <table:table-cell office:value-type="float" office:value="84.459821327455032" table:style-name="ce139">
            <text:p>84.46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4">
            <text:p><text:s/><text:span text:style-name="T8">臺</text:span><text:s/><text:span text:style-name="T8">灣</text:span><text:s/><text:span text:style-name="T8">省</text:span><text:s/></text:p>
          </table:table-cell>
          <table:table-cell office:value-type="float" office:value="6956263" table:style-name="ce140">
            <text:p><text:s text:c="3"/>6,956,263</text:p>
          </table:table-cell>
          <table:table-cell office:value-type="float" office:value="3526504" table:style-name="ce140">
            <text:p><text:s text:c="3"/>3,526,504</text:p>
          </table:table-cell>
          <table:table-cell office:value-type="float" office:value="3429759" table:style-name="ce140">
            <text:p><text:s text:c="3"/>3,429,759</text:p>
          </table:table-cell>
          <table:table-cell office:value-type="float" office:value="100" table:style-name="ce141">
            <text:p>100.00</text:p>
          </table:table-cell>
          <table:table-cell office:value-type="float" office:value="806582" table:style-name="ce140">
            <text:p><text:s text:c="3"/>806,582</text:p>
          </table:table-cell>
          <table:table-cell office:value-type="float" office:value="418964" table:style-name="ce140">
            <text:p><text:s text:c="3"/>418,964</text:p>
          </table:table-cell>
          <table:table-cell office:value-type="float" office:value="387618" table:style-name="ce140">
            <text:p><text:s text:c="3"/>387,618</text:p>
          </table:table-cell>
          <table:table-cell office:value-type="float" office:value="11.59504751329845" table:style-name="ce141">
            <text:p>11.60</text:p>
          </table:table-cell>
          <table:table-cell office:value-type="float" office:value="4853228" table:style-name="ce140">
            <text:p><text:s text:c="3"/>4,853,228</text:p>
          </table:table-cell>
          <table:table-cell office:value-type="float" office:value="2508304" table:style-name="ce140">
            <text:p><text:s text:c="3"/>2,508,304</text:p>
          </table:table-cell>
          <table:table-cell office:value-type="float" office:value="2344924" table:style-name="ce140">
            <text:p><text:s text:c="3"/>2,344,924</text:p>
          </table:table-cell>
          <table:table-cell office:value-type="float" office:value="69.767747424155758" table:style-name="ce141">
            <text:p>69.77</text:p>
          </table:table-cell>
          <table:table-cell office:value-type="float" office:value="1296453" table:style-name="ce140">
            <text:p><text:s text:c="3"/>1,296,453</text:p>
          </table:table-cell>
          <table:table-cell office:value-type="float" office:value="599236" table:style-name="ce140">
            <text:p><text:s text:c="3"/>599,236</text:p>
          </table:table-cell>
          <table:table-cell office:value-type="float" office:value="697217" table:style-name="ce140">
            <text:p><text:s text:c="3"/>697,217</text:p>
          </table:table-cell>
          <table:table-cell office:value-type="float" office:value="18.637205062545799" table:style-name="ce141">
            <text:p>18.64</text:p>
          </table:table-cell>
          <table:table-cell office:value-type="float" office:value="2947220" table:style-name="ce140">
            <text:p><text:s text:c="3"/>2,947,220</text:p>
          </table:table-cell>
          <table:table-cell office:value-type="float" office:value="1526033" table:style-name="ce140">
            <text:p><text:s text:c="3"/>1,526,033</text:p>
          </table:table-cell>
          <table:table-cell office:value-type="float" office:value="1421187" table:style-name="ce140">
            <text:p><text:s text:c="3"/>1,421,187</text:p>
          </table:table-cell>
          <table:table-cell office:value-type="float" office:value="42.367863319716349" table:style-name="ce141">
            <text:p>42.37</text:p>
          </table:table-cell>
          <table:table-cell office:value-type="float" office:value="5828554" table:style-name="ce140">
            <text:p><text:s text:c="3"/>5,828,554</text:p>
          </table:table-cell>
          <table:table-cell office:value-type="float" office:value="2939070" table:style-name="ce140">
            <text:p><text:s text:c="3"/>2,939,070</text:p>
          </table:table-cell>
          <table:table-cell office:value-type="float" office:value="2889484" table:style-name="ce140">
            <text:p><text:s text:c="3"/>2,889,484</text:p>
          </table:table-cell>
          <table:table-cell office:value-type="float" office:value="83.788580161503376" table:style-name="ce141">
            <text:p>83.79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宜</text:span><text:s/><text:span text:style-name="T6">蘭</text:span><text:s/><text:span text:style-name="T6">縣</text:span></text:p>
          </table:table-cell>
          <table:table-cell office:value-type="float" office:value="449976" table:style-name="ce142">
            <text:p><text:s text:c="3"/>449,976</text:p>
          </table:table-cell>
          <table:table-cell office:value-type="float" office:value="226040" table:style-name="ce142">
            <text:p><text:s text:c="3"/>226,040</text:p>
          </table:table-cell>
          <table:table-cell office:value-type="float" office:value="223936" table:style-name="ce142">
            <text:p><text:s text:c="3"/>223,936</text:p>
          </table:table-cell>
          <table:table-cell office:value-type="float" office:value="100" table:style-name="ce143">
            <text:p>100.00</text:p>
          </table:table-cell>
          <table:table-cell office:value-type="float" office:value="51189" table:style-name="ce142">
            <text:p><text:s text:c="3"/>51,189</text:p>
          </table:table-cell>
          <table:table-cell office:value-type="float" office:value="26530" table:style-name="ce142">
            <text:p><text:s text:c="3"/>26,530</text:p>
          </table:table-cell>
          <table:table-cell office:value-type="float" office:value="24659" table:style-name="ce142">
            <text:p><text:s text:c="3"/>24,659</text:p>
          </table:table-cell>
          <table:table-cell office:value-type="float" office:value="11.375940050136011" table:style-name="ce143">
            <text:p>11.38</text:p>
          </table:table-cell>
          <table:table-cell office:value-type="float" office:value="313726" table:style-name="ce142">
            <text:p><text:s text:c="3"/>313,726</text:p>
          </table:table-cell>
          <table:table-cell office:value-type="float" office:value="160260" table:style-name="ce142">
            <text:p><text:s text:c="3"/>160,260</text:p>
          </table:table-cell>
          <table:table-cell office:value-type="float" office:value="153466" table:style-name="ce142">
            <text:p><text:s text:c="3"/>153,466</text:p>
          </table:table-cell>
          <table:table-cell office:value-type="float" office:value="69.72060732127936" table:style-name="ce143">
            <text:p>69.72</text:p>
          </table:table-cell>
          <table:table-cell office:value-type="float" office:value="85061" table:style-name="ce142">
            <text:p><text:s text:c="3"/>85,061</text:p>
          </table:table-cell>
          <table:table-cell office:value-type="float" office:value="39250" table:style-name="ce142">
            <text:p><text:s text:c="3"/>39,250</text:p>
          </table:table-cell>
          <table:table-cell office:value-type="float" office:value="45811" table:style-name="ce142">
            <text:p><text:s text:c="3"/>45,811</text:p>
          </table:table-cell>
          <table:table-cell office:value-type="float" office:value="18.903452628584631" table:style-name="ce143">
            <text:p>18.90</text:p>
          </table:table-cell>
          <table:table-cell office:value-type="float" office:value="188043" table:style-name="ce142">
            <text:p><text:s text:c="3"/>188,043</text:p>
          </table:table-cell>
          <table:table-cell office:value-type="float" office:value="96747" table:style-name="ce142">
            <text:p><text:s text:c="3"/>96,747</text:p>
          </table:table-cell>
          <table:table-cell office:value-type="float" office:value="91296" table:style-name="ce142">
            <text:p><text:s text:c="3"/>91,296</text:p>
          </table:table-cell>
          <table:table-cell office:value-type="float" office:value="41.789562109979201" table:style-name="ce143">
            <text:p>41.79</text:p>
          </table:table-cell>
          <table:table-cell office:value-type="float" office:value="378856" table:style-name="ce142">
            <text:p><text:s text:c="3"/>378,856</text:p>
          </table:table-cell>
          <table:table-cell office:value-type="float" office:value="189173" table:style-name="ce142">
            <text:p><text:s text:c="3"/>189,173</text:p>
          </table:table-cell>
          <table:table-cell office:value-type="float" office:value="189683" table:style-name="ce142">
            <text:p><text:s text:c="3"/>189,683</text:p>
          </table:table-cell>
          <table:table-cell office:value-type="float" office:value="84.194712606894598" table:style-name="ce143">
            <text:p>84.19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新</text:span><text:s/><text:span text:style-name="T6">竹</text:span><text:s/><text:span text:style-name="T6">縣</text:span></text:p>
          </table:table-cell>
          <table:table-cell office:value-type="float" office:value="587065" table:style-name="ce144">
            <text:p><text:s text:c="3"/>587,065</text:p>
          </table:table-cell>
          <table:table-cell office:value-type="float" office:value="299014" table:style-name="ce144">
            <text:p><text:s text:c="3"/>299,014</text:p>
          </table:table-cell>
          <table:table-cell office:value-type="float" office:value="288051" table:style-name="ce144">
            <text:p><text:s text:c="3"/>288,051</text:p>
          </table:table-cell>
          <table:table-cell office:value-type="float" office:value="100" table:style-name="ce145">
            <text:p>100.00</text:p>
          </table:table-cell>
          <table:table-cell office:value-type="float" office:value="91701" table:style-name="ce144">
            <text:p><text:s text:c="3"/>91,701</text:p>
          </table:table-cell>
          <table:table-cell office:value-type="float" office:value="47546" table:style-name="ce144">
            <text:p><text:s text:c="3"/>47,546</text:p>
          </table:table-cell>
          <table:table-cell office:value-type="float" office:value="44155" table:style-name="ce144">
            <text:p><text:s text:c="3"/>44,155</text:p>
          </table:table-cell>
          <table:table-cell office:value-type="float" office:value="15.6202464803727" table:style-name="ce145">
            <text:p>15.62</text:p>
          </table:table-cell>
          <table:table-cell office:value-type="float" office:value="414429" table:style-name="ce144">
            <text:p><text:s text:c="3"/>414,429</text:p>
          </table:table-cell>
          <table:table-cell office:value-type="float" office:value="212964" table:style-name="ce144">
            <text:p><text:s text:c="3"/>212,964</text:p>
          </table:table-cell>
          <table:table-cell office:value-type="float" office:value="201465" table:style-name="ce144">
            <text:p><text:s text:c="3"/>201,465</text:p>
          </table:table-cell>
          <table:table-cell office:value-type="float" office:value="70.593375520598229" table:style-name="ce145">
            <text:p>70.59</text:p>
          </table:table-cell>
          <table:table-cell office:value-type="float" office:value="80935" table:style-name="ce144">
            <text:p><text:s text:c="3"/>80,935</text:p>
          </table:table-cell>
          <table:table-cell office:value-type="float" office:value="38504" table:style-name="ce144">
            <text:p><text:s text:c="3"/>38,504</text:p>
          </table:table-cell>
          <table:table-cell office:value-type="float" office:value="42431" table:style-name="ce144">
            <text:p><text:s text:c="3"/>42,431</text:p>
          </table:table-cell>
          <table:table-cell office:value-type="float" office:value="13.786377999029069" table:style-name="ce145">
            <text:p>13.79</text:p>
          </table:table-cell>
          <table:table-cell office:value-type="float" office:value="263871" table:style-name="ce144">
            <text:p><text:s text:c="3"/>263,871</text:p>
          </table:table-cell>
          <table:table-cell office:value-type="float" office:value="135331" table:style-name="ce144">
            <text:p><text:s text:c="3"/>135,331</text:p>
          </table:table-cell>
          <table:table-cell office:value-type="float" office:value="128540" table:style-name="ce144">
            <text:p><text:s text:c="3"/>128,540</text:p>
          </table:table-cell>
          <table:table-cell office:value-type="float" office:value="44.947493037397898" table:style-name="ce145">
            <text:p>44.95</text:p>
          </table:table-cell>
          <table:table-cell office:value-type="float" office:value="464543" table:style-name="ce144">
            <text:p><text:s text:c="3"/>464,543</text:p>
          </table:table-cell>
          <table:table-cell office:value-type="float" office:value="235330" table:style-name="ce144">
            <text:p><text:s text:c="3"/>235,330</text:p>
          </table:table-cell>
          <table:table-cell office:value-type="float" office:value="229213" table:style-name="ce144">
            <text:p><text:s text:c="3"/>229,213</text:p>
          </table:table-cell>
          <table:table-cell office:value-type="float" office:value="79.129738614974485" table:style-name="ce145">
            <text:p>79.13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苗</text:span><text:s/><text:span text:style-name="T6">栗</text:span><text:s/><text:span text:style-name="T6">縣</text:span></text:p>
          </table:table-cell>
          <table:table-cell office:value-type="float" office:value="534968" table:style-name="ce146">
            <text:p><text:s text:c="3"/>534,968</text:p>
          </table:table-cell>
          <table:table-cell office:value-type="float" office:value="275235" table:style-name="ce146">
            <text:p><text:s text:c="3"/>275,235</text:p>
          </table:table-cell>
          <table:table-cell office:value-type="float" office:value="259733" table:style-name="ce146">
            <text:p><text:s text:c="3"/>259,733</text:p>
          </table:table-cell>
          <table:table-cell office:value-type="float" office:value="100" table:style-name="ce147">
            <text:p>100.00</text:p>
          </table:table-cell>
          <table:table-cell office:value-type="float" office:value="61882" table:style-name="ce146">
            <text:p><text:s text:c="3"/>61,882</text:p>
          </table:table-cell>
          <table:table-cell office:value-type="float" office:value="32021" table:style-name="ce146">
            <text:p><text:s text:c="3"/>32,021</text:p>
          </table:table-cell>
          <table:table-cell office:value-type="float" office:value="29861" table:style-name="ce146">
            <text:p><text:s text:c="3"/>29,861</text:p>
          </table:table-cell>
          <table:table-cell office:value-type="float" office:value="11.567420855079179" table:style-name="ce147">
            <text:p>11.57</text:p>
          </table:table-cell>
          <table:table-cell office:value-type="float" office:value="374083" table:style-name="ce146">
            <text:p><text:s text:c="3"/>374,083</text:p>
          </table:table-cell>
          <table:table-cell office:value-type="float" office:value="196293" table:style-name="ce146">
            <text:p><text:s text:c="3"/>196,293</text:p>
          </table:table-cell>
          <table:table-cell office:value-type="float" office:value="177790" table:style-name="ce146">
            <text:p><text:s text:c="3"/>177,790</text:p>
          </table:table-cell>
          <table:table-cell office:value-type="float" office:value="69.926238578756113" table:style-name="ce147">
            <text:p>69.93</text:p>
          </table:table-cell>
          <table:table-cell office:value-type="float" office:value="99003" table:style-name="ce146">
            <text:p><text:s text:c="3"/>99,003</text:p>
          </table:table-cell>
          <table:table-cell office:value-type="float" office:value="46921" table:style-name="ce146">
            <text:p><text:s text:c="3"/>46,921</text:p>
          </table:table-cell>
          <table:table-cell office:value-type="float" office:value="52082" table:style-name="ce146">
            <text:p><text:s text:c="3"/>52,082</text:p>
          </table:table-cell>
          <table:table-cell office:value-type="float" office:value="18.50634056616471" table:style-name="ce147">
            <text:p>18.51</text:p>
          </table:table-cell>
          <table:table-cell office:value-type="float" office:value="228133" table:style-name="ce146">
            <text:p><text:s text:c="3"/>228,133</text:p>
          </table:table-cell>
          <table:table-cell office:value-type="float" office:value="120092" table:style-name="ce146">
            <text:p><text:s text:c="3"/>120,092</text:p>
          </table:table-cell>
          <table:table-cell office:value-type="float" office:value="108041" table:style-name="ce146">
            <text:p><text:s text:c="3"/>108,041</text:p>
          </table:table-cell>
          <table:table-cell office:value-type="float" office:value="42.644232926081557" table:style-name="ce147">
            <text:p>42.64</text:p>
          </table:table-cell>
          <table:table-cell office:value-type="float" office:value="447758" table:style-name="ce146">
            <text:p><text:s text:c="3"/>447,758</text:p>
          </table:table-cell>
          <table:table-cell office:value-type="float" office:value="229807" table:style-name="ce146">
            <text:p><text:s text:c="3"/>229,807</text:p>
          </table:table-cell>
          <table:table-cell office:value-type="float" office:value="217951" table:style-name="ce146">
            <text:p><text:s text:c="3"/>217,951</text:p>
          </table:table-cell>
          <table:table-cell office:value-type="float" office:value="83.69809035306784" table:style-name="ce147">
            <text:p>83.70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彰</text:span><text:s/><text:span text:style-name="T6">化</text:span><text:s/><text:span text:style-name="T6">縣</text:span></text:p>
          </table:table-cell>
          <table:table-cell office:value-type="float" office:value="1242512" table:style-name="ce148">
            <text:p><text:s text:c="3"/>1,242,512</text:p>
          </table:table-cell>
          <table:table-cell office:value-type="float" office:value="630007" table:style-name="ce148">
            <text:p><text:s text:c="3"/>630,007</text:p>
          </table:table-cell>
          <table:table-cell office:value-type="float" office:value="612505" table:style-name="ce148">
            <text:p><text:s text:c="3"/>612,505</text:p>
          </table:table-cell>
          <table:table-cell office:value-type="float" office:value="100" table:style-name="ce149">
            <text:p>100.00</text:p>
          </table:table-cell>
          <table:table-cell office:value-type="float" office:value="149736" table:style-name="ce148">
            <text:p><text:s text:c="3"/>149,736</text:p>
          </table:table-cell>
          <table:table-cell office:value-type="float" office:value="77938" table:style-name="ce148">
            <text:p><text:s text:c="3"/>77,938</text:p>
          </table:table-cell>
          <table:table-cell office:value-type="float" office:value="71798" table:style-name="ce148">
            <text:p><text:s text:c="3"/>71,798</text:p>
          </table:table-cell>
          <table:table-cell office:value-type="float" office:value="12.051070734125711" table:style-name="ce149">
            <text:p>12.05</text:p>
          </table:table-cell>
          <table:table-cell office:value-type="float" office:value="865321" table:style-name="ce148">
            <text:p><text:s text:c="3"/>865,321</text:p>
          </table:table-cell>
          <table:table-cell office:value-type="float" office:value="446795" table:style-name="ce148">
            <text:p><text:s text:c="3"/>446,795</text:p>
          </table:table-cell>
          <table:table-cell office:value-type="float" office:value="418526" table:style-name="ce148">
            <text:p><text:s text:c="3"/>418,526</text:p>
          </table:table-cell>
          <table:table-cell office:value-type="float" office:value="69.642868640302865" table:style-name="ce149">
            <text:p>69.64</text:p>
          </table:table-cell>
          <table:table-cell office:value-type="float" office:value="227455" table:style-name="ce148">
            <text:p><text:s text:c="3"/>227,455</text:p>
          </table:table-cell>
          <table:table-cell office:value-type="float" office:value="105274" table:style-name="ce148">
            <text:p><text:s text:c="3"/>105,274</text:p>
          </table:table-cell>
          <table:table-cell office:value-type="float" office:value="122181" table:style-name="ce148">
            <text:p><text:s text:c="3"/>122,181</text:p>
          </table:table-cell>
          <table:table-cell office:value-type="float" office:value="18.306060625571419" table:style-name="ce149">
            <text:p>18.31</text:p>
          </table:table-cell>
          <table:table-cell office:value-type="float" office:value="539020" table:style-name="ce148">
            <text:p><text:s text:c="3"/>539,020</text:p>
          </table:table-cell>
          <table:table-cell office:value-type="float" office:value="278768" table:style-name="ce148">
            <text:p><text:s text:c="3"/>278,768</text:p>
          </table:table-cell>
          <table:table-cell office:value-type="float" office:value="260252" table:style-name="ce148">
            <text:p><text:s text:c="3"/>260,252</text:p>
          </table:table-cell>
          <table:table-cell office:value-type="float" office:value="43.381472372097811" table:style-name="ce149">
            <text:p>43.38</text:p>
          </table:table-cell>
          <table:table-cell office:value-type="float" office:value="1033709" table:style-name="ce148">
            <text:p><text:s text:c="3"/>1,033,709</text:p>
          </table:table-cell>
          <table:table-cell office:value-type="float" office:value="520949" table:style-name="ce148">
            <text:p><text:s text:c="3"/>520,949</text:p>
          </table:table-cell>
          <table:table-cell office:value-type="float" office:value="512760" table:style-name="ce148">
            <text:p><text:s text:c="3"/>512,760</text:p>
          </table:table-cell>
          <table:table-cell office:value-type="float" office:value="83.195091878388297" table:style-name="ce149">
            <text:p>83.20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南</text:span><text:s/><text:span text:style-name="T6">投</text:span><text:s/><text:span text:style-name="T6">縣</text:span></text:p>
          </table:table-cell>
          <table:table-cell office:value-type="float" office:value="478334" table:style-name="ce150">
            <text:p><text:s text:c="3"/>478,334</text:p>
          </table:table-cell>
          <table:table-cell office:value-type="float" office:value="243752" table:style-name="ce150">
            <text:p><text:s text:c="3"/>243,752</text:p>
          </table:table-cell>
          <table:table-cell office:value-type="float" office:value="234582" table:style-name="ce150">
            <text:p><text:s text:c="3"/>234,582</text:p>
          </table:table-cell>
          <table:table-cell office:value-type="float" office:value="100" table:style-name="ce151">
            <text:p>100.00</text:p>
          </table:table-cell>
          <table:table-cell office:value-type="float" office:value="49174" table:style-name="ce150">
            <text:p><text:s text:c="3"/>49,174</text:p>
          </table:table-cell>
          <table:table-cell office:value-type="float" office:value="25654" table:style-name="ce150">
            <text:p><text:s text:c="3"/>25,654</text:p>
          </table:table-cell>
          <table:table-cell office:value-type="float" office:value="23520" table:style-name="ce150">
            <text:p><text:s text:c="3"/>23,520</text:p>
          </table:table-cell>
          <table:table-cell office:value-type="float" office:value="10.28026441774994" table:style-name="ce151">
            <text:p>10.28</text:p>
          </table:table-cell>
          <table:table-cell office:value-type="float" office:value="331320" table:style-name="ce150">
            <text:p><text:s text:c="3"/>331,320</text:p>
          </table:table-cell>
          <table:table-cell office:value-type="float" office:value="172174" table:style-name="ce150">
            <text:p><text:s text:c="3"/>172,174</text:p>
          </table:table-cell>
          <table:table-cell office:value-type="float" office:value="159146" table:style-name="ce150">
            <text:p><text:s text:c="3"/>159,146</text:p>
          </table:table-cell>
          <table:table-cell office:value-type="float" office:value="69.265408689325866" table:style-name="ce151">
            <text:p>69.27</text:p>
          </table:table-cell>
          <table:table-cell office:value-type="float" office:value="97840" table:style-name="ce150">
            <text:p><text:s text:c="3"/>97,840</text:p>
          </table:table-cell>
          <table:table-cell office:value-type="float" office:value="45924" table:style-name="ce150">
            <text:p><text:s text:c="3"/>45,924</text:p>
          </table:table-cell>
          <table:table-cell office:value-type="float" office:value="51916" table:style-name="ce150">
            <text:p><text:s text:c="3"/>51,916</text:p>
          </table:table-cell>
          <table:table-cell office:value-type="float" office:value="20.45432689292419" table:style-name="ce151">
            <text:p>20.45</text:p>
          </table:table-cell>
          <table:table-cell office:value-type="float" office:value="195574" table:style-name="ce150">
            <text:p><text:s text:c="3"/>195,574</text:p>
          </table:table-cell>
          <table:table-cell office:value-type="float" office:value="102613" table:style-name="ce150">
            <text:p><text:s text:c="3"/>102,613</text:p>
          </table:table-cell>
          <table:table-cell office:value-type="float" office:value="92961" table:style-name="ce150">
            <text:p><text:s text:c="3"/>92,961</text:p>
          </table:table-cell>
          <table:table-cell office:value-type="float" office:value="40.886493537988102" table:style-name="ce151">
            <text:p>40.89</text:p>
          </table:table-cell>
          <table:table-cell office:value-type="float" office:value="407949" table:style-name="ce150">
            <text:p><text:s text:c="3"/>407,949</text:p>
          </table:table-cell>
          <table:table-cell office:value-type="float" office:value="207114" table:style-name="ce150">
            <text:p><text:s text:c="3"/>207,114</text:p>
          </table:table-cell>
          <table:table-cell office:value-type="float" office:value="200835" table:style-name="ce150">
            <text:p><text:s text:c="3"/>200,835</text:p>
          </table:table-cell>
          <table:table-cell office:value-type="float" office:value="85.285386361830845" table:style-name="ce151">
            <text:p>85.29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雲</text:span><text:s/><text:span text:style-name="T6">林</text:span><text:s/><text:span text:style-name="T6">縣</text:span></text:p>
          </table:table-cell>
          <table:table-cell office:value-type="float" office:value="661576" table:style-name="ce152">
            <text:p><text:s text:c="3"/>661,576</text:p>
          </table:table-cell>
          <table:table-cell office:value-type="float" office:value="341331" table:style-name="ce152">
            <text:p><text:s text:c="3"/>341,331</text:p>
          </table:table-cell>
          <table:table-cell office:value-type="float" office:value="320245" table:style-name="ce152">
            <text:p><text:s text:c="3"/>320,245</text:p>
          </table:table-cell>
          <table:table-cell office:value-type="float" office:value="100" table:style-name="ce153">
            <text:p>100.00</text:p>
          </table:table-cell>
          <table:table-cell office:value-type="float" office:value="69663" table:style-name="ce152">
            <text:p><text:s text:c="3"/>69,663</text:p>
          </table:table-cell>
          <table:table-cell office:value-type="float" office:value="36022" table:style-name="ce152">
            <text:p><text:s text:c="3"/>36,022</text:p>
          </table:table-cell>
          <table:table-cell office:value-type="float" office:value="33641" table:style-name="ce152">
            <text:p><text:s text:c="3"/>33,641</text:p>
          </table:table-cell>
          <table:table-cell office:value-type="float" office:value="10.5298559802653" table:style-name="ce153">
            <text:p>10.53</text:p>
          </table:table-cell>
          <table:table-cell office:value-type="float" office:value="457394" table:style-name="ce152">
            <text:p><text:s text:c="3"/>457,394</text:p>
          </table:table-cell>
          <table:table-cell office:value-type="float" office:value="243025" table:style-name="ce152">
            <text:p><text:s text:c="3"/>243,025</text:p>
          </table:table-cell>
          <table:table-cell office:value-type="float" office:value="214369" table:style-name="ce152">
            <text:p><text:s text:c="3"/>214,369</text:p>
          </table:table-cell>
          <table:table-cell office:value-type="float" office:value="69.137030363858415" table:style-name="ce153">
            <text:p>69.14</text:p>
          </table:table-cell>
          <table:table-cell office:value-type="float" office:value="134519" table:style-name="ce152">
            <text:p><text:s text:c="3"/>134,519</text:p>
          </table:table-cell>
          <table:table-cell office:value-type="float" office:value="62284" table:style-name="ce152">
            <text:p><text:s text:c="3"/>62,284</text:p>
          </table:table-cell>
          <table:table-cell office:value-type="float" office:value="72235" table:style-name="ce152">
            <text:p><text:s text:c="3"/>72,235</text:p>
          </table:table-cell>
          <table:table-cell office:value-type="float" office:value="20.333113655876272" table:style-name="ce153">
            <text:p>20.33</text:p>
          </table:table-cell>
          <table:table-cell office:value-type="float" office:value="275070" table:style-name="ce152">
            <text:p><text:s text:c="3"/>275,070</text:p>
          </table:table-cell>
          <table:table-cell office:value-type="float" office:value="144120" table:style-name="ce152">
            <text:p><text:s text:c="3"/>144,120</text:p>
          </table:table-cell>
          <table:table-cell office:value-type="float" office:value="130950" table:style-name="ce152">
            <text:p><text:s text:c="3"/>130,950</text:p>
          </table:table-cell>
          <table:table-cell office:value-type="float" office:value="41.577989528036078" table:style-name="ce153">
            <text:p>41.58</text:p>
          </table:table-cell>
          <table:table-cell office:value-type="float" office:value="561159" table:style-name="ce152">
            <text:p><text:s text:c="3"/>561,159</text:p>
          </table:table-cell>
          <table:table-cell office:value-type="float" office:value="289097" table:style-name="ce152">
            <text:p><text:s text:c="3"/>289,097</text:p>
          </table:table-cell>
          <table:table-cell office:value-type="float" office:value="272062" table:style-name="ce152">
            <text:p><text:s text:c="3"/>272,062</text:p>
          </table:table-cell>
          <table:table-cell office:value-type="float" office:value="84.821547335453516" table:style-name="ce153">
            <text:p>84.82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嘉</text:span><text:s/><text:span text:style-name="T6">義</text:span><text:s/><text:span text:style-name="T6">縣</text:span></text:p>
          </table:table-cell>
          <table:table-cell office:value-type="float" office:value="486049" table:style-name="ce154">
            <text:p><text:s text:c="3"/>486,049</text:p>
          </table:table-cell>
          <table:table-cell office:value-type="float" office:value="251718" table:style-name="ce154">
            <text:p><text:s text:c="3"/>251,718</text:p>
          </table:table-cell>
          <table:table-cell office:value-type="float" office:value="234331" table:style-name="ce154">
            <text:p><text:s text:c="3"/>234,331</text:p>
          </table:table-cell>
          <table:table-cell office:value-type="float" office:value="100" table:style-name="ce155">
            <text:p>100.00</text:p>
          </table:table-cell>
          <table:table-cell office:value-type="float" office:value="41478" table:style-name="ce154">
            <text:p><text:s text:c="3"/>41,478</text:p>
          </table:table-cell>
          <table:table-cell office:value-type="float" office:value="21557" table:style-name="ce154">
            <text:p><text:s text:c="3"/>21,557</text:p>
          </table:table-cell>
          <table:table-cell office:value-type="float" office:value="19921" table:style-name="ce154">
            <text:p><text:s text:c="3"/>19,921</text:p>
          </table:table-cell>
          <table:table-cell office:value-type="float" office:value="8.5337075068563006" table:style-name="ce155">
            <text:p>8.53</text:p>
          </table:table-cell>
          <table:table-cell office:value-type="float" office:value="337683" table:style-name="ce154">
            <text:p><text:s text:c="3"/>337,683</text:p>
          </table:table-cell>
          <table:table-cell office:value-type="float" office:value="179933" table:style-name="ce154">
            <text:p><text:s text:c="3"/>179,933</text:p>
          </table:table-cell>
          <table:table-cell office:value-type="float" office:value="157750" table:style-name="ce154">
            <text:p><text:s text:c="3"/>157,750</text:p>
          </table:table-cell>
          <table:table-cell office:value-type="float" office:value="69.475094074877219" table:style-name="ce155">
            <text:p>69.48</text:p>
          </table:table-cell>
          <table:table-cell office:value-type="float" office:value="106888" table:style-name="ce154">
            <text:p><text:s text:c="3"/>106,888</text:p>
          </table:table-cell>
          <table:table-cell office:value-type="float" office:value="50228" table:style-name="ce154">
            <text:p><text:s text:c="3"/>50,228</text:p>
          </table:table-cell>
          <table:table-cell office:value-type="float" office:value="56660" table:style-name="ce154">
            <text:p><text:s text:c="3"/>56,660</text:p>
          </table:table-cell>
          <table:table-cell office:value-type="float" office:value="21.991198418266471" table:style-name="ce155">
            <text:p>21.99</text:p>
          </table:table-cell>
          <table:table-cell office:value-type="float" office:value="196824" table:style-name="ce154">
            <text:p><text:s text:c="3"/>196,824</text:p>
          </table:table-cell>
          <table:table-cell office:value-type="float" office:value="103944" table:style-name="ce154">
            <text:p><text:s text:c="3"/>103,944</text:p>
          </table:table-cell>
          <table:table-cell office:value-type="float" office:value="92880" table:style-name="ce154">
            <text:p><text:s text:c="3"/>92,880</text:p>
          </table:table-cell>
          <table:table-cell office:value-type="float" office:value="40.494682634878373" table:style-name="ce155">
            <text:p>40.49</text:p>
          </table:table-cell>
          <table:table-cell office:value-type="float" office:value="423863" table:style-name="ce154">
            <text:p><text:s text:c="3"/>423,863</text:p>
          </table:table-cell>
          <table:table-cell office:value-type="float" office:value="219286" table:style-name="ce154">
            <text:p><text:s text:c="3"/>219,286</text:p>
          </table:table-cell>
          <table:table-cell office:value-type="float" office:value="204577" table:style-name="ce154">
            <text:p><text:s text:c="3"/>204,577</text:p>
          </table:table-cell>
          <table:table-cell office:value-type="float" office:value="87.205816697493461" table:style-name="ce155">
            <text:p>87.21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屏</text:span><text:s/><text:span text:style-name="T6">東</text:span><text:s/><text:span text:style-name="T6">縣</text:span></text:p>
          </table:table-cell>
          <table:table-cell office:value-type="float" office:value="796936" table:style-name="ce156">
            <text:p><text:s text:c="3"/>796,936</text:p>
          </table:table-cell>
          <table:table-cell office:value-type="float" office:value="404254" table:style-name="ce156">
            <text:p><text:s text:c="3"/>404,254</text:p>
          </table:table-cell>
          <table:table-cell office:value-type="float" office:value="392682" table:style-name="ce156">
            <text:p><text:s text:c="3"/>392,682</text:p>
          </table:table-cell>
          <table:table-cell office:value-type="float" office:value="100" table:style-name="ce157">
            <text:p>100.00</text:p>
          </table:table-cell>
          <table:table-cell office:value-type="float" office:value="80426" table:style-name="ce156">
            <text:p><text:s text:c="3"/>80,426</text:p>
          </table:table-cell>
          <table:table-cell office:value-type="float" office:value="41799" table:style-name="ce156">
            <text:p><text:s text:c="3"/>41,799</text:p>
          </table:table-cell>
          <table:table-cell office:value-type="float" office:value="38627" table:style-name="ce156">
            <text:p><text:s text:c="3"/>38,627</text:p>
          </table:table-cell>
          <table:table-cell office:value-type="float" office:value="10.091901984601019" table:style-name="ce157">
            <text:p>10.09</text:p>
          </table:table-cell>
          <table:table-cell office:value-type="float" office:value="559016" table:style-name="ce156">
            <text:p><text:s text:c="3"/>559,016</text:p>
          </table:table-cell>
          <table:table-cell office:value-type="float" office:value="289598" table:style-name="ce156">
            <text:p><text:s text:c="3"/>289,598</text:p>
          </table:table-cell>
          <table:table-cell office:value-type="float" office:value="269418" table:style-name="ce156">
            <text:p><text:s text:c="3"/>269,418</text:p>
          </table:table-cell>
          <table:table-cell office:value-type="float" office:value="70.145657869640715" table:style-name="ce157">
            <text:p>70.15</text:p>
          </table:table-cell>
          <table:table-cell office:value-type="float" office:value="157494" table:style-name="ce156">
            <text:p><text:s text:c="3"/>157,494</text:p>
          </table:table-cell>
          <table:table-cell office:value-type="float" office:value="72857" table:style-name="ce156">
            <text:p><text:s text:c="3"/>72,857</text:p>
          </table:table-cell>
          <table:table-cell office:value-type="float" office:value="84637" table:style-name="ce156">
            <text:p><text:s text:c="3"/>84,637</text:p>
          </table:table-cell>
          <table:table-cell office:value-type="float" office:value="19.762440145758259" table:style-name="ce157">
            <text:p>19.76</text:p>
          </table:table-cell>
          <table:table-cell office:value-type="float" office:value="333224" table:style-name="ce156">
            <text:p><text:s text:c="3"/>333,224</text:p>
          </table:table-cell>
          <table:table-cell office:value-type="float" office:value="174004" table:style-name="ce156">
            <text:p><text:s text:c="3"/>174,004</text:p>
          </table:table-cell>
          <table:table-cell office:value-type="float" office:value="159220" table:style-name="ce156">
            <text:p><text:s text:c="3"/>159,220</text:p>
          </table:table-cell>
          <table:table-cell office:value-type="float" office:value="41.813144342833063" table:style-name="ce157">
            <text:p>41.81</text:p>
          </table:table-cell>
          <table:table-cell office:value-type="float" office:value="682959" table:style-name="ce156">
            <text:p><text:s text:c="3"/>682,959</text:p>
          </table:table-cell>
          <table:table-cell office:value-type="float" office:value="344917" table:style-name="ce156">
            <text:p><text:s text:c="3"/>344,917</text:p>
          </table:table-cell>
          <table:table-cell office:value-type="float" office:value="338042" table:style-name="ce156">
            <text:p><text:s text:c="3"/>338,042</text:p>
          </table:table-cell>
          <table:table-cell office:value-type="float" office:value="85.698098718090293" table:style-name="ce157">
            <text:p>85.70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臺</text:span><text:s/><text:span text:style-name="T6">東</text:span><text:s/><text:span text:style-name="T6">縣</text:span></text:p>
          </table:table-cell>
          <table:table-cell office:value-type="float" office:value="211933" table:style-name="ce158">
            <text:p><text:s text:c="3"/>211,933</text:p>
          </table:table-cell>
          <table:table-cell office:value-type="float" office:value="108251" table:style-name="ce158">
            <text:p><text:s text:c="3"/>108,251</text:p>
          </table:table-cell>
          <table:table-cell office:value-type="float" office:value="103682" table:style-name="ce158">
            <text:p><text:s text:c="3"/>103,682</text:p>
          </table:table-cell>
          <table:table-cell office:value-type="float" office:value="100" table:style-name="ce159">
            <text:p>100.00</text:p>
          </table:table-cell>
          <table:table-cell office:value-type="float" office:value="23420" table:style-name="ce158">
            <text:p><text:s text:c="3"/>23,420</text:p>
          </table:table-cell>
          <table:table-cell office:value-type="float" office:value="12265" table:style-name="ce158">
            <text:p><text:s text:c="3"/>12,265</text:p>
          </table:table-cell>
          <table:table-cell office:value-type="float" office:value="11155" table:style-name="ce158">
            <text:p><text:s text:c="3"/>11,155</text:p>
          </table:table-cell>
          <table:table-cell office:value-type="float" office:value="11.05066223759396" table:style-name="ce159">
            <text:p>11.05</text:p>
          </table:table-cell>
          <table:table-cell office:value-type="float" office:value="148179" table:style-name="ce158">
            <text:p><text:s text:c="3"/>148,179</text:p>
          </table:table-cell>
          <table:table-cell office:value-type="float" office:value="77656" table:style-name="ce158">
            <text:p><text:s text:c="3"/>77,656</text:p>
          </table:table-cell>
          <table:table-cell office:value-type="float" office:value="70523" table:style-name="ce158">
            <text:p><text:s text:c="3"/>70,523</text:p>
          </table:table-cell>
          <table:table-cell office:value-type="float" office:value="69.9178513964319" table:style-name="ce159">
            <text:p>69.92</text:p>
          </table:table-cell>
          <table:table-cell office:value-type="float" office:value="40334" table:style-name="ce158">
            <text:p><text:s text:c="3"/>40,334</text:p>
          </table:table-cell>
          <table:table-cell office:value-type="float" office:value="18330" table:style-name="ce158">
            <text:p><text:s text:c="3"/>18,330</text:p>
          </table:table-cell>
          <table:table-cell office:value-type="float" office:value="22004" table:style-name="ce158">
            <text:p><text:s text:c="3"/>22,004</text:p>
          </table:table-cell>
          <table:table-cell office:value-type="float" office:value="19.03148636597415" table:style-name="ce159">
            <text:p>19.03</text:p>
          </table:table-cell>
          <table:table-cell office:value-type="float" office:value="86921" table:style-name="ce158">
            <text:p><text:s text:c="3"/>86,921</text:p>
          </table:table-cell>
          <table:table-cell office:value-type="float" office:value="45547" table:style-name="ce158">
            <text:p><text:s text:c="3"/>45,547</text:p>
          </table:table-cell>
          <table:table-cell office:value-type="float" office:value="41374" table:style-name="ce158">
            <text:p><text:s text:c="3"/>41,374</text:p>
          </table:table-cell>
          <table:table-cell office:value-type="float" office:value="41.013433490773018" table:style-name="ce159">
            <text:p>41.01</text:p>
          </table:table-cell>
          <table:table-cell office:value-type="float" office:value="178889" table:style-name="ce158">
            <text:p><text:s text:c="3"/>178,889</text:p>
          </table:table-cell>
          <table:table-cell office:value-type="float" office:value="90893" table:style-name="ce158">
            <text:p><text:s text:c="3"/>90,893</text:p>
          </table:table-cell>
          <table:table-cell office:value-type="float" office:value="87996" table:style-name="ce158">
            <text:p><text:s text:c="3"/>87,996</text:p>
          </table:table-cell>
          <table:table-cell office:value-type="float" office:value="84.408279975275207" table:style-name="ce159">
            <text:p>84.41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花</text:span><text:s/><text:span text:style-name="T6">蓮</text:span><text:s/><text:span text:style-name="T6">縣</text:span></text:p>
          </table:table-cell>
          <table:table-cell office:value-type="float" office:value="318165" table:style-name="ce160">
            <text:p><text:s text:c="3"/>318,165</text:p>
          </table:table-cell>
          <table:table-cell office:value-type="float" office:value="160112" table:style-name="ce160">
            <text:p><text:s text:c="3"/>160,112</text:p>
          </table:table-cell>
          <table:table-cell office:value-type="float" office:value="158053" table:style-name="ce160">
            <text:p><text:s text:c="3"/>158,053</text:p>
          </table:table-cell>
          <table:table-cell office:value-type="float" office:value="100" table:style-name="ce161">
            <text:p>100.00</text:p>
          </table:table-cell>
          <table:table-cell office:value-type="float" office:value="35864" table:style-name="ce160">
            <text:p><text:s text:c="3"/>35,864</text:p>
          </table:table-cell>
          <table:table-cell office:value-type="float" office:value="18763" table:style-name="ce160">
            <text:p><text:s text:c="3"/>18,763</text:p>
          </table:table-cell>
          <table:table-cell office:value-type="float" office:value="17101" table:style-name="ce160">
            <text:p><text:s text:c="3"/>17,101</text:p>
          </table:table-cell>
          <table:table-cell office:value-type="float" office:value="11.27213867018685" table:style-name="ce161">
            <text:p>11.27</text:p>
          </table:table-cell>
          <table:table-cell office:value-type="float" office:value="220386" table:style-name="ce160">
            <text:p><text:s text:c="3"/>220,386</text:p>
          </table:table-cell>
          <table:table-cell office:value-type="float" office:value="113065" table:style-name="ce160">
            <text:p><text:s text:c="3"/>113,065</text:p>
          </table:table-cell>
          <table:table-cell office:value-type="float" office:value="107321" table:style-name="ce160">
            <text:p><text:s text:c="3"/>107,321</text:p>
          </table:table-cell>
          <table:table-cell office:value-type="float" office:value="69.267832728301343" table:style-name="ce161">
            <text:p>69.27</text:p>
          </table:table-cell>
          <table:table-cell office:value-type="float" office:value="61915" table:style-name="ce160">
            <text:p><text:s text:c="3"/>61,915</text:p>
          </table:table-cell>
          <table:table-cell office:value-type="float" office:value="28284" table:style-name="ce160">
            <text:p><text:s text:c="3"/>28,284</text:p>
          </table:table-cell>
          <table:table-cell office:value-type="float" office:value="33631" table:style-name="ce160">
            <text:p><text:s text:c="3"/>33,631</text:p>
          </table:table-cell>
          <table:table-cell office:value-type="float" office:value="19.460028601511791" table:style-name="ce161">
            <text:p>19.46</text:p>
          </table:table-cell>
          <table:table-cell office:value-type="float" office:value="131186" table:style-name="ce160">
            <text:p><text:s text:c="3"/>131,186</text:p>
          </table:table-cell>
          <table:table-cell office:value-type="float" office:value="67840" table:style-name="ce160">
            <text:p><text:s text:c="3"/>67,840</text:p>
          </table:table-cell>
          <table:table-cell office:value-type="float" office:value="63346" table:style-name="ce160">
            <text:p><text:s text:c="3"/>63,346</text:p>
          </table:table-cell>
          <table:table-cell office:value-type="float" office:value="41.23206512344224" table:style-name="ce161">
            <text:p>41.23</text:p>
          </table:table-cell>
          <table:table-cell office:value-type="float" office:value="268195" table:style-name="ce160">
            <text:p><text:s text:c="3"/>268,195</text:p>
          </table:table-cell>
          <table:table-cell office:value-type="float" office:value="133958" table:style-name="ce160">
            <text:p><text:s text:c="3"/>133,958</text:p>
          </table:table-cell>
          <table:table-cell office:value-type="float" office:value="134237" table:style-name="ce160">
            <text:p><text:s text:c="3"/>134,237</text:p>
          </table:table-cell>
          <table:table-cell office:value-type="float" office:value="84.294312699385543" table:style-name="ce161">
            <text:p>84.29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澎</text:span><text:s/><text:span text:style-name="T6">湖</text:span><text:s/><text:span text:style-name="T6">縣</text:span></text:p>
          </table:table-cell>
          <table:table-cell office:value-type="float" office:value="107331" table:style-name="ce162">
            <text:p><text:s text:c="3"/>107,331</text:p>
          </table:table-cell>
          <table:table-cell office:value-type="float" office:value="54987" table:style-name="ce162">
            <text:p><text:s text:c="3"/>54,987</text:p>
          </table:table-cell>
          <table:table-cell office:value-type="float" office:value="52344" table:style-name="ce162">
            <text:p><text:s text:c="3"/>52,344</text:p>
          </table:table-cell>
          <table:table-cell office:value-type="float" office:value="100" table:style-name="ce163">
            <text:p>100.00</text:p>
          </table:table-cell>
          <table:table-cell office:value-type="float" office:value="10538" table:style-name="ce162">
            <text:p><text:s text:c="3"/>10,538</text:p>
          </table:table-cell>
          <table:table-cell office:value-type="float" office:value="5499" table:style-name="ce162">
            <text:p><text:s text:c="3"/>5,499</text:p>
          </table:table-cell>
          <table:table-cell office:value-type="float" office:value="5039" table:style-name="ce162">
            <text:p><text:s text:c="3"/>5,039</text:p>
          </table:table-cell>
          <table:table-cell office:value-type="float" office:value="9.8182258620529002" table:style-name="ce163">
            <text:p>9.82</text:p>
          </table:table-cell>
          <table:table-cell office:value-type="float" office:value="76791" table:style-name="ce162">
            <text:p><text:s text:c="3"/>76,791</text:p>
          </table:table-cell>
          <table:table-cell office:value-type="float" office:value="40109" table:style-name="ce162">
            <text:p><text:s text:c="3"/>40,109</text:p>
          </table:table-cell>
          <table:table-cell office:value-type="float" office:value="36682" table:style-name="ce162">
            <text:p><text:s text:c="3"/>36,682</text:p>
          </table:table-cell>
          <table:table-cell office:value-type="float" office:value="71.545965284959607" table:style-name="ce163">
            <text:p>71.55</text:p>
          </table:table-cell>
          <table:table-cell office:value-type="float" office:value="20002" table:style-name="ce162">
            <text:p><text:s text:c="3"/>20,002</text:p>
          </table:table-cell>
          <table:table-cell office:value-type="float" office:value="9379" table:style-name="ce162">
            <text:p><text:s text:c="3"/>9,379</text:p>
          </table:table-cell>
          <table:table-cell office:value-type="float" office:value="10623" table:style-name="ce162">
            <text:p><text:s text:c="3"/>10,623</text:p>
          </table:table-cell>
          <table:table-cell office:value-type="float" office:value="18.635808852987491" table:style-name="ce163">
            <text:p>18.64</text:p>
          </table:table-cell>
          <table:table-cell office:value-type="float" office:value="47844" table:style-name="ce162">
            <text:p><text:s text:c="3"/>47,844</text:p>
          </table:table-cell>
          <table:table-cell office:value-type="float" office:value="24951" table:style-name="ce162">
            <text:p><text:s text:c="3"/>24,951</text:p>
          </table:table-cell>
          <table:table-cell office:value-type="float" office:value="22893" table:style-name="ce162">
            <text:p><text:s text:c="3"/>22,893</text:p>
          </table:table-cell>
          <table:table-cell office:value-type="float" office:value="44.576124325684098" table:style-name="ce163">
            <text:p>44.58</text:p>
          </table:table-cell>
          <table:table-cell office:value-type="float" office:value="92273" table:style-name="ce162">
            <text:p><text:s text:c="3"/>92,273</text:p>
          </table:table-cell>
          <table:table-cell office:value-type="float" office:value="47071" table:style-name="ce162">
            <text:p><text:s text:c="3"/>47,071</text:p>
          </table:table-cell>
          <table:table-cell office:value-type="float" office:value="45202" table:style-name="ce162">
            <text:p><text:s text:c="3"/>45,202</text:p>
          </table:table-cell>
          <table:table-cell office:value-type="float" office:value="85.970502464339276" table:style-name="ce163">
            <text:p>85.97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基</text:span><text:s/><text:span text:style-name="T6">隆</text:span><text:s/><text:span text:style-name="T6">市</text:span></text:p>
          </table:table-cell>
          <table:table-cell office:value-type="float" office:value="362539" table:style-name="ce164">
            <text:p><text:s text:c="3"/>362,539</text:p>
          </table:table-cell>
          <table:table-cell office:value-type="float" office:value="180408" table:style-name="ce164">
            <text:p><text:s text:c="3"/>180,408</text:p>
          </table:table-cell>
          <table:table-cell office:value-type="float" office:value="182131" table:style-name="ce164">
            <text:p><text:s text:c="3"/>182,131</text:p>
          </table:table-cell>
          <table:table-cell office:value-type="float" office:value="100" table:style-name="ce165">
            <text:p>100.00</text:p>
          </table:table-cell>
          <table:table-cell office:value-type="float" office:value="35457" table:style-name="ce164">
            <text:p><text:s text:c="3"/>35,457</text:p>
          </table:table-cell>
          <table:table-cell office:value-type="float" office:value="18389" table:style-name="ce164">
            <text:p><text:s text:c="3"/>18,389</text:p>
          </table:table-cell>
          <table:table-cell office:value-type="float" office:value="17068" table:style-name="ce164">
            <text:p><text:s text:c="3"/>17,068</text:p>
          </table:table-cell>
          <table:table-cell office:value-type="float" office:value="9.7801891658552602" table:style-name="ce165">
            <text:p>9.78</text:p>
          </table:table-cell>
          <table:table-cell office:value-type="float" office:value="255406" table:style-name="ce164">
            <text:p><text:s text:c="3"/>255,406</text:p>
          </table:table-cell>
          <table:table-cell office:value-type="float" office:value="129828" table:style-name="ce164">
            <text:p><text:s text:c="3"/>129,828</text:p>
          </table:table-cell>
          <table:table-cell office:value-type="float" office:value="125578" table:style-name="ce164">
            <text:p><text:s text:c="3"/>125,578</text:p>
          </table:table-cell>
          <table:table-cell office:value-type="float" office:value="70.449248218812315" table:style-name="ce165">
            <text:p>70.45</text:p>
          </table:table-cell>
          <table:table-cell office:value-type="float" office:value="71676" table:style-name="ce164">
            <text:p><text:s text:c="3"/>71,676</text:p>
          </table:table-cell>
          <table:table-cell office:value-type="float" office:value="32191" table:style-name="ce164">
            <text:p><text:s text:c="3"/>32,191</text:p>
          </table:table-cell>
          <table:table-cell office:value-type="float" office:value="39485" table:style-name="ce164">
            <text:p><text:s text:c="3"/>39,485</text:p>
          </table:table-cell>
          <table:table-cell office:value-type="float" office:value="19.77056261533242" table:style-name="ce165">
            <text:p>19.77</text:p>
          </table:table-cell>
          <table:table-cell office:value-type="float" office:value="149949" table:style-name="ce164">
            <text:p><text:s text:c="3"/>149,949</text:p>
          </table:table-cell>
          <table:table-cell office:value-type="float" office:value="77277" table:style-name="ce164">
            <text:p><text:s text:c="3"/>77,277</text:p>
          </table:table-cell>
          <table:table-cell office:value-type="float" office:value="72672" table:style-name="ce164">
            <text:p><text:s text:c="3"/>72,672</text:p>
          </table:table-cell>
          <table:table-cell office:value-type="float" office:value="41.360791528635538" table:style-name="ce165">
            <text:p>41.36</text:p>
          </table:table-cell>
          <table:table-cell office:value-type="float" office:value="312484" table:style-name="ce164">
            <text:p><text:s text:c="3"/>312,484</text:p>
          </table:table-cell>
          <table:table-cell office:value-type="float" office:value="154338" table:style-name="ce164">
            <text:p><text:s text:c="3"/>154,338</text:p>
          </table:table-cell>
          <table:table-cell office:value-type="float" office:value="158146" table:style-name="ce164">
            <text:p><text:s text:c="3"/>158,146</text:p>
          </table:table-cell>
          <table:table-cell office:value-type="float" office:value="86.19320955814409" table:style-name="ce165">
            <text:p>86.19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新</text:span><text:s/><text:span text:style-name="T6">竹</text:span><text:s/><text:span text:style-name="T6">市</text:span></text:p>
          </table:table-cell>
          <table:table-cell office:value-type="float" office:value="455069" table:style-name="ce166">
            <text:p><text:s text:c="3"/>455,069</text:p>
          </table:table-cell>
          <table:table-cell office:value-type="float" office:value="224528" table:style-name="ce166">
            <text:p><text:s text:c="3"/>224,528</text:p>
          </table:table-cell>
          <table:table-cell office:value-type="float" office:value="230541" table:style-name="ce166">
            <text:p><text:s text:c="3"/>230,541</text:p>
          </table:table-cell>
          <table:table-cell office:value-type="float" office:value="100" table:style-name="ce167">
            <text:p>100.00</text:p>
          </table:table-cell>
          <table:table-cell office:value-type="float" office:value="72949" table:style-name="ce166">
            <text:p><text:s text:c="3"/>72,949</text:p>
          </table:table-cell>
          <table:table-cell office:value-type="float" office:value="37835" table:style-name="ce166">
            <text:p><text:s text:c="3"/>37,835</text:p>
          </table:table-cell>
          <table:table-cell office:value-type="float" office:value="35114" table:style-name="ce166">
            <text:p><text:s text:c="3"/>35,114</text:p>
          </table:table-cell>
          <table:table-cell office:value-type="float" office:value="16.030316281706732" table:style-name="ce167">
            <text:p>16.03</text:p>
          </table:table-cell>
          <table:table-cell office:value-type="float" office:value="316309" table:style-name="ce166">
            <text:p><text:s text:c="3"/>316,309</text:p>
          </table:table-cell>
          <table:table-cell office:value-type="float" office:value="157659" table:style-name="ce166">
            <text:p><text:s text:c="3"/>157,659</text:p>
          </table:table-cell>
          <table:table-cell office:value-type="float" office:value="158650" table:style-name="ce166">
            <text:p><text:s text:c="3"/>158,650</text:p>
          </table:table-cell>
          <table:table-cell office:value-type="float" office:value="69.507920776849232" table:style-name="ce167">
            <text:p>69.51</text:p>
          </table:table-cell>
          <table:table-cell office:value-type="float" office:value="65811" table:style-name="ce166">
            <text:p><text:s text:c="3"/>65,811</text:p>
          </table:table-cell>
          <table:table-cell office:value-type="float" office:value="29034" table:style-name="ce166">
            <text:p><text:s text:c="3"/>29,034</text:p>
          </table:table-cell>
          <table:table-cell office:value-type="float" office:value="36777" table:style-name="ce166">
            <text:p><text:s text:c="3"/>36,777</text:p>
          </table:table-cell>
          <table:table-cell office:value-type="float" office:value="14.461762941444039" table:style-name="ce167">
            <text:p>14.46</text:p>
          </table:table-cell>
          <table:table-cell office:value-type="float" office:value="200628" table:style-name="ce166">
            <text:p><text:s text:c="3"/>200,628</text:p>
          </table:table-cell>
          <table:table-cell office:value-type="float" office:value="100378" table:style-name="ce166">
            <text:p><text:s text:c="3"/>100,378</text:p>
          </table:table-cell>
          <table:table-cell office:value-type="float" office:value="100250" table:style-name="ce166">
            <text:p><text:s text:c="3"/>100,250</text:p>
          </table:table-cell>
          <table:table-cell office:value-type="float" office:value="44.087380155536863" table:style-name="ce167">
            <text:p>44.09</text:p>
          </table:table-cell>
          <table:table-cell office:value-type="float" office:value="358335" table:style-name="ce166">
            <text:p><text:s text:c="3"/>358,335</text:p>
          </table:table-cell>
          <table:table-cell office:value-type="float" office:value="174235" table:style-name="ce166">
            <text:p><text:s text:c="3"/>174,235</text:p>
          </table:table-cell>
          <table:table-cell office:value-type="float" office:value="184100" table:style-name="ce166">
            <text:p><text:s text:c="3"/>184,100</text:p>
          </table:table-cell>
          <table:table-cell office:value-type="float" office:value="78.7430038082137" table:style-name="ce167">
            <text:p>78.74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嘉</text:span><text:s/><text:span text:style-name="T6">義</text:span><text:s/><text:span text:style-name="T6">市</text:span></text:p>
          </table:table-cell>
          <table:table-cell office:value-type="float" office:value="263810" table:style-name="ce168">
            <text:p><text:s text:c="3"/>263,810</text:p>
          </table:table-cell>
          <table:table-cell office:value-type="float" office:value="126867" table:style-name="ce168">
            <text:p><text:s text:c="3"/>126,867</text:p>
          </table:table-cell>
          <table:table-cell office:value-type="float" office:value="136943" table:style-name="ce168">
            <text:p><text:s text:c="3"/>136,943</text:p>
          </table:table-cell>
          <table:table-cell office:value-type="float" office:value="100" table:style-name="ce169">
            <text:p>100.00</text:p>
          </table:table-cell>
          <table:table-cell office:value-type="float" office:value="33105" table:style-name="ce168">
            <text:p><text:s text:c="3"/>33,105</text:p>
          </table:table-cell>
          <table:table-cell office:value-type="float" office:value="17146" table:style-name="ce168">
            <text:p><text:s text:c="3"/>17,146</text:p>
          </table:table-cell>
          <table:table-cell office:value-type="float" office:value="15959" table:style-name="ce168">
            <text:p><text:s text:c="3"/>15,959</text:p>
          </table:table-cell>
          <table:table-cell office:value-type="float" office:value="12.54880406353057" table:style-name="ce169">
            <text:p>12.55</text:p>
          </table:table-cell>
          <table:table-cell office:value-type="float" office:value="183185" table:style-name="ce168">
            <text:p><text:s text:c="3"/>183,185</text:p>
          </table:table-cell>
          <table:table-cell office:value-type="float" office:value="88945" table:style-name="ce168">
            <text:p><text:s text:c="3"/>88,945</text:p>
          </table:table-cell>
          <table:table-cell office:value-type="float" office:value="94240" table:style-name="ce168">
            <text:p><text:s text:c="3"/>94,240</text:p>
          </table:table-cell>
          <table:table-cell office:value-type="float" office:value="69.438232060952956" table:style-name="ce169">
            <text:p>69.44</text:p>
          </table:table-cell>
          <table:table-cell office:value-type="float" office:value="47520" table:style-name="ce168">
            <text:p><text:s text:c="3"/>47,520</text:p>
          </table:table-cell>
          <table:table-cell office:value-type="float" office:value="20776" table:style-name="ce168">
            <text:p><text:s text:c="3"/>20,776</text:p>
          </table:table-cell>
          <table:table-cell office:value-type="float" office:value="26744" table:style-name="ce168">
            <text:p><text:s text:c="3"/>26,744</text:p>
          </table:table-cell>
          <table:table-cell office:value-type="float" office:value="18.012963875516469" table:style-name="ce169">
            <text:p>18.01</text:p>
          </table:table-cell>
          <table:table-cell office:value-type="float" office:value="110933" table:style-name="ce168">
            <text:p><text:s text:c="3"/>110,933</text:p>
          </table:table-cell>
          <table:table-cell office:value-type="float" office:value="54421" table:style-name="ce168">
            <text:p><text:s text:c="3"/>54,421</text:p>
          </table:table-cell>
          <table:table-cell office:value-type="float" office:value="56512" table:style-name="ce168">
            <text:p><text:s text:c="3"/>56,512</text:p>
          </table:table-cell>
          <table:table-cell office:value-type="float" office:value="42.050339259315408" table:style-name="ce169">
            <text:p>42.05</text:p>
          </table:table-cell>
          <table:table-cell office:value-type="float" office:value="217582" table:style-name="ce168">
            <text:p><text:s text:c="3"/>217,582</text:p>
          </table:table-cell>
          <table:table-cell office:value-type="float" office:value="102902" table:style-name="ce168">
            <text:p><text:s text:c="3"/>102,902</text:p>
          </table:table-cell>
          <table:table-cell office:value-type="float" office:value="114680" table:style-name="ce168">
            <text:p><text:s text:c="3"/>114,680</text:p>
          </table:table-cell>
          <table:table-cell office:value-type="float" office:value="82.476782532883519" table:style-name="ce169">
            <text:p>82.48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4">
            <text:p><text:span text:style-name="T8">福</text:span><text:s/><text:span text:style-name="T8">建</text:span><text:s/><text:span text:style-name="T8">省</text:span></text:p>
          </table:table-cell>
          <table:table-cell office:value-type="float" office:value="157114" table:style-name="ce170">
            <text:p><text:s text:c="3"/>157,114</text:p>
          </table:table-cell>
          <table:table-cell office:value-type="float" office:value="79095" table:style-name="ce170">
            <text:p><text:s text:c="3"/>79,095</text:p>
          </table:table-cell>
          <table:table-cell office:value-type="float" office:value="78019" table:style-name="ce170">
            <text:p><text:s text:c="3"/>78,019</text:p>
          </table:table-cell>
          <table:table-cell office:value-type="float" office:value="100" table:style-name="ce171">
            <text:p>100.00</text:p>
          </table:table-cell>
          <table:table-cell office:value-type="float" office:value="13233" table:style-name="ce170">
            <text:p><text:s text:c="3"/>13,233</text:p>
          </table:table-cell>
          <table:table-cell office:value-type="float" office:value="6878" table:style-name="ce170">
            <text:p><text:s text:c="3"/>6,878</text:p>
          </table:table-cell>
          <table:table-cell office:value-type="float" office:value="6355" table:style-name="ce170">
            <text:p><text:s text:c="3"/>6,355</text:p>
          </table:table-cell>
          <table:table-cell office:value-type="float" office:value="8.4225466858459495" table:style-name="ce171">
            <text:p>8.42</text:p>
          </table:table-cell>
          <table:table-cell office:value-type="float" office:value="117585" table:style-name="ce170">
            <text:p><text:s text:c="3"/>117,585</text:p>
          </table:table-cell>
          <table:table-cell office:value-type="float" office:value="59461" table:style-name="ce170">
            <text:p><text:s text:c="3"/>59,461</text:p>
          </table:table-cell>
          <table:table-cell office:value-type="float" office:value="58124" table:style-name="ce170">
            <text:p><text:s text:c="3"/>58,124</text:p>
          </table:table-cell>
          <table:table-cell office:value-type="float" office:value="74.840561630408502" table:style-name="ce171">
            <text:p>74.84</text:p>
          </table:table-cell>
          <table:table-cell office:value-type="float" office:value="26296" table:style-name="ce170">
            <text:p><text:s text:c="3"/>26,296</text:p>
          </table:table-cell>
          <table:table-cell office:value-type="float" office:value="12756" table:style-name="ce170">
            <text:p><text:s text:c="3"/>12,756</text:p>
          </table:table-cell>
          <table:table-cell office:value-type="float" office:value="13540" table:style-name="ce170">
            <text:p><text:s text:c="3"/>13,540</text:p>
          </table:table-cell>
          <table:table-cell office:value-type="float" office:value="16.736891683745561" table:style-name="ce171">
            <text:p>16.74</text:p>
          </table:table-cell>
          <table:table-cell office:value-type="float" office:value="70215" table:style-name="ce170">
            <text:p><text:s text:c="3"/>70,215</text:p>
          </table:table-cell>
          <table:table-cell office:value-type="float" office:value="35495" table:style-name="ce170">
            <text:p><text:s text:c="3"/>35,495</text:p>
          </table:table-cell>
          <table:table-cell office:value-type="float" office:value="34720" table:style-name="ce170">
            <text:p><text:s text:c="3"/>34,720</text:p>
          </table:table-cell>
          <table:table-cell office:value-type="float" office:value="44.690479524421747" table:style-name="ce171">
            <text:p>44.69</text:p>
          </table:table-cell>
          <table:table-cell office:value-type="float" office:value="138039" table:style-name="ce170">
            <text:p><text:s text:c="3"/>138,039</text:p>
          </table:table-cell>
          <table:table-cell office:value-type="float" office:value="69196" table:style-name="ce170">
            <text:p><text:s text:c="3"/>69,196</text:p>
          </table:table-cell>
          <table:table-cell office:value-type="float" office:value="68843" table:style-name="ce170">
            <text:p><text:s text:c="3"/>68,843</text:p>
          </table:table-cell>
          <table:table-cell office:value-type="float" office:value="87.859134131904227" table:style-name="ce171">
            <text:p>87.86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金</text:span><text:s/><text:span text:style-name="T6">門</text:span><text:s/><text:span text:style-name="T6">縣</text:span></text:p>
          </table:table-cell>
          <table:table-cell office:value-type="float" office:value="143109" table:style-name="ce172">
            <text:p><text:s text:c="3"/>143,109</text:p>
          </table:table-cell>
          <table:table-cell office:value-type="float" office:value="71029" table:style-name="ce172">
            <text:p><text:s text:c="3"/>71,029</text:p>
          </table:table-cell>
          <table:table-cell office:value-type="float" office:value="72080" table:style-name="ce172">
            <text:p><text:s text:c="3"/>72,080</text:p>
          </table:table-cell>
          <table:table-cell office:value-type="float" office:value="100" table:style-name="ce173">
            <text:p>100.00</text:p>
          </table:table-cell>
          <table:table-cell office:value-type="float" office:value="11799" table:style-name="ce172">
            <text:p><text:s text:c="3"/>11,799</text:p>
          </table:table-cell>
          <table:table-cell office:value-type="float" office:value="6115" table:style-name="ce172">
            <text:p><text:s text:c="3"/>6,115</text:p>
          </table:table-cell>
          <table:table-cell office:value-type="float" office:value="5684" table:style-name="ce172">
            <text:p><text:s text:c="3"/>5,684</text:p>
          </table:table-cell>
          <table:table-cell office:value-type="float" office:value="8.2447644802213702" table:style-name="ce173">
            <text:p>8.24</text:p>
          </table:table-cell>
          <table:table-cell office:value-type="float" office:value="107038" table:style-name="ce172">
            <text:p><text:s text:c="3"/>107,038</text:p>
          </table:table-cell>
          <table:table-cell office:value-type="float" office:value="53267" table:style-name="ce172">
            <text:p><text:s text:c="3"/>53,267</text:p>
          </table:table-cell>
          <table:table-cell office:value-type="float" office:value="53771" table:style-name="ce172">
            <text:p><text:s text:c="3"/>53,771</text:p>
          </table:table-cell>
          <table:table-cell office:value-type="float" office:value="74.794736878882532" table:style-name="ce173">
            <text:p>74.79</text:p>
          </table:table-cell>
          <table:table-cell office:value-type="float" office:value="24272" table:style-name="ce172">
            <text:p><text:s text:c="3"/>24,272</text:p>
          </table:table-cell>
          <table:table-cell office:value-type="float" office:value="11647" table:style-name="ce172">
            <text:p><text:s text:c="3"/>11,647</text:p>
          </table:table-cell>
          <table:table-cell office:value-type="float" office:value="12625" table:style-name="ce172">
            <text:p><text:s text:c="3"/>12,625</text:p>
          </table:table-cell>
          <table:table-cell office:value-type="float" office:value="16.960498640896098" table:style-name="ce173">
            <text:p>16.96</text:p>
          </table:table-cell>
          <table:table-cell office:value-type="float" office:value="63556" table:style-name="ce172">
            <text:p><text:s text:c="3"/>63,556</text:p>
          </table:table-cell>
          <table:table-cell office:value-type="float" office:value="31635" table:style-name="ce172">
            <text:p><text:s text:c="3"/>31,635</text:p>
          </table:table-cell>
          <table:table-cell office:value-type="float" office:value="31921" table:style-name="ce172">
            <text:p><text:s text:c="3"/>31,921</text:p>
          </table:table-cell>
          <table:table-cell office:value-type="float" office:value="44.410903576993761" table:style-name="ce173">
            <text:p>44.41</text:p>
          </table:table-cell>
          <table:table-cell office:value-type="float" office:value="125940" table:style-name="ce172">
            <text:p><text:s text:c="3"/>125,940</text:p>
          </table:table-cell>
          <table:table-cell office:value-type="float" office:value="62159" table:style-name="ce172">
            <text:p><text:s text:c="3"/>62,159</text:p>
          </table:table-cell>
          <table:table-cell office:value-type="float" office:value="63781" table:style-name="ce172">
            <text:p><text:s text:c="3"/>63,781</text:p>
          </table:table-cell>
          <table:table-cell office:value-type="float" office:value="88.002850973733302" table:style-name="ce173">
            <text:p>88.00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連</text:span><text:s/><text:span text:style-name="T6">江</text:span><text:s/><text:span text:style-name="T6">縣</text:span></text:p>
          </table:table-cell>
          <table:table-cell office:value-type="float" office:value="14005" table:style-name="ce174">
            <text:p><text:s text:c="3"/>14,005</text:p>
          </table:table-cell>
          <table:table-cell office:value-type="float" office:value="8066" table:style-name="ce174">
            <text:p><text:s text:c="3"/>8,066</text:p>
          </table:table-cell>
          <table:table-cell office:value-type="float" office:value="5939" table:style-name="ce174">
            <text:p><text:s text:c="3"/>5,939</text:p>
          </table:table-cell>
          <table:table-cell office:value-type="float" office:value="100" table:style-name="ce175">
            <text:p>100.00</text:p>
          </table:table-cell>
          <table:table-cell office:value-type="float" office:value="1434" table:style-name="ce174">
            <text:p><text:s text:c="3"/>1,434</text:p>
          </table:table-cell>
          <table:table-cell office:value-type="float" office:value="763" table:style-name="ce174">
            <text:p><text:s text:c="3"/>763</text:p>
          </table:table-cell>
          <table:table-cell office:value-type="float" office:value="671" table:style-name="ce174">
            <text:p><text:s text:c="3"/>671</text:p>
          </table:table-cell>
          <table:table-cell office:value-type="float" office:value="10.239200285612281" table:style-name="ce175">
            <text:p>10.24</text:p>
          </table:table-cell>
          <table:table-cell office:value-type="float" office:value="10547" table:style-name="ce174">
            <text:p><text:s text:c="3"/>10,547</text:p>
          </table:table-cell>
          <table:table-cell office:value-type="float" office:value="6194" table:style-name="ce174">
            <text:p><text:s text:c="3"/>6,194</text:p>
          </table:table-cell>
          <table:table-cell office:value-type="float" office:value="4353" table:style-name="ce174">
            <text:p><text:s text:c="3"/>4,353</text:p>
          </table:table-cell>
          <table:table-cell office:value-type="float" office:value="75.308818279186013" table:style-name="ce175">
            <text:p>75.31</text:p>
          </table:table-cell>
          <table:table-cell office:value-type="float" office:value="2024" table:style-name="ce174">
            <text:p><text:s text:c="3"/>2,024</text:p>
          </table:table-cell>
          <table:table-cell office:value-type="float" office:value="1109" table:style-name="ce174">
            <text:p><text:s text:c="3"/>1,109</text:p>
          </table:table-cell>
          <table:table-cell office:value-type="float" office:value="915" table:style-name="ce174">
            <text:p><text:s text:c="3"/>915</text:p>
          </table:table-cell>
          <table:table-cell office:value-type="float" office:value="14.451981435201709" table:style-name="ce175">
            <text:p>14.45</text:p>
          </table:table-cell>
          <table:table-cell office:value-type="float" office:value="6659" table:style-name="ce174">
            <text:p><text:s text:c="3"/>6,659</text:p>
          </table:table-cell>
          <table:table-cell office:value-type="float" office:value="3860" table:style-name="ce174">
            <text:p><text:s text:c="3"/>3,860</text:p>
          </table:table-cell>
          <table:table-cell office:value-type="float" office:value="2799" table:style-name="ce174">
            <text:p><text:s text:c="3"/>2,799</text:p>
          </table:table-cell>
          <table:table-cell office:value-type="float" office:value="47.547304534094962" table:style-name="ce175">
            <text:p>47.55</text:p>
          </table:table-cell>
          <table:table-cell office:value-type="float" office:value="12099" table:style-name="ce174">
            <text:p><text:s text:c="3"/>12,099</text:p>
          </table:table-cell>
          <table:table-cell office:value-type="float" office:value="7037" table:style-name="ce174">
            <text:p><text:s text:c="3"/>7,037</text:p>
          </table:table-cell>
          <table:table-cell office:value-type="float" office:value="5062" table:style-name="ce174">
            <text:p><text:s text:c="3"/>5,062</text:p>
          </table:table-cell>
          <table:table-cell office:value-type="float" office:value="86.390574794716173" table:style-name="ce175">
            <text:p>86.39</text:p>
          </table:table-cell>
          <table:table-cell table:number-columns-repeated="16359" table:style-name="ce66"/>
        </table:table-row>
        <table:table-row table:style-name="ro28">
          <table:table-cell table:style-name="ce67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16359" table:style-name="ce59"/>
        </table:table-row>
        <table:table-row table:style-name="ro20">
          <table:table-cell table:style-name="ce70"/>
          <table:table-cell table:number-columns-repeated="23" table:style-name="ce71"/>
          <table:table-cell office:value-type="string" table:style-name="ce72">
            <text:p>內政部戶政司編製</text:p>
          </table:table-cell>
          <table:table-cell table:number-columns-repeated="16359" table:style-name="ce66"/>
        </table:table-row>
        <table:table-row table:style-name="ro11">
          <table:table-cell table:number-columns-repeated="25" table:style-name="ce53"/>
          <table:table-cell table:number-columns-repeated="16359" table:style-name="ce71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資料分析" table:style-name="ta4">
        <table:table-column table:style-name="co11" table:number-columns-repeated="16384" table:default-cell-style-name="ce177"/>
        <table:table-row table:style-name="ro23">
          <table:table-cell table:style-name="ce177">
            <draw:frame draw:z-index="1" draw:id="id0" draw:style-name="a0" draw:name="Object 1" svg:x="0.125in" svg:y="0.1875in" svg:width="6.75in" svg:height="9.906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23">
          <table:table-cell table:number-columns-repeated="16384"/>
        </table:table-row>
        <table:table-row table:style-name="ro23">
          <table:table-cell table:style-name="ce177">
            <draw:frame draw:z-index="2" draw:id="id1" draw:style-name="a1" draw:name="Object 2" svg:x="0.09375in" svg:y="0.125in" svg:width="6.67708in" svg:height="8.82292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3">
          <table:table-cell table:number-columns-repeated="16384"/>
        </table:table-row>
        <table:table-row table:style-name="ro29">
          <table:table-cell table:number-columns-repeated="16384" table:style-name="ce177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176"/>
          <table:table-cell table:number-columns-repeated="16372"/>
        </table:table-row>
        <table:table-row table:style-name="ro30">
          <table:table-cell table:number-columns-repeated="11"/>
          <table:table-cell table:style-name="ce178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-資料分析.$J$64" table:base-cell-address="01-資料分析.$A$1"/>
          <table:named-range table:name="_Hlk141879692" table:cell-range-address="01-資料分析.$B$56" table:base-cell-address="01-資料分析.$A$1"/>
          <table:named-range table:name="_Hlk141881117" table:cell-range-address="01-資料分析.$B$51" table:base-cell-address="01-資料分析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C:/Users/moi1849/Desktop/123/3/1.月報/06速(月)報套印/11012/上網各月速報公式(12月).xls'#說明" table:style-name="ta5">
        <table:table-source xlink:href="file:///C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60" table:style-name="ta5">
        <table:table-source xlink:href="file:///C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70" table:style-name="ta5">
        <table:table-source xlink:href="file:///C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B0" table:style-name="ta5">
        <table:table-source xlink:href="file:///C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年月別(貼01-縣市別)" table:style-name="ta5">
        <table:table-source xlink:href="file:///C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縣市別" table:style-name="ta5">
        <table:table-source xlink:href="file:///C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年齡結構" table:style-name="ta5">
        <table:table-source xlink:href="file:///C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資料分析" table:style-name="ta5">
        <table:table-source xlink:href="file:///C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分析(草稿)" table:style-name="ta5">
        <table:table-source xlink:href="file:///C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2-年月別" table:style-name="ta5">
        <table:table-source xlink:href="file:///C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2-縣市別" table:style-name="ta5">
        <table:table-source xlink:href="file:///C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4-單一年齡" table:style-name="ta5">
        <table:table-source xlink:href="file:///C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5-年齡結構" table:style-name="ta5">
        <table:table-source xlink:href="file:///C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6-人口增加&amp;生死結離" table:style-name="ta5">
        <table:table-source xlink:href="file:///C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7-年月別" table:style-name="ta5">
        <table:table-source xlink:href="file:///C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7-縣市別" table:style-name="ta5">
        <table:table-source xlink:href="file:///C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0-年月別" table:style-name="ta5">
        <table:table-source xlink:href="file:///C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0-縣市別" table:style-name="ta5">
        <table:table-source xlink:href="file:///C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1-遷徙" table:style-name="ta5">
        <table:table-source xlink:href="file:///C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#REF" table:style-name="ta5">
        <table:table-source xlink:href="file:///C: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7/上網各月速報公式(7月)11.xls'#說明" table:style-name="ta5">
        <table:table-source xlink:href="file:///D:/★桂瑋/1%20月報/06速(月)報套印/11207/上網各月速報公式(7月)11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7/上網各月速報公式(7月)11.xls'#160" table:style-name="ta5">
        <table:table-source xlink:href="file:///D:/★桂瑋/1%20月報/06速(月)報套印/11207/上網各月速報公式(7月)1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7/上網各月速報公式(7月)11.xls'#170" table:style-name="ta5">
        <table:table-source xlink:href="file:///D:/★桂瑋/1%20月報/06速(月)報套印/11207/上網各月速報公式(7月)11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7/上網各月速報公式(7月)11.xls'#1B0" table:style-name="ta5">
        <table:table-source xlink:href="file:///D:/★桂瑋/1%20月報/06速(月)報套印/11207/上網各月速報公式(7月)11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7/上網各月速報公式(7月)11.xls'#01-年月別(貼01-縣市別)" table:style-name="ta5">
        <table:table-source xlink:href="file:///D:/★桂瑋/1%20月報/06速(月)報套印/11207/上網各月速報公式(7月)11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7/上網各月速報公式(7月)11.xls'#01-縣市別" table:style-name="ta5">
        <table:table-source xlink:href="file:///D:/★桂瑋/1%20月報/06速(月)報套印/11207/上網各月速報公式(7月)11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7/上網各月速報公式(7月)11.xls'#01-年齡結構" table:style-name="ta5">
        <table:table-source xlink:href="file:///D:/★桂瑋/1%20月報/06速(月)報套印/11207/上網各月速報公式(7月)11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7/上網各月速報公式(7月)11.xls'#01資料分析" table:style-name="ta5">
        <table:table-source xlink:href="file:///D:/★桂瑋/1%20月報/06速(月)報套印/11207/上網各月速報公式(7月)11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7/上網各月速報公式(7月)11.xls'#01分析(草稿)" table:style-name="ta5">
        <table:table-source xlink:href="file:///D:/★桂瑋/1%20月報/06速(月)報套印/11207/上網各月速報公式(7月)11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7/上網各月速報公式(7月)11.xls'#02-年月別" table:style-name="ta5">
        <table:table-source xlink:href="file:///D:/★桂瑋/1%20月報/06速(月)報套印/11207/上網各月速報公式(7月)11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7/上網各月速報公式(7月)11.xls'#02-縣市別" table:style-name="ta5">
        <table:table-source xlink:href="file:///D:/★桂瑋/1%20月報/06速(月)報套印/11207/上網各月速報公式(7月)11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7/上網各月速報公式(7月)11.xls'#04-單一年齡" table:style-name="ta5">
        <table:table-source xlink:href="file:///D:/★桂瑋/1%20月報/06速(月)報套印/11207/上網各月速報公式(7月)11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7/上網各月速報公式(7月)11.xls'#05-年齡結構" table:style-name="ta5">
        <table:table-source xlink:href="file:///D:/★桂瑋/1%20月報/06速(月)報套印/11207/上網各月速報公式(7月)11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7/上網各月速報公式(7月)11.xls'#06-人口增加&amp;生死結離" table:style-name="ta5">
        <table:table-source xlink:href="file:///D:/★桂瑋/1%20月報/06速(月)報套印/11207/上網各月速報公式(7月)11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7/上網各月速報公式(7月)11.xls'#07-年月別" table:style-name="ta5">
        <table:table-source xlink:href="file:///D:/★桂瑋/1%20月報/06速(月)報套印/11207/上網各月速報公式(7月)11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7/上網各月速報公式(7月)11.xls'#07-縣市別" table:style-name="ta5">
        <table:table-source xlink:href="file:///D:/★桂瑋/1%20月報/06速(月)報套印/11207/上網各月速報公式(7月)11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7/上網各月速報公式(7月)11.xls'#10-年月別" table:style-name="ta5">
        <table:table-source xlink:href="file:///D:/★桂瑋/1%20月報/06速(月)報套印/11207/上網各月速報公式(7月)11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7/上網各月速報公式(7月)11.xls'#10-縣市別" table:style-name="ta5">
        <table:table-source xlink:href="file:///D:/★桂瑋/1%20月報/06速(月)報套印/11207/上網各月速報公式(7月)11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7/上網各月速報公式(7月)11.xls'#11-遷徙" table:style-name="ta5">
        <table:table-source xlink:href="file:///D:/★桂瑋/1%20月報/06速(月)報套印/11207/上網各月速報公式(7月)11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integer-digits="1" number:grouping="true"/>
    </number:number-style>
    <number:number-style style:name="N65P1">
      <number:text>–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integer-digits="1" number:grouping="true"/>
    </number:number-style>
    <number:number-style style:name="N66P1">
      <number:text>–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/>
    </number:number-style>
    <number:number-style style:name="N67P1">
      <number:text>-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number number:decimal-places="0" number:min-integer-digits="1" number:grouping="true"/>
    </number:number-style>
    <number:number-style style:name="N71P1">
      <number:text>－  </number:text>
      <number:number number: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integer-digits="1" number:grouping="true"/>
    </number:number-style>
    <number:number-style style:name="N72P1">
      <number:text>－  </number:text>
      <number:number number: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2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1</meta:generator>
    <meta:initial-creator>陳桂瑋</meta:initial-creator>
    <dc:creator>陳桂瑋</dc:creator>
    <meta:creation-date>2023-08-04T09:24:56Z</meta:creation-date>
    <dc:date>2023-08-04T09:26:05Z</dc:date>
    <meta:print-date>2022-07-14T08:53:18Z</meta:print-date>
  </office:meta>
</office:document-meta>
</file>